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591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5.412cm"/>
    </style:style>
    <style:style style:name="co11" style:family="table-column">
      <style:table-column-properties fo:break-before="auto" style:column-width="1.619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1.43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imu_20_France">
      <style:table-properties table:display="true" style:writing-mode="lr-tb"/>
    </style:style>
    <style:style style:name="ta2" style:family="table" style:master-page-name="PageStyle_5f_MortVariance">
      <style:table-properties table:display="true" style:writing-mode="lr-tb"/>
    </style:style>
    <style:style style:name="ta3" style:family="table" style:master-page-name="PageStyle_5f_Graphs_20_Death">
      <style:table-properties table:display="true" style:writing-mode="lr-tb"/>
    </style:style>
    <style:style style:name="ta4" style:family="table" style:master-page-name="PageStyle_5f__23_Morts">
      <style:table-properties table:display="true" style:writing-mode="lr-tb"/>
    </style:style>
    <style:style style:name="ta5" style:family="table" style:master-page-name="PageStyle_5f_ts-Death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ance Simulation" table:style-name="ta1">
        <office:forms form:automatic-focus="false" form:apply-design-mode="false"/>
        <table:shapes>
          <draw:frame draw:z-index="2" draw:style-name="gr1" draw:text-style-name="P1" svg:width="21.676cm" svg:height="14.646cm" svg:x="32.731cm" svg:y="23.966cm">
            <draw:object draw:notify-on-update-of-ranges="'France Simulation'.I61:'France Simulation'.I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# Days</text:p>
          </table:table-cell>
          <table:table-cell table:style-name="ce1" office:value-type="float" office:value="2.5" calcext:value-type="float">
            <text:p>2,5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# Infected</text:p>
          </table:table-cell>
          <table:table-cell office:value-type="string" calcext:value-type="string">
            <text:p># Not Infected</text:p>
          </table:table-cell>
          <table:table-cell office:value-type="string" calcext:value-type="string">
            <text:p>ratio</text:p>
          </table:table-cell>
          <table:table-cell table:style-name="ce1" office:value-type="string" calcext:value-type="string">
            <text:p>#Death</text:p>
          </table:table-cell>
          <table:table-cell table:style-name="ce1" office:value-type="string" calcext:value-type="string">
            <text:p>#Death/Day</text:p>
          </table:table-cell>
          <table:table-cell table:style-name="ce1" office:value-type="string" calcext:value-type="string">
            <text:p>deriv(#Death/Day)</text:p>
          </table:table-cell>
          <table:table-cell>
            <draw:frame draw:z-index="0" draw:style-name="gr2" draw:text-style-name="P2" svg:width="20.082cm" svg:height="12.512cm" svg:x="0.496cm" svg:y="0.074cm">
              <draw:object draw:notify-on-update-of-ranges="'France Simulation'.D1:'France Simulation'.D1 'France Simulation'.D42:'France Simulation'.D140 'France Simulation'.G1:'France Simulation'.G1 'France Simulation'.G42:'France Simulation'.G1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office:value-type="string" calcext:value-type="string">
            <text:p>Multiplication</text:p>
          </table:table-cell>
          <table:table-cell table:style-name="ce1" office:value-type="float" office:value="2" calcext:value-type="float">
            <text:p>2</text:p>
          </table:table-cell>
          <table:table-cell table:formula="of:=POWER([.B2];1/[.B1])" office:value-type="float" office:value="1.31950791077289" calcext:value-type="float">
            <text:p>1,31950791077289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lf-Life (Days)</text:p>
          </table:table-cell>
          <table:table-cell table:style-name="ce1" table:formula="of:=LOG([.E22];[.C2])" office:value-type="float" office:value="64.5961478522194" calcext:value-type="float">
            <text:p>64,5961478522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5]-SUM([.H2:.H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ethality</text:p>
          </table:table-cell>
          <table:table-cell table:style-name="ce1" office:value-type="float" office:value="0.002" calcext:value-type="float">
            <text:p>0,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6]-SUM([.H3:.H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7]-SUM([.H4:.H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8]-SUM([.H5:.H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9]-SUM([.H6:.H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0]-SUM([.H7:.H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1]-SUM([.H8:.H1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2]-SUM([.H9:.H1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3]-SUM([.H10:.H1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4]-SUM([.H11:.H1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5]-SUM([.H12:.H1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6]-SUM([.H13:.H1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7]-SUM([.H14:.H1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8]-SUM([.H15:.H1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19]-SUM([.H16:.H1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0]-SUM([.H17:.H1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1]-SUM([.H18:.H2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999999" calcext:value-type="float">
            <text:p>59999999</text:p>
          </table:table-cell>
          <table:table-cell table:formula="of:=([.D22])/([.E22]+[.D22])" office:value-type="float" office:value="0.0000000166666666666667" calcext:value-type="float">
            <text:p>1,6666666666666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2]-SUM([.H19:.H2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2]+[.D22]*([.C$2]-1)*(1-[.F22])" office:value-type="float" office:value="1.31950790544776" calcext:value-type="float">
            <text:p>1,31950790544776</text:p>
          </table:table-cell>
          <table:table-cell table:formula="of:=[.E$22]-[.D23]" office:value-type="float" office:value="59999997.6804921" calcext:value-type="float">
            <text:p>59999997,6804921</text:p>
          </table:table-cell>
          <table:table-cell table:formula="of:=([.D23])/([.E23]+[.D23])" office:value-type="float" office:value="0.0000000219917987906594" calcext:value-type="float">
            <text:p>2,19917987906594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3]-SUM([.H20:.H2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3]+[.D23]*([.C$2]-1)*(1-[.F23])" office:value-type="float" office:value="1.7411011102941" calcext:value-type="float">
            <text:p>1,7411011102941</text:p>
          </table:table-cell>
          <table:table-cell table:formula="of:=[.E$22]-[.D24]" office:value-type="float" office:value="59999997.2588989" calcext:value-type="float">
            <text:p>59999997,2588989</text:p>
          </table:table-cell>
          <table:table-cell table:formula="of:=([.D24])/([.E24]+[.D24])" office:value-type="float" office:value="0.0000000290183523218742" calcext:value-type="float">
            <text:p>2,90183523218742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4]-SUM([.H21:.H2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4]+[.D24]*([.C$2]-1)*(1-[.F24])" office:value-type="float" office:value="2.29739667234575" calcext:value-type="float">
            <text:p>2,29739667234575</text:p>
          </table:table-cell>
          <table:table-cell table:formula="of:=[.E$22]-[.D25]" office:value-type="float" office:value="59999996.7026033" calcext:value-type="float">
            <text:p>59999996,7026033</text:p>
          </table:table-cell>
          <table:table-cell table:formula="of:=([.D25])/([.E25]+[.D25])" office:value-type="float" office:value="0.0000000382899451772617" calcext:value-type="float">
            <text:p>3,8289945177261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5]-SUM([.H22:.H2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5]+[.D25]*([.C$2]-1)*(1-[.F25])" office:value-type="float" office:value="3.03143305523733" calcext:value-type="float">
            <text:p>3,03143305523733</text:p>
          </table:table-cell>
          <table:table-cell table:formula="of:=[.E$22]-[.D26]" office:value-type="float" office:value="59999995.9685669" calcext:value-type="float">
            <text:p>59999995,9685669</text:p>
          </table:table-cell>
          <table:table-cell table:formula="of:=([.D26])/([.E26]+[.D26])" office:value-type="float" office:value="0.0000000505238850960203" calcext:value-type="float">
            <text:p>5,05238850960203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6]-SUM([.H23:.H2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6]+[.D26]*([.C$2]-1)*(1-[.F26])" office:value-type="float" office:value="3.99999984842834" calcext:value-type="float">
            <text:p>3,99999984842834</text:p>
          </table:table-cell>
          <table:table-cell table:formula="of:=[.E$22]-[.D27]" office:value-type="float" office:value="59999995.0000001" calcext:value-type="float">
            <text:p>59999995,0000001</text:p>
          </table:table-cell>
          <table:table-cell table:formula="of:=([.D27])/([.E27]+[.D27])" office:value-type="float" office:value="0.0000000666666652515835" calcext:value-type="float">
            <text:p>6,66666652515835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7]-SUM([.H24:.H2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7]+[.D27]*([.C$2]-1)*(1-[.F27])" office:value-type="float" office:value="5.27803135788947" calcext:value-type="float">
            <text:p>5,27803135788947</text:p>
          </table:table-cell>
          <table:table-cell table:formula="of:=[.E$22]-[.D28]" office:value-type="float" office:value="59999993.7219686" calcext:value-type="float">
            <text:p>59999993,7219686</text:p>
          </table:table-cell>
          <table:table-cell table:formula="of:=([.D28])/([.E28]+[.D28])" office:value-type="float" office:value="0.0000000879671907642777" calcext:value-type="float">
            <text:p>8,7967190764277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8]-SUM([.H25:.H2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8]+[.D28]*([.C$2]-1)*(1-[.F28])" office:value-type="float" office:value="6.96440398169709" calcext:value-type="float">
            <text:p>6,96440398169709</text:p>
          </table:table-cell>
          <table:table-cell table:formula="of:=[.E$22]-[.D29]" office:value-type="float" office:value="59999992.035596" calcext:value-type="float">
            <text:p>59999992,035596</text:p>
          </table:table-cell>
          <table:table-cell table:formula="of:=([.D29])/([.E29]+[.D29])" office:value-type="float" office:value="0.000000116073401629508" calcext:value-type="float">
            <text:p>1,16073401629508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29]-SUM([.H26:.H2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9]+[.D29]*([.C$2]-1)*(1-[.F29])" office:value-type="float" office:value="9.18958588938309" calcext:value-type="float">
            <text:p>9,18958588938309</text:p>
          </table:table-cell>
          <table:table-cell table:formula="of:=[.E$22]-[.D30]" office:value-type="float" office:value="59999989.8104141" calcext:value-type="float">
            <text:p>59999989,8104141</text:p>
          </table:table-cell>
          <table:table-cell table:formula="of:=([.D30])/([.E30]+[.D30])" office:value-type="float" office:value="0.000000153159767375714" calcext:value-type="float">
            <text:p>1,53159767375714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0]-SUM([.H27:.H2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0]+[.D30]*([.C$2]-1)*(1-[.F30])" office:value-type="float" office:value="12.1257308280686" calcext:value-type="float">
            <text:p>12,1257308280686</text:p>
          </table:table-cell>
          <table:table-cell table:formula="of:=[.E$22]-[.D31]" office:value-type="float" office:value="59999986.8742692" calcext:value-type="float">
            <text:p>59999986,8742692</text:p>
          </table:table-cell>
          <table:table-cell table:formula="of:=([.D31])/([.E31]+[.D31])" office:value-type="float" office:value="0.000000202095517169402" calcext:value-type="float">
            <text:p>2,0209551716940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1]-SUM([.H28:.H30])/3" office:value-type="float" office:value="0" calcext:value-type="float">
            <text:p>0</text:p>
          </table:table-cell>
          <table:table-cell>
            <draw:frame draw:z-index="1" draw:style-name="gr2" draw:text-style-name="P2" svg:width="23.167cm" svg:height="9.919cm" svg:x="0.501cm" svg:y="0.216cm">
              <draw:object draw:notify-on-update-of-ranges="'France Simulation'.H1:'France Simulation'.H1 'France Simulation'.H57:'France Simulation'.H159 'France Simulation'.I1:'France Simulation'.I1 'France Simulation'.I57:'France Simulation'.I1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3"/>
          <table:table-cell table:formula="of:=[.D31]+[.D31]*([.C$2]-1)*(1-[.F31])" office:value-type="float" office:value="15.9999969685673" calcext:value-type="float">
            <text:p>15,9999969685673</text:p>
          </table:table-cell>
          <table:table-cell table:formula="of:=[.E$22]-[.D32]" office:value-type="float" office:value="59999983.000003" calcext:value-type="float">
            <text:p>59999983,000003</text:p>
          </table:table-cell>
          <table:table-cell table:formula="of:=([.D32])/([.E32]+[.D32])" office:value-type="float" office:value="0.000000266666620587232" calcext:value-type="float">
            <text:p>2,6666662058723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2]-SUM([.H29:.H3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2]+[.D32]*([.C$2]-1)*(1-[.F32])" office:value-type="float" office:value="21.1121212091336" calcext:value-type="float">
            <text:p>21,1121212091336</text:p>
          </table:table-cell>
          <table:table-cell table:formula="of:=[.E$22]-[.D33]" office:value-type="float" office:value="59999977.8878788" calcext:value-type="float">
            <text:p>59999977,8878788</text:p>
          </table:table-cell>
          <table:table-cell table:formula="of:=([.D33])/([.E33]+[.D33])" office:value-type="float" office:value="0.000000351868692683372" calcext:value-type="float">
            <text:p>3,5186869268337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3]-SUM([.H30:.H3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3]+[.D33]*([.C$2]-1)*(1-[.F33])" office:value-type="float" office:value="27.8576085751213" calcext:value-type="float">
            <text:p>27,8576085751213</text:p>
          </table:table-cell>
          <table:table-cell table:formula="of:=[.E$22]-[.D34]" office:value-type="float" office:value="59999971.1423914" calcext:value-type="float">
            <text:p>59999971,1423914</text:p>
          </table:table-cell>
          <table:table-cell table:formula="of:=([.D34])/([.E34]+[.D34])" office:value-type="float" office:value="0.000000464293483990247" calcext:value-type="float">
            <text:p>4,64293483990247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4]-SUM([.H31:.H3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4]+[.D34]*([.C$2]-1)*(1-[.F34])" office:value-type="float" office:value="36.7583307575382" calcext:value-type="float">
            <text:p>36,7583307575382</text:p>
          </table:table-cell>
          <table:table-cell table:formula="of:=[.E$22]-[.D35]" office:value-type="float" office:value="59999962.2416692" calcext:value-type="float">
            <text:p>59999962,2416692</text:p>
          </table:table-cell>
          <table:table-cell table:formula="of:=([.D35])/([.E35]+[.D35])" office:value-type="float" office:value="0.000000612638856169618" calcext:value-type="float">
            <text:p>6,12638856169618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5]-SUM([.H32:.H3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5]+[.D35]*([.C$2]-1)*(1-[.F35])" office:value-type="float" office:value="48.5029010261937" calcext:value-type="float">
            <text:p>48,5029010261937</text:p>
          </table:table-cell>
          <table:table-cell table:formula="of:=[.E$22]-[.D36]" office:value-type="float" office:value="59999950.497099" calcext:value-type="float">
            <text:p>59999950,497099</text:p>
          </table:table-cell>
          <table:table-cell table:formula="of:=([.D36])/([.E36]+[.D36])" office:value-type="float" office:value="0.000000808381697242924" calcext:value-type="float">
            <text:p>8,08381697242924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6]-SUM([.H33:.H3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6]+[.D36]*([.C$2]-1)*(1-[.F36])" office:value-type="float" office:value="63.9999490719572" calcext:value-type="float">
            <text:p>63,9999490719572</text:p>
          </table:table-cell>
          <table:table-cell table:formula="of:=[.E$22]-[.D37]" office:value-type="float" office:value="59999935.0000509" calcext:value-type="float">
            <text:p>59999935,0000509</text:p>
          </table:table-cell>
          <table:table-cell table:formula="of:=([.D37])/([.E37]+[.D37])" office:value-type="float" office:value="0.00000106666583564372" calcext:value-type="float">
            <text:p>1,06666583564372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7]-SUM([.H34:.H3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7]+[.D37]*([.C$2]-1)*(1-[.F37])" office:value-type="float" office:value="84.4484172778042" calcext:value-type="float">
            <text:p>84,4484172778042</text:p>
          </table:table-cell>
          <table:table-cell table:formula="of:=[.E$22]-[.D38]" office:value-type="float" office:value="59999914.5515827" calcext:value-type="float">
            <text:p>59999914,5515827</text:p>
          </table:table-cell>
          <table:table-cell table:formula="of:=([.D38])/([.E38]+[.D38])" office:value-type="float" office:value="0.00000140747364475463" calcext:value-type="float">
            <text:p>1,407473644754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8]-SUM([.H35:.H3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8]+[.D38]*([.C$2]-1)*(1-[.F38])" office:value-type="float" office:value="111.430316673947" calcext:value-type="float">
            <text:p>111,430316673947</text:p>
          </table:table-cell>
          <table:table-cell table:formula="of:=[.E$22]-[.D39]" office:value-type="float" office:value="59999887.5696833" calcext:value-type="float">
            <text:p>59999887,5696833</text:p>
          </table:table-cell>
          <table:table-cell table:formula="of:=([.D39])/([.E39]+[.D39])" office:value-type="float" office:value="0.00000185717197551865" calcext:value-type="float">
            <text:p>1,85717197551865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39]-SUM([.H36:.H3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9]+[.D39]*([.C$2]-1)*(1-[.F39])" office:value-type="float" office:value="147.033118230554" calcext:value-type="float">
            <text:p>147,033118230554</text:p>
          </table:table-cell>
          <table:table-cell table:formula="of:=[.E$22]-[.D40]" office:value-type="float" office:value="59999851.9668818" calcext:value-type="float">
            <text:p>59999851,9668818</text:p>
          </table:table-cell>
          <table:table-cell table:formula="of:=([.D40])/([.E40]+[.D40])" office:value-type="float" office:value="0.00000245055201135177" calcext:value-type="float">
            <text:p>2,45055201135177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H40]-SUM([.H37:.H3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0]+[.D40]*([.C$2]-1)*(1-[.F40])" office:value-type="float" office:value="194.011247528191" calcext:value-type="float">
            <text:p>194,011247528191</text:p>
          </table:table-cell>
          <table:table-cell table:formula="of:=[.E$22]-[.D41]" office:value-type="float" office:value="59999804.9887525" calcext:value-type="float">
            <text:p>59999804,9887525</text:p>
          </table:table-cell>
          <table:table-cell table:formula="of:=([.D41])/([.E41]+[.D41])" office:value-type="float" office:value="0.00000323352084602853" calcext:value-type="float">
            <text:p>3,23352084602853E-06</text:p>
          </table:table-cell>
          <table:table-cell table:style-name="ce1" table:formula="of:=[.B$6]*MMULT(TRANSPOSE([.D2:.D41]);[$DeathVariance.D$8:$DeathVariance.D$47])" office:value-type="float" office:value="0.00355773099020294" calcext:value-type="float">
            <text:p>0,003557730990203</text:p>
          </table:table-cell>
          <table:table-cell table:style-name="ce1" table:formula="of:=[.G41]-[.G40]" office:value-type="float" office:value="0.00355773099020294" calcext:value-type="float">
            <text:p>0,003557730990203</text:p>
          </table:table-cell>
          <table:table-cell table:style-name="ce1" table:formula="of:=[.H41]-SUM([.H38:.H40])/3" office:value-type="float" office:value="0.00355773099020294" calcext:value-type="float">
            <text:p>0,00355773099020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1]+[.D41]*([.C$2]-1)*(1-[.F41])" office:value-type="float" office:value="255.999175452461" calcext:value-type="float">
            <text:p>255,999175452461</text:p>
          </table:table-cell>
          <table:table-cell table:formula="of:=[.E$22]-[.D42]" office:value-type="float" office:value="59999743.0008246" calcext:value-type="float">
            <text:p>59999743,0008246</text:p>
          </table:table-cell>
          <table:table-cell table:formula="of:=([.D42])/([.E42]+[.D42])" office:value-type="float" office:value="0.00000426665299531857" calcext:value-type="float">
            <text:p>4,26665299531857E-06</text:p>
          </table:table-cell>
          <table:table-cell table:style-name="ce1" table:formula="of:=[.B$6]*MMULT(TRANSPOSE([.D3:.D42]);[$DeathVariance.D$8:$DeathVariance.D$47])" office:value-type="float" office:value="0.00485403083979447" calcext:value-type="float">
            <text:p>0,004854030839794</text:p>
          </table:table-cell>
          <table:table-cell table:style-name="ce1" table:formula="of:=[.G42]-[.G41]" office:value-type="float" office:value="0.00129629984959153" calcext:value-type="float">
            <text:p>0,001296299849592</text:p>
          </table:table-cell>
          <table:table-cell table:style-name="ce1" table:formula="of:=[.H42]-SUM([.H39:.H41])/3" office:value-type="float" office:value="0.000110389519523887" calcext:value-type="float">
            <text:p>0,00011038951952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2]+[.D42]*([.C$2]-1)*(1-[.F42])" office:value-type="float" office:value="337.792588175262" calcext:value-type="float">
            <text:p>337,792588175262</text:p>
          </table:table-cell>
          <table:table-cell table:formula="of:=[.E$22]-[.D43]" office:value-type="float" office:value="59999661.2074118" calcext:value-type="float">
            <text:p>59999661,2074118</text:p>
          </table:table-cell>
          <table:table-cell table:formula="of:=([.D43])/([.E43]+[.D43])" office:value-type="float" office:value="0.00000562987656341898" calcext:value-type="float">
            <text:p>5,62987656341898E-06</text:p>
          </table:table-cell>
          <table:table-cell table:style-name="ce1" table:formula="of:=[.B$6]*MMULT(TRANSPOSE([.D4:.D43]);[$DeathVariance.D$8:$DeathVariance.D$47])" office:value-type="float" office:value="0.0065613487191876" calcext:value-type="float">
            <text:p>0,006561348719188</text:p>
          </table:table-cell>
          <table:table-cell table:style-name="ce1" table:formula="of:=[.G43]-[.G42]" office:value-type="float" office:value="0.00170731787939313" calcext:value-type="float">
            <text:p>0,001707317879393</text:p>
          </table:table-cell>
          <table:table-cell table:style-name="ce1" table:formula="of:=[.H43]-SUM([.H40:.H42])/3" office:value-type="float" office:value="0.0000893075994616371" calcext:value-type="float">
            <text:p>8,93075994616371E-0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3]+[.D43]*([.C$2]-1)*(1-[.F43])" office:value-type="float" office:value="445.719384679746" calcext:value-type="float">
            <text:p>445,719384679746</text:p>
          </table:table-cell>
          <table:table-cell table:formula="of:=[.E$22]-[.D44]" office:value-type="float" office:value="59999553.2806153" calcext:value-type="float">
            <text:p>59999553,2806153</text:p>
          </table:table-cell>
          <table:table-cell table:formula="of:=([.D44])/([.E44]+[.D44])" office:value-type="float" office:value="0.00000742865653514003" calcext:value-type="float">
            <text:p>7,42865653514003E-06</text:p>
          </table:table-cell>
          <table:table-cell table:style-name="ce1" table:formula="of:=[.B$6]*MMULT(TRANSPOSE([.D5:.D44]);[$DeathVariance.D$8:$DeathVariance.D$47])" office:value-type="float" office:value="0.00880505881097446" calcext:value-type="float">
            <text:p>0,008805058810974</text:p>
          </table:table-cell>
          <table:table-cell table:style-name="ce1" table:formula="of:=[.G44]-[.G43]" office:value-type="float" office:value="0.00224371009178686" calcext:value-type="float">
            <text:p>0,002243710091787</text:p>
          </table:table-cell>
          <table:table-cell table:style-name="ce1" table:formula="of:=[.H44]-SUM([.H41:.H43])/3" office:value-type="float" office:value="0.0000565938520576581" calcext:value-type="float">
            <text:p>5,65938520576581E-0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4]+[.D44]*([.C$2]-1)*(1-[.F44])" office:value-type="float" office:value="588.129196148315" calcext:value-type="float">
            <text:p>588,129196148315</text:p>
          </table:table-cell>
          <table:table-cell table:formula="of:=[.E$22]-[.D45]" office:value-type="float" office:value="59999410.8708039" calcext:value-type="float">
            <text:p>59999410,8708039</text:p>
          </table:table-cell>
          <table:table-cell table:formula="of:=([.D45])/([.E45]+[.D45])" office:value-type="float" office:value="0.00000980215343250781" calcext:value-type="float">
            <text:p>9,80215343250781E-06</text:p>
          </table:table-cell>
          <table:table-cell table:style-name="ce1" table:formula="of:=[.B$6]*MMULT(TRANSPOSE([.D6:.D45]);[$DeathVariance.D$8:$DeathVariance.D$47])" office:value-type="float" office:value="0.0117516332287189" calcext:value-type="float">
            <text:p>0,011751633228719</text:p>
          </table:table-cell>
          <table:table-cell table:style-name="ce1" table:formula="of:=[.G45]-[.G44]" office:value-type="float" office:value="0.00294657441774441" calcext:value-type="float">
            <text:p>0,002946574417744</text:p>
          </table:table-cell>
          <table:table-cell table:style-name="ce1" table:formula="of:=[.H45]-SUM([.H42:.H44])/3" office:value-type="float" office:value="0.0011974651441539" calcext:value-type="float">
            <text:p>0,00119746514415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5]+[.D45]*([.C$2]-1)*(1-[.F45])" office:value-type="float" office:value="776.039284932629" calcext:value-type="float">
            <text:p>776,039284932629</text:p>
          </table:table-cell>
          <table:table-cell table:formula="of:=[.E$22]-[.D46]" office:value-type="float" office:value="59999222.9607151" calcext:value-type="float">
            <text:p>59999222,9607151</text:p>
          </table:table-cell>
          <table:table-cell table:formula="of:=([.D46])/([.E46]+[.D46])" office:value-type="float" office:value="0.0000129339882977769" calcext:value-type="float">
            <text:p>1,29339882977769E-05</text:p>
          </table:table-cell>
          <table:table-cell table:style-name="ce1" table:formula="of:=[.B$6]*MMULT(TRANSPOSE([.D7:.D46]);[$DeathVariance.D$8:$DeathVariance.D$47])" office:value-type="float" office:value="0.0156222472477761" calcext:value-type="float">
            <text:p>0,015622247247776</text:p>
          </table:table-cell>
          <table:table-cell table:style-name="ce1" table:formula="of:=[.G46]-[.G45]" office:value-type="float" office:value="0.00387061401905726" calcext:value-type="float">
            <text:p>0,003870614019057</text:p>
          </table:table-cell>
          <table:table-cell table:style-name="ce1" table:formula="of:=[.H46]-SUM([.H43:.H45])/3" office:value-type="float" office:value="0.00157141322274913" calcext:value-type="float">
            <text:p>0,00157141322274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6]+[.D46]*([.C$2]-1)*(1-[.F46])" office:value-type="float" office:value="1023.98676854781" calcext:value-type="float">
            <text:p>1023,98676854781</text:p>
          </table:table-cell>
          <table:table-cell table:formula="of:=[.E$22]-[.D47]" office:value-type="float" office:value="59998975.0132314" calcext:value-type="float">
            <text:p>59998975,0132314</text:p>
          </table:table-cell>
          <table:table-cell table:formula="of:=([.D47])/([.E47]+[.D47])" office:value-type="float" office:value="0.0000170664464269043" calcext:value-type="float">
            <text:p>1,70664464269043E-05</text:p>
          </table:table-cell>
          <table:table-cell table:style-name="ce1" table:formula="of:=[.B$6]*MMULT(TRANSPOSE([.D8:.D47]);[$DeathVariance.D$8:$DeathVariance.D$47])" office:value-type="float" office:value="0.0207104629674253" calcext:value-type="float">
            <text:p>0,020710462967425</text:p>
          </table:table-cell>
          <table:table-cell table:style-name="ce1" table:formula="of:=[.G47]-[.G46]" office:value-type="float" office:value="0.00508821571964914" calcext:value-type="float">
            <text:p>0,005088215719649</text:p>
          </table:table-cell>
          <table:table-cell table:style-name="ce1" table:formula="of:=[.H47]-SUM([.H44:.H46])/3" office:value-type="float" office:value="0.00206791621011963" calcext:value-type="float">
            <text:p>0,0020679162101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7]+[.D47]*([.C$2]-1)*(1-[.F47])" office:value-type="float" office:value="1351.15305796437" calcext:value-type="float">
            <text:p>1351,15305796437</text:p>
          </table:table-cell>
          <table:table-cell table:formula="of:=[.E$22]-[.D48]" office:value-type="float" office:value="59998647.846942" calcext:value-type="float">
            <text:p>59998647,846942</text:p>
          </table:table-cell>
          <table:table-cell table:formula="of:=([.D48])/([.E48]+[.D48])" office:value-type="float" office:value="0.0000225192180080598" calcext:value-type="float">
            <text:p>2,25192180080598E-05</text:p>
          </table:table-cell>
          <table:table-cell table:style-name="ce1" table:formula="of:=[.B$6]*MMULT(TRANSPOSE([.D9:.D48]);[$DeathVariance.D$8:$DeathVariance.D$47])" office:value-type="float" office:value="0.0274052869174272" calcext:value-type="float">
            <text:p>0,027405286917427</text:p>
          </table:table-cell>
          <table:table-cell table:style-name="ce1" table:formula="of:=[.G48]-[.G47]" office:value-type="float" office:value="0.00669482395000196" calcext:value-type="float">
            <text:p>0,006694823950002</text:p>
          </table:table-cell>
          <table:table-cell table:style-name="ce1" table:formula="of:=[.H48]-SUM([.H45:.H47])/3" office:value-type="float" office:value="0.00272635589785169" calcext:value-type="float">
            <text:p>0,00272635589785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8]+[.D48]*([.C$2]-1)*(1-[.F48])" office:value-type="float" office:value="1782.84742701044" calcext:value-type="float">
            <text:p>1782,84742701044</text:p>
          </table:table-cell>
          <table:table-cell table:formula="of:=[.E$22]-[.D49]" office:value-type="float" office:value="59998216.152573" calcext:value-type="float">
            <text:p>59998216,152573</text:p>
          </table:table-cell>
          <table:table-cell table:formula="of:=([.D49])/([.E49]+[.D49])" office:value-type="float" office:value="0.0000297141242787427" calcext:value-type="float">
            <text:p>2,97141242787427E-05</text:p>
          </table:table-cell>
          <table:table-cell table:style-name="ce1" table:formula="of:=[.B$6]*MMULT(TRANSPOSE([.D10:.D49]);[$DeathVariance.D$8:$DeathVariance.D$47])" office:value-type="float" office:value="0.0362213712894724" calcext:value-type="float">
            <text:p>0,036221371289473</text:p>
          </table:table-cell>
          <table:table-cell table:style-name="ce1" table:formula="of:=[.G49]-[.G48]" office:value-type="float" office:value="0.00881608437204518" calcext:value-type="float">
            <text:p>0,008816084372045</text:p>
          </table:table-cell>
          <table:table-cell table:style-name="ce1" table:formula="of:=[.H49]-SUM([.H46:.H48])/3" office:value-type="float" office:value="0.00359819980914239" calcext:value-type="float">
            <text:p>0,00359819980914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9]+[.D49]*([.C$2]-1)*(1-[.F49])" office:value-type="float" office:value="2352.46435747016" calcext:value-type="float">
            <text:p>2352,46435747016</text:p>
          </table:table-cell>
          <table:table-cell table:formula="of:=[.E$22]-[.D50]" office:value-type="float" office:value="59997646.5356425" calcext:value-type="float">
            <text:p>59997646,5356425</text:p>
          </table:table-cell>
          <table:table-cell table:formula="of:=([.D50])/([.E50]+[.D50])" office:value-type="float" office:value="0.0000392077399446317" calcext:value-type="float">
            <text:p>3,92077399446317E-05</text:p>
          </table:table-cell>
          <table:table-cell table:style-name="ce1" table:formula="of:=[.B$6]*MMULT(TRANSPOSE([.D11:.D50]);[$DeathVariance.D$8:$DeathVariance.D$47])" office:value-type="float" office:value="0.0478387323837493" calcext:value-type="float">
            <text:p>0,047838732383749</text:p>
          </table:table-cell>
          <table:table-cell table:style-name="ce1" table:formula="of:=[.G50]-[.G49]" office:value-type="float" office:value="0.0116173610942769" calcext:value-type="float">
            <text:p>0,011617361094277</text:p>
          </table:table-cell>
          <table:table-cell table:style-name="ce1" table:formula="of:=[.H50]-SUM([.H47:.H49])/3" office:value-type="float" office:value="0.00475098641371144" calcext:value-type="float">
            <text:p>0,00475098641371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0]+[.D50]*([.C$2]-1)*(1-[.F50])" office:value-type="float" office:value="3104.06585974147" calcext:value-type="float">
            <text:p>3104,06585974147</text:p>
          </table:table-cell>
          <table:table-cell table:formula="of:=[.E$22]-[.D51]" office:value-type="float" office:value="59996894.9341403" calcext:value-type="float">
            <text:p>59996894,9341403</text:p>
          </table:table-cell>
          <table:table-cell table:formula="of:=([.D51])/([.E51]+[.D51])" office:value-type="float" office:value="0.0000517344318579316" calcext:value-type="float">
            <text:p>5,17344318579316E-05</text:p>
          </table:table-cell>
          <table:table-cell table:style-name="ce1" table:formula="of:=[.B$6]*MMULT(TRANSPOSE([.D12:.D51]);[$DeathVariance.D$8:$DeathVariance.D$47])" office:value-type="float" office:value="0.0631551277450202" calcext:value-type="float">
            <text:p>0,06315512774502</text:p>
          </table:table-cell>
          <table:table-cell table:style-name="ce1" table:formula="of:=[.G51]-[.G50]" office:value-type="float" office:value="0.0153163953612709" calcext:value-type="float">
            <text:p>0,015316395361271</text:p>
          </table:table-cell>
          <table:table-cell table:style-name="ce1" table:formula="of:=[.H51]-SUM([.H48:.H50])/3" office:value-type="float" office:value="0.00627363888916293" calcext:value-type="float">
            <text:p>0,00627363888916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1]+[.D51]*([.C$2]-1)*(1-[.F51])" office:value-type="float" office:value="4095.78814864532" calcext:value-type="float">
            <text:p>4095,78814864532</text:p>
          </table:table-cell>
          <table:table-cell table:formula="of:=[.E$22]-[.D52]" office:value-type="float" office:value="59995903.2118514" calcext:value-type="float">
            <text:p>59995903,2118514</text:p>
          </table:table-cell>
          <table:table-cell table:formula="of:=([.D52])/([.E52]+[.D52])" office:value-type="float" office:value="0.0000682631369484742" calcext:value-type="float">
            <text:p>6,82631369484742E-05</text:p>
          </table:table-cell>
          <table:table-cell table:style-name="ce1" table:formula="of:=[.B$6]*MMULT(TRANSPOSE([.D13:.D52]);[$DeathVariance.D$8:$DeathVariance.D$47])" office:value-type="float" office:value="0.0833552206465741" calcext:value-type="float">
            <text:p>0,083355220646574</text:p>
          </table:table-cell>
          <table:table-cell table:style-name="ce1" table:formula="of:=[.G52]-[.G51]" office:value-type="float" office:value="0.0202000929015539" calcext:value-type="float">
            <text:p>0,020200092901554</text:p>
          </table:table-cell>
          <table:table-cell table:style-name="ce1" table:formula="of:=[.H52]-SUM([.H49:.H51])/3" office:value-type="float" office:value="0.00828347929235623" calcext:value-type="float">
            <text:p>0,00828347929235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2]+[.D52]*([.C$2]-1)*(1-[.F52])" office:value-type="float" office:value="5404.33553134012" calcext:value-type="float">
            <text:p>5404,33553134012</text:p>
          </table:table-cell>
          <table:table-cell table:formula="of:=[.E$22]-[.D53]" office:value-type="float" office:value="59994594.6644687" calcext:value-type="float">
            <text:p>59994594,6644687</text:p>
          </table:table-cell>
          <table:table-cell table:formula="of:=([.D53])/([.E53]+[.D53])" office:value-type="float" office:value="0.0000900722603568729" calcext:value-type="float">
            <text:p>9,00722603568729E-05</text:p>
          </table:table-cell>
          <table:table-cell table:style-name="ce1" table:formula="of:=[.B$6]*MMULT(TRANSPOSE([.D14:.D53]);[$DeathVariance.D$8:$DeathVariance.D$47])" office:value-type="float" office:value="0.110001947266505" calcext:value-type="float">
            <text:p>0,110001947266505</text:p>
          </table:table-cell>
          <table:table-cell table:style-name="ce1" table:formula="of:=[.G53]-[.G52]" office:value-type="float" office:value="0.0266467266199308" calcext:value-type="float">
            <text:p>0,026646726619931</text:p>
          </table:table-cell>
          <table:table-cell table:style-name="ce1" table:formula="of:=[.H53]-SUM([.H50:.H52])/3" office:value-type="float" office:value="0.0109354435008969" calcext:value-type="float">
            <text:p>0,01093544350089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3]+[.D53]*([.C$2]-1)*(1-[.F53])" office:value-type="float" office:value="7130.90795578441" calcext:value-type="float">
            <text:p>7130,90795578441</text:p>
          </table:table-cell>
          <table:table-cell table:formula="of:=[.E$22]-[.D54]" office:value-type="float" office:value="59992868.0920442" calcext:value-type="float">
            <text:p>59992868,0920442</text:p>
          </table:table-cell>
          <table:table-cell table:formula="of:=([.D54])/([.E54]+[.D54])" office:value-type="float" office:value="0.000118848467910548" calcext:value-type="float">
            <text:p>0,000118848467911</text:p>
          </table:table-cell>
          <table:table-cell table:style-name="ce1" table:formula="of:=[.B$6]*MMULT(TRANSPOSE([.D15:.D54]);[$DeathVariance.D$8:$DeathVariance.D$47])" office:value-type="float" office:value="0.145157196129639" calcext:value-type="float">
            <text:p>0,145157196129639</text:p>
          </table:table-cell>
          <table:table-cell table:style-name="ce1" table:formula="of:=[.G54]-[.G53]" office:value-type="float" office:value="0.035155248863134" calcext:value-type="float">
            <text:p>0,035155248863134</text:p>
          </table:table-cell>
          <table:table-cell table:style-name="ce1" table:formula="of:=[.H54]-SUM([.H51:.H53])/3" office:value-type="float" office:value="0.0144341772355488" calcext:value-type="float">
            <text:p>0,01443417723554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4]+[.D54]*([.C$2]-1)*(1-[.F54])" office:value-type="float" office:value="9409.01867649997" calcext:value-type="float">
            <text:p>9409,01867649997</text:p>
          </table:table-cell>
          <table:table-cell table:formula="of:=[.E$22]-[.D55]" office:value-type="float" office:value="59990589.9813235" calcext:value-type="float">
            <text:p>59990589,9813235</text:p>
          </table:table-cell>
          <table:table-cell table:formula="of:=([.D55])/([.E55]+[.D55])" office:value-type="float" office:value="0.000156816980555283" calcext:value-type="float">
            <text:p>0,000156816980555</text:p>
          </table:table-cell>
          <table:table-cell table:style-name="ce1" table:formula="of:=[.B$6]*MMULT(TRANSPOSE([.D16:.D55]);[$DeathVariance.D$8:$DeathVariance.D$47])" office:value-type="float" office:value="0.191541151304648" calcext:value-type="float">
            <text:p>0,191541151304648</text:p>
          </table:table-cell>
          <table:table-cell table:style-name="ce1" table:formula="of:=[.G55]-[.G54]" office:value-type="float" office:value="0.0463839551750086" calcext:value-type="float">
            <text:p>0,046383955175009</text:p>
          </table:table-cell>
          <table:table-cell table:style-name="ce1" table:formula="of:=[.H55]-SUM([.H52:.H54])/3" office:value-type="float" office:value="0.0190499323801357" calcext:value-type="float">
            <text:p>0,0190499323801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5]+[.D55]*([.C$2]-1)*(1-[.F55])" office:value-type="float" office:value="12414.8031442786" calcext:value-type="float">
            <text:p>12414,8031442786</text:p>
          </table:table-cell>
          <table:table-cell table:formula="of:=[.E$22]-[.D56]" office:value-type="float" office:value="59987584.1968557" calcext:value-type="float">
            <text:p>59987584,1968557</text:p>
          </table:table-cell>
          <table:table-cell table:formula="of:=([.D56])/([.E56]+[.D56])" office:value-type="float" office:value="0.000206913389186534" calcext:value-type="float">
            <text:p>0,000206913389187</text:p>
          </table:table-cell>
          <table:table-cell table:style-name="ce1" table:formula="of:=[.B$6]*MMULT(TRANSPOSE([.D17:.D56]);[$DeathVariance.D$8:$DeathVariance.D$47])" office:value-type="float" office:value="0.252742620350308" calcext:value-type="float">
            <text:p>0,252742620350308</text:p>
          </table:table-cell>
          <table:table-cell table:style-name="ce1" table:formula="of:=[.G56]-[.G55]" office:value-type="float" office:value="0.0612014690456608" calcext:value-type="float">
            <text:p>0,061201469045661</text:p>
          </table:table-cell>
          <table:table-cell table:style-name="ce1" table:formula="of:=[.H56]-SUM([.H53:.H55])/3" office:value-type="float" office:value="0.0251394921596363" calcext:value-type="float">
            <text:p>0,0251394921596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6]+[.D56]*([.C$2]-1)*(1-[.F56])" office:value-type="float" office:value="16380.610211159" calcext:value-type="float">
            <text:p>16380,610211159</text:p>
          </table:table-cell>
          <table:table-cell table:formula="of:=[.E$22]-[.D57]" office:value-type="float" office:value="59983618.3897888" calcext:value-type="float">
            <text:p>59983618,3897888</text:p>
          </table:table-cell>
          <table:table-cell table:formula="of:=([.D57])/([.E57]+[.D57])" office:value-type="float" office:value="0.000273010174736152" calcext:value-type="float">
            <text:p>0,000273010174736</text:p>
          </table:table-cell>
          <table:table-cell table:style-name="ce1" table:formula="of:=[.B$6]*MMULT(TRANSPOSE([.D18:.D57]);[$DeathVariance.D$8:$DeathVariance.D$47])" office:value-type="float" office:value="0.333496597254592" calcext:value-type="float">
            <text:p>0,333496597254592</text:p>
          </table:table-cell>
          <table:table-cell table:style-name="ce1" table:formula="of:=[.G57]-[.G56]" office:value-type="float" office:value="0.0807539769042837" calcext:value-type="float">
            <text:p>0,080753976904284</text:p>
          </table:table-cell>
          <table:table-cell table:style-name="ce1" table:formula="of:=[.H57]-SUM([.H54:.H56])/3" office:value-type="float" office:value="0.0331737525430158" calcext:value-type="float">
            <text:p>0,0331737525430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7]+[.D57]*([.C$2]-1)*(1-[.F57])" office:value-type="float" office:value="21612.9158941286" calcext:value-type="float">
            <text:p>21612,9158941286</text:p>
          </table:table-cell>
          <table:table-cell table:formula="of:=[.E$22]-[.D58]" office:value-type="float" office:value="59978386.0841059" calcext:value-type="float">
            <text:p>59978386,0841059</text:p>
          </table:table-cell>
          <table:table-cell table:formula="of:=([.D58])/([.E58]+[.D58])" office:value-type="float" office:value="0.000360215270905732" calcext:value-type="float">
            <text:p>0,000360215270906</text:p>
          </table:table-cell>
          <table:table-cell table:style-name="ce1" table:formula="of:=[.B$6]*MMULT(TRANSPOSE([.D19:.D58]);[$DeathVariance.D$8:$DeathVariance.D$47])" office:value-type="float" office:value="0.440050502182983" calcext:value-type="float">
            <text:p>0,440050502182983</text:p>
          </table:table-cell>
          <table:table-cell table:style-name="ce1" table:formula="of:=[.G58]-[.G57]" office:value-type="float" office:value="0.106553904928391" calcext:value-type="float">
            <text:p>0,106553904928391</text:p>
          </table:table-cell>
          <table:table-cell table:style-name="ce1" table:formula="of:=[.H58]-SUM([.H55:.H57])/3" office:value-type="float" office:value="0.0437741045534069" calcext:value-type="float">
            <text:p>0,04377410455340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8]+[.D58]*([.C$2]-1)*(1-[.F58])" office:value-type="float" office:value="28515.9260314821" calcext:value-type="float">
            <text:p>28515,9260314821</text:p>
          </table:table-cell>
          <table:table-cell table:formula="of:=[.E$22]-[.D59]" office:value-type="float" office:value="59971483.0739685" calcext:value-type="float">
            <text:p>59971483,0739685</text:p>
          </table:table-cell>
          <table:table-cell table:formula="of:=([.D59])/([.E59]+[.D59])" office:value-type="float" office:value="0.000475265441779127" calcext:value-type="float">
            <text:p>0,000475265441779</text:p>
          </table:table-cell>
          <table:table-cell table:style-name="ce1" table:formula="of:=[.B$6]*MMULT(TRANSPOSE([.D20:.D59]);[$DeathVariance.D$8:$DeathVariance.D$47])" office:value-type="float" office:value="0.58064739117011" calcext:value-type="float">
            <text:p>0,58064739117011</text:p>
          </table:table-cell>
          <table:table-cell table:style-name="ce1" table:formula="of:=[.G59]-[.G58]" office:value-type="float" office:value="0.140596888987127" calcext:value-type="float">
            <text:p>0,140596888987127</text:p>
          </table:table-cell>
          <table:table-cell table:style-name="ce1" table:formula="of:=[.H59]-SUM([.H56:.H58])/3" office:value-type="float" office:value="0.0577604386943482" calcext:value-type="float">
            <text:p>0,05776043869434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9]+[.D59]*([.C$2]-1)*(1-[.F59])" office:value-type="float" office:value="37622.6598077221" calcext:value-type="float">
            <text:p>37622,6598077221</text:p>
          </table:table-cell>
          <table:table-cell table:formula="of:=[.E$22]-[.D60]" office:value-type="float" office:value="59962376.3401923" calcext:value-type="float">
            <text:p>59962376,3401923</text:p>
          </table:table-cell>
          <table:table-cell table:formula="of:=([.D60])/([.E60]+[.D60])" office:value-type="float" office:value="0.00062704434057944" calcext:value-type="float">
            <text:p>0,000627044340579</text:p>
          </table:table-cell>
          <table:table-cell table:style-name="ce1" table:formula="of:=[.B$6]*MMULT(TRANSPOSE([.D21:.D60]);[$DeathVariance.D$8:$DeathVariance.D$47])" office:value-type="float" office:value="0.766163463829491" calcext:value-type="float">
            <text:p>0,766163463829491</text:p>
          </table:table-cell>
          <table:table-cell table:style-name="ce1" table:formula="of:=[.G60]-[.G59]" office:value-type="float" office:value="0.185516072659381" calcext:value-type="float">
            <text:p>0,185516072659381</text:p>
          </table:table-cell>
          <table:table-cell table:style-name="ce1" table:formula="of:=[.H60]-SUM([.H57:.H59])/3" office:value-type="float" office:value="0.0762144823861137" calcext:value-type="float">
            <text:p>0,07621448238611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0]+[.D60]*([.C$2]-1)*(1-[.F60])" office:value-type="float" office:value="49635.8597052298" calcext:value-type="float">
            <text:p>49635,8597052298</text:p>
          </table:table-cell>
          <table:table-cell table:formula="of:=[.E$22]-[.D61]" office:value-type="float" office:value="59950363.1402948" calcext:value-type="float">
            <text:p>59950363,1402948</text:p>
          </table:table-cell>
          <table:table-cell table:formula="of:=([.D61])/([.E61]+[.D61])" office:value-type="float" office:value="0.000827264342208236" calcext:value-type="float">
            <text:p>0,000827264342208</text:p>
          </table:table-cell>
          <table:table-cell table:style-name="ce1" table:formula="of:=[.B$6]*MMULT(TRANSPOSE([.D22:.D61]);[$DeathVariance.D$8:$DeathVariance.D$47])" office:value-type="float" office:value="1.01094910654225" calcext:value-type="float">
            <text:p>1,01094910654225</text:p>
          </table:table-cell>
          <table:table-cell table:style-name="ce1" table:formula="of:=[.G61]-[.G60]" office:value-type="float" office:value="0.244785642712762" calcext:value-type="float">
            <text:p>0,244785642712762</text:p>
          </table:table-cell>
          <table:table-cell table:style-name="ce1" table:formula="of:=[.H61]-SUM([.H58:.H60])/3" office:value-type="float" office:value="0.100563353854462" calcext:value-type="float">
            <text:p>0,1005633538544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1]+[.D61]*([.C$2]-1)*(1-[.F61])" office:value-type="float" office:value="65481.7899126355" calcext:value-type="float">
            <text:p>65481,7899126355</text:p>
          </table:table-cell>
          <table:table-cell table:formula="of:=[.E$22]-[.D62]" office:value-type="float" office:value="59934517.2100874" calcext:value-type="float">
            <text:p>59934517,2100874</text:p>
          </table:table-cell>
          <table:table-cell table:formula="of:=([.D62])/([.E62]+[.D62])" office:value-type="float" office:value="0.00109136318339998" calcext:value-type="float">
            <text:p>0,0010913631834</text:p>
          </table:table-cell>
          <table:table-cell table:style-name="ce1" table:formula="of:=[.B$6]*MMULT(TRANSPOSE([.D23:.D62]);[$DeathVariance.D$8:$DeathVariance.D$47])" office:value-type="float" office:value="1.33393834864731" calcext:value-type="float">
            <text:p>1,33393834864731</text:p>
          </table:table-cell>
          <table:table-cell table:style-name="ce1" table:formula="of:=[.G62]-[.G61]" office:value-type="float" office:value="0.322989242105054" calcext:value-type="float">
            <text:p>0,322989242105054</text:p>
          </table:table-cell>
          <table:table-cell table:style-name="ce1" table:formula="of:=[.H62]-SUM([.H59:.H61])/3" office:value-type="float" office:value="0.132689707318631" calcext:value-type="float">
            <text:p>0,13268970731863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2]+[.D62]*([.C$2]-1)*(1-[.F62])" office:value-type="float" office:value="86380.9063554578" calcext:value-type="float">
            <text:p>86380,9063554578</text:p>
          </table:table-cell>
          <table:table-cell table:formula="of:=[.E$22]-[.D63]" office:value-type="float" office:value="59913618.0936445" calcext:value-type="float">
            <text:p>59913618,0936445</text:p>
          </table:table-cell>
          <table:table-cell table:formula="of:=([.D63])/([.E63]+[.D63])" office:value-type="float" office:value="0.00143968179658566" calcext:value-type="float">
            <text:p>0,001439681796586</text:p>
          </table:table-cell>
          <table:table-cell table:style-name="ce1" table:formula="of:=[.B$6]*MMULT(TRANSPOSE([.D24:.D63]);[$DeathVariance.D$8:$DeathVariance.D$47])" office:value-type="float" office:value="1.76011261678161" calcext:value-type="float">
            <text:p>1,76011261678161</text:p>
          </table:table-cell>
          <table:table-cell table:style-name="ce1" table:formula="of:=[.G63]-[.G62]" office:value-type="float" office:value="0.426174268134306" calcext:value-type="float">
            <text:p>0,426174268134306</text:p>
          </table:table-cell>
          <table:table-cell table:style-name="ce1" table:formula="of:=[.H63]-SUM([.H60:.H62])/3" office:value-type="float" office:value="0.175077282308573" calcext:value-type="float">
            <text:p>0,1750772823085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3]+[.D63]*([.C$2]-1)*(1-[.F63])" office:value-type="float" office:value="113940.554946572" calcext:value-type="float">
            <text:p>113940,554946572</text:p>
          </table:table-cell>
          <table:table-cell table:formula="of:=[.E$22]-[.D64]" office:value-type="float" office:value="59886058.4450534" calcext:value-type="float">
            <text:p>59886058,4450534</text:p>
          </table:table-cell>
          <table:table-cell table:formula="of:=([.D64])/([.E64]+[.D64])" office:value-type="float" office:value="0.00189900928075968" calcext:value-type="float">
            <text:p>0,00189900928076</text:p>
          </table:table-cell>
          <table:table-cell table:style-name="ce1" table:formula="of:=[.B$6]*MMULT(TRANSPOSE([.D25:.D64]);[$DeathVariance.D$8:$DeathVariance.D$47])" office:value-type="float" office:value="2.32243101499537" calcext:value-type="float">
            <text:p>2,32243101499537</text:p>
          </table:table-cell>
          <table:table-cell table:style-name="ce1" table:formula="of:=[.G64]-[.G63]" office:value-type="float" office:value="0.562318398213755" calcext:value-type="float">
            <text:p>0,562318398213755</text:p>
          </table:table-cell>
          <table:table-cell table:style-name="ce1" table:formula="of:=[.H64]-SUM([.H61:.H63])/3" office:value-type="float" office:value="0.231002013896381" calcext:value-type="float">
            <text:p>0,2310020138963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4]+[.D64]*([.C$2]-1)*(1-[.F64])" office:value-type="float" office:value="150276.330350438" calcext:value-type="float">
            <text:p>150276,330350438</text:p>
          </table:table-cell>
          <table:table-cell table:formula="of:=[.E$22]-[.D65]" office:value-type="float" office:value="59849722.6696496" calcext:value-type="float">
            <text:p>59849722,6696496</text:p>
          </table:table-cell>
          <table:table-cell table:formula="of:=([.D65])/([.E65]+[.D65])" office:value-type="float" office:value="0.00250460554758406" calcext:value-type="float">
            <text:p>0,002504605547584</text:p>
          </table:table-cell>
          <table:table-cell table:style-name="ce1" table:formula="of:=[.B$6]*MMULT(TRANSPOSE([.D26:.D65]);[$DeathVariance.D$8:$DeathVariance.D$47])" office:value-type="float" office:value="3.06437643377839" calcext:value-type="float">
            <text:p>3,06437643377839</text:p>
          </table:table-cell>
          <table:table-cell table:style-name="ce1" table:formula="of:=[.G65]-[.G64]" office:value-type="float" office:value="0.741945418783019" calcext:value-type="float">
            <text:p>0,741945418783019</text:p>
          </table:table-cell>
          <table:table-cell table:style-name="ce1" table:formula="of:=[.H65]-SUM([.H62:.H64])/3" office:value-type="float" office:value="0.304784782631981" calcext:value-type="float">
            <text:p>0,3047847826319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5]+[.D65]*([.C$2]-1)*(1-[.F65])" office:value-type="float" office:value="198170.549375496" calcext:value-type="float">
            <text:p>198170,549375496</text:p>
          </table:table-cell>
          <table:table-cell table:formula="of:=[.E$22]-[.D66]" office:value-type="float" office:value="59801828.4506245" calcext:value-type="float">
            <text:p>59801828,4506245</text:p>
          </table:table-cell>
          <table:table-cell table:formula="of:=([.D66])/([.E66]+[.D66])" office:value-type="float" office:value="0.00330284254463898" calcext:value-type="float">
            <text:p>0,003302842544639</text:p>
          </table:table-cell>
          <table:table-cell table:style-name="ce1" table:formula="of:=[.B$6]*MMULT(TRANSPOSE([.D27:.D66]);[$DeathVariance.D$8:$DeathVariance.D$47])" office:value-type="float" office:value="4.04331286998272" calcext:value-type="float">
            <text:p>4,04331286998272</text:p>
          </table:table-cell>
          <table:table-cell table:style-name="ce1" table:formula="of:=[.G66]-[.G65]" office:value-type="float" office:value="0.978936436204335" calcext:value-type="float">
            <text:p>0,978936436204335</text:p>
          </table:table-cell>
          <table:table-cell table:style-name="ce1" table:formula="of:=[.H66]-SUM([.H63:.H65])/3" office:value-type="float" office:value="0.402123741160642" calcext:value-type="float">
            <text:p>0,40212374116064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6]+[.D66]*([.C$2]-1)*(1-[.F66])" office:value-type="float" office:value="261278.481309528" calcext:value-type="float">
            <text:p>261278,481309528</text:p>
          </table:table-cell>
          <table:table-cell table:formula="of:=[.E$22]-[.D67]" office:value-type="float" office:value="59738720.5186905" calcext:value-type="float">
            <text:p>59738720,5186905</text:p>
          </table:table-cell>
          <table:table-cell table:formula="of:=([.D67])/([.E67]+[.D67])" office:value-type="float" office:value="0.00435464142773616" calcext:value-type="float">
            <text:p>0,004354641427736</text:p>
          </table:table-cell>
          <table:table-cell table:style-name="ce1" table:formula="of:=[.B$6]*MMULT(TRANSPOSE([.D28:.D67]);[$DeathVariance.D$8:$DeathVariance.D$47])" office:value-type="float" office:value="5.33491165605796" calcext:value-type="float">
            <text:p>5,33491165605796</text:p>
          </table:table-cell>
          <table:table-cell table:style-name="ce1" table:formula="of:=[.G67]-[.G66]" office:value-type="float" office:value="1.29159878607524" calcext:value-type="float">
            <text:p>1,29159878607524</text:p>
          </table:table-cell>
          <table:table-cell table:style-name="ce1" table:formula="of:=[.H67]-SUM([.H64:.H66])/3" office:value-type="float" office:value="0.530532035008205" calcext:value-type="float">
            <text:p>0,53053203500820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7]+[.D67]*([.C$2]-1)*(1-[.F67])" office:value-type="float" office:value="344395.495177383" calcext:value-type="float">
            <text:p>344395,495177383</text:p>
          </table:table-cell>
          <table:table-cell table:formula="of:=[.E$22]-[.D68]" office:value-type="float" office:value="59655603.5048226" calcext:value-type="float">
            <text:p>59655603,5048226</text:p>
          </table:table-cell>
          <table:table-cell table:formula="of:=([.D68])/([.E68]+[.D68])" office:value-type="float" office:value="0.00573992501528847" calcext:value-type="float">
            <text:p>0,005739925015288</text:p>
          </table:table-cell>
          <table:table-cell table:style-name="ce1" table:formula="of:=[.B$6]*MMULT(TRANSPOSE([.D29:.D68]);[$DeathVariance.D$8:$DeathVariance.D$47])" office:value-type="float" office:value="7.03898533231463" calcext:value-type="float">
            <text:p>7,03898533231463</text:p>
          </table:table-cell>
          <table:table-cell table:style-name="ce1" table:formula="of:=[.G68]-[.G67]" office:value-type="float" office:value="1.70407367625667" calcext:value-type="float">
            <text:p>1,70407367625667</text:p>
          </table:table-cell>
          <table:table-cell table:style-name="ce1" table:formula="of:=[.H68]-SUM([.H65:.H67])/3" office:value-type="float" office:value="0.699913462569138" calcext:value-type="float">
            <text:p>0,69991346256913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8]+[.D68]*([.C$2]-1)*(1-[.F68])" office:value-type="float" office:value="453800.97570348" calcext:value-type="float">
            <text:p>453800,97570348</text:p>
          </table:table-cell>
          <table:table-cell table:formula="of:=[.E$22]-[.D69]" office:value-type="float" office:value="59546198.0242965" calcext:value-type="float">
            <text:p>59546198,0242965</text:p>
          </table:table-cell>
          <table:table-cell table:formula="of:=([.D69])/([.E69]+[.D69])" office:value-type="float" office:value="0.00756334972111382" calcext:value-type="float">
            <text:p>0,007563349721114</text:p>
          </table:table-cell>
          <table:table-cell table:style-name="ce1" table:formula="of:=[.B$6]*MMULT(TRANSPOSE([.D30:.D69]);[$DeathVariance.D$8:$DeathVariance.D$47])" office:value-type="float" office:value="9.28717406937176" calcext:value-type="float">
            <text:p>9,28717406937176</text:p>
          </table:table-cell>
          <table:table-cell table:style-name="ce1" table:formula="of:=[.G69]-[.G68]" office:value-type="float" office:value="2.24818873705713" calcext:value-type="float">
            <text:p>2,24818873705713</text:p>
          </table:table-cell>
          <table:table-cell table:style-name="ce1" table:formula="of:=[.H69]-SUM([.H66:.H68])/3" office:value-type="float" office:value="0.923319104211715" calcext:value-type="float">
            <text:p>0,92331910421171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9]+[.D69]*([.C$2]-1)*(1-[.F69])" office:value-type="float" office:value="597697.344578578" calcext:value-type="float">
            <text:p>597697,344578578</text:p>
          </table:table-cell>
          <table:table-cell table:formula="of:=[.E$22]-[.D70]" office:value-type="float" office:value="59402301.6554214" calcext:value-type="float">
            <text:p>59402301,6554214</text:p>
          </table:table-cell>
          <table:table-cell table:formula="of:=([.D70])/([.E70]+[.D70])" office:value-type="float" office:value="0.00996162257567001" calcext:value-type="float">
            <text:p>0,00996162257567</text:p>
          </table:table-cell>
          <table:table-cell table:style-name="ce1" table:formula="of:=[.B$6]*MMULT(TRANSPOSE([.D31:.D70]);[$DeathVariance.D$8:$DeathVariance.D$47])" office:value-type="float" office:value="12.2530681398753" calcext:value-type="float">
            <text:p>12,2530681398753</text:p>
          </table:table-cell>
          <table:table-cell table:style-name="ce1" table:formula="of:=[.G70]-[.G69]" office:value-type="float" office:value="2.96589407050349" calcext:value-type="float">
            <text:p>2,96589407050349</text:p>
          </table:table-cell>
          <table:table-cell table:style-name="ce1" table:formula="of:=[.H70]-SUM([.H67:.H69])/3" office:value-type="float" office:value="1.21794033737381" calcext:value-type="float">
            <text:p>1,217940337373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0]+[.D70]*([.C$2]-1)*(1-[.F70])" office:value-type="float" office:value="786764.013020471" calcext:value-type="float">
            <text:p>786764,013020471</text:p>
          </table:table-cell>
          <table:table-cell table:formula="of:=[.E$22]-[.D71]" office:value-type="float" office:value="59213234.9869795" calcext:value-type="float">
            <text:p>59213234,9869795</text:p>
          </table:table-cell>
          <table:table-cell table:formula="of:=([.D71])/([.E71]+[.D71])" office:value-type="float" office:value="0.0131127337688867" calcext:value-type="float">
            <text:p>0,013112733768887</text:p>
          </table:table-cell>
          <table:table-cell table:style-name="ce1" table:formula="of:=[.B$6]*MMULT(TRANSPOSE([.D32:.D71]);[$DeathVariance.D$8:$DeathVariance.D$47])" office:value-type="float" office:value="16.1655302147585" calcext:value-type="float">
            <text:p>16,1655302147585</text:p>
          </table:table-cell>
          <table:table-cell table:style-name="ce1" table:formula="of:=[.G71]-[.G70]" office:value-type="float" office:value="3.91246207488325" calcext:value-type="float">
            <text:p>3,91246207488325</text:p>
          </table:table-cell>
          <table:table-cell table:style-name="ce1" table:formula="of:=[.H71]-SUM([.H68:.H70])/3" office:value-type="float" office:value="1.60640991361082" calcext:value-type="float">
            <text:p>1,6064099136108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1]+[.D71]*([.C$2]-1)*(1-[.F71])" office:value-type="float" office:value="1034845.09513963" calcext:value-type="float">
            <text:p>1034845,09513963</text:p>
          </table:table-cell>
          <table:table-cell table:formula="of:=[.E$22]-[.D72]" office:value-type="float" office:value="58965153.9048604" calcext:value-type="float">
            <text:p>58965153,9048604</text:p>
          </table:table-cell>
          <table:table-cell table:formula="of:=([.D72])/([.E72]+[.D72])" office:value-type="float" office:value="0.0172474185397841" calcext:value-type="float">
            <text:p>0,017247418539784</text:p>
          </table:table-cell>
          <table:table-cell table:style-name="ce1" table:formula="of:=[.B$6]*MMULT(TRANSPOSE([.D33:.D72]);[$DeathVariance.D$8:$DeathVariance.D$47])" office:value-type="float" office:value="21.326214665787" calcext:value-type="float">
            <text:p>21,326214665787</text:p>
          </table:table-cell>
          <table:table-cell table:style-name="ce1" table:formula="of:=[.G72]-[.G71]" office:value-type="float" office:value="5.16068445102851" calcext:value-type="float">
            <text:p>5,16068445102851</text:p>
          </table:table-cell>
          <table:table-cell table:style-name="ce1" table:formula="of:=[.H72]-SUM([.H69:.H71])/3" office:value-type="float" office:value="2.11850282354722" calcext:value-type="float">
            <text:p>2,1185028235472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2]+[.D72]*([.C$2]-1)*(1-[.F72])" office:value-type="float" office:value="1359783.58239631" calcext:value-type="float">
            <text:p>1359783,58239631</text:p>
          </table:table-cell>
          <table:table-cell table:formula="of:=[.E$22]-[.D73]" office:value-type="float" office:value="58640215.4176037" calcext:value-type="float">
            <text:p>58640215,4176037</text:p>
          </table:table-cell>
          <table:table-cell table:formula="of:=([.D73])/([.E73]+[.D73])" office:value-type="float" office:value="0.0226630600843228" calcext:value-type="float">
            <text:p>0,022663060084323</text:p>
          </table:table-cell>
          <table:table-cell table:style-name="ce1" table:formula="of:=[.B$6]*MMULT(TRANSPOSE([.D34:.D73]);[$DeathVariance.D$8:$DeathVariance.D$47])" office:value-type="float" office:value="28.1325813742729" calcext:value-type="float">
            <text:p>28,1325813742729</text:p>
          </table:table-cell>
          <table:table-cell table:style-name="ce1" table:formula="of:=[.G73]-[.G72]" office:value-type="float" office:value="6.80636670848585" calcext:value-type="float">
            <text:p>6,80636670848585</text:p>
          </table:table-cell>
          <table:table-cell table:style-name="ce1" table:formula="of:=[.H73]-SUM([.H70:.H72])/3" office:value-type="float" office:value="2.79335317634744" calcext:value-type="float">
            <text:p>2,7933531763474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3]+[.D73]*([.C$2]-1)*(1-[.F73])" office:value-type="float" office:value="1784398.96430495" calcext:value-type="float">
            <text:p>1784398,96430495</text:p>
          </table:table-cell>
          <table:table-cell table:formula="of:=[.E$22]-[.D74]" office:value-type="float" office:value="58215600.0356951" calcext:value-type="float">
            <text:p>58215600,0356951</text:p>
          </table:table-cell>
          <table:table-cell table:formula="of:=([.D74])/([.E74]+[.D74])" office:value-type="float" office:value="0.0297399832340822" calcext:value-type="float">
            <text:p>0,029739983234082</text:p>
          </table:table-cell>
          <table:table-cell table:style-name="ce1" table:formula="of:=[.B$6]*MMULT(TRANSPOSE([.D35:.D74]);[$DeathVariance.D$8:$DeathVariance.D$47])" office:value-type="float" office:value="37.1080847409677" calcext:value-type="float">
            <text:p>37,1080847409677</text:p>
          </table:table-cell>
          <table:table-cell table:style-name="ce1" table:formula="of:=[.G74]-[.G73]" office:value-type="float" office:value="8.97550336669485" calcext:value-type="float">
            <text:p>8,97550336669485</text:p>
          </table:table-cell>
          <table:table-cell table:style-name="ce1" table:formula="of:=[.H74]-SUM([.H71:.H73])/3" office:value-type="float" office:value="3.68233228856231" calcext:value-type="float">
            <text:p>3,6823322885623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4]+[.D74]*([.C$2]-1)*(1-[.F74])" office:value-type="float" office:value="2337572.90507409" calcext:value-type="float">
            <text:p>2337572,90507409</text:p>
          </table:table-cell>
          <table:table-cell table:formula="of:=[.E$22]-[.D75]" office:value-type="float" office:value="57662426.0949259" calcext:value-type="float">
            <text:p>57662426,0949259</text:p>
          </table:table-cell>
          <table:table-cell table:formula="of:=([.D75])/([.E75]+[.D75])" office:value-type="float" office:value="0.0389595490672273" calcext:value-type="float">
            <text:p>0,038959549067227</text:p>
          </table:table-cell>
          <table:table-cell table:style-name="ce1" table:formula="of:=[.B$6]*MMULT(TRANSPOSE([.D36:.D75]);[$DeathVariance.D$8:$DeathVariance.D$47])" office:value-type="float" office:value="48.9417020477751" calcext:value-type="float">
            <text:p>48,9417020477751</text:p>
          </table:table-cell>
          <table:table-cell table:style-name="ce1" table:formula="of:=[.G75]-[.G74]" office:value-type="float" office:value="11.8336173068074" calcext:value-type="float">
            <text:p>11,8336173068074</text:p>
          </table:table-cell>
          <table:table-cell table:style-name="ce1" table:formula="of:=[.H75]-SUM([.H72:.H74])/3" office:value-type="float" office:value="4.85276579807095" calcext:value-type="float">
            <text:p>4,8527657980709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5]+[.D75]*([.C$2]-1)*(1-[.F75])" office:value-type="float" office:value="3055348.10359257" calcext:value-type="float">
            <text:p>3055348,10359257</text:p>
          </table:table-cell>
          <table:table-cell table:formula="of:=[.E$22]-[.D76]" office:value-type="float" office:value="56944650.8964074" calcext:value-type="float">
            <text:p>56944650,8964074</text:p>
          </table:table-cell>
          <table:table-cell table:formula="of:=([.D76])/([.E76]+[.D76])" office:value-type="float" office:value="0.0509224692419173" calcext:value-type="float">
            <text:p>0,050922469241917</text:p>
          </table:table-cell>
          <table:table-cell table:style-name="ce1" table:formula="of:=[.B$6]*MMULT(TRANSPOSE([.D37:.D76]);[$DeathVariance.D$8:$DeathVariance.D$47])" office:value-type="float" office:value="64.5395659598613" calcext:value-type="float">
            <text:p>64,5395659598613</text:p>
          </table:table-cell>
          <table:table-cell table:style-name="ce1" table:formula="of:=[.G76]-[.G75]" office:value-type="float" office:value="15.5978639120862" calcext:value-type="float">
            <text:p>15,5978639120862</text:p>
          </table:table-cell>
          <table:table-cell table:style-name="ce1" table:formula="of:=[.H76]-SUM([.H73:.H75])/3" office:value-type="float" office:value="6.39270145142353" calcext:value-type="float">
            <text:p>6,3927014514235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6]+[.D76]*([.C$2]-1)*(1-[.F76])" office:value-type="float" office:value="3981845.07664065" calcext:value-type="float">
            <text:p>3981845,07664065</text:p>
          </table:table-cell>
          <table:table-cell table:formula="of:=[.E$22]-[.D77]" office:value-type="float" office:value="56018153.9233593" calcext:value-type="float">
            <text:p>56018153,9233593</text:p>
          </table:table-cell>
          <table:table-cell table:formula="of:=([.D77])/([.E77]+[.D77])" office:value-type="float" office:value="0.0663640857167457" calcext:value-type="float">
            <text:p>0,066364085716746</text:p>
          </table:table-cell>
          <table:table-cell table:style-name="ce1" table:formula="of:=[.B$6]*MMULT(TRANSPOSE([.D38:.D77]);[$DeathVariance.D$8:$DeathVariance.D$47])" office:value-type="float" office:value="85.092196483348" calcext:value-type="float">
            <text:p>85,092196483348</text:p>
          </table:table-cell>
          <table:table-cell table:style-name="ce1" table:formula="of:=[.G77]-[.G76]" office:value-type="float" office:value="20.5526305234867" calcext:value-type="float">
            <text:p>20,5526305234867</text:p>
          </table:table-cell>
          <table:table-cell table:style-name="ce1" table:formula="of:=[.H77]-SUM([.H74:.H76])/3" office:value-type="float" office:value="8.41696899495721" calcext:value-type="float">
            <text:p>8,4169689949572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7]+[.D77]*([.C$2]-1)*(1-[.F77])" office:value-type="float" office:value="5169645.63086713" calcext:value-type="float">
            <text:p>5169645,63086713</text:p>
          </table:table-cell>
          <table:table-cell table:formula="of:=[.E$22]-[.D78]" office:value-type="float" office:value="54830353.3691329" calcext:value-type="float">
            <text:p>54830353,3691329</text:p>
          </table:table-cell>
          <table:table-cell table:formula="of:=([.D78])/([.E78]+[.D78])" office:value-type="float" office:value="0.0861607619504649" calcext:value-type="float">
            <text:p>0,086160761950465</text:p>
          </table:table-cell>
          <table:table-cell table:style-name="ce1" table:formula="of:=[.B$6]*MMULT(TRANSPOSE([.D39:.D78]);[$DeathVariance.D$8:$DeathVariance.D$47])" office:value-type="float" office:value="112.161689916091" calcext:value-type="float">
            <text:p>112,161689916091</text:p>
          </table:table-cell>
          <table:table-cell table:style-name="ce1" table:formula="of:=[.G78]-[.G77]" office:value-type="float" office:value="27.0694934327429" calcext:value-type="float">
            <text:p>27,0694934327429</text:p>
          </table:table-cell>
          <table:table-cell table:style-name="ce1" table:formula="of:=[.H78]-SUM([.H75:.H77])/3" office:value-type="float" office:value="11.0747895186162" calcext:value-type="float">
            <text:p>11,07478951861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8]+[.D78]*([.C$2]-1)*(1-[.F78])" office:value-type="float" office:value="6679072.89840153" calcext:value-type="float">
            <text:p>6679072,89840153</text:p>
          </table:table-cell>
          <table:table-cell table:formula="of:=[.E$22]-[.D79]" office:value-type="float" office:value="53320926.1015985" calcext:value-type="float">
            <text:p>53320926,1015985</text:p>
          </table:table-cell>
          <table:table-cell table:formula="of:=([.D79])/([.E79]+[.D79])" office:value-type="float" office:value="0.111317883495323" calcext:value-type="float">
            <text:p>0,111317883495323</text:p>
          </table:table-cell>
          <table:table-cell table:style-name="ce1" table:formula="of:=[.B$6]*MMULT(TRANSPOSE([.D40:.D79]);[$DeathVariance.D$8:$DeathVariance.D$47])" office:value-type="float" office:value="147.794196255799" calcext:value-type="float">
            <text:p>147,794196255799</text:p>
          </table:table-cell>
          <table:table-cell table:style-name="ce1" table:formula="of:=[.G79]-[.G78]" office:value-type="float" office:value="35.6325063397076" calcext:value-type="float">
            <text:p>35,6325063397076</text:p>
          </table:table-cell>
          <table:table-cell table:style-name="ce1" table:formula="of:=[.H79]-SUM([.H76:.H78])/3" office:value-type="float" office:value="14.559177050269" calcext:value-type="float">
            <text:p>14,55917705026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9]+[.D79]*([.C$2]-1)*(1-[.F79])" office:value-type="float" office:value="8575535.31173381" calcext:value-type="float">
            <text:p>8575535,31173381</text:p>
          </table:table-cell>
          <table:table-cell table:formula="of:=[.E$22]-[.D80]" office:value-type="float" office:value="51424463.6882662" calcext:value-type="float">
            <text:p>51424463,6882662</text:p>
          </table:table-cell>
          <table:table-cell table:formula="of:=([.D80])/([.E80]+[.D80])" office:value-type="float" office:value="0.14292559091099" calcext:value-type="float">
            <text:p>0,14292559091099</text:p>
          </table:table-cell>
          <table:table-cell table:style-name="ce1" table:formula="of:=[.B$6]*MMULT(TRANSPOSE([.D41:.D80]);[$DeathVariance.D$8:$DeathVariance.D$47])" office:value-type="float" office:value="194.664044046997" calcext:value-type="float">
            <text:p>194,664044046997</text:p>
          </table:table-cell>
          <table:table-cell table:style-name="ce1" table:formula="of:=[.G80]-[.G79]" office:value-type="float" office:value="46.8698477911987" calcext:value-type="float">
            <text:p>46,8698477911987</text:p>
          </table:table-cell>
          <table:table-cell table:style-name="ce1" table:formula="of:=[.H80]-SUM([.H77:.H79])/3" office:value-type="float" office:value="19.1183043592196" calcext:value-type="float">
            <text:p>19,11830435921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0]+[.D80]*([.C$2]-1)*(1-[.F80])" office:value-type="float" office:value="10923877.5141473" calcext:value-type="float">
            <text:p>10923877,5141473</text:p>
          </table:table-cell>
          <table:table-cell table:formula="of:=[.E$22]-[.D81]" office:value-type="float" office:value="49076121.4858527" calcext:value-type="float">
            <text:p>49076121,4858527</text:p>
          </table:table-cell>
          <table:table-cell table:formula="of:=([.D81])/([.E81]+[.D81])" office:value-type="float" office:value="0.182064628270199" calcext:value-type="float">
            <text:p>0,182064628270199</text:p>
          </table:table-cell>
          <table:table-cell table:style-name="ce1" table:formula="of:=[.B$6]*MMULT(TRANSPOSE([.D42:.D81]);[$DeathVariance.D$8:$DeathVariance.D$47])" office:value-type="float" office:value="256.25683431897" calcext:value-type="float">
            <text:p>256,25683431897</text:p>
          </table:table-cell>
          <table:table-cell table:style-name="ce1" table:formula="of:=[.G81]-[.G80]" office:value-type="float" office:value="61.5927902719732" calcext:value-type="float">
            <text:p>61,5927902719732</text:p>
          </table:table-cell>
          <table:table-cell table:style-name="ce1" table:formula="of:=[.H81]-SUM([.H78:.H80])/3" office:value-type="float" office:value="25.0688410840901" calcext:value-type="float">
            <text:p>25,068841084090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1]+[.D81]*([.C$2]-1)*(1-[.F81])" office:value-type="float" office:value="13778688.9450845" calcext:value-type="float">
            <text:p>13778688,9450845</text:p>
          </table:table-cell>
          <table:table-cell table:formula="of:=[.E$22]-[.D82]" office:value-type="float" office:value="46221310.0549155" calcext:value-type="float">
            <text:p>46221310,0549155</text:p>
          </table:table-cell>
          <table:table-cell table:formula="of:=([.D82])/([.E82]+[.D82])" office:value-type="float" office:value="0.229644819578822" calcext:value-type="float">
            <text:p>0,229644819578822</text:p>
          </table:table-cell>
          <table:table-cell table:style-name="ce1" table:formula="of:=[.B$6]*MMULT(TRANSPOSE([.D43:.D82]);[$DeathVariance.D$8:$DeathVariance.D$47])" office:value-type="float" office:value="337.099517614986" calcext:value-type="float">
            <text:p>337,099517614986</text:p>
          </table:table-cell>
          <table:table-cell table:style-name="ce1" table:formula="of:=[.G82]-[.G81]" office:value-type="float" office:value="80.8426832960158" calcext:value-type="float">
            <text:p>80,8426832960158</text:p>
          </table:table-cell>
          <table:table-cell table:style-name="ce1" table:formula="of:=[.H82]-SUM([.H79:.H81])/3" office:value-type="float" office:value="32.8109684950559" calcext:value-type="float">
            <text:p>32,810968495055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2]+[.D82]*([.C$2]-1)*(1-[.F82])" office:value-type="float" office:value="17170100.6822984" calcext:value-type="float">
            <text:p>17170100,6822984</text:p>
          </table:table-cell>
          <table:table-cell table:formula="of:=[.E$22]-[.D83]" office:value-type="float" office:value="42829898.3177016" calcext:value-type="float">
            <text:p>42829898,3177016</text:p>
          </table:table-cell>
          <table:table-cell table:formula="of:=([.D83])/([.E83]+[.D83])" office:value-type="float" office:value="0.286168349474446" calcext:value-type="float">
            <text:p>0,286168349474446</text:p>
          </table:table-cell>
          <table:table-cell table:style-name="ce1" table:formula="of:=[.B$6]*MMULT(TRANSPOSE([.D44:.D83]);[$DeathVariance.D$8:$DeathVariance.D$47])" office:value-type="float" office:value="443.045570454107" calcext:value-type="float">
            <text:p>443,045570454107</text:p>
          </table:table-cell>
          <table:table-cell table:style-name="ce1" table:formula="of:=[.G83]-[.G82]" office:value-type="float" office:value="105.946052839121" calcext:value-type="float">
            <text:p>105,946052839121</text:p>
          </table:table-cell>
          <table:table-cell table:style-name="ce1" table:formula="of:=[.H83]-SUM([.H80:.H82])/3" office:value-type="float" office:value="42.8442790527249" calcext:value-type="float">
            <text:p>42,844279052724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3]+[.D83]*([.C$2]-1)*(1-[.F83])" office:value-type="float" office:value="21086168.9796317" calcext:value-type="float">
            <text:p>21086168,9796317</text:p>
          </table:table-cell>
          <table:table-cell table:formula="of:=[.E$22]-[.D84]" office:value-type="float" office:value="38913830.0203683" calcext:value-type="float">
            <text:p>38913830,0203683</text:p>
          </table:table-cell>
          <table:table-cell table:formula="of:=([.D84])/([.E84]+[.D84])" office:value-type="float" office:value="0.351436155517798" calcext:value-type="float">
            <text:p>0,351436155517798</text:p>
          </table:table-cell>
          <table:table-cell table:style-name="ce1" table:formula="of:=[.B$6]*MMULT(TRANSPOSE([.D45:.D84]);[$DeathVariance.D$8:$DeathVariance.D$47])" office:value-type="float" office:value="581.622444477507" calcext:value-type="float">
            <text:p>581,622444477507</text:p>
          </table:table-cell>
          <table:table-cell table:style-name="ce1" table:formula="of:=[.G84]-[.G83]" office:value-type="float" office:value="138.5768740234" calcext:value-type="float">
            <text:p>138,5768740234</text:p>
          </table:table-cell>
          <table:table-cell table:style-name="ce1" table:formula="of:=[.H84]-SUM([.H81:.H83])/3" office:value-type="float" office:value="55.7830318876971" calcext:value-type="float">
            <text:p>55,78303188769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4]+[.D84]*([.C$2]-1)*(1-[.F84])" office:value-type="float" office:value="25455671.8838174" calcext:value-type="float">
            <text:p>25455671,8838174</text:p>
          </table:table-cell>
          <table:table-cell table:formula="of:=[.E$22]-[.D85]" office:value-type="float" office:value="34544327.1161826" calcext:value-type="float">
            <text:p>34544327,1161826</text:p>
          </table:table-cell>
          <table:table-cell table:formula="of:=([.D85])/([.E85]+[.D85])" office:value-type="float" office:value="0.424261205134643" calcext:value-type="float">
            <text:p>0,424261205134643</text:p>
          </table:table-cell>
          <table:table-cell table:style-name="ce1" table:formula="of:=[.B$6]*MMULT(TRANSPOSE([.D46:.D85]);[$DeathVariance.D$8:$DeathVariance.D$47])" office:value-type="float" office:value="762.445870584345" calcext:value-type="float">
            <text:p>762,445870584345</text:p>
          </table:table-cell>
          <table:table-cell table:style-name="ce1" table:formula="of:=[.G85]-[.G84]" office:value-type="float" office:value="180.823426106837" calcext:value-type="float">
            <text:p>180,823426106837</text:p>
          </table:table-cell>
          <table:table-cell table:style-name="ce1" table:formula="of:=[.H85]-SUM([.H82:.H84])/3" office:value-type="float" office:value="72.3682227206583" calcext:value-type="float">
            <text:p>72,368222720658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5]+[.D85]*([.C$2]-1)*(1-[.F85])" office:value-type="float" office:value="30138321.6266582" calcext:value-type="float">
            <text:p>30138321,6266582</text:p>
          </table:table-cell>
          <table:table-cell table:formula="of:=[.E$22]-[.D86]" office:value-type="float" office:value="29861677.3733418" calcext:value-type="float">
            <text:p>29861677,3733418</text:p>
          </table:table-cell>
          <table:table-cell table:formula="of:=([.D86])/([.E86]+[.D86])" office:value-type="float" office:value="0.502305368816059" calcext:value-type="float">
            <text:p>0,502305368816059</text:p>
          </table:table-cell>
          <table:table-cell table:style-name="ce1" table:formula="of:=[.B$6]*MMULT(TRANSPOSE([.D47:.D86]);[$DeathVariance.D$8:$DeathVariance.D$47])" office:value-type="float" office:value="997.700610787159" calcext:value-type="float">
            <text:p>997,700610787159</text:p>
          </table:table-cell>
          <table:table-cell table:style-name="ce1" table:formula="of:=[.G86]-[.G85]" office:value-type="float" office:value="235.254740202815" calcext:value-type="float">
            <text:p>235,254740202815</text:p>
          </table:table-cell>
          <table:table-cell table:style-name="ce1" table:formula="of:=[.H86]-SUM([.H83:.H85])/3" office:value-type="float" office:value="93.472622546362" calcext:value-type="float">
            <text:p>93,4726225463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6]+[.D86]*([.C$2]-1)*(1-[.F86])" office:value-type="float" office:value="34930838.3225682" calcext:value-type="float">
            <text:p>34930838,3225682</text:p>
          </table:table-cell>
          <table:table-cell table:formula="of:=[.E$22]-[.D87]" office:value-type="float" office:value="25069160.6774318" calcext:value-type="float">
            <text:p>25069160,6774318</text:p>
          </table:table-cell>
          <table:table-cell table:formula="of:=([.D87])/([.E87]+[.D87])" office:value-type="float" office:value="0.582180648412481" calcext:value-type="float">
            <text:p>0,582180648412481</text:p>
          </table:table-cell>
          <table:table-cell table:style-name="ce1" table:formula="of:=[.B$6]*MMULT(TRANSPOSE([.D48:.D87]);[$DeathVariance.D$8:$DeathVariance.D$47])" office:value-type="float" office:value="1302.67897544156" calcext:value-type="float">
            <text:p>1302,67897544156</text:p>
          </table:table-cell>
          <table:table-cell table:style-name="ce1" table:formula="of:=[.G87]-[.G86]" office:value-type="float" office:value="304.978364654396" calcext:value-type="float">
            <text:p>304,978364654396</text:p>
          </table:table-cell>
          <table:table-cell table:style-name="ce1" table:formula="of:=[.H87]-SUM([.H84:.H86])/3" office:value-type="float" office:value="120.093351210045" calcext:value-type="float">
            <text:p>120,09335121004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7]+[.D87]*([.C$2]-1)*(1-[.F87])" office:value-type="float" office:value="39593986.0583208" calcext:value-type="float">
            <text:p>39593986,0583208</text:p>
          </table:table-cell>
          <table:table-cell table:formula="of:=[.E$22]-[.D88]" office:value-type="float" office:value="20406012.9416792" calcext:value-type="float">
            <text:p>20406012,9416792</text:p>
          </table:table-cell>
          <table:table-cell table:formula="of:=([.D88])/([.E88]+[.D88])" office:value-type="float" office:value="0.65989977863701" calcext:value-type="float">
            <text:p>0,65989977863701</text:p>
          </table:table-cell>
          <table:table-cell table:style-name="ce1" table:formula="of:=[.B$6]*MMULT(TRANSPOSE([.D49:.D88]);[$DeathVariance.D$8:$DeathVariance.D$47])" office:value-type="float" office:value="1696.35590803069" calcext:value-type="float">
            <text:p>1696,35590803069</text:p>
          </table:table-cell>
          <table:table-cell table:style-name="ce1" table:formula="of:=[.G88]-[.G87]" office:value-type="float" office:value="393.676932589133" calcext:value-type="float">
            <text:p>393,676932589133</text:p>
          </table:table-cell>
          <table:table-cell table:style-name="ce1" table:formula="of:=[.H88]-SUM([.H85:.H87])/3" office:value-type="float" office:value="153.324755601117" calcext:value-type="float">
            <text:p>153,32475560111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8]+[.D88]*([.C$2]-1)*(1-[.F88])" office:value-type="float" office:value="43896455.1178563" calcext:value-type="float">
            <text:p>43896455,1178563</text:p>
          </table:table-cell>
          <table:table-cell table:formula="of:=[.E$22]-[.D89]" office:value-type="float" office:value="16103543.8821437" calcext:value-type="float">
            <text:p>16103543,8821437</text:p>
          </table:table-cell>
          <table:table-cell table:formula="of:=([.D89])/([.E89]+[.D89])" office:value-type="float" office:value="0.731607597491064" calcext:value-type="float">
            <text:p>0,731607597491064</text:p>
          </table:table-cell>
          <table:table-cell table:style-name="ce1" table:formula="of:=[.B$6]*MMULT(TRANSPOSE([.D50:.D89]);[$DeathVariance.D$8:$DeathVariance.D$47])" office:value-type="float" office:value="2201.96189750668" calcext:value-type="float">
            <text:p>2201,96189750668</text:p>
          </table:table-cell>
          <table:table-cell table:style-name="ce1" table:formula="of:=[.G89]-[.G88]" office:value-type="float" office:value="505.605989475988" calcext:value-type="float">
            <text:p>505,605989475988</text:p>
          </table:table-cell>
          <table:table-cell table:style-name="ce1" table:formula="of:=[.H89]-SUM([.H86:.H88])/3" office:value-type="float" office:value="194.30264366054" calcext:value-type="float">
            <text:p>194,3026436605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9]+[.D89]*([.C$2]-1)*(1-[.F89])" office:value-type="float" office:value="47660729.5971307" calcext:value-type="float">
            <text:p>47660729,5971307</text:p>
          </table:table-cell>
          <table:table-cell table:formula="of:=[.E$22]-[.D90]" office:value-type="float" office:value="12339269.4028693" calcext:value-type="float">
            <text:p>12339269,4028693</text:p>
          </table:table-cell>
          <table:table-cell table:formula="of:=([.D90])/([.E90]+[.D90])" office:value-type="float" office:value="0.794345506524603" calcext:value-type="float">
            <text:p>0,794345506524603</text:p>
          </table:table-cell>
          <table:table-cell table:style-name="ce1" table:formula="of:=[.B$6]*MMULT(TRANSPOSE([.D51:.D90]);[$DeathVariance.D$8:$DeathVariance.D$47])" office:value-type="float" office:value="2847.49231175581" calcext:value-type="float">
            <text:p>2847,49231175581</text:p>
          </table:table-cell>
          <table:table-cell table:style-name="ce1" table:formula="of:=[.G90]-[.G89]" office:value-type="float" office:value="645.530414249137" calcext:value-type="float">
            <text:p>645,530414249137</text:p>
          </table:table-cell>
          <table:table-cell table:style-name="ce1" table:formula="of:=[.H90]-SUM([.H87:.H89])/3" office:value-type="float" office:value="244.109985342632" calcext:value-type="float">
            <text:p>244,10998534263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0]+[.D90]*([.C$2]-1)*(1-[.F90])" office:value-type="float" office:value="50792432.1393711" calcext:value-type="float">
            <text:p>50792432,1393711</text:p>
          </table:table-cell>
          <table:table-cell table:formula="of:=[.E$22]-[.D91]" office:value-type="float" office:value="9207566.86062889" calcext:value-type="float">
            <text:p>9207566,86062889</text:p>
          </table:table-cell>
          <table:table-cell table:formula="of:=([.D91])/([.E91]+[.D91])" office:value-type="float" office:value="0.846540549765194" calcext:value-type="float">
            <text:p>0,846540549765194</text:p>
          </table:table-cell>
          <table:table-cell table:style-name="ce1" table:formula="of:=[.B$6]*MMULT(TRANSPOSE([.D52:.D91]);[$DeathVariance.D$8:$DeathVariance.D$47])" office:value-type="float" office:value="3666.06526914174" calcext:value-type="float">
            <text:p>3666,06526914174</text:p>
          </table:table-cell>
          <table:table-cell table:style-name="ce1" table:formula="of:=[.G91]-[.G90]" office:value-type="float" office:value="818.572957385929" calcext:value-type="float">
            <text:p>818,572957385929</text:p>
          </table:table-cell>
          <table:table-cell table:style-name="ce1" table:formula="of:=[.H91]-SUM([.H88:.H90])/3" office:value-type="float" office:value="303.63517861451" calcext:value-type="float">
            <text:p>303,6351786145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1]+[.D91]*([.C$2]-1)*(1-[.F91])" office:value-type="float" office:value="53282861.6990599" calcext:value-type="float">
            <text:p>53282861,6990599</text:p>
          </table:table-cell>
          <table:table-cell table:formula="of:=[.E$22]-[.D92]" office:value-type="float" office:value="6717137.30094009" calcext:value-type="float">
            <text:p>6717137,30094009</text:p>
          </table:table-cell>
          <table:table-cell table:formula="of:=([.D92])/([.E92]+[.D92])" office:value-type="float" office:value="0.888047709785127" calcext:value-type="float">
            <text:p>0,888047709785127</text:p>
          </table:table-cell>
          <table:table-cell table:style-name="ce1" table:formula="of:=[.B$6]*MMULT(TRANSPOSE([.D53:.D92]);[$DeathVariance.D$8:$DeathVariance.D$47])" office:value-type="float" office:value="4696.01318100563" calcext:value-type="float">
            <text:p>4696,01318100563</text:p>
          </table:table-cell>
          <table:table-cell table:style-name="ce1" table:formula="of:=[.G92]-[.G91]" office:value-type="float" office:value="1029.94791186389" calcext:value-type="float">
            <text:p>1029,94791186389</text:p>
          </table:table-cell>
          <table:table-cell table:style-name="ce1" table:formula="of:=[.H92]-SUM([.H89:.H91])/3" office:value-type="float" office:value="373.37812482687" calcext:value-type="float">
            <text:p>373,3781248268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2]+[.D92]*([.C$2]-1)*(1-[.F92])" office:value-type="float" office:value="55188770.6055687" calcext:value-type="float">
            <text:p>55188770,6055687</text:p>
          </table:table-cell>
          <table:table-cell table:formula="of:=[.E$22]-[.D93]" office:value-type="float" office:value="4811228.39443129" calcext:value-type="float">
            <text:p>4811228,39443129</text:p>
          </table:table-cell>
          <table:table-cell table:formula="of:=([.D93])/([.E93]+[.D93])" office:value-type="float" office:value="0.91981285875636" calcext:value-type="float">
            <text:p>0,91981285875636</text:p>
          </table:table-cell>
          <table:table-cell table:style-name="ce1" table:formula="of:=[.B$6]*MMULT(TRANSPOSE([.D54:.D93]);[$DeathVariance.D$8:$DeathVariance.D$47])" office:value-type="float" office:value="5980.57102434232" calcext:value-type="float">
            <text:p>5980,57102434232</text:p>
          </table:table-cell>
          <table:table-cell table:style-name="ce1" table:formula="of:=[.G93]-[.G92]" office:value-type="float" office:value="1284.55784333669" calcext:value-type="float">
            <text:p>1284,55784333669</text:p>
          </table:table-cell>
          <table:table-cell table:style-name="ce1" table:formula="of:=[.H93]-SUM([.H90:.H92])/3" office:value-type="float" office:value="453.207415503706" calcext:value-type="float">
            <text:p>453,2074155037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3]+[.D93]*([.C$2]-1)*(1-[.F93])" office:value-type="float" office:value="56602730.4172223" calcext:value-type="float">
            <text:p>56602730,4172223</text:p>
          </table:table-cell>
          <table:table-cell table:formula="of:=[.E$22]-[.D94]" office:value-type="float" office:value="3397268.58277772" calcext:value-type="float">
            <text:p>3397268,58277772</text:p>
          </table:table-cell>
          <table:table-cell table:formula="of:=([.D94])/([.E94]+[.D94])" office:value-type="float" office:value="0.943378856010019" calcext:value-type="float">
            <text:p>0,943378856010019</text:p>
          </table:table-cell>
          <table:table-cell table:style-name="ce1" table:formula="of:=[.B$6]*MMULT(TRANSPOSE([.D55:.D94]);[$DeathVariance.D$8:$DeathVariance.D$47])" office:value-type="float" office:value="7567.01447463093" calcext:value-type="float">
            <text:p>7567,01447463093</text:p>
          </table:table-cell>
          <table:table-cell table:style-name="ce1" table:formula="of:=[.G94]-[.G93]" office:value-type="float" office:value="1586.44345028861" calcext:value-type="float">
            <text:p>1586,44345028861</text:p>
          </table:table-cell>
          <table:table-cell table:style-name="ce1" table:formula="of:=[.H94]-SUM([.H91:.H93])/3" office:value-type="float" office:value="542.083879426441" calcext:value-type="float">
            <text:p>542,0838794264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4]+[.D94]*([.C$2]-1)*(1-[.F94])" office:value-type="float" office:value="57626724.946611" calcext:value-type="float">
            <text:p>57626724,946611</text:p>
          </table:table-cell>
          <table:table-cell table:formula="of:=[.E$22]-[.D95]" office:value-type="float" office:value="2373274.053389" calcext:value-type="float">
            <text:p>2373274,053389</text:p>
          </table:table-cell>
          <table:table-cell table:formula="of:=([.D95])/([.E95]+[.D95])" office:value-type="float" office:value="0.960445431784274" calcext:value-type="float">
            <text:p>0,960445431784274</text:p>
          </table:table-cell>
          <table:table-cell table:style-name="ce1" table:formula="of:=[.B$6]*MMULT(TRANSPOSE([.D56:.D95]);[$DeathVariance.D$8:$DeathVariance.D$47])" office:value-type="float" office:value="9505.11162067674" calcext:value-type="float">
            <text:p>9505,11162067674</text:p>
          </table:table-cell>
          <table:table-cell table:style-name="ce1" table:formula="of:=[.G95]-[.G94]" office:value-type="float" office:value="1938.09714604581" calcext:value-type="float">
            <text:p>1938,09714604581</text:p>
          </table:table-cell>
          <table:table-cell table:style-name="ce1" table:formula="of:=[.H95]-SUM([.H92:.H94])/3" office:value-type="float" office:value="637.780744216082" calcext:value-type="float">
            <text:p>637,78074421608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5]+[.D95]*([.C$2]-1)*(1-[.F95])" office:value-type="float" office:value="58355011.3496609" calcext:value-type="float">
            <text:p>58355011,3496609</text:p>
          </table:table-cell>
          <table:table-cell table:formula="of:=[.E$22]-[.D96]" office:value-type="float" office:value="1644987.6503391" calcext:value-type="float">
            <text:p>1644987,6503391</text:p>
          </table:table-cell>
          <table:table-cell table:formula="of:=([.D96])/([.E96]+[.D96])" office:value-type="float" office:value="0.972583538704074" calcext:value-type="float">
            <text:p>0,972583538704074</text:p>
          </table:table-cell>
          <table:table-cell table:style-name="ce1" table:formula="of:=[.B$6]*MMULT(TRANSPOSE([.D57:.D96]);[$DeathVariance.D$8:$DeathVariance.D$47])" office:value-type="float" office:value="11844.791283928" calcext:value-type="float">
            <text:p>11844,791283928</text:p>
          </table:table-cell>
          <table:table-cell table:style-name="ce1" table:formula="of:=[.G96]-[.G95]" office:value-type="float" office:value="2339.67966325122" calcext:value-type="float">
            <text:p>2339,67966325122</text:p>
          </table:table-cell>
          <table:table-cell table:style-name="ce1" table:formula="of:=[.H96]-SUM([.H93:.H95])/3" office:value-type="float" office:value="736.646850027521" calcext:value-type="float">
            <text:p>736,64685002752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6]+[.D96]*([.C$2]-1)*(1-[.F96])" office:value-type="float" office:value="58866188.193285" calcext:value-type="float">
            <text:p>58866188,193285</text:p>
          </table:table-cell>
          <table:table-cell table:formula="of:=[.E$22]-[.D97]" office:value-type="float" office:value="1133810.80671501" calcext:value-type="float">
            <text:p>1133810,80671501</text:p>
          </table:table-cell>
          <table:table-cell table:formula="of:=([.D97])/([.E97]+[.D97])" office:value-type="float" office:value="0.981103152906469" calcext:value-type="float">
            <text:p>0,981103152906469</text:p>
          </table:table-cell>
          <table:table-cell table:style-name="ce1" table:formula="of:=[.B$6]*MMULT(TRANSPOSE([.D58:.D97]);[$DeathVariance.D$8:$DeathVariance.D$47])" office:value-type="float" office:value="14633.0047026666" calcext:value-type="float">
            <text:p>14633,0047026666</text:p>
          </table:table-cell>
          <table:table-cell table:style-name="ce1" table:formula="of:=[.G97]-[.G96]" office:value-type="float" office:value="2788.21341873868" calcext:value-type="float">
            <text:p>2788,21341873868</text:p>
          </table:table-cell>
          <table:table-cell table:style-name="ce1" table:formula="of:=[.H97]-SUM([.H94:.H96])/3" office:value-type="float" office:value="833.473332210129" calcext:value-type="float">
            <text:p>833,47333221012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7]+[.D97]*([.C$2]-1)*(1-[.F97])" office:value-type="float" office:value="59221604.1147599" calcext:value-type="float">
            <text:p>59221604,1147599</text:p>
          </table:table-cell>
          <table:table-cell table:formula="of:=[.E$22]-[.D98]" office:value-type="float" office:value="778394.885240108" calcext:value-type="float">
            <text:p>778394,885240108</text:p>
          </table:table-cell>
          <table:table-cell table:formula="of:=([.D98])/([.E98]+[.D98])" office:value-type="float" office:value="0.987026751696444" calcext:value-type="float">
            <text:p>0,987026751696444</text:p>
          </table:table-cell>
          <table:table-cell table:style-name="ce1" table:formula="of:=[.B$6]*MMULT(TRANSPOSE([.D59:.D98]);[$DeathVariance.D$8:$DeathVariance.D$47])" office:value-type="float" office:value="17909.8658418698" calcext:value-type="float">
            <text:p>17909,8658418698</text:p>
          </table:table-cell>
          <table:table-cell table:style-name="ce1" table:formula="of:=[.G98]-[.G97]" office:value-type="float" office:value="3276.86113920313" calcext:value-type="float">
            <text:p>3276,86113920313</text:p>
          </table:table-cell>
          <table:table-cell table:style-name="ce1" table:formula="of:=[.H98]-SUM([.H95:.H97])/3" office:value-type="float" office:value="921.531063191226" calcext:value-type="float">
            <text:p>921,53106319122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8]+[.D98]*([.C$2]-1)*(1-[.F98])" office:value-type="float" office:value="59467080.9483291" calcext:value-type="float">
            <text:p>59467080,9483291</text:p>
          </table:table-cell>
          <table:table-cell table:formula="of:=[.E$22]-[.D99]" office:value-type="float" office:value="532918.051670931" calcext:value-type="float">
            <text:p>532918,051670931</text:p>
          </table:table-cell>
          <table:table-cell table:formula="of:=([.D99])/([.E99]+[.D99])" office:value-type="float" office:value="0.991118032324118" calcext:value-type="float">
            <text:p>0,991118032324118</text:p>
          </table:table-cell>
          <table:table-cell table:style-name="ce1" table:formula="of:=[.B$6]*MMULT(TRANSPOSE([.D60:.D99]);[$DeathVariance.D$8:$DeathVariance.D$47])" office:value-type="float" office:value="21704.2909875397" calcext:value-type="float">
            <text:p>21704,2909875397</text:p>
          </table:table-cell>
          <table:table-cell table:style-name="ce1" table:formula="of:=[.G99]-[.G98]" office:value-type="float" office:value="3794.42514566995" calcext:value-type="float">
            <text:p>3794,42514566995</text:p>
          </table:table-cell>
          <table:table-cell table:style-name="ce1" table:formula="of:=[.H99]-SUM([.H96:.H98])/3" office:value-type="float" office:value="992.840405272271" calcext:value-type="float">
            <text:p>992,8404052722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9]+[.D99]*([.C$2]-1)*(1-[.F99])" office:value-type="float" office:value="59635840.1353767" calcext:value-type="float">
            <text:p>59635840,1353767</text:p>
          </table:table-cell>
          <table:table-cell table:formula="of:=[.E$22]-[.D100]" office:value-type="float" office:value="364158.864623308" calcext:value-type="float">
            <text:p>364158,864623308</text:p>
          </table:table-cell>
          <table:table-cell table:formula="of:=([.D100])/([.E100]+[.D100])" office:value-type="float" office:value="0.993930685488456" calcext:value-type="float">
            <text:p>0,993930685488456</text:p>
          </table:table-cell>
          <table:table-cell table:style-name="ce1" table:formula="of:=[.B$6]*MMULT(TRANSPOSE([.D61:.D100]);[$DeathVariance.D$8:$DeathVariance.D$47])" office:value-type="float" office:value="26029.5029969532" calcext:value-type="float">
            <text:p>26029,5029969532</text:p>
          </table:table-cell>
          <table:table-cell table:style-name="ce1" table:formula="of:=[.G100]-[.G99]" office:value-type="float" office:value="4325.21200941345" calcext:value-type="float">
            <text:p>4325,21200941345</text:p>
          </table:table-cell>
          <table:table-cell table:style-name="ce1" table:formula="of:=[.H100]-SUM([.H97:.H99])/3" office:value-type="float" office:value="1038.71210820953" calcext:value-type="float">
            <text:p>1038,7121082095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0]+[.D100]*([.C$2]-1)*(1-[.F100])" office:value-type="float" office:value="59751485.5987168" calcext:value-type="float">
            <text:p>59751485,5987168</text:p>
          </table:table-cell>
          <table:table-cell table:formula="of:=[.E$22]-[.D101]" office:value-type="float" office:value="248513.401283197" calcext:value-type="float">
            <text:p>248513,401283197</text:p>
          </table:table-cell>
          <table:table-cell table:formula="of:=([.D101])/([.E101]+[.D101])" office:value-type="float" office:value="0.995858109909582" calcext:value-type="float">
            <text:p>0,995858109909582</text:p>
          </table:table-cell>
          <table:table-cell table:style-name="ce1" table:formula="of:=[.B$6]*MMULT(TRANSPOSE([.D62:.D101]);[$DeathVariance.D$8:$DeathVariance.D$47])" office:value-type="float" office:value="30878.8930976625" calcext:value-type="float">
            <text:p>30878,8930976625</text:p>
          </table:table-cell>
          <table:table-cell table:style-name="ce1" table:formula="of:=[.G101]-[.G100]" office:value-type="float" office:value="4849.39010070934" calcext:value-type="float">
            <text:p>4849,39010070934</text:p>
          </table:table-cell>
          <table:table-cell table:style-name="ce1" table:formula="of:=[.H101]-SUM([.H98:.H100])/3" office:value-type="float" office:value="1050.55733594716" calcext:value-type="float">
            <text:p>1050,557335947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1]+[.D101]*([.C$2]-1)*(1-[.F101])" office:value-type="float" office:value="59830558.7220127" calcext:value-type="float">
            <text:p>59830558,7220127</text:p>
          </table:table-cell>
          <table:table-cell table:formula="of:=[.E$22]-[.D102]" office:value-type="float" office:value="169440.277987331" calcext:value-type="float">
            <text:p>169440,277987331</text:p>
          </table:table-cell>
          <table:table-cell table:formula="of:=([.D102])/([.E102]+[.D102])" office:value-type="float" office:value="0.997175995319811" calcext:value-type="float">
            <text:p>0,997175995319811</text:p>
          </table:table-cell>
          <table:table-cell table:style-name="ce1" table:formula="of:=[.B$6]*MMULT(TRANSPOSE([.D63:.D102]);[$DeathVariance.D$8:$DeathVariance.D$47])" office:value-type="float" office:value="36222.811831495" calcext:value-type="float">
            <text:p>36222,811831495</text:p>
          </table:table-cell>
          <table:table-cell table:style-name="ce1" table:formula="of:=[.G102]-[.G101]" office:value-type="float" office:value="5343.91873383253" calcext:value-type="float">
            <text:p>5343,91873383253</text:p>
          </table:table-cell>
          <table:table-cell table:style-name="ce1" table:formula="of:=[.H102]-SUM([.H99:.H101])/3" office:value-type="float" office:value="1020.90964856828" calcext:value-type="float">
            <text:p>1020,9096485682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2]+[.D102]*([.C$2]-1)*(1-[.F102])" office:value-type="float" office:value="59884543.3466538" calcext:value-type="float">
            <text:p>59884543,3466538</text:p>
          </table:table-cell>
          <table:table-cell table:formula="of:=[.E$22]-[.D103]" office:value-type="float" office:value="115455.653346233" calcext:value-type="float">
            <text:p>115455,653346233</text:p>
          </table:table-cell>
          <table:table-cell table:formula="of:=([.D103])/([.E103]+[.D103])" office:value-type="float" office:value="0.998075739078825" calcext:value-type="float">
            <text:p>0,998075739078825</text:p>
          </table:table-cell>
          <table:table-cell table:style-name="ce1" table:formula="of:=[.B$6]*MMULT(TRANSPOSE([.D64:.D103]);[$DeathVariance.D$8:$DeathVariance.D$47])" office:value-type="float" office:value="42006.8605820125" calcext:value-type="float">
            <text:p>42006,8605820125</text:p>
          </table:table-cell>
          <table:table-cell table:style-name="ce1" table:formula="of:=[.G103]-[.G102]" office:value-type="float" office:value="5784.04875051747" calcext:value-type="float">
            <text:p>5784,04875051747</text:p>
          </table:table-cell>
          <table:table-cell table:style-name="ce1" table:formula="of:=[.H103]-SUM([.H100:.H102])/3" office:value-type="float" office:value="944.541802532363" calcext:value-type="float">
            <text:p>944,54180253236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3]+[.D103]*([.C$2]-1)*(1-[.F103])" office:value-type="float" office:value="59921361.3571906" calcext:value-type="float">
            <text:p>59921361,3571906</text:p>
          </table:table-cell>
          <table:table-cell table:formula="of:=[.E$22]-[.D104]" office:value-type="float" office:value="78637.6428093612" calcext:value-type="float">
            <text:p>78637,6428093612</text:p>
          </table:table-cell>
          <table:table-cell table:formula="of:=([.D104])/([.E104]+[.D104])" office:value-type="float" office:value="0.998689372598" calcext:value-type="float">
            <text:p>0,998689372598</text:p>
          </table:table-cell>
          <table:table-cell table:style-name="ce1" table:formula="of:=[.B$6]*MMULT(TRANSPOSE([.D65:.D104]);[$DeathVariance.D$8:$DeathVariance.D$47])" office:value-type="float" office:value="48152.1560698754" calcext:value-type="float">
            <text:p>48152,1560698754</text:p>
          </table:table-cell>
          <table:table-cell table:style-name="ce1" table:formula="of:=[.G104]-[.G103]" office:value-type="float" office:value="6145.29548786288" calcext:value-type="float">
            <text:p>6145,29548786288</text:p>
          </table:table-cell>
          <table:table-cell table:style-name="ce1" table:formula="of:=[.H104]-SUM([.H101:.H103])/3" office:value-type="float" office:value="819.509626176437" calcext:value-type="float">
            <text:p>819,50962617643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4]+[.D104]*([.C$2]-1)*(1-[.F104])" office:value-type="float" office:value="59946453.7761819" calcext:value-type="float">
            <text:p>59946453,7761819</text:p>
          </table:table-cell>
          <table:table-cell table:formula="of:=[.E$22]-[.D105]" office:value-type="float" office:value="53545.2238180712" calcext:value-type="float">
            <text:p>53545,2238180712</text:p>
          </table:table-cell>
          <table:table-cell table:formula="of:=([.D105])/([.E105]+[.D105])" office:value-type="float" office:value="0.999107579588158" calcext:value-type="float">
            <text:p>0,999107579588158</text:p>
          </table:table-cell>
          <table:table-cell table:style-name="ce1" table:formula="of:=[.B$6]*MMULT(TRANSPOSE([.D66:.D105]);[$DeathVariance.D$8:$DeathVariance.D$47])" office:value-type="float" office:value="54557.8401690535" calcext:value-type="float">
            <text:p>54557,8401690535</text:p>
          </table:table-cell>
          <table:table-cell table:style-name="ce1" table:formula="of:=[.G105]-[.G104]" office:value-type="float" office:value="6405.68409917812" calcext:value-type="float">
            <text:p>6405,68409917812</text:p>
          </table:table-cell>
          <table:table-cell table:style-name="ce1" table:formula="of:=[.H105]-SUM([.H102:.H104])/3" office:value-type="float" office:value="647.929775107162" calcext:value-type="float">
            <text:p>647,9297751071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5]+[.D105]*([.C$2]-1)*(1-[.F105])" office:value-type="float" office:value="59963546.6311381" calcext:value-type="float">
            <text:p>59963546,6311381</text:p>
          </table:table-cell>
          <table:table-cell table:formula="of:=[.E$22]-[.D106]" office:value-type="float" office:value="36452.3688619062" calcext:value-type="float">
            <text:p>36452,3688619062</text:p>
          </table:table-cell>
          <table:table-cell table:formula="of:=([.D106])/([.E106]+[.D106])" office:value-type="float" office:value="0.999392460508843" calcext:value-type="float">
            <text:p>0,999392460508843</text:p>
          </table:table-cell>
          <table:table-cell table:style-name="ce1" table:formula="of:=[.B$6]*MMULT(TRANSPOSE([.D67:.D106]);[$DeathVariance.D$8:$DeathVariance.D$47])" office:value-type="float" office:value="61105.8270281876" calcext:value-type="float">
            <text:p>61105,8270281876</text:p>
          </table:table-cell>
          <table:table-cell table:style-name="ce1" table:formula="of:=[.G106]-[.G105]" office:value-type="float" office:value="6547.98685913411" calcext:value-type="float">
            <text:p>6547,98685913411</text:p>
          </table:table-cell>
          <table:table-cell table:style-name="ce1" table:formula="of:=[.H106]-SUM([.H103:.H105])/3" office:value-type="float" office:value="436.310746614618" calcext:value-type="float">
            <text:p>436,31074661461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6]+[.D106]*([.C$2]-1)*(1-[.F106])" office:value-type="float" office:value="59975186.3754527" calcext:value-type="float">
            <text:p>59975186,3754527</text:p>
          </table:table-cell>
          <table:table-cell table:formula="of:=[.E$22]-[.D107]" office:value-type="float" office:value="24812.6245473474" calcext:value-type="float">
            <text:p>24812,6245473474</text:p>
          </table:table-cell>
          <table:table-cell table:formula="of:=([.D107])/([.E107]+[.D107])" office:value-type="float" office:value="0.999586456250652" calcext:value-type="float">
            <text:p>0,999586456250652</text:p>
          </table:table-cell>
          <table:table-cell table:style-name="ce1" table:formula="of:=[.B$6]*MMULT(TRANSPOSE([.D68:.D107]);[$DeathVariance.D$8:$DeathVariance.D$47])" office:value-type="float" office:value="67667.4614228372" calcext:value-type="float">
            <text:p>67667,4614228372</text:p>
          </table:table-cell>
          <table:table-cell table:style-name="ce1" table:formula="of:=[.G107]-[.G106]" office:value-type="float" office:value="6561.63439464955" calcext:value-type="float">
            <text:p>6561,63439464955</text:p>
          </table:table-cell>
          <table:table-cell table:style-name="ce1" table:formula="of:=[.H107]-SUM([.H104:.H106])/3" office:value-type="float" office:value="195.312245924511" calcext:value-type="float">
            <text:p>195,31224592451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7]+[.D107]*([.C$2]-1)*(1-[.F107])" office:value-type="float" office:value="59983110.9267781" calcext:value-type="float">
            <text:p>59983110,9267781</text:p>
          </table:table-cell>
          <table:table-cell table:formula="of:=[.E$22]-[.D108]" office:value-type="float" office:value="16888.073221907" calcext:value-type="float">
            <text:p>16888,073221907</text:p>
          </table:table-cell>
          <table:table-cell table:formula="of:=([.D108])/([.E108]+[.D108])" office:value-type="float" office:value="0.999718532108277" calcext:value-type="float">
            <text:p>0,999718532108277</text:p>
          </table:table-cell>
          <table:table-cell table:style-name="ce1" table:formula="of:=[.B$6]*MMULT(TRANSPOSE([.D69:.D108]);[$DeathVariance.D$8:$DeathVariance.D$47])" office:value-type="float" office:value="74111.4640390063" calcext:value-type="float">
            <text:p>74111,4640390063</text:p>
          </table:table-cell>
          <table:table-cell table:style-name="ce1" table:formula="of:=[.G108]-[.G107]" office:value-type="float" office:value="6444.00261616915" calcext:value-type="float">
            <text:p>6444,00261616915</text:p>
          </table:table-cell>
          <table:table-cell table:style-name="ce1" table:formula="of:=[.H108]-SUM([.H105:.H107])/3" office:value-type="float" office:value="-61.0991681514424" calcext:value-type="float">
            <text:p>-61,099168151442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8]+[.D108]*([.C$2]-1)*(1-[.F108])" office:value-type="float" office:value="59988505.2810052" calcext:value-type="float">
            <text:p>59988505,2810052</text:p>
          </table:table-cell>
          <table:table-cell table:formula="of:=[.E$22]-[.D109]" office:value-type="float" office:value="11493.7189947888" calcext:value-type="float">
            <text:p>11493,7189947888</text:p>
          </table:table-cell>
          <table:table-cell table:formula="of:=([.D109])/([.E109]+[.D109])" office:value-type="float" office:value="0.999808438013561" calcext:value-type="float">
            <text:p>0,999808438013561</text:p>
          </table:table-cell>
          <table:table-cell table:style-name="ce1" table:formula="of:=[.B$6]*MMULT(TRANSPOSE([.D70:.D109]);[$DeathVariance.D$8:$DeathVariance.D$47])" office:value-type="float" office:value="80312.3209373961" calcext:value-type="float">
            <text:p>80312,3209373961</text:p>
          </table:table-cell>
          <table:table-cell table:style-name="ce1" table:formula="of:=[.G109]-[.G108]" office:value-type="float" office:value="6200.85689838982" calcext:value-type="float">
            <text:p>6200,85689838982</text:p>
          </table:table-cell>
          <table:table-cell table:style-name="ce1" table:formula="of:=[.H109]-SUM([.H106:.H108])/3" office:value-type="float" office:value="-317.017724927787" calcext:value-type="float">
            <text:p>-317,01772492778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9]+[.D109]*([.C$2]-1)*(1-[.F109])" office:value-type="float" office:value="59992176.9116686" calcext:value-type="float">
            <text:p>59992176,9116686</text:p>
          </table:table-cell>
          <table:table-cell table:formula="of:=[.E$22]-[.D110]" office:value-type="float" office:value="7822.088331379" calcext:value-type="float">
            <text:p>7822,088331379</text:p>
          </table:table-cell>
          <table:table-cell table:formula="of:=([.D110])/([.E110]+[.D110])" office:value-type="float" office:value="0.999869631858971" calcext:value-type="float">
            <text:p>0,999869631858971</text:p>
          </table:table-cell>
          <table:table-cell table:style-name="ce1" table:formula="of:=[.B$6]*MMULT(TRANSPOSE([.D71:.D110]);[$DeathVariance.D$8:$DeathVariance.D$47])" office:value-type="float" office:value="86158.1834259792" calcext:value-type="float">
            <text:p>86158,1834259792</text:p>
          </table:table-cell>
          <table:table-cell table:style-name="ce1" table:formula="of:=[.G110]-[.G109]" office:value-type="float" office:value="5845.86248858307" calcext:value-type="float">
            <text:p>5845,86248858307</text:p>
          </table:table-cell>
          <table:table-cell table:style-name="ce1" table:formula="of:=[.H110]-SUM([.H107:.H109])/3" office:value-type="float" office:value="-556.302147819773" calcext:value-type="float">
            <text:p>-556,3021478197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0]+[.D110]*([.C$2]-1)*(1-[.F110])" office:value-type="float" office:value="59994675.8049507" calcext:value-type="float">
            <text:p>59994675,8049507</text:p>
          </table:table-cell>
          <table:table-cell table:formula="of:=[.E$22]-[.D111]" office:value-type="float" office:value="5323.19504928589" calcext:value-type="float">
            <text:p>5323,19504928589</text:p>
          </table:table-cell>
          <table:table-cell table:formula="of:=([.D111])/([.E111]+[.D111])" office:value-type="float" office:value="0.999911280081033" calcext:value-type="float">
            <text:p>0,999911280081033</text:p>
          </table:table-cell>
          <table:table-cell table:style-name="ce1" table:formula="of:=[.B$6]*MMULT(TRANSPOSE([.D72:.D111]);[$DeathVariance.D$8:$DeathVariance.D$47])" office:value-type="float" office:value="91557.4036353129" calcext:value-type="float">
            <text:p>91557,4036353129</text:p>
          </table:table-cell>
          <table:table-cell table:style-name="ce1" table:formula="of:=[.G111]-[.G110]" office:value-type="float" office:value="5399.22020933373" calcext:value-type="float">
            <text:p>5399,22020933373</text:p>
          </table:table-cell>
          <table:table-cell table:style-name="ce1" table:formula="of:=[.H111]-SUM([.H108:.H110])/3" office:value-type="float" office:value="-764.353791713617" calcext:value-type="float">
            <text:p>-764,35379171361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1]+[.D111]*([.C$2]-1)*(1-[.F111])" office:value-type="float" office:value="59996376.4569845" calcext:value-type="float">
            <text:p>59996376,4569845</text:p>
          </table:table-cell>
          <table:table-cell table:formula="of:=[.E$22]-[.D112]" office:value-type="float" office:value="3622.5430155471" calcext:value-type="float">
            <text:p>3622,5430155471</text:p>
          </table:table-cell>
          <table:table-cell table:formula="of:=([.D112])/([.E112]+[.D112])" office:value-type="float" office:value="0.999939624282068" calcext:value-type="float">
            <text:p>0,999939624282068</text:p>
          </table:table-cell>
          <table:table-cell table:style-name="ce1" table:formula="of:=[.B$6]*MMULT(TRANSPOSE([.D73:.D112]);[$DeathVariance.D$8:$DeathVariance.D$47])" office:value-type="float" office:value="96443.0312021351" calcext:value-type="float">
            <text:p>96443,0312021351</text:p>
          </table:table-cell>
          <table:table-cell table:style-name="ce1" table:formula="of:=[.G112]-[.G111]" office:value-type="float" office:value="4885.62756682215" calcext:value-type="float">
            <text:p>4885,62756682215</text:p>
          </table:table-cell>
          <table:table-cell table:style-name="ce1" table:formula="of:=[.H112]-SUM([.H109:.H111])/3" office:value-type="float" office:value="-929.685631946719" calcext:value-type="float">
            <text:p>-929,6856319467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2]+[.D112]*([.C$2]-1)*(1-[.F112])" office:value-type="float" office:value="59997533.8182543" calcext:value-type="float">
            <text:p>59997533,8182543</text:p>
          </table:table-cell>
          <table:table-cell table:formula="of:=[.E$22]-[.D113]" office:value-type="float" office:value="2465.18174570054" calcext:value-type="float">
            <text:p>2465,18174570054</text:p>
          </table:table-cell>
          <table:table-cell table:formula="of:=([.D113])/([.E113]+[.D113])" office:value-type="float" office:value="0.999958913636887" calcext:value-type="float">
            <text:p>0,999958913636887</text:p>
          </table:table-cell>
          <table:table-cell table:style-name="ce1" table:formula="of:=[.B$6]*MMULT(TRANSPOSE([.D74:.D113]);[$DeathVariance.D$8:$DeathVariance.D$47])" office:value-type="float" office:value="100774.898476844" calcext:value-type="float">
            <text:p>100774,898476844</text:p>
          </table:table-cell>
          <table:table-cell table:style-name="ce1" table:formula="of:=[.G113]-[.G112]" office:value-type="float" office:value="4331.86727470908" calcext:value-type="float">
            <text:p>4331,86727470908</text:p>
          </table:table-cell>
          <table:table-cell table:style-name="ce1" table:formula="of:=[.H113]-SUM([.H110:.H112])/3" office:value-type="float" office:value="-1045.03614687057" calcext:value-type="float">
            <text:p>-1045,0361468705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3]+[.D113]*([.C$2]-1)*(1-[.F113])" office:value-type="float" office:value="59998321.4309621" calcext:value-type="float">
            <text:p>59998321,4309621</text:p>
          </table:table-cell>
          <table:table-cell table:formula="of:=[.E$22]-[.D114]" office:value-type="float" office:value="1677.56903792918" calcext:value-type="float">
            <text:p>1677,56903792918</text:p>
          </table:table-cell>
          <table:table-cell table:formula="of:=([.D114])/([.E114]+[.D114])" office:value-type="float" office:value="0.999972040515569" calcext:value-type="float">
            <text:p>0,999972040515569</text:p>
          </table:table-cell>
          <table:table-cell table:style-name="ce1" table:formula="of:=[.B$6]*MMULT(TRANSPOSE([.D75:.D114]);[$DeathVariance.D$8:$DeathVariance.D$47])" office:value-type="float" office:value="104539.265957337" calcext:value-type="float">
            <text:p>104539,265957337</text:p>
          </table:table-cell>
          <table:table-cell table:style-name="ce1" table:formula="of:=[.G114]-[.G113]" office:value-type="float" office:value="3764.36748049302" calcext:value-type="float">
            <text:p>3764,36748049302</text:p>
          </table:table-cell>
          <table:table-cell table:style-name="ce1" table:formula="of:=[.H114]-SUM([.H111:.H113])/3" office:value-type="float" office:value="-1107.8708697953" calcext:value-type="float">
            <text:p>-1107,870869795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4]+[.D114]*([.C$2]-1)*(1-[.F114])" office:value-type="float" office:value="59998857.4125544" calcext:value-type="float">
            <text:p>59998857,4125544</text:p>
          </table:table-cell>
          <table:table-cell table:formula="of:=[.E$22]-[.D115]" office:value-type="float" office:value="1141.58744563162" calcext:value-type="float">
            <text:p>1141,58744563162</text:p>
          </table:table-cell>
          <table:table-cell table:formula="of:=([.D115])/([.E115]+[.D115])" office:value-type="float" office:value="0.999980973542256" calcext:value-type="float">
            <text:p>0,999980973542256</text:p>
          </table:table-cell>
          <table:table-cell table:style-name="ce1" table:formula="of:=[.B$6]*MMULT(TRANSPOSE([.D76:.D115]);[$DeathVariance.D$8:$DeathVariance.D$47])" office:value-type="float" office:value="107746.32090541" calcext:value-type="float">
            <text:p>107746,32090541</text:p>
          </table:table-cell>
          <table:table-cell table:style-name="ce1" table:formula="of:=[.G115]-[.G114]" office:value-type="float" office:value="3207.05494807319" calcext:value-type="float">
            <text:p>3207,05494807319</text:p>
          </table:table-cell>
          <table:table-cell table:style-name="ce1" table:formula="of:=[.H115]-SUM([.H112:.H114])/3" office:value-type="float" office:value="-1120.23249260156" calcext:value-type="float">
            <text:p>-1120,2324926015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5]+[.D115]*([.C$2]-1)*(1-[.F115])" office:value-type="float" office:value="59999222.1518343" calcext:value-type="float">
            <text:p>59999222,1518343</text:p>
          </table:table-cell>
          <table:table-cell table:formula="of:=[.E$22]-[.D116]" office:value-type="float" office:value="776.848165743053" calcext:value-type="float">
            <text:p>776,848165743053</text:p>
          </table:table-cell>
          <table:table-cell table:formula="of:=([.D116])/([.E116]+[.D116])" office:value-type="float" office:value="0.999987052530355" calcext:value-type="float">
            <text:p>0,999987052530355</text:p>
          </table:table-cell>
          <table:table-cell table:style-name="ce1" table:formula="of:=[.B$6]*MMULT(TRANSPOSE([.D77:.D116]);[$DeathVariance.D$8:$DeathVariance.D$47])" office:value-type="float" office:value="110426.064849814" calcext:value-type="float">
            <text:p>110426,064849814</text:p>
          </table:table-cell>
          <table:table-cell table:style-name="ce1" table:formula="of:=[.G116]-[.G115]" office:value-type="float" office:value="2679.74394440374" calcext:value-type="float">
            <text:p>2679,74394440374</text:p>
          </table:table-cell>
          <table:table-cell table:style-name="ce1" table:formula="of:=[.H116]-SUM([.H113:.H115])/3" office:value-type="float" office:value="-1088.01929002135" calcext:value-type="float">
            <text:p>-1088,019290021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6]+[.D116]*([.C$2]-1)*(1-[.F116])" office:value-type="float" office:value="59999470.357755" calcext:value-type="float">
            <text:p>59999470,357755</text:p>
          </table:table-cell>
          <table:table-cell table:formula="of:=[.E$22]-[.D117]" office:value-type="float" office:value="528.642245002091" calcext:value-type="float">
            <text:p>528,642245002091</text:p>
          </table:table-cell>
          <table:table-cell table:formula="of:=([.D117])/([.E117]+[.D117])" office:value-type="float" office:value="0.99999118929577" calcext:value-type="float">
            <text:p>0,99999118929577</text:p>
          </table:table-cell>
          <table:table-cell table:style-name="ce1" table:formula="of:=[.B$6]*MMULT(TRANSPOSE([.D78:.D117]);[$DeathVariance.D$8:$DeathVariance.D$47])" office:value-type="float" office:value="112623.256103025" calcext:value-type="float">
            <text:p>112623,256103025</text:p>
          </table:table-cell>
          <table:table-cell table:style-name="ce1" table:formula="of:=[.G117]-[.G116]" office:value-type="float" office:value="2197.19125321071" calcext:value-type="float">
            <text:p>2197,19125321071</text:p>
          </table:table-cell>
          <table:table-cell table:style-name="ce1" table:formula="of:=[.H117]-SUM([.H114:.H116])/3" office:value-type="float" office:value="-1019.86420444594" calcext:value-type="float">
            <text:p>-1019,864204445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7]+[.D117]*([.C$2]-1)*(1-[.F117])" office:value-type="float" office:value="59999639.2616461" calcext:value-type="float">
            <text:p>59999639,2616461</text:p>
          </table:table-cell>
          <table:table-cell table:formula="of:=[.E$22]-[.D118]" office:value-type="float" office:value="359.738353930414" calcext:value-type="float">
            <text:p>359,738353930414</text:p>
          </table:table-cell>
          <table:table-cell table:formula="of:=([.D118])/([.E118]+[.D118])" office:value-type="float" office:value="0.999994004360668" calcext:value-type="float">
            <text:p>0,999994004360668</text:p>
          </table:table-cell>
          <table:table-cell table:style-name="ce1" table:formula="of:=[.B$6]*MMULT(TRANSPOSE([.D79:.D118]);[$DeathVariance.D$8:$DeathVariance.D$47])" office:value-type="float" office:value="114392.084487358" calcext:value-type="float">
            <text:p>114392,084487358</text:p>
          </table:table-cell>
          <table:table-cell table:style-name="ce1" table:formula="of:=[.G118]-[.G117]" office:value-type="float" office:value="1768.82838433314" calcext:value-type="float">
            <text:p>1768,82838433314</text:p>
          </table:table-cell>
          <table:table-cell table:style-name="ce1" table:formula="of:=[.H118]-SUM([.H115:.H117])/3" office:value-type="float" office:value="-925.834997562735" calcext:value-type="float">
            <text:p>-925,8349975627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8]+[.D118]*([.C$2]-1)*(1-[.F118])" office:value-type="float" office:value="59999754.2002068" calcext:value-type="float">
            <text:p>59999754,2002068</text:p>
          </table:table-cell>
          <table:table-cell table:formula="of:=[.E$22]-[.D119]" office:value-type="float" office:value="244.799793176353" calcext:value-type="float">
            <text:p>244,799793176353</text:p>
          </table:table-cell>
          <table:table-cell table:formula="of:=([.D119])/([.E119]+[.D119])" office:value-type="float" office:value="0.999995920003379" calcext:value-type="float">
            <text:p>0,999995920003379</text:p>
          </table:table-cell>
          <table:table-cell table:style-name="ce1" table:formula="of:=[.B$6]*MMULT(TRANSPOSE([.D80:.D119]);[$DeathVariance.D$8:$DeathVariance.D$47])" office:value-type="float" office:value="115791.164748621" calcext:value-type="float">
            <text:p>115791,164748621</text:p>
          </table:table-cell>
          <table:table-cell table:style-name="ce1" table:formula="of:=[.G119]-[.G118]" office:value-type="float" office:value="1399.0802612632" calcext:value-type="float">
            <text:p>1399,0802612632</text:p>
          </table:table-cell>
          <table:table-cell table:style-name="ce1" table:formula="of:=[.H119]-SUM([.H116:.H118])/3" office:value-type="float" office:value="-816.17426605267" calcext:value-type="float">
            <text:p>-816,1742660526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9]+[.D119]*([.C$2]-1)*(1-[.F119])" office:value-type="float" office:value="59999832.4153582" calcext:value-type="float">
            <text:p>59999832,4153582</text:p>
          </table:table-cell>
          <table:table-cell table:formula="of:=[.E$22]-[.D120]" office:value-type="float" office:value="166.584641821682" calcext:value-type="float">
            <text:p>166,584641821682</text:p>
          </table:table-cell>
          <table:table-cell table:formula="of:=([.D120])/([.E120]+[.D120])" office:value-type="float" office:value="0.999997223589257" calcext:value-type="float">
            <text:p>0,999997223589257</text:p>
          </table:table-cell>
          <table:table-cell table:style-name="ce1" table:formula="of:=[.B$6]*MMULT(TRANSPOSE([.D81:.D120]);[$DeathVariance.D$8:$DeathVariance.D$47])" office:value-type="float" office:value="116879.276901596" calcext:value-type="float">
            <text:p>116879,276901596</text:p>
          </table:table-cell>
          <table:table-cell table:style-name="ce1" table:formula="of:=[.G120]-[.G119]" office:value-type="float" office:value="1088.11215297476" calcext:value-type="float">
            <text:p>1088,11215297476</text:p>
          </table:table-cell>
          <table:table-cell table:style-name="ce1" table:formula="of:=[.H120]-SUM([.H117:.H119])/3" office:value-type="float" office:value="-700.254479960922" calcext:value-type="float">
            <text:p>-700,25447996092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0]+[.D120]*([.C$2]-1)*(1-[.F120])" office:value-type="float" office:value="59999885.6403213" calcext:value-type="float">
            <text:p>59999885,6403213</text:p>
          </table:table-cell>
          <table:table-cell table:formula="of:=[.E$22]-[.D121]" office:value-type="float" office:value="113.359678722918" calcext:value-type="float">
            <text:p>113,359678722918</text:p>
          </table:table-cell>
          <table:table-cell table:formula="of:=([.D121])/([.E121]+[.D121])" office:value-type="float" office:value="0.99999811067199" calcext:value-type="float">
            <text:p>0,99999811067199</text:p>
          </table:table-cell>
          <table:table-cell table:style-name="ce1" table:formula="of:=[.B$6]*MMULT(TRANSPOSE([.D82:.D121]);[$DeathVariance.D$8:$DeathVariance.D$47])" office:value-type="float" office:value="117712.096423291" calcext:value-type="float">
            <text:p>117712,096423291</text:p>
          </table:table-cell>
          <table:table-cell table:style-name="ce1" table:formula="of:=[.G121]-[.G120]" office:value-type="float" office:value="832.819521695244" calcext:value-type="float">
            <text:p>832,819521695244</text:p>
          </table:table-cell>
          <table:table-cell table:style-name="ce1" table:formula="of:=[.H121]-SUM([.H118:.H120])/3" office:value-type="float" office:value="-585.854077828456" calcext:value-type="float">
            <text:p>-585,85407782845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1]+[.D121]*([.C$2]-1)*(1-[.F121])" office:value-type="float" office:value="59999921.859567" calcext:value-type="float">
            <text:p>59999921,859567</text:p>
          </table:table-cell>
          <table:table-cell table:formula="of:=[.E$22]-[.D122]" office:value-type="float" office:value="77.1404330357909" calcext:value-type="float">
            <text:p>77,1404330357909</text:p>
          </table:table-cell>
          <table:table-cell table:formula="of:=([.D122])/([.E122]+[.D122])" office:value-type="float" office:value="0.999998714326095" calcext:value-type="float">
            <text:p>0,999998714326095</text:p>
          </table:table-cell>
          <table:table-cell table:style-name="ce1" table:formula="of:=[.B$6]*MMULT(TRANSPOSE([.D83:.D122]);[$DeathVariance.D$8:$DeathVariance.D$47])" office:value-type="float" office:value="118339.981444725" calcext:value-type="float">
            <text:p>118339,981444725</text:p>
          </table:table-cell>
          <table:table-cell table:style-name="ce1" table:formula="of:=[.G122]-[.G121]" office:value-type="float" office:value="627.885021433933" calcext:value-type="float">
            <text:p>627,885021433933</text:p>
          </table:table-cell>
          <table:table-cell table:style-name="ce1" table:formula="of:=[.H122]-SUM([.H119:.H121])/3" office:value-type="float" office:value="-478.785623877135" calcext:value-type="float">
            <text:p>-478,7856238771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2]+[.D122]*([.C$2]-1)*(1-[.F122])" office:value-type="float" office:value="59999946.5065139" calcext:value-type="float">
            <text:p>59999946,5065139</text:p>
          </table:table-cell>
          <table:table-cell table:formula="of:=[.E$22]-[.D123]" office:value-type="float" office:value="52.4934861287475" calcext:value-type="float">
            <text:p>52,4934861287475</text:p>
          </table:table-cell>
          <table:table-cell table:formula="of:=([.D123])/([.E123]+[.D123])" office:value-type="float" office:value="0.99999912510855" calcext:value-type="float">
            <text:p>0,99999912510855</text:p>
          </table:table-cell>
          <table:table-cell table:style-name="ce1" table:formula="of:=[.B$6]*MMULT(TRANSPOSE([.D84:.D123]);[$DeathVariance.D$8:$DeathVariance.D$47])" office:value-type="float" office:value="118806.743944588" calcext:value-type="float">
            <text:p>118806,743944588</text:p>
          </table:table-cell>
          <table:table-cell table:style-name="ce1" table:formula="of:=[.G123]-[.G122]" office:value-type="float" office:value="466.762499863267" calcext:value-type="float">
            <text:p>466,762499863267</text:p>
          </table:table-cell>
          <table:table-cell table:style-name="ce1" table:formula="of:=[.H123]-SUM([.H120:.H122])/3" office:value-type="float" office:value="-382.843065504712" calcext:value-type="float">
            <text:p>-382,84306550471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3]+[.D123]*([.C$2]-1)*(1-[.F123])" office:value-type="float" office:value="59999963.2785833" calcext:value-type="float">
            <text:p>59999963,2785833</text:p>
          </table:table-cell>
          <table:table-cell table:formula="of:=[.E$22]-[.D124]" office:value-type="float" office:value="35.7214167192578" calcext:value-type="float">
            <text:p>35,7214167192578</text:p>
          </table:table-cell>
          <table:table-cell table:formula="of:=([.D124])/([.E124]+[.D124])" office:value-type="float" office:value="0.999999404643045" calcext:value-type="float">
            <text:p>0,999999404643045</text:p>
          </table:table-cell>
          <table:table-cell table:style-name="ce1" table:formula="of:=[.B$6]*MMULT(TRANSPOSE([.D85:.D124]);[$DeathVariance.D$8:$DeathVariance.D$47])" office:value-type="float" office:value="119149.240149271" calcext:value-type="float">
            <text:p>119149,240149271</text:p>
          </table:table-cell>
          <table:table-cell table:style-name="ce1" table:formula="of:=[.G124]-[.G123]" office:value-type="float" office:value="342.496204683106" calcext:value-type="float">
            <text:p>342,496204683106</text:p>
          </table:table-cell>
          <table:table-cell table:style-name="ce1" table:formula="of:=[.H124]-SUM([.H121:.H123])/3" office:value-type="float" office:value="-299.992809647709" calcext:value-type="float">
            <text:p>-299,9928096477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4]+[.D124]*([.C$2]-1)*(1-[.F124])" office:value-type="float" office:value="59999974.6918517" calcext:value-type="float">
            <text:p>59999974,6918517</text:p>
          </table:table-cell>
          <table:table-cell table:formula="of:=[.E$22]-[.D125]" office:value-type="float" office:value="24.3081482872367" calcext:value-type="float">
            <text:p>24,3081482872367</text:p>
          </table:table-cell>
          <table:table-cell table:formula="of:=([.D125])/([.E125]+[.D125])" office:value-type="float" office:value="0.999999594864188" calcext:value-type="float">
            <text:p>0,999999594864188</text:p>
          </table:table-cell>
          <table:table-cell table:style-name="ce1" table:formula="of:=[.B$6]*MMULT(TRANSPOSE([.D86:.D125]);[$DeathVariance.D$8:$DeathVariance.D$47])" office:value-type="float" office:value="119397.572347201" calcext:value-type="float">
            <text:p>119397,572347201</text:p>
          </table:table-cell>
          <table:table-cell table:style-name="ce1" table:formula="of:=[.G125]-[.G124]" office:value-type="float" office:value="248.332197929121" calcext:value-type="float">
            <text:p>248,332197929121</text:p>
          </table:table-cell>
          <table:table-cell table:style-name="ce1" table:formula="of:=[.H125]-SUM([.H122:.H124])/3" office:value-type="float" office:value="-230.715710730981" calcext:value-type="float">
            <text:p>-230,7157107309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5]+[.D125]*([.C$2]-1)*(1-[.F125])" office:value-type="float" office:value="59999982.4584942" calcext:value-type="float">
            <text:p>59999982,4584942</text:p>
          </table:table-cell>
          <table:table-cell table:formula="of:=[.E$22]-[.D126]" office:value-type="float" office:value="16.5415057614446" calcext:value-type="float">
            <text:p>16,5415057614446</text:p>
          </table:table-cell>
          <table:table-cell table:formula="of:=([.D126])/([.E126]+[.D126])" office:value-type="float" office:value="0.999999724308233" calcext:value-type="float">
            <text:p>0,999999724308233</text:p>
          </table:table-cell>
          <table:table-cell table:style-name="ce1" table:formula="of:=[.B$6]*MMULT(TRANSPOSE([.D87:.D126]);[$DeathVariance.D$8:$DeathVariance.D$47])" office:value-type="float" office:value="119575.691841965" calcext:value-type="float">
            <text:p>119575,691841965</text:p>
          </table:table-cell>
          <table:table-cell table:style-name="ce1" table:formula="of:=[.G126]-[.G125]" office:value-type="float" office:value="178.119494764178" calcext:value-type="float">
            <text:p>178,119494764178</text:p>
          </table:table-cell>
          <table:table-cell table:style-name="ce1" table:formula="of:=[.H126]-SUM([.H123:.H125])/3" office:value-type="float" office:value="-174.410806060987" calcext:value-type="float">
            <text:p>-174,41080606098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6]+[.D126]*([.C$2]-1)*(1-[.F126])" office:value-type="float" office:value="59999987.7436347" calcext:value-type="float">
            <text:p>59999987,7436347</text:p>
          </table:table-cell>
          <table:table-cell table:formula="of:=[.E$22]-[.D127]" office:value-type="float" office:value="11.2563652694225" calcext:value-type="float">
            <text:p>11,2563652694225</text:p>
          </table:table-cell>
          <table:table-cell table:formula="of:=([.D127])/([.E127]+[.D127])" office:value-type="float" office:value="0.999999812393909" calcext:value-type="float">
            <text:p>0,999999812393909</text:p>
          </table:table-cell>
          <table:table-cell table:style-name="ce1" table:formula="of:=[.B$6]*MMULT(TRANSPOSE([.D88:.D127]);[$DeathVariance.D$8:$DeathVariance.D$47])" office:value-type="float" office:value="119702.21818852" calcext:value-type="float">
            <text:p>119702,21818852</text:p>
          </table:table-cell>
          <table:table-cell table:style-name="ce1" table:formula="of:=[.G127]-[.G126]" office:value-type="float" office:value="126.526346555256" calcext:value-type="float">
            <text:p>126,526346555256</text:p>
          </table:table-cell>
          <table:table-cell table:style-name="ce1" table:formula="of:=[.H127]-SUM([.H124:.H126])/3" office:value-type="float" office:value="-129.789619236879" calcext:value-type="float">
            <text:p>-129,78961923687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7]+[.D127]*([.C$2]-1)*(1-[.F127])" office:value-type="float" office:value="59999991.3401318" calcext:value-type="float">
            <text:p>59999991,3401318</text:p>
          </table:table-cell>
          <table:table-cell table:formula="of:=[.E$22]-[.D128]" office:value-type="float" office:value="7.65986819565296" calcext:value-type="float">
            <text:p>7,65986819565296</text:p>
          </table:table-cell>
          <table:table-cell table:formula="of:=([.D128])/([.E128]+[.D128])" office:value-type="float" office:value="0.999999872335528" calcext:value-type="float">
            <text:p>0,999999872335528</text:p>
          </table:table-cell>
          <table:table-cell table:style-name="ce1" table:formula="of:=[.B$6]*MMULT(TRANSPOSE([.D89:.D128]);[$DeathVariance.D$8:$DeathVariance.D$47])" office:value-type="float" office:value="119791.330162436" calcext:value-type="float">
            <text:p>119791,330162436</text:p>
          </table:table-cell>
          <table:table-cell table:style-name="ce1" table:formula="of:=[.G128]-[.G127]" office:value-type="float" office:value="89.1119739156275" calcext:value-type="float">
            <text:p>89,1119739156275</text:p>
          </table:table-cell>
          <table:table-cell table:style-name="ce1" table:formula="of:=[.H128]-SUM([.H125:.H127])/3" office:value-type="float" office:value="-95.2140391672243" calcext:value-type="float">
            <text:p>-95,214039167224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8]+[.D128]*([.C$2]-1)*(1-[.F128])" office:value-type="float" office:value="59999993.78752" calcext:value-type="float">
            <text:p>59999993,78752</text:p>
          </table:table-cell>
          <table:table-cell table:formula="of:=[.E$22]-[.D129]" office:value-type="float" office:value="5.2124800235033" calcext:value-type="float">
            <text:p>5,2124800235033</text:p>
          </table:table-cell>
          <table:table-cell table:formula="of:=([.D129])/([.E129]+[.D129])" office:value-type="float" office:value="0.999999913125332" calcext:value-type="float">
            <text:p>0,999999913125332</text:p>
          </table:table-cell>
          <table:table-cell table:style-name="ce1" table:formula="of:=[.B$6]*MMULT(TRANSPOSE([.D90:.D129]);[$DeathVariance.D$8:$DeathVariance.D$47])" office:value-type="float" office:value="119853.628216272" calcext:value-type="float">
            <text:p>119853,628216272</text:p>
          </table:table-cell>
          <table:table-cell table:style-name="ce1" table:formula="of:=[.G129]-[.G128]" office:value-type="float" office:value="62.2980538364063" calcext:value-type="float">
            <text:p>62,2980538364063</text:p>
          </table:table-cell>
          <table:table-cell table:style-name="ce1" table:formula="of:=[.H129]-SUM([.H126:.H128])/3" office:value-type="float" office:value="-68.9545512419475" calcext:value-type="float">
            <text:p>-68,954551241947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9]+[.D129]*([.C$2]-1)*(1-[.F129])" office:value-type="float" office:value="59999995.4529484" calcext:value-type="float">
            <text:p>59999995,4529484</text:p>
          </table:table-cell>
          <table:table-cell table:formula="of:=[.E$22]-[.D130]" office:value-type="float" office:value="3.54705156385899" calcext:value-type="float">
            <text:p>3,54705156385899</text:p>
          </table:table-cell>
          <table:table-cell table:formula="of:=([.D130])/([.E130]+[.D130])" office:value-type="float" office:value="0.999999940882473" calcext:value-type="float">
            <text:p>0,999999940882473</text:p>
          </table:table-cell>
          <table:table-cell table:style-name="ce1" table:formula="of:=[.B$6]*MMULT(TRANSPOSE([.D91:.D130]);[$DeathVariance.D$8:$DeathVariance.D$47])" office:value-type="float" office:value="119896.908737327" calcext:value-type="float">
            <text:p>119896,908737327</text:p>
          </table:table-cell>
          <table:table-cell table:style-name="ce1" table:formula="of:=[.G130]-[.G129]" office:value-type="float" office:value="43.280521054854" calcext:value-type="float">
            <text:p>43,280521054854</text:p>
          </table:table-cell>
          <table:table-cell table:style-name="ce1" table:formula="of:=[.H130]-SUM([.H127:.H129])/3" office:value-type="float" office:value="-49.364937047576" calcext:value-type="float">
            <text:p>-49,36493704757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0]+[.D130]*([.C$2]-1)*(1-[.F130])" office:value-type="float" office:value="59999996.5862594" calcext:value-type="float">
            <text:p>59999996,5862594</text:p>
          </table:table-cell>
          <table:table-cell table:formula="of:=[.E$22]-[.D131]" office:value-type="float" office:value="2.41374059766531" calcext:value-type="float">
            <text:p>2,41374059766531</text:p>
          </table:table-cell>
          <table:table-cell table:formula="of:=([.D131])/([.E131]+[.D131])" office:value-type="float" office:value="0.999999959770989" calcext:value-type="float">
            <text:p>0,999999959770989</text:p>
          </table:table-cell>
          <table:table-cell table:style-name="ce1" table:formula="of:=[.B$6]*MMULT(TRANSPOSE([.D92:.D131]);[$DeathVariance.D$8:$DeathVariance.D$47])" office:value-type="float" office:value="119926.822669872" calcext:value-type="float">
            <text:p>119926,822669872</text:p>
          </table:table-cell>
          <table:table-cell table:style-name="ce1" table:formula="of:=[.G131]-[.G130]" office:value-type="float" office:value="29.9139325455617" calcext:value-type="float">
            <text:p>29,9139325455617</text:p>
          </table:table-cell>
          <table:table-cell table:style-name="ce1" table:formula="of:=[.H131]-SUM([.H128:.H130])/3" office:value-type="float" office:value="-34.9829170567342" calcext:value-type="float">
            <text:p>-34,982917056734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1]+[.D131]*([.C$2]-1)*(1-[.F131])" office:value-type="float" office:value="59999997.3574686" calcext:value-type="float">
            <text:p>59999997,3574686</text:p>
          </table:table-cell>
          <table:table-cell table:formula="of:=[.E$22]-[.D132]" office:value-type="float" office:value="1.64253140985966" calcext:value-type="float">
            <text:p>1,64253140985966</text:p>
          </table:table-cell>
          <table:table-cell table:formula="of:=([.D132])/([.E132]+[.D132])" office:value-type="float" office:value="0.999999972624476" calcext:value-type="float">
            <text:p>0,999999972624476</text:p>
          </table:table-cell>
          <table:table-cell table:style-name="ce1" table:formula="of:=[.B$6]*MMULT(TRANSPOSE([.D93:.D132]);[$DeathVariance.D$8:$DeathVariance.D$47])" office:value-type="float" office:value="119947.413356094" calcext:value-type="float">
            <text:p>119947,413356094</text:p>
          </table:table-cell>
          <table:table-cell table:style-name="ce1" table:formula="of:=[.G132]-[.G131]" office:value-type="float" office:value="20.5906862215779" calcext:value-type="float">
            <text:p>20,5906862215779</text:p>
          </table:table-cell>
          <table:table-cell table:style-name="ce1" table:formula="of:=[.H132]-SUM([.H129:.H131])/3" office:value-type="float" office:value="-24.5734829240294" calcext:value-type="float">
            <text:p>-24,57348292402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2]+[.D132]*([.C$2]-1)*(1-[.F132])" office:value-type="float" office:value="59999997.8822704" calcext:value-type="float">
            <text:p>59999997,8822704</text:p>
          </table:table-cell>
          <table:table-cell table:formula="of:=[.E$22]-[.D133]" office:value-type="float" office:value="1.11772964149714" calcext:value-type="float">
            <text:p>1,11772964149714</text:p>
          </table:table-cell>
          <table:table-cell table:formula="of:=([.D133])/([.E133]+[.D133])" office:value-type="float" office:value="0.999999981371172" calcext:value-type="float">
            <text:p>0,999999981371172</text:p>
          </table:table-cell>
          <table:table-cell table:style-name="ce1" table:formula="of:=[.B$6]*MMULT(TRANSPOSE([.D94:.D133]);[$DeathVariance.D$8:$DeathVariance.D$47])" office:value-type="float" office:value="119961.54162945" calcext:value-type="float">
            <text:p>119961,54162945</text:p>
          </table:table-cell>
          <table:table-cell table:style-name="ce1" table:formula="of:=[.G133]-[.G132]" office:value-type="float" office:value="14.1282733558037" calcext:value-type="float">
            <text:p>14,1282733558037</text:p>
          </table:table-cell>
          <table:table-cell table:style-name="ce1" table:formula="of:=[.H133]-SUM([.H130:.H132])/3" office:value-type="float" office:value="-17.1334399181942" calcext:value-type="float">
            <text:p>-17,133439918194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3]+[.D133]*([.C$2]-1)*(1-[.F133])" office:value-type="float" office:value="59999998.2393938" calcext:value-type="float">
            <text:p>59999998,2393938</text:p>
          </table:table-cell>
          <table:table-cell table:formula="of:=[.E$22]-[.D134]" office:value-type="float" office:value="0.760606184601784" calcext:value-type="float">
            <text:p>0,760606184601784</text:p>
          </table:table-cell>
          <table:table-cell table:formula="of:=([.D134])/([.E134]+[.D134])" office:value-type="float" office:value="0.99999998732323" calcext:value-type="float">
            <text:p>0,99999998732323</text:p>
          </table:table-cell>
          <table:table-cell table:style-name="ce1" table:formula="of:=[.B$6]*MMULT(TRANSPOSE([.D95:.D134]);[$DeathVariance.D$8:$DeathVariance.D$47])" office:value-type="float" office:value="119971.212625638" calcext:value-type="float">
            <text:p>119971,212625638</text:p>
          </table:table-cell>
          <table:table-cell table:style-name="ce1" table:formula="of:=[.G134]-[.G133]" office:value-type="float" office:value="9.67099618766224" calcext:value-type="float">
            <text:p>9,67099618766224</text:p>
          </table:table-cell>
          <table:table-cell table:style-name="ce1" table:formula="of:=[.H134]-SUM([.H131:.H133])/3" office:value-type="float" office:value="-11.8733011866522" calcext:value-type="float">
            <text:p>-11,873301186652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4]+[.D134]*([.C$2]-1)*(1-[.F134])" office:value-type="float" office:value="59999998.4824135" calcext:value-type="float">
            <text:p>59999998,4824135</text:p>
          </table:table-cell>
          <table:table-cell table:formula="of:=[.E$22]-[.D135]" office:value-type="float" office:value="0.51758649200201" calcext:value-type="float">
            <text:p>0,51758649200201</text:p>
          </table:table-cell>
          <table:table-cell table:formula="of:=([.D135])/([.E135]+[.D135])" office:value-type="float" office:value="0.999999991373558" calcext:value-type="float">
            <text:p>0,999999991373558</text:p>
          </table:table-cell>
          <table:table-cell table:style-name="ce1" table:formula="of:=[.B$6]*MMULT(TRANSPOSE([.D96:.D135]);[$DeathVariance.D$8:$DeathVariance.D$47])" office:value-type="float" office:value="119977.820986205" calcext:value-type="float">
            <text:p>119977,820986205</text:p>
          </table:table-cell>
          <table:table-cell table:style-name="ce1" table:formula="of:=[.G135]-[.G134]" office:value-type="float" office:value="6.60836056766857" calcext:value-type="float">
            <text:p>6,60836056766857</text:p>
          </table:table-cell>
          <table:table-cell table:style-name="ce1" table:formula="of:=[.H135]-SUM([.H132:.H134])/3" office:value-type="float" office:value="-8.18829135401271" calcext:value-type="float">
            <text:p>-8,188291354012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5]+[.D135]*([.C$2]-1)*(1-[.F135])" office:value-type="float" office:value="59999998.6477865" calcext:value-type="float">
            <text:p>59999998,6477865</text:p>
          </table:table-cell>
          <table:table-cell table:formula="of:=[.E$22]-[.D136]" office:value-type="float" office:value="0.352213516831398" calcext:value-type="float">
            <text:p>0,352213516831398</text:p>
          </table:table-cell>
          <table:table-cell table:formula="of:=([.D136])/([.E136]+[.D136])" office:value-type="float" office:value="0.999999994129774" calcext:value-type="float">
            <text:p>0,999999994129774</text:p>
          </table:table-cell>
          <table:table-cell table:style-name="ce1" table:formula="of:=[.B$6]*MMULT(TRANSPOSE([.D97:.D136]);[$DeathVariance.D$8:$DeathVariance.D$47])" office:value-type="float" office:value="119982.330922077" calcext:value-type="float">
            <text:p>119982,330922077</text:p>
          </table:table-cell>
          <table:table-cell table:style-name="ce1" table:formula="of:=[.G136]-[.G135]" office:value-type="float" office:value="4.50993587204721" calcext:value-type="float">
            <text:p>4,50993587204721</text:p>
          </table:table-cell>
          <table:table-cell table:style-name="ce1" table:formula="of:=[.H136]-SUM([.H133:.H135])/3" office:value-type="float" office:value="-5.62594083166429" calcext:value-type="float">
            <text:p>-5,6259408316642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6]+[.D136]*([.C$2]-1)*(1-[.F136])" office:value-type="float" office:value="59999998.7603215" calcext:value-type="float">
            <text:p>59999998,7603215</text:p>
          </table:table-cell>
          <table:table-cell table:formula="of:=[.E$22]-[.D137]" office:value-type="float" office:value="0.239678509533405" calcext:value-type="float">
            <text:p>0,239678509533405</text:p>
          </table:table-cell>
          <table:table-cell table:formula="of:=([.D137])/([.E137]+[.D137])" office:value-type="float" office:value="0.999999996005358" calcext:value-type="float">
            <text:p>0,999999996005358</text:p>
          </table:table-cell>
          <table:table-cell table:style-name="ce1" table:formula="of:=[.B$6]*MMULT(TRANSPOSE([.D98:.D137]);[$DeathVariance.D$8:$DeathVariance.D$47])" office:value-type="float" office:value="119985.406032413" calcext:value-type="float">
            <text:p>119985,406032413</text:p>
          </table:table-cell>
          <table:table-cell table:style-name="ce1" table:formula="of:=[.G137]-[.G136]" office:value-type="float" office:value="3.07511033570336" calcext:value-type="float">
            <text:p>3,07511033570336</text:p>
          </table:table-cell>
          <table:table-cell table:style-name="ce1" table:formula="of:=[.H137]-SUM([.H134:.H136])/3" office:value-type="float" office:value="-3.85465387342265" calcext:value-type="float">
            <text:p>-3,8546538734226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7]+[.D137]*([.C$2]-1)*(1-[.F137])" office:value-type="float" office:value="59999998.8369007" calcext:value-type="float">
            <text:p>59999998,8369007</text:p>
          </table:table-cell>
          <table:table-cell table:formula="of:=[.E$22]-[.D138]" office:value-type="float" office:value="0.163099333643913" calcext:value-type="float">
            <text:p>0,163099333643913</text:p>
          </table:table-cell>
          <table:table-cell table:formula="of:=([.D138])/([.E138]+[.D138])" office:value-type="float" office:value="0.999999997281678" calcext:value-type="float">
            <text:p>0,999999997281678</text:p>
          </table:table-cell>
          <table:table-cell table:style-name="ce1" table:formula="of:=[.B$6]*MMULT(TRANSPOSE([.D99:.D138]);[$DeathVariance.D$8:$DeathVariance.D$47])" office:value-type="float" office:value="119987.501499252" calcext:value-type="float">
            <text:p>119987,501499252</text:p>
          </table:table-cell>
          <table:table-cell table:style-name="ce1" table:formula="of:=[.G138]-[.G137]" office:value-type="float" office:value="2.09546683898952" calcext:value-type="float">
            <text:p>2,09546683898952</text:p>
          </table:table-cell>
          <table:table-cell table:style-name="ce1" table:formula="of:=[.H138]-SUM([.H135:.H137])/3" office:value-type="float" office:value="-2.63566875281685" calcext:value-type="float">
            <text:p>-2,6356687528168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8]+[.D138]*([.C$2]-1)*(1-[.F138])" office:value-type="float" office:value="59999998.8890122" calcext:value-type="float">
            <text:p>59999998,8890122</text:p>
          </table:table-cell>
          <table:table-cell table:formula="of:=[.E$22]-[.D139]" office:value-type="float" office:value="0.110987804830074" calcext:value-type="float">
            <text:p>0,110987804830074</text:p>
          </table:table-cell>
          <table:table-cell table:formula="of:=([.D139])/([.E139]+[.D139])" office:value-type="float" office:value="0.999999998150203" calcext:value-type="float">
            <text:p>0,999999998150203</text:p>
          </table:table-cell>
          <table:table-cell table:style-name="ce1" table:formula="of:=[.B$6]*MMULT(TRANSPOSE([.D100:.D139]);[$DeathVariance.D$8:$DeathVariance.D$47])" office:value-type="float" office:value="119988.928793092" calcext:value-type="float">
            <text:p>119988,928793092</text:p>
          </table:table-cell>
          <table:table-cell table:style-name="ce1" table:formula="of:=[.G139]-[.G138]" office:value-type="float" office:value="1.42729384051927" calcext:value-type="float">
            <text:p>1,42729384051927</text:p>
          </table:table-cell>
          <table:table-cell table:style-name="ce1" table:formula="of:=[.H139]-SUM([.H136:.H138])/3" office:value-type="float" office:value="-1.79954384172743" calcext:value-type="float">
            <text:p>-1,7995438417274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9]+[.D139]*([.C$2]-1)*(1-[.F139])" office:value-type="float" office:value="59999998.9244737" calcext:value-type="float">
            <text:p>59999998,9244737</text:p>
          </table:table-cell>
          <table:table-cell table:formula="of:=[.E$22]-[.D140]" office:value-type="float" office:value="0.0755263268947601" calcext:value-type="float">
            <text:p>0,07552632689476</text:p>
          </table:table-cell>
          <table:table-cell table:formula="of:=([.D140])/([.E140]+[.D140])" office:value-type="float" office:value="0.999999998741228" calcext:value-type="float">
            <text:p>0,999999998741228</text:p>
          </table:table-cell>
          <table:table-cell table:style-name="ce1" table:formula="of:=[.B$6]*MMULT(TRANSPOSE([.D101:.D140]);[$DeathVariance.D$8:$DeathVariance.D$47])" office:value-type="float" office:value="119989.900682131" calcext:value-type="float">
            <text:p>119989,900682131</text:p>
          </table:table-cell>
          <table:table-cell table:style-name="ce1" table:formula="of:=[.G140]-[.G139]" office:value-type="float" office:value="0.971889038803056" calcext:value-type="float">
            <text:p>0,971889038803056</text:p>
          </table:table-cell>
          <table:table-cell table:style-name="ce1" table:formula="of:=[.H140]-SUM([.H137:.H139])/3" office:value-type="float" office:value="-1.22740129960099" calcext:value-type="float">
            <text:p>-1,227401299600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0]+[.D140]*([.C$2]-1)*(1-[.F140])" office:value-type="float" office:value="59999998.9486049" calcext:value-type="float">
            <text:p>59999998,9486049</text:p>
          </table:table-cell>
          <table:table-cell table:formula="of:=[.E$22]-[.D141]" office:value-type="float" office:value="0.0513950660824776" calcext:value-type="float">
            <text:p>0,051395066082478</text:p>
          </table:table-cell>
          <table:table-cell table:formula="of:=([.D141])/([.E141]+[.D141])" office:value-type="float" office:value="0.999999999143416" calcext:value-type="float">
            <text:p>0,999999999143416</text:p>
          </table:table-cell>
          <table:table-cell table:style-name="ce1" table:formula="of:=[.B$6]*MMULT(TRANSPOSE([.D102:.D141]);[$DeathVariance.D$8:$DeathVariance.D$47])" office:value-type="float" office:value="119990.562336475" calcext:value-type="float">
            <text:p>119990,562336475</text:p>
          </table:table-cell>
          <table:table-cell table:style-name="ce1" table:formula="of:=[.G141]-[.G140]" office:value-type="float" office:value="0.661654343814007" calcext:value-type="float">
            <text:p>0,661654343814007</text:p>
          </table:table-cell>
          <table:table-cell table:style-name="ce1" table:formula="of:=[.H141]-SUM([.H138:.H140])/3" office:value-type="float" office:value="-0.836562228956609" calcext:value-type="float">
            <text:p>-0,8365622289566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1]+[.D141]*([.C$2]-1)*(1-[.F141])" office:value-type="float" office:value="59999998.9650261" calcext:value-type="float">
            <text:p>59999998,9650261</text:p>
          </table:table-cell>
          <table:table-cell table:formula="of:=[.E$22]-[.D142]" office:value-type="float" office:value="0.0349739342927933" calcext:value-type="float">
            <text:p>0,034973934292793</text:p>
          </table:table-cell>
          <table:table-cell table:formula="of:=([.D142])/([.E142]+[.D142])" office:value-type="float" office:value="0.999999999417101" calcext:value-type="float">
            <text:p>0,999999999417101</text:p>
          </table:table-cell>
          <table:table-cell table:style-name="ce1" table:formula="of:=[.B$6]*MMULT(TRANSPOSE([.D103:.D142]);[$DeathVariance.D$8:$DeathVariance.D$47])" office:value-type="float" office:value="119991.012722425" calcext:value-type="float">
            <text:p>119991,012722425</text:p>
          </table:table-cell>
          <table:table-cell table:style-name="ce1" table:formula="of:=[.G142]-[.G141]" office:value-type="float" office:value="0.45038595009828" calcext:value-type="float">
            <text:p>0,45038595009828</text:p>
          </table:table-cell>
          <table:table-cell table:style-name="ce1" table:formula="of:=[.H142]-SUM([.H139:.H141])/3" office:value-type="float" office:value="-0.569893124280497" calcext:value-type="float">
            <text:p>-0,56989312428049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2]+[.D142]*([.C$2]-1)*(1-[.F142])" office:value-type="float" office:value="59999998.9762005" calcext:value-type="float">
            <text:p>59999998,9762005</text:p>
          </table:table-cell>
          <table:table-cell table:formula="of:=[.E$22]-[.D143]" office:value-type="float" office:value="0.0237994864583015" calcext:value-type="float">
            <text:p>0,023799486458302</text:p>
          </table:table-cell>
          <table:table-cell table:formula="of:=([.D143])/([.E143]+[.D143])" office:value-type="float" office:value="0.999999999603342" calcext:value-type="float">
            <text:p>0,999999999603342</text:p>
          </table:table-cell>
          <table:table-cell table:style-name="ce1" table:formula="of:=[.B$6]*MMULT(TRANSPOSE([.D104:.D143]);[$DeathVariance.D$8:$DeathVariance.D$47])" office:value-type="float" office:value="119991.319269329" calcext:value-type="float">
            <text:p>119991,319269329</text:p>
          </table:table-cell>
          <table:table-cell table:style-name="ce1" table:formula="of:=[.G143]-[.G142]" office:value-type="float" office:value="0.30654690405936" calcext:value-type="float">
            <text:p>0,30654690405936</text:p>
          </table:table-cell>
          <table:table-cell table:style-name="ce1" table:formula="of:=[.H143]-SUM([.H140:.H142])/3" office:value-type="float" office:value="-0.388096206845754" calcext:value-type="float">
            <text:p>-0,38809620684575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3]+[.D143]*([.C$2]-1)*(1-[.F143])" office:value-type="float" office:value="59999998.9838046" calcext:value-type="float">
            <text:p>59999998,9838046</text:p>
          </table:table-cell>
          <table:table-cell table:formula="of:=[.E$22]-[.D144]" office:value-type="float" office:value="0.0161953642964363" calcext:value-type="float">
            <text:p>0,016195364296436</text:p>
          </table:table-cell>
          <table:table-cell table:formula="of:=([.D144])/([.E144]+[.D144])" office:value-type="float" office:value="0.999999999730077" calcext:value-type="float">
            <text:p>0,999999999730077</text:p>
          </table:table-cell>
          <table:table-cell table:style-name="ce1" table:formula="of:=[.B$6]*MMULT(TRANSPOSE([.D105:.D144]);[$DeathVariance.D$8:$DeathVariance.D$47])" office:value-type="float" office:value="119991.527901206" calcext:value-type="float">
            <text:p>119991,527901206</text:p>
          </table:table-cell>
          <table:table-cell table:style-name="ce1" table:formula="of:=[.G144]-[.G143]" office:value-type="float" office:value="0.208631876885192" calcext:value-type="float">
            <text:p>0,208631876885192</text:p>
          </table:table-cell>
          <table:table-cell table:style-name="ce1" table:formula="of:=[.H144]-SUM([.H141:.H143])/3" office:value-type="float" office:value="-0.26423052243869" calcext:value-type="float">
            <text:p>-0,2642305224386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4]+[.D144]*([.C$2]-1)*(1-[.F144])" office:value-type="float" office:value="59999998.9889792" calcext:value-type="float">
            <text:p>59999998,9889792</text:p>
          </table:table-cell>
          <table:table-cell table:formula="of:=[.E$22]-[.D145]" office:value-type="float" office:value="0.0110208168625832" calcext:value-type="float">
            <text:p>0,011020816862583</text:p>
          </table:table-cell>
          <table:table-cell table:formula="of:=([.D145])/([.E145]+[.D145])" office:value-type="float" office:value="0.99999999981632" calcext:value-type="float">
            <text:p>0,99999999981632</text:p>
          </table:table-cell>
          <table:table-cell table:style-name="ce1" table:formula="of:=[.B$6]*MMULT(TRANSPOSE([.D106:.D145]);[$DeathVariance.D$8:$DeathVariance.D$47])" office:value-type="float" office:value="119991.669887052" calcext:value-type="float">
            <text:p>119991,669887052</text:p>
          </table:table-cell>
          <table:table-cell table:style-name="ce1" table:formula="of:=[.G145]-[.G144]" office:value-type="float" office:value="0.141985845431918" calcext:value-type="float">
            <text:p>0,141985845431918</text:p>
          </table:table-cell>
          <table:table-cell table:style-name="ce1" table:formula="of:=[.H145]-SUM([.H142:.H144])/3" office:value-type="float" office:value="-0.179869064915692" calcext:value-type="float">
            <text:p>-0,17986906491569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5]+[.D145]*([.C$2]-1)*(1-[.F145])" office:value-type="float" office:value="59999998.9925004" calcext:value-type="float">
            <text:p>59999998,9925004</text:p>
          </table:table-cell>
          <table:table-cell table:formula="of:=[.E$22]-[.D146]" office:value-type="float" office:value="0.0074995756149292" calcext:value-type="float">
            <text:p>0,007499575614929</text:p>
          </table:table-cell>
          <table:table-cell table:formula="of:=([.D146])/([.E146]+[.D146])" office:value-type="float" office:value="0.999999999875007" calcext:value-type="float">
            <text:p>0,999999999875007</text:p>
          </table:table-cell>
          <table:table-cell table:style-name="ce1" table:formula="of:=[.B$6]*MMULT(TRANSPOSE([.D107:.D146]);[$DeathVariance.D$8:$DeathVariance.D$47])" office:value-type="float" office:value="119991.766513553" calcext:value-type="float">
            <text:p>119991,766513553</text:p>
          </table:table-cell>
          <table:table-cell table:style-name="ce1" table:formula="of:=[.G146]-[.G145]" office:value-type="float" office:value="0.0966265016468242" calcext:value-type="float">
            <text:p>0,096626501646824</text:p>
          </table:table-cell>
          <table:table-cell table:style-name="ce1" table:formula="of:=[.H146]-SUM([.H143:.H145])/3" office:value-type="float" office:value="-0.122428373811999" calcext:value-type="float">
            <text:p>-0,1224283738119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6]+[.D146]*([.C$2]-1)*(1-[.F146])" office:value-type="float" office:value="59999998.9948966" calcext:value-type="float">
            <text:p>59999998,9948966</text:p>
          </table:table-cell>
          <table:table-cell table:formula="of:=[.E$22]-[.D147]" office:value-type="float" office:value="0.00510340183973312" calcext:value-type="float">
            <text:p>0,005103401839733</text:p>
          </table:table-cell>
          <table:table-cell table:formula="of:=([.D147])/([.E147]+[.D147])" office:value-type="float" office:value="0.999999999914943" calcext:value-type="float">
            <text:p>0,999999999914943</text:p>
          </table:table-cell>
          <table:table-cell table:style-name="ce1" table:formula="of:=[.B$6]*MMULT(TRANSPOSE([.D108:.D147]);[$DeathVariance.D$8:$DeathVariance.D$47])" office:value-type="float" office:value="119991.832270022" calcext:value-type="float">
            <text:p>119991,832270022</text:p>
          </table:table-cell>
          <table:table-cell table:style-name="ce1" table:formula="of:=[.G147]-[.G146]" office:value-type="float" office:value="0.0657564687426202" calcext:value-type="float">
            <text:p>0,06575646874262</text:p>
          </table:table-cell>
          <table:table-cell table:style-name="ce1" table:formula="of:=[.H147]-SUM([.H144:.H146])/3" office:value-type="float" office:value="-0.0833249392453581" calcext:value-type="float">
            <text:p>-0,08332493924535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7]+[.D147]*([.C$2]-1)*(1-[.F147])" office:value-type="float" office:value="59999998.9965272" calcext:value-type="float">
            <text:p>59999998,9965272</text:p>
          </table:table-cell>
          <table:table-cell table:formula="of:=[.E$22]-[.D148]" office:value-type="float" office:value="0.00347282737493515" calcext:value-type="float">
            <text:p>0,003472827374935</text:p>
          </table:table-cell>
          <table:table-cell table:formula="of:=([.D148])/([.E148]+[.D148])" office:value-type="float" office:value="0.99999999994212" calcext:value-type="float">
            <text:p>0,99999999994212</text:p>
          </table:table-cell>
          <table:table-cell table:style-name="ce1" table:formula="of:=[.B$6]*MMULT(TRANSPOSE([.D109:.D148]);[$DeathVariance.D$8:$DeathVariance.D$47])" office:value-type="float" office:value="119991.877018121" calcext:value-type="float">
            <text:p>119991,877018121</text:p>
          </table:table-cell>
          <table:table-cell table:style-name="ce1" table:formula="of:=[.G148]-[.G147]" office:value-type="float" office:value="0.0447480995353544" calcext:value-type="float">
            <text:p>0,044748099535355</text:p>
          </table:table-cell>
          <table:table-cell table:style-name="ce1" table:formula="of:=[.H148]-SUM([.H145:.H147])/3" office:value-type="float" office:value="-0.0567081724050998" calcext:value-type="float">
            <text:p>-0,056708172405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8]+[.D148]*([.C$2]-1)*(1-[.F148])" office:value-type="float" office:value="59999998.9976368" calcext:value-type="float">
            <text:p>59999998,9976368</text:p>
          </table:table-cell>
          <table:table-cell table:formula="of:=[.E$22]-[.D149]" office:value-type="float" office:value="0.00236323475837708" calcext:value-type="float">
            <text:p>0,002363234758377</text:p>
          </table:table-cell>
          <table:table-cell table:formula="of:=([.D149])/([.E149]+[.D149])" office:value-type="float" office:value="0.999999999960613" calcext:value-type="float">
            <text:p>0,999999999960613</text:p>
          </table:table-cell>
          <table:table-cell table:style-name="ce1" table:formula="of:=[.B$6]*MMULT(TRANSPOSE([.D110:.D149]);[$DeathVariance.D$8:$DeathVariance.D$47])" office:value-type="float" office:value="119991.907469471" calcext:value-type="float">
            <text:p>119991,907469471</text:p>
          </table:table-cell>
          <table:table-cell table:style-name="ce1" table:formula="of:=[.G149]-[.G148]" office:value-type="float" office:value="0.0304513496521395" calcext:value-type="float">
            <text:p>0,03045134965214</text:p>
          </table:table-cell>
          <table:table-cell table:style-name="ce1" table:formula="of:=[.H149]-SUM([.H146:.H148])/3" office:value-type="float" office:value="-0.0385923403227935" calcext:value-type="float">
            <text:p>-0,0385923403227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9]+[.D149]*([.C$2]-1)*(1-[.F149])" office:value-type="float" office:value="59999998.9983918" calcext:value-type="float">
            <text:p>59999998,9983918</text:p>
          </table:table-cell>
          <table:table-cell table:formula="of:=[.E$22]-[.D150]" office:value-type="float" office:value="0.00160816311836243" calcext:value-type="float">
            <text:p>0,001608163118362</text:p>
          </table:table-cell>
          <table:table-cell table:formula="of:=([.D150])/([.E150]+[.D150])" office:value-type="float" office:value="0.999999999973197" calcext:value-type="float">
            <text:p>0,999999999973197</text:p>
          </table:table-cell>
          <table:table-cell table:style-name="ce1" table:formula="of:=[.B$6]*MMULT(TRANSPOSE([.D111:.D150]);[$DeathVariance.D$8:$DeathVariance.D$47])" office:value-type="float" office:value="119991.928191662" calcext:value-type="float">
            <text:p>119991,928191662</text:p>
          </table:table-cell>
          <table:table-cell table:style-name="ce1" table:formula="of:=[.G150]-[.G149]" office:value-type="float" office:value="0.0207221904856851" calcext:value-type="float">
            <text:p>0,020722190485685</text:p>
          </table:table-cell>
          <table:table-cell table:style-name="ce1" table:formula="of:=[.H150]-SUM([.H147:.H149])/3" office:value-type="float" office:value="-0.0262631154910196" calcext:value-type="float">
            <text:p>-0,0262631154910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0]+[.D150]*([.C$2]-1)*(1-[.F150])" office:value-type="float" office:value="59999998.9989057" calcext:value-type="float">
            <text:p>59999998,9989057</text:p>
          </table:table-cell>
          <table:table-cell table:formula="of:=[.E$22]-[.D151]" office:value-type="float" office:value="0.00109434127807617" calcext:value-type="float">
            <text:p>0,001094341278076</text:p>
          </table:table-cell>
          <table:table-cell table:formula="of:=([.D151])/([.E151]+[.D151])" office:value-type="float" office:value="0.999999999981761" calcext:value-type="float">
            <text:p>0,999999999981761</text:p>
          </table:table-cell>
          <table:table-cell table:style-name="ce1" table:formula="of:=[.B$6]*MMULT(TRANSPOSE([.D112:.D151]);[$DeathVariance.D$8:$DeathVariance.D$47])" office:value-type="float" office:value="119991.942293082" calcext:value-type="float">
            <text:p>119991,942293082</text:p>
          </table:table-cell>
          <table:table-cell table:style-name="ce1" table:formula="of:=[.G151]-[.G150]" office:value-type="float" office:value="0.0141014201799408" calcext:value-type="float">
            <text:p>0,014101420179941</text:p>
          </table:table-cell>
          <table:table-cell table:style-name="ce1" table:formula="of:=[.H151]-SUM([.H148:.H150])/3" office:value-type="float" office:value="-0.0178724597111189" calcext:value-type="float">
            <text:p>-0,0178724597111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1]+[.D151]*([.C$2]-1)*(1-[.F151])" office:value-type="float" office:value="59999998.9992553" calcext:value-type="float">
            <text:p>59999998,9992553</text:p>
          </table:table-cell>
          <table:table-cell table:formula="of:=[.E$22]-[.D152]" office:value-type="float" office:value="0.000744692981243134" calcext:value-type="float">
            <text:p>0,000744692981243</text:p>
          </table:table-cell>
          <table:table-cell table:formula="of:=([.D152])/([.E152]+[.D152])" office:value-type="float" office:value="0.999999999987588" calcext:value-type="float">
            <text:p>0,999999999987588</text:p>
          </table:table-cell>
          <table:table-cell table:style-name="ce1" table:formula="of:=[.B$6]*MMULT(TRANSPOSE([.D113:.D152]);[$DeathVariance.D$8:$DeathVariance.D$47])" office:value-type="float" office:value="119991.951889048" calcext:value-type="float">
            <text:p>119991,951889048</text:p>
          </table:table-cell>
          <table:table-cell table:style-name="ce1" table:formula="of:=[.G152]-[.G151]" office:value-type="float" office:value="0.00959596659231465" calcext:value-type="float">
            <text:p>0,009595966592315</text:p>
          </table:table-cell>
          <table:table-cell table:style-name="ce1" table:formula="of:=[.H152]-SUM([.H149:.H151])/3" office:value-type="float" office:value="-0.0121623535136071" calcext:value-type="float">
            <text:p>-0,01216235351360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2]+[.D152]*([.C$2]-1)*(1-[.F152])" office:value-type="float" office:value="59999998.9994932" calcext:value-type="float">
            <text:p>59999998,9994932</text:p>
          </table:table-cell>
          <table:table-cell table:formula="of:=[.E$22]-[.D153]" office:value-type="float" office:value="0.000506758689880371" calcext:value-type="float">
            <text:p>0,00050675868988</text:p>
          </table:table-cell>
          <table:table-cell table:formula="of:=([.D153])/([.E153]+[.D153])" office:value-type="float" office:value="0.999999999991554" calcext:value-type="float">
            <text:p>0,999999999991554</text:p>
          </table:table-cell>
          <table:table-cell table:style-name="ce1" table:formula="of:=[.B$6]*MMULT(TRANSPOSE([.D114:.D153]);[$DeathVariance.D$8:$DeathVariance.D$47])" office:value-type="float" office:value="119991.958419056" calcext:value-type="float">
            <text:p>119991,958419056</text:p>
          </table:table-cell>
          <table:table-cell table:style-name="ce1" table:formula="of:=[.G153]-[.G152]" office:value-type="float" office:value="0.00653000797319692" calcext:value-type="float">
            <text:p>0,006530007973197</text:p>
          </table:table-cell>
          <table:table-cell table:style-name="ce1" table:formula="of:=[.H153]-SUM([.H150:.H152])/3" office:value-type="float" office:value="-0.00827651777944993" calcext:value-type="float">
            <text:p>-0,0082765177794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3]+[.D153]*([.C$2]-1)*(1-[.F153])" office:value-type="float" office:value="59999998.9996552" calcext:value-type="float">
            <text:p>59999998,9996552</text:p>
          </table:table-cell>
          <table:table-cell table:formula="of:=[.E$22]-[.D154]" office:value-type="float" office:value="0.000344842672348022" calcext:value-type="float">
            <text:p>0,000344842672348</text:p>
          </table:table-cell>
          <table:table-cell table:formula="of:=([.D154])/([.E154]+[.D154])" office:value-type="float" office:value="0.999999999994253" calcext:value-type="float">
            <text:p>0,999999999994253</text:p>
          </table:table-cell>
          <table:table-cell table:style-name="ce1" table:formula="of:=[.B$6]*MMULT(TRANSPOSE([.D115:.D154]);[$DeathVariance.D$8:$DeathVariance.D$47])" office:value-type="float" office:value="119991.962862688" calcext:value-type="float">
            <text:p>119991,962862688</text:p>
          </table:table-cell>
          <table:table-cell table:style-name="ce1" table:formula="of:=[.G154]-[.G153]" office:value-type="float" office:value="0.00444363198766951" calcext:value-type="float">
            <text:p>0,00444363198767</text:p>
          </table:table-cell>
          <table:table-cell table:style-name="ce1" table:formula="of:=[.H154]-SUM([.H151:.H153])/3" office:value-type="float" office:value="-0.00563216626081461" calcext:value-type="float">
            <text:p>-0,00563216626081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4]+[.D154]*([.C$2]-1)*(1-[.F154])" office:value-type="float" office:value="59999998.9997653" calcext:value-type="float">
            <text:p>59999998,9997653</text:p>
          </table:table-cell>
          <table:table-cell table:formula="of:=[.E$22]-[.D155]" office:value-type="float" office:value="0.000234663486480713" calcext:value-type="float">
            <text:p>0,000234663486481</text:p>
          </table:table-cell>
          <table:table-cell table:formula="of:=([.D155])/([.E155]+[.D155])" office:value-type="float" office:value="0.999999999996089" calcext:value-type="float">
            <text:p>0,999999999996089</text:p>
          </table:table-cell>
          <table:table-cell table:style-name="ce1" table:formula="of:=[.B$6]*MMULT(TRANSPOSE([.D116:.D155]);[$DeathVariance.D$8:$DeathVariance.D$47])" office:value-type="float" office:value="119991.965886551" calcext:value-type="float">
            <text:p>119991,965886551</text:p>
          </table:table-cell>
          <table:table-cell table:style-name="ce1" table:formula="of:=[.G155]-[.G154]" office:value-type="float" office:value="0.00302386257681064" calcext:value-type="float">
            <text:p>0,003023862576811</text:p>
          </table:table-cell>
          <table:table-cell table:style-name="ce1" table:formula="of:=[.H155]-SUM([.H152:.H154])/3" office:value-type="float" office:value="-0.00383267294091638" calcext:value-type="float">
            <text:p>-0,0038326729409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5]+[.D155]*([.C$2]-1)*(1-[.F155])" office:value-type="float" office:value="59999998.9998403" calcext:value-type="float">
            <text:p>59999998,9998403</text:p>
          </table:table-cell>
          <table:table-cell table:formula="of:=[.E$22]-[.D156]" office:value-type="float" office:value="0.000159688293933868" calcext:value-type="float">
            <text:p>0,000159688293934</text:p>
          </table:table-cell>
          <table:table-cell table:formula="of:=([.D156])/([.E156]+[.D156])" office:value-type="float" office:value="0.999999999997339" calcext:value-type="float">
            <text:p>0,999999999997339</text:p>
          </table:table-cell>
          <table:table-cell table:style-name="ce1" table:formula="of:=[.B$6]*MMULT(TRANSPOSE([.D117:.D156]);[$DeathVariance.D$8:$DeathVariance.D$47])" office:value-type="float" office:value="119991.967944268" calcext:value-type="float">
            <text:p>119991,967944268</text:p>
          </table:table-cell>
          <table:table-cell table:style-name="ce1" table:formula="of:=[.G156]-[.G155]" office:value-type="float" office:value="0.00205771741457283" calcext:value-type="float">
            <text:p>0,002057717414573</text:p>
          </table:table-cell>
          <table:table-cell table:style-name="ce1" table:formula="of:=[.H156]-SUM([.H153:.H155])/3" office:value-type="float" office:value="-0.00260811676465285" calcext:value-type="float">
            <text:p>-0,00260811676465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6]+[.D156]*([.C$2]-1)*(1-[.F156])" office:value-type="float" office:value="59999998.9998913" calcext:value-type="float">
            <text:p>59999998,9998913</text:p>
          </table:table-cell>
          <table:table-cell table:formula="of:=[.E$22]-[.D157]" office:value-type="float" office:value="0.000108666718006134" calcext:value-type="float">
            <text:p>0,000108666718006</text:p>
          </table:table-cell>
          <table:table-cell table:formula="of:=([.D157])/([.E157]+[.D157])" office:value-type="float" office:value="0.999999999998189" calcext:value-type="float">
            <text:p>0,999999999998189</text:p>
          </table:table-cell>
          <table:table-cell table:style-name="ce1" table:formula="of:=[.B$6]*MMULT(TRANSPOSE([.D118:.D157]);[$DeathVariance.D$8:$DeathVariance.D$47])" office:value-type="float" office:value="119991.96934453" calcext:value-type="float">
            <text:p>119991,96934453</text:p>
          </table:table-cell>
          <table:table-cell table:style-name="ce1" table:formula="of:=[.G157]-[.G156]" office:value-type="float" office:value="0.0014002617681399" calcext:value-type="float">
            <text:p>0,00140026176814</text:p>
          </table:table-cell>
          <table:table-cell table:style-name="ce1" table:formula="of:=[.H157]-SUM([.H154:.H156])/3" office:value-type="float" office:value="-0.00177480889154443" calcext:value-type="float">
            <text:p>-0,00177480889154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7]+[.D157]*([.C$2]-1)*(1-[.F157])" office:value-type="float" office:value="59999998.9999261" calcext:value-type="float">
            <text:p>59999998,9999261</text:p>
          </table:table-cell>
          <table:table-cell table:formula="of:=[.E$22]-[.D158]" office:value-type="float" office:value="0.000073947012424469" calcext:value-type="float">
            <text:p>7,3947012424469E-05</text:p>
          </table:table-cell>
          <table:table-cell table:formula="of:=([.D158])/([.E158]+[.D158])" office:value-type="float" office:value="0.999999999998768" calcext:value-type="float">
            <text:p>0,999999999998768</text:p>
          </table:table-cell>
          <table:table-cell table:style-name="ce1" table:formula="of:=[.B$6]*MMULT(TRANSPOSE([.D119:.D158]);[$DeathVariance.D$8:$DeathVariance.D$47])" office:value-type="float" office:value="119991.970297398" calcext:value-type="float">
            <text:p>119991,970297398</text:p>
          </table:table-cell>
          <table:table-cell table:style-name="ce1" table:formula="of:=[.G158]-[.G157]" office:value-type="float" office:value="0.000952867572777905" calcext:value-type="float">
            <text:p>0,000952867572778</text:p>
          </table:table-cell>
          <table:table-cell table:style-name="ce1" table:formula="of:=[.H158]-SUM([.H155:.H157])/3" office:value-type="float" office:value="-0.00120774634706322" calcext:value-type="float">
            <text:p>-0,00120774634706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8]+[.D158]*([.C$2]-1)*(1-[.F158])" office:value-type="float" office:value="59999998.9999497" calcext:value-type="float">
            <text:p>59999998,9999497</text:p>
          </table:table-cell>
          <table:table-cell table:formula="of:=[.E$22]-[.D159]" office:value-type="float" office:value="0.0000503212213516235" calcext:value-type="float">
            <text:p>5,03212213516235E-05</text:p>
          </table:table-cell>
          <table:table-cell table:formula="of:=([.D159])/([.E159]+[.D159])" office:value-type="float" office:value="0.999999999999161" calcext:value-type="float">
            <text:p>0,999999999999161</text:p>
          </table:table-cell>
          <table:table-cell table:style-name="ce1" table:formula="of:=[.B$6]*MMULT(TRANSPOSE([.D120:.D159]);[$DeathVariance.D$8:$DeathVariance.D$47])" office:value-type="float" office:value="119991.970945817" calcext:value-type="float">
            <text:p>119991,970945817</text:p>
          </table:table-cell>
          <table:table-cell table:style-name="ce1" table:formula="of:=[.G159]-[.G158]" office:value-type="float" office:value="0.000648419198114425" calcext:value-type="float">
            <text:p>0,000648419198114</text:p>
          </table:table-cell>
          <table:table-cell table:style-name="ce1" table:formula="of:=[.H159]-SUM([.H156:.H158])/3" office:value-type="float" office:value="-0.000821863053715788" calcext:value-type="float">
            <text:p>-0,000821863053716</text:p>
          </table:table-cell>
          <table:table-cell table:number-columns-repeated="53"/>
        </table:table-row>
        <table:table-row table:style-name="ro1" table:number-rows-repeated="1048416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DeathVariance" table:style-name="ta2">
        <office:forms form:automatic-focus="false" form:apply-design-mode="false"/>
        <table:table-column table:style-name="co2" table:number-columns-repeated="13" table:default-cell-style-name="Default"/>
        <table:table-column table:style-name="co6" table:default-cell-style-name="ce1"/>
        <table:table-column table:style-name="co2" table:number-columns-repeated="50" table:default-cell-style-name="Default"/>
        <table:table-row table:style-name="ro1">
          <table:table-cell table:style-name="ce1" office:value-type="string" calcext:value-type="string">
            <text:p>DelayDeat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/>
          <table:table-cell>
            <draw:frame draw:z-index="0" draw:style-name="gr2" draw:text-style-name="P2" svg:width="16.07cm" svg:height="8.996cm" svg:x="0.928cm" svg:y="0.251cm">
              <draw:object draw:notify-on-update-of-ranges="DeathVariance.D7:DeathVariance.D7 DeathVariance.D8:DeathVariance.D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EXP(-(POWER(([.C8]-[.B$1])/[.B$2];2))/2)*1/([.B$2]*SQRTPI(2))" office:value-type="float" office:value="0.0000583893851582921" calcext:value-type="float">
            <text:p>5,83893851582921E-05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EXP(-(POWER(([.C9]-[.B$1])/[.B$2];2))/2)*1/([.B$2]*SQRTPI(2))" office:value-type="float" office:value="0.000122380386022754" calcext:value-type="float">
            <text:p>0,000122380386023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EXP(-(POWER(([.C10]-[.B$1])/[.B$2];2))/2)*1/([.B$2]*SQRTPI(2))" office:value-type="float" office:value="0.000246443833694604" calcext:value-type="float">
            <text:p>0,000246443833695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EXP(-(POWER(([.C11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EXP(-(POWER(([.C1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EXP(-(POWER(([.C13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EXP(-(POWER(([.C14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EXP(-(POWER(([.C15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EXP(-(POWER(([.C16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EXP(-(POWER(([.C1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table:formula="of:=EXP(-(POWER(([.C18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EXP(-(POWER(([.C19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EXP(-(POWER(([.C20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EXP(-(POWER(([.C21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table:formula="of:=EXP(-(POWER(([.C2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EXP(-(POWER(([.C23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EXP(-(POWER(([.C24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EXP(-(POWER(([.C25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EXP(-(POWER(([.C26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table:formula="of:=EXP(-(POWER(([.C27]-[.B$1])/[.B$2];2))/2)*1/([.B$2]*SQRTPI(2))" office:value-type="float" office:value="0.0797884560802866" calcext:value-type="float">
            <text:p>0,07978845608028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EXP(-(POWER(([.C28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EXP(-(POWER(([.C29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EXP(-(POWER(([.C30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EXP(-(POWER(([.C31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EXP(-(POWER(([.C3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table:formula="of:=EXP(-(POWER(([.C33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EXP(-(POWER(([.C34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table:formula="of:=EXP(-(POWER(([.C35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table:formula="of:=EXP(-(POWER(([.C36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EXP(-(POWER(([.C3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table:formula="of:=EXP(-(POWER(([.C38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EXP(-(POWER(([.C39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table:formula="of:=EXP(-(POWER(([.C40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table:formula="of:=EXP(-(POWER(([.C41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EXP(-(POWER(([.C4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table:formula="of:=EXP(-(POWER(([.C43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table:formula="of:=EXP(-(POWER(([.C44]-[.B$1])/[.B$2];2))/2)*1/([.B$2]*SQRTPI(2))" office:value-type="float" office:value="0.000246443833694604" calcext:value-type="float">
            <text:p>0,00024644383369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table:formula="of:=EXP(-(POWER(([.C45]-[.B$1])/[.B$2];2))/2)*1/([.B$2]*SQRTPI(2))" office:value-type="float" office:value="0.000122380386022754" calcext:value-type="float">
            <text:p>0,00012238038602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table:formula="of:=EXP(-(POWER(([.C46]-[.B$1])/[.B$2];2))/2)*1/([.B$2]*SQRTPI(2))" office:value-type="float" office:value="0.0000583893851582921" calcext:value-type="float">
            <text:p>5,83893851582921E-0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EXP(-(POWER(([.C47]-[.B$1])/[.B$2];2))/2)*1/([.B$2]*SQRTPI(2))" office:value-type="float" office:value="0.0000267660451529771" calcext:value-type="float">
            <text:p>2,67660451529771E-05</text:p>
          </table:table-cell>
          <table:table-cell table:number-columns-repeated="6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s Death" table:style-name="ta3">
        <office:forms form:automatic-focus="false" form:apply-design-mode="false"/>
        <table:table-column table:style-name="co7" table:number-columns-repeated="10" table:default-cell-style-name="Default"/>
        <table:table-column table:style-name="co8" table:default-cell-style-name="ce1"/>
        <table:table-column table:style-name="co7" table:number-columns-repeated="5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7"/>
          <table:table-cell>
            <draw:frame draw:z-index="2" draw:style-name="gr2" draw:text-style-name="P2" svg:width="16.022cm" svg:height="8.998cm" svg:x="0.103cm" svg:y="0.102cm">
              <draw:object draw:notify-on-update-of-ranges="'Graphs Death'.J7:'Graphs Death'.J7 'Graphs Death'.J11:'Graphs Death'.J37 'Graphs Death'.K7:'Graphs Death'.K7 'Graphs Death'.K11:'Graphs Death'.K37 'Graphs Death'.L7:'Graphs Death'.L7 'Graphs Death'.L11:'Graphs Death'.L3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it mean 4</text:p>
          </table:table-cell>
          <table:table-cell table:style-name="ce1" office:value-type="string" calcext:value-type="string">
            <text:p>sp mean 4</text:p>
          </table:table-cell>
          <table:table-cell table:style-name="ce1" office:value-type="string" calcext:value-type="string">
            <text:p>fr mean 4</text:p>
          </table:table-cell>
          <table:table-cell table:style-name="ce1" office:value-type="string" calcext:value-type="string">
            <text:p>d(it mean 2)</text:p>
          </table:table-cell>
          <table:table-cell table:style-name="ce1" office:value-type="string" calcext:value-type="string">
            <text:p>d(sp mean 2)</text:p>
          </table:table-cell>
          <table:table-cell table:style-name="ce1" office:value-type="string" calcext:value-type="string">
            <text:p>d(fr mean 2)</text:p>
          </table:table-cell>
          <table:table-cell table:style-name="ce1" office:value-type="string" calcext:value-type="string">
            <text:p>d2(it mean 2)</text:p>
          </table:table-cell>
          <table:table-cell office:value-type="string" calcext:value-type="string">
            <text:p>d2(sp mean 2)</text:p>
          </table:table-cell>
          <table:table-cell table:style-name="ce1" office:value-type="string" calcext:value-type="string">
            <text:p>d2(fr mean 2)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A8]*[.$E$2]+[.A9]*[.$E$3]+[.A10]*[.$E$4]+[.A11]*[.$E$5]+[.A12]*[.$E$6]" office:value-type="float" office:value="0.418003387901294" calcext:value-type="float">
            <text:p>0,418003387901294</text:p>
          </table:table-cell>
          <table:table-cell table:style-name="ce1" table:formula="of:=[.B8]*[.$E$2]+[.B9]*[.$E$3]+[.B10]*[.$E$4]+[.B11]*[.$E$5]+[.B12]*[.$E$6]" office:value-type="float" office:value="0.418003387901294" calcext:value-type="float">
            <text:p>0,418003387901294</text:p>
          </table:table-cell>
          <table:table-cell table:style-name="ce1" table:formula="of:=[.C8]*[.$E$2]+[.C9]*[.$E$3]+[.C10]*[.$E$4]+[.C11]*[.$E$5]+[.C12]*[.$E$6]" office:value-type="float" office:value="0.418003387901294" calcext:value-type="float">
            <text:p>0,418003387901294</text:p>
          </table:table-cell>
          <table:table-cell table:style-name="ce1" table:formula="of:=([.D10]-[.D9]+[.D11]-[.D10])/2 + ([.D10]-[.D8]+[.D12]-[.D10])/4" office:value-type="float" office:value="0.944738894308625" calcext:value-type="float">
            <text:p>0,944738894308625</text:p>
          </table:table-cell>
          <table:table-cell table:style-name="ce1" table:formula="of:=([.E10]-[.E9]+[.E11]-[.E10])/2 + ([.E10]-[.E8]+[.E12]-[.E10])/4" office:value-type="float" office:value="0.974985234873518" calcext:value-type="float">
            <text:p>0,974985234873518</text:p>
          </table:table-cell>
          <table:table-cell table:style-name="ce1" table:formula="of:=([.F10]-[.F9]+[.F11]-[.F10])/2 + ([.F10]-[.F8]+[.F12]-[.F10])/4" office:value-type="float" office:value="0.689006344508837" calcext:value-type="float">
            <text:p>0,689006344508837</text:p>
          </table:table-cell>
          <table:table-cell table:style-name="ce1" table:formula="of:=([.G10]-[.G9]+[.G11]-[.G10])/2 + ([.G10]-[.G8]+[.G12]-[.G10])/4" office:value-type="float" office:value="1.49834732031305" calcext:value-type="float">
            <text:p>1,49834732031305</text:p>
          </table:table-cell>
          <table:table-cell table:formula="of:=([.H10]-[.H9]+[.H11]-[.H10])/2 + ([.H10]-[.H8]+[.H12]-[.H10])/4" office:value-type="float" office:value="1.58162831666586" calcext:value-type="float">
            <text:p>1,58162831666586</text:p>
          </table:table-cell>
          <table:table-cell table:style-name="ce1" table:formula="of:=([.I10]-[.I9]+[.I11]-[.I10])/2 + ([.I10]-[.I8]+[.I12]-[.I10])/4" office:value-type="float" office:value="0.528133945224789" calcext:value-type="float">
            <text:p>0,528133945224789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[.A9]*[.$E$2]+[.A10]*[.$E$3]+[.A11]*[.$E$4]+[.A12]*[.$E$5]+[.A13]*[.$E$6]" office:value-type="float" office:value="0.914492553743732" calcext:value-type="float">
            <text:p>0,914492553743732</text:p>
          </table:table-cell>
          <table:table-cell table:style-name="ce1" table:formula="of:=[.B9]*[.$E$2]+[.B10]*[.$E$3]+[.B11]*[.$E$4]+[.B12]*[.$E$5]+[.B13]*[.$E$6]" office:value-type="float" office:value="0.914492553743732" calcext:value-type="float">
            <text:p>0,914492553743732</text:p>
          </table:table-cell>
          <table:table-cell table:style-name="ce1" table:formula="of:=[.C9]*[.$E$2]+[.C10]*[.$E$3]+[.C11]*[.$E$4]+[.C12]*[.$E$5]+[.C13]*[.$E$6]" office:value-type="float" office:value="0.79350719148416" calcext:value-type="float">
            <text:p>0,79350719148416</text:p>
          </table:table-cell>
          <table:table-cell table:style-name="ce1" table:formula="of:=([.D11]-[.D10]+[.D12]-[.D11])/2 + ([.D11]-[.D9]+[.D13]-[.D11])/4" office:value-type="float" office:value="1.67461647546196" calcext:value-type="float">
            <text:p>1,67461647546196</text:p>
          </table:table-cell>
          <table:table-cell table:style-name="ce1" table:formula="of:=([.E11]-[.E10]+[.E12]-[.E11])/2 + ([.E11]-[.E9]+[.E13]-[.E11])/4" office:value-type="float" office:value="1.74887098187239" calcext:value-type="float">
            <text:p>1,74887098187239</text:p>
          </table:table-cell>
          <table:table-cell table:style-name="ce1" table:formula="of:=([.F11]-[.F10]+[.F12]-[.F11])/2 + ([.F11]-[.F9]+[.F13]-[.F11])/4" office:value-type="float" office:value="0.742011058760053" calcext:value-type="float">
            <text:p>0,742011058760053</text:p>
          </table:table-cell>
          <table:table-cell table:style-name="ce1" table:formula="of:=([.G11]-[.G10]+[.G12]-[.G11])/2 + ([.G11]-[.G9]+[.G13]-[.G11])/4" office:value-type="float" office:value="1.74053231670986" calcext:value-type="float">
            <text:p>1,74053231670986</text:p>
          </table:table-cell>
          <table:table-cell table:formula="of:=([.H11]-[.H10]+[.H12]-[.H11])/2 + ([.H11]-[.H9]+[.H13]-[.H11])/4" office:value-type="float" office:value="2.03298503279638" calcext:value-type="float">
            <text:p>2,03298503279638</text:p>
          </table:table-cell>
          <table:table-cell table:style-name="ce1" table:formula="of:=([.I11]-[.I10]+[.I12]-[.I11])/2 + ([.I11]-[.I9]+[.I13]-[.I11])/4" office:value-type="float" office:value="0.0791598675317521" calcext:value-type="float">
            <text:p>0,079159867531752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table:formula="of:=[.A10]*[.$E$2]+[.A11]*[.$E$3]+[.A12]*[.$E$4]+[.A13]*[.$E$5]+[.A14]*[.$E$6]" office:value-type="float" office:value="1.94997046974704" calcext:value-type="float">
            <text:p>1,94997046974704</text:p>
          </table:table-cell>
          <table:table-cell table:style-name="ce1" table:formula="of:=[.B10]*[.$E$2]+[.B11]*[.$E$3]+[.B12]*[.$E$4]+[.B13]*[.$E$5]+[.B14]*[.$E$6]" office:value-type="float" office:value="2.07095583200661" calcext:value-type="float">
            <text:p>2,07095583200661</text:p>
          </table:table-cell>
          <table:table-cell table:style-name="ce1" table:formula="of:=[.C10]*[.$E$2]+[.C11]*[.$E$3]+[.C12]*[.$E$4]+[.C13]*[.$E$5]+[.C14]*[.$E$6]" office:value-type="float" office:value="1.16901099506703" calcext:value-type="float">
            <text:p>1,16901099506703</text:p>
          </table:table-cell>
          <table:table-cell table:style-name="ce1" table:formula="of:=([.D12]-[.D11]+[.D13]-[.D12])/2 + ([.D12]-[.D10]+[.D14]-[.D12])/4" office:value-type="float" office:value="2.64415633032827" calcext:value-type="float">
            <text:p>2,64415633032827</text:p>
          </table:table-cell>
          <table:table-cell table:style-name="ce1" table:formula="of:=([.E12]-[.E11]+[.E13]-[.E12])/2 + ([.E12]-[.E10]+[.E14]-[.E12])/4" office:value-type="float" office:value="2.82877130291867" calcext:value-type="float">
            <text:p>2,82877130291867</text:p>
          </table:table-cell>
          <table:table-cell table:style-name="ce1" table:formula="of:=([.F12]-[.F11]+[.F13]-[.F12])/2 + ([.F12]-[.F10]+[.F14]-[.F12])/4" office:value-type="float" office:value="0.628513663379051" calcext:value-type="float">
            <text:p>0,628513663379051</text:p>
          </table:table-cell>
          <table:table-cell table:style-name="ce1" table:formula="of:=([.G12]-[.G11]+[.G13]-[.G12])/2 + ([.G12]-[.G10]+[.G14]-[.G12])/4" office:value-type="float" office:value="1.79616331344427" calcext:value-type="float">
            <text:p>1,79616331344427</text:p>
          </table:table-cell>
          <table:table-cell table:formula="of:=([.H12]-[.H11]+[.H13]-[.H12])/2 + ([.H12]-[.H10]+[.H14]-[.H12])/4" office:value-type="float" office:value="2.78660518725607" calcext:value-type="float">
            <text:p>2,78660518725607</text:p>
          </table:table-cell>
          <table:table-cell table:style-name="ce1" table:formula="of:=([.I12]-[.I11]+[.I13]-[.I12])/2 + ([.I12]-[.I10]+[.I14]-[.I12])/4" office:value-type="float" office:value="-0.241947935261391" calcext:value-type="float">
            <text:p>-0,241947935261391</text:p>
          </table:table-cell>
          <table:table-cell table:number-columns-repeated="5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1]*[.$E$2]+[.A12]*[.$E$3]+[.A13]*[.$E$4]+[.A14]*[.$E$5]+[.A15]*[.$E$6]" office:value-type="float" office:value="3.63453173815636" calcext:value-type="float">
            <text:p>3,63453173815636</text:p>
          </table:table-cell>
          <table:table-cell table:style-name="ce1" table:formula="of:=[.B11]*[.$E$2]+[.B12]*[.$E$3]+[.B13]*[.$E$4]+[.B14]*[.$E$5]+[.B15]*[.$E$6]" office:value-type="float" office:value="3.68957903927894" calcext:value-type="float">
            <text:p>3,68957903927894</text:p>
          </table:table-cell>
          <table:table-cell table:style-name="ce1" table:formula="of:=[.C11]*[.$E$2]+[.C12]*[.$E$3]+[.C13]*[.$E$4]+[.C14]*[.$E$5]+[.C15]*[.$E$6]" office:value-type="float" office:value="1.46602902070875" calcext:value-type="float">
            <text:p>1,46602902070875</text:p>
          </table:table-cell>
          <table:table-cell table:style-name="ce1" table:formula="of:=([.D13]-[.D12]+[.D14]-[.D13])/2 + ([.D13]-[.D11]+[.D15]-[.D13])/4" office:value-type="float" office:value="3.56329439480015" calcext:value-type="float">
            <text:p>3,56329439480015</text:p>
          </table:table-cell>
          <table:table-cell table:style-name="ce1" table:formula="of:=([.E13]-[.E12]+[.E14]-[.E13])/2 + ([.E13]-[.E11]+[.E15]-[.E13])/4" office:value-type="float" office:value="4.42436799509523" calcext:value-type="float">
            <text:p>4,42436799509523</text:p>
          </table:table-cell>
          <table:table-cell table:style-name="ce1" table:formula="of:=([.F13]-[.F12]+[.F14]-[.F13])/2 + ([.F13]-[.F11]+[.F15]-[.F13])/4" office:value-type="float" office:value="0.43762483238658" calcext:value-type="float">
            <text:p>0,43762483238658</text:p>
          </table:table-cell>
          <table:table-cell table:style-name="ce1" table:formula="of:=([.G13]-[.G12]+[.G14]-[.G13])/2 + ([.G13]-[.G11]+[.G15]-[.G13])/4" office:value-type="float" office:value="1.73004750487661" calcext:value-type="float">
            <text:p>1,73004750487661</text:p>
          </table:table-cell>
          <table:table-cell table:formula="of:=([.H13]-[.H12]+[.H14]-[.H13])/2 + ([.H13]-[.H11]+[.H15]-[.H13])/4" office:value-type="float" office:value="3.94821804005464" calcext:value-type="float">
            <text:p>3,94821804005464</text:p>
          </table:table-cell>
          <table:table-cell table:style-name="ce1" table:formula="of:=([.I13]-[.I12]+[.I14]-[.I13])/2 + ([.I13]-[.I11]+[.I15]-[.I13])/4" office:value-type="float" office:value="-0.225359860177784" calcext:value-type="float">
            <text:p>-0,225359860177784</text:p>
          </table:table-cell>
          <table:table-cell table:number-columns-repeated="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2]*[.$E$2]+[.A13]*[.$E$3]+[.A14]*[.$E$4]+[.A15]*[.$E$5]+[.A16]*[.$E$6]" office:value-type="float" office:value="5.55455034038912" calcext:value-type="float">
            <text:p>5,55455034038912</text:p>
          </table:table-cell>
          <table:table-cell table:style-name="ce1" table:formula="of:=[.B12]*[.$E$2]+[.B13]*[.$E$3]+[.B14]*[.$E$4]+[.B15]*[.$E$5]+[.B16]*[.$E$6]" office:value-type="float" office:value="6.18291562850555" calcext:value-type="float">
            <text:p>6,18291562850555</text:p>
            <draw:frame draw:z-index="0" draw:style-name="gr2" draw:text-style-name="P2" svg:width="16.02cm" svg:height="8.998cm" svg:x="0.574cm" svg:y="0.254cm">
              <draw:object draw:notify-on-update-of-ranges="'Graphs Death'.D7:'Graphs Death'.D7 'Graphs Death'.D11:'Graphs Death'.D41 'Graphs Death'.E7:'Graphs Death'.E7 'Graphs Death'.E11:'Graphs Death'.E41 'Graphs Death'.F7:'Graphs Death'.F7 'Graphs Death'.F11:'Graphs Death'.F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formula="of:=[.C12]*[.$E$2]+[.C13]*[.$E$3]+[.C14]*[.$E$4]+[.C15]*[.$E$5]+[.C16]*[.$E$6]" office:value-type="float" office:value="1.58701438296832" calcext:value-type="float">
            <text:p>1,58701438296832</text:p>
          </table:table-cell>
          <table:table-cell table:style-name="ce1" table:formula="of:=([.D14]-[.D13]+[.D15]-[.D14])/2 + ([.D14]-[.D12]+[.D16]-[.D14])/4" office:value-type="float" office:value="4.35203630940935" calcext:value-type="float">
            <text:p>4,35203630940935</text:p>
          </table:table-cell>
          <table:table-cell table:style-name="ce1" table:formula="of:=([.E14]-[.E13]+[.E15]-[.E14])/2 + ([.E14]-[.E12]+[.E16]-[.E14])/4" office:value-type="float" office:value="6.77041195745211" calcext:value-type="float">
            <text:p>6,77041195745211</text:p>
          </table:table-cell>
          <table:table-cell table:style-name="ce1" table:formula="of:=([.F14]-[.F13]+[.F15]-[.F14])/2 + ([.F14]-[.F12]+[.F16]-[.F14])/4" office:value-type="float" office:value="0.329987056210219" calcext:value-type="float">
            <text:p>0,329987056210219</text:p>
          </table:table-cell>
          <table:table-cell table:style-name="ce1" table:formula="of:=([.G14]-[.G13]+[.G15]-[.G14])/2 + ([.G14]-[.G12]+[.G16]-[.G14])/4" office:value-type="float" office:value="1.72846530508685" calcext:value-type="float">
            <text:p>1,72846530508685</text:p>
          </table:table-cell>
          <table:table-cell table:formula="of:=([.H14]-[.H13]+[.H15]-[.H14])/2 + ([.H14]-[.H12]+[.H16]-[.H14])/4" office:value-type="float" office:value="5.28498234704603" calcext:value-type="float">
            <text:p>5,28498234704603</text:p>
          </table:table-cell>
          <table:table-cell table:style-name="ce1" table:formula="of:=([.I14]-[.I13]+[.I15]-[.I14])/2 + ([.I14]-[.I12]+[.I16]-[.I14])/4" office:value-type="float" office:value="0.0226847554236698" calcext:value-type="float">
            <text:p>0,02268475542367</text:p>
          </table:table-cell>
          <table:table-cell table:number-columns-repeated="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3]*[.$E$2]+[.A14]*[.$E$3]+[.A15]*[.$E$4]+[.A16]*[.$E$5]+[.A17]*[.$E$6]" office:value-type="float" office:value="7.95851039166017" calcext:value-type="float">
            <text:p>7,95851039166017</text:p>
          </table:table-cell>
          <table:table-cell table:style-name="ce1" table:formula="of:=[.B13]*[.$E$2]+[.B14]*[.$E$3]+[.B15]*[.$E$4]+[.B16]*[.$E$5]+[.B17]*[.$E$6]" office:value-type="float" office:value="10.3880449411268" calcext:value-type="float">
            <text:p>10,3880449411268</text:p>
          </table:table-cell>
          <table:table-cell table:style-name="ce1" table:formula="of:=[.C13]*[.$E$2]+[.C14]*[.$E$3]+[.C15]*[.$E$4]+[.C16]*[.$E$5]+[.C17]*[.$E$6]" office:value-type="float" office:value="1.70799974522789" calcext:value-type="float">
            <text:p>1,70799974522789</text:p>
          </table:table-cell>
          <table:table-cell table:style-name="ce1" table:formula="of:=([.D15]-[.D14]+[.D16]-[.D15])/2 + ([.D15]-[.D13]+[.D17]-[.D15])/4" office:value-type="float" office:value="5.17904653680625" calcext:value-type="float">
            <text:p>5,17904653680625</text:p>
          </table:table-cell>
          <table:table-cell table:style-name="ce1" table:formula="of:=([.E15]-[.E14]+[.E16]-[.E15])/2 + ([.E15]-[.E13]+[.E17]-[.E15])/4" office:value-type="float" office:value="9.65846183302407" calcext:value-type="float">
            <text:p>9,65846183302407</text:p>
          </table:table-cell>
          <table:table-cell table:style-name="ce1" table:formula="of:=([.F15]-[.F14]+[.F16]-[.F15])/2 + ([.F15]-[.F13]+[.F17]-[.F15])/4" office:value-type="float" office:value="0.43762483238658" calcext:value-type="float">
            <text:p>0,43762483238658</text:p>
          </table:table-cell>
          <table:table-cell table:style-name="ce1" table:formula="of:=([.G15]-[.G14]+[.G16]-[.G15])/2 + ([.G15]-[.G13]+[.G17]-[.G15])/4" office:value-type="float" office:value="2.16298314980909" calcext:value-type="float">
            <text:p>2,16298314980909</text:p>
          </table:table-cell>
          <table:table-cell table:formula="of:=([.H15]-[.H14]+[.H16]-[.H15])/2 + ([.H15]-[.H13]+[.H17]-[.H15])/4" office:value-type="float" office:value="7.22636993821616" calcext:value-type="float">
            <text:p>7,22636993821616</text:p>
          </table:table-cell>
          <table:table-cell table:style-name="ce1" table:formula="of:=([.I15]-[.I14]+[.I16]-[.I15])/2 + ([.I15]-[.I13]+[.I17]-[.I15])/4" office:value-type="float" office:value="0.379351346821509" calcext:value-type="float">
            <text:p>0,379351346821509</text:p>
          </table:table-cell>
          <table:table-cell table:number-columns-repeated="5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4]*[.$E$2]+[.A15]*[.$E$3]+[.A16]*[.$E$4]+[.A17]*[.$E$5]+[.A18]*[.$E$6]" office:value-type="float" office:value="10.7101584003768" calcext:value-type="float">
            <text:p>10,7101584003768</text:p>
          </table:table-cell>
          <table:table-cell table:style-name="ce1" table:formula="of:=[.B14]*[.$E$2]+[.B15]*[.$E$3]+[.B16]*[.$E$4]+[.B17]*[.$E$5]+[.B18]*[.$E$6]" office:value-type="float" office:value="15.7556718581193" calcext:value-type="float">
            <text:p>15,7556718581193</text:p>
          </table:table-cell>
          <table:table-cell table:style-name="ce1" table:formula="of:=[.C14]*[.$E$2]+[.C15]*[.$E$3]+[.C16]*[.$E$4]+[.C17]*[.$E$5]+[.C18]*[.$E$6]" office:value-type="float" office:value="2.00501777086961" calcext:value-type="float">
            <text:p>2,00501777086961</text:p>
          </table:table-cell>
          <table:table-cell table:style-name="ce1" table:formula="of:=([.D16]-[.D15]+[.D17]-[.D16])/2 + ([.D16]-[.D14]+[.D18]-[.D16])/4" office:value-type="float" office:value="6.32651326666345" calcext:value-type="float">
            <text:p>6,32651326666345</text:p>
          </table:table-cell>
          <table:table-cell table:style-name="ce1" table:formula="of:=([.E16]-[.E15]+[.E17]-[.E16])/2 + ([.E16]-[.E14]+[.E18]-[.E16])/4" office:value-type="float" office:value="13.5005130152451" calcext:value-type="float">
            <text:p>13,5005130152451</text:p>
          </table:table-cell>
          <table:table-cell table:style-name="ce1" table:formula="of:=([.F16]-[.F15]+[.F17]-[.F16])/2 + ([.F16]-[.F14]+[.F18]-[.F16])/4" office:value-type="float" office:value="0.71925268507373" calcext:value-type="float">
            <text:p>0,71925268507373</text:p>
          </table:table-cell>
          <table:table-cell table:style-name="ce1" table:formula="of:=([.G16]-[.G15]+[.G17]-[.G16])/2 + ([.G16]-[.G14]+[.G18]-[.G16])/4" office:value-type="float" office:value="3.32058501649625" calcext:value-type="float">
            <text:p>3,32058501649625</text:p>
          </table:table-cell>
          <table:table-cell table:formula="of:=([.H16]-[.H15]+[.H17]-[.H16])/2 + ([.H16]-[.H14]+[.H18]-[.H16])/4" office:value-type="float" office:value="10.9467880677403" calcext:value-type="float">
            <text:p>10,9467880677403</text:p>
          </table:table-cell>
          <table:table-cell table:style-name="ce1" table:formula="of:=([.I16]-[.I15]+[.I17]-[.I16])/2 + ([.I16]-[.I14]+[.I18]-[.I16])/4" office:value-type="float" office:value="0.76884688454149" calcext:value-type="float">
            <text:p>0,76884688454149</text:p>
          </table:table-cell>
          <table:table-cell table:number-columns-repeated="5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A15]*[.$E$2]+[.A16]*[.$E$3]+[.A17]*[.$E$4]+[.A18]*[.$E$5]+[.A19]*[.$E$6]" office:value-type="float" office:value="14.039501765406" calcext:value-type="float">
            <text:p>14,039501765406</text:p>
          </table:table-cell>
          <table:table-cell table:style-name="ce1" table:formula="of:=[.B15]*[.$E$2]+[.B16]*[.$E$3]+[.B17]*[.$E$4]+[.B18]*[.$E$5]+[.B19]*[.$E$6]" office:value-type="float" office:value="23.1779139121476" calcext:value-type="float">
            <text:p>23,1779139121476</text:p>
          </table:table-cell>
          <table:table-cell table:style-name="ce1" table:formula="of:=[.C15]*[.$E$2]+[.C16]*[.$E$3]+[.C17]*[.$E$4]+[.C18]*[.$E$5]+[.C19]*[.$E$6]" office:value-type="float" office:value="2.38052157445248" calcext:value-type="float">
            <text:p>2,38052157445248</text:p>
          </table:table-cell>
          <table:table-cell table:style-name="ce1" table:formula="of:=([.D17]-[.D16]+[.D18]-[.D17])/2 + ([.D17]-[.D15]+[.D19]-[.D17])/4" office:value-type="float" office:value="8.26627307952831" calcext:value-type="float">
            <text:p>8,26627307952831</text:p>
          </table:table-cell>
          <table:table-cell table:style-name="ce1" table:formula="of:=([.E17]-[.E16]+[.E18]-[.E17])/2 + ([.E17]-[.E15]+[.E19]-[.E17])/4" office:value-type="float" office:value="19.8696456323738" calcext:value-type="float">
            <text:p>19,8696456323738</text:p>
          </table:table-cell>
          <table:table-cell table:style-name="ce1" table:formula="of:=([.F17]-[.F16]+[.F18]-[.F17])/2 + ([.F17]-[.F15]+[.F19]-[.F17])/4" office:value-type="float" office:value="1.1764989619456" calcext:value-type="float">
            <text:p>1,1764989619456</text:p>
          </table:table-cell>
          <table:table-cell table:style-name="ce1" table:formula="of:=([.G17]-[.G16]+[.G18]-[.G17])/2 + ([.G17]-[.G15]+[.G19]-[.G17])/4" office:value-type="float" office:value="5.37098603340245" calcext:value-type="float">
            <text:p>5,37098603340245</text:p>
          </table:table-cell>
          <table:table-cell table:formula="of:=([.H17]-[.H16]+[.H18]-[.H17])/2 + ([.H17]-[.H15]+[.H19]-[.H17])/4" office:value-type="float" office:value="17.3177836225202" calcext:value-type="float">
            <text:p>17,3177836225202</text:p>
          </table:table-cell>
          <table:table-cell table:style-name="ce1" table:formula="of:=([.I17]-[.I16]+[.I18]-[.I17])/2 + ([.I17]-[.I15]+[.I19]-[.I17])/4" office:value-type="float" office:value="1.25834499503395" calcext:value-type="float">
            <text:p>1,25834499503395</text:p>
          </table:table-cell>
          <table:table-cell table:number-columns-repeated="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6]*[.$E$2]+[.A17]*[.$E$3]+[.A18]*[.$E$4]+[.A19]*[.$E$5]+[.A20]*[.$E$6]" office:value-type="float" office:value="18.6986206595513" calcext:value-type="float">
            <text:p>18,6986206595513</text:p>
          </table:table-cell>
          <table:table-cell table:style-name="ce1" table:formula="of:=[.B16]*[.$E$2]+[.B17]*[.$E$3]+[.B18]*[.$E$4]+[.B19]*[.$E$5]+[.B20]*[.$E$6]" office:value-type="float" office:value="34.6052297474444" calcext:value-type="float">
            <text:p>34,6052297474444</text:p>
          </table:table-cell>
          <table:table-cell table:style-name="ce1" table:formula="of:=[.C16]*[.$E$2]+[.C17]*[.$E$3]+[.C18]*[.$E$4]+[.C19]*[.$E$5]+[.C20]*[.$E$6]" office:value-type="float" office:value="3.11898146481406" calcext:value-type="float">
            <text:p>3,11898146481406</text:p>
          </table:table-cell>
          <table:table-cell table:style-name="ce1" table:formula="of:=([.D18]-[.D17]+[.D19]-[.D18])/2 + ([.D18]-[.D16]+[.D20]-[.D18])/4" office:value-type="float" office:value="11.4599232899502" calcext:value-type="float">
            <text:p>11,4599232899502</text:p>
          </table:table-cell>
          <table:table-cell table:style-name="ce1" table:formula="of:=([.E18]-[.E17]+[.E19]-[.E18])/2 + ([.E18]-[.E16]+[.E20]-[.E18])/4" office:value-type="float" office:value="30.1351966297139" calcext:value-type="float">
            <text:p>30,1351966297139</text:p>
          </table:table-cell>
          <table:table-cell table:style-name="ce1" table:formula="of:=([.F18]-[.F17]+[.F19]-[.F18])/2 + ([.F18]-[.F16]+[.F20]-[.F18])/4" office:value-type="float" office:value="1.92762633525815" calcext:value-type="float">
            <text:p>1,92762633525815</text:p>
          </table:table-cell>
          <table:table-cell table:style-name="ce1" table:formula="of:=([.G18]-[.G17]+[.G19]-[.G18])/2 + ([.G18]-[.G16]+[.G20]-[.G18])/4" office:value-type="float" office:value="8.34097834958317" calcext:value-type="float">
            <text:p>8,34097834958317</text:p>
          </table:table-cell>
          <table:table-cell table:formula="of:=([.H18]-[.H17]+[.H19]-[.H18])/2 + ([.H18]-[.H16]+[.H20]-[.H18])/4" office:value-type="float" office:value="26.0134947869186" calcext:value-type="float">
            <text:p>26,0134947869186</text:p>
          </table:table-cell>
          <table:table-cell table:style-name="ce1" table:formula="of:=([.I18]-[.I17]+[.I19]-[.I18])/2 + ([.I18]-[.I16]+[.I20]-[.I18])/4" office:value-type="float" office:value="1.906510044435" calcext:value-type="float">
            <text:p>1,906510044435</text:p>
          </table:table-cell>
          <table:table-cell table:number-columns-repeated="5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7]*[.$E$2]+[.A18]*[.$E$3]+[.A19]*[.$E$4]+[.A20]*[.$E$5]+[.A21]*[.$E$6]" office:value-type="float" office:value="25.0466781914245" calcext:value-type="float">
            <text:p>25,0466781914245</text:p>
          </table:table-cell>
          <table:table-cell table:style-name="ce1" table:formula="of:=[.B17]*[.$E$2]+[.B18]*[.$E$3]+[.B19]*[.$E$4]+[.B20]*[.$E$5]+[.B21]*[.$E$6]" office:value-type="float" office:value="52.1675116919719" calcext:value-type="float">
            <text:p>52,1675116919719</text:p>
          </table:table-cell>
          <table:table-cell table:style-name="ce1" table:formula="of:=[.C17]*[.$E$2]+[.C18]*[.$E$3]+[.C19]*[.$E$4]+[.C20]*[.$E$5]+[.C21]*[.$E$6]" office:value-type="float" office:value="4.18606820512138" calcext:value-type="float">
            <text:p>4,18606820512138</text:p>
          </table:table-cell>
          <table:table-cell table:style-name="ce1" table:formula="of:=([.D19]-[.D18]+[.D20]-[.D19])/2 + ([.D19]-[.D17]+[.D21]-[.D19])/4" office:value-type="float" office:value="16.3961706238425" calcext:value-type="float">
            <text:p>16,3961706238425</text:p>
          </table:table-cell>
          <table:table-cell table:style-name="ce1" table:formula="of:=([.E19]-[.E18]+[.E20]-[.E19])/2 + ([.E19]-[.E17]+[.E21]-[.E19])/4" office:value-type="float" office:value="45.6602290941672" calcext:value-type="float">
            <text:p>45,6602290941672</text:p>
          </table:table-cell>
          <table:table-cell table:style-name="ce1" table:formula="of:=([.F19]-[.F18]+[.F20]-[.F19])/2 + ([.F19]-[.F17]+[.F21]-[.F19])/4" office:value-type="float" office:value="3.05425751215356" calcext:value-type="float">
            <text:p>3,05425751215356</text:p>
          </table:table-cell>
          <table:table-cell table:style-name="ce1" table:formula="of:=([.G19]-[.G18]+[.G20]-[.G19])/2 + ([.G19]-[.G17]+[.G21]-[.G19])/4" office:value-type="float" office:value="12.0773983874209" calcext:value-type="float">
            <text:p>12,0773983874209</text:p>
          </table:table-cell>
          <table:table-cell table:formula="of:=([.H19]-[.H18]+[.H20]-[.H19])/2 + ([.H19]-[.H17]+[.H21]-[.H19])/4" office:value-type="float" office:value="35.2774249990965" calcext:value-type="float">
            <text:p>35,2774249990965</text:p>
          </table:table-cell>
          <table:table-cell table:style-name="ce1" table:formula="of:=([.I19]-[.I18]+[.I20]-[.I19])/2 + ([.I19]-[.I17]+[.I21]-[.I19])/4" office:value-type="float" office:value="2.64743334377567" calcext:value-type="float">
            <text:p>2,64743334377567</text:p>
          </table:table-cell>
          <table:table-cell table:number-columns-repeated="5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A18]*[.$E$2]+[.A19]*[.$E$3]+[.A20]*[.$E$4]+[.A21]*[.$E$5]+[.A22]*[.$E$6]" office:value-type="float" office:value="34.5354987081407" calcext:value-type="float">
            <text:p>34,5354987081407</text:p>
          </table:table-cell>
          <table:table-cell table:style-name="ce1" table:formula="of:=[.B18]*[.$E$2]+[.B19]*[.$E$3]+[.B20]*[.$E$4]+[.B21]*[.$E$5]+[.B22]*[.$E$6]" office:value-type="float" office:value="78.3172628173265" calcext:value-type="float">
            <text:p>78,3172628173265</text:p>
          </table:table-cell>
          <table:table-cell table:style-name="ce1" table:formula="of:=[.C18]*[.$E$2]+[.C19]*[.$E$3]+[.C20]*[.$E$4]+[.C21]*[.$E$5]+[.C22]*[.$E$6]" office:value-type="float" office:value="6.1044298505644" calcext:value-type="float">
            <text:p>6,1044298505644</text:p>
          </table:table-cell>
          <table:table-cell table:style-name="ce1" table:formula="of:=([.D20]-[.D19]+[.D21]-[.D20])/2 + ([.D20]-[.D18]+[.D22]-[.D20])/4" office:value-type="float" office:value="23.4306315763678" calcext:value-type="float">
            <text:p>23,4306315763678</text:p>
          </table:table-cell>
          <table:table-cell table:style-name="ce1" table:formula="of:=([.E20]-[.E19]+[.E21]-[.E20])/2 + ([.E20]-[.E18]+[.E22]-[.E20])/4" office:value-type="float" office:value="65.9733252393328" calcext:value-type="float">
            <text:p>65,9733252393328</text:p>
          </table:table-cell>
          <table:table-cell table:style-name="ce1" table:formula="of:=([.F20]-[.F19]+[.F21]-[.F20])/2 + ([.F20]-[.F18]+[.F22]-[.F20])/4" office:value-type="float" office:value="4.58977576239778" calcext:value-type="float">
            <text:p>4,58977576239778</text:p>
          </table:table-cell>
          <table:table-cell table:style-name="ce1" table:formula="of:=([.G20]-[.G19]+[.G21]-[.G20])/2 + ([.G20]-[.G18]+[.G22]-[.G20])/4" office:value-type="float" office:value="16.0793526432326" calcext:value-type="float">
            <text:p>16,0793526432326</text:p>
          </table:table-cell>
          <table:table-cell table:formula="of:=([.H20]-[.H19]+[.H21]-[.H20])/2 + ([.H20]-[.H18]+[.H22]-[.H20])/4" office:value-type="float" office:value="45.0153114248498" calcext:value-type="float">
            <text:p>45,0153114248498</text:p>
          </table:table-cell>
          <table:table-cell table:style-name="ce1" table:formula="of:=([.I20]-[.I19]+[.I21]-[.I20])/2 + ([.I20]-[.I18]+[.I22]-[.I20])/4" office:value-type="float" office:value="3.30323359658058" calcext:value-type="float">
            <text:p>3,30323359658058</text:p>
          </table:table-cell>
          <table:table-cell table:number-columns-repeated="5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A19]*[.$E$2]+[.A20]*[.$E$3]+[.A21]*[.$E$4]+[.A22]*[.$E$5]+[.A23]*[.$E$6]" office:value-type="float" office:value="47.950428163597" calcext:value-type="float">
            <text:p>47,950428163597</text:p>
          </table:table-cell>
          <table:table-cell table:style-name="ce1" table:formula="of:=[.B19]*[.$E$2]+[.B20]*[.$E$3]+[.B21]*[.$E$4]+[.B22]*[.$E$5]+[.B23]*[.$E$6]" office:value-type="float" office:value="118.394764149052" calcext:value-type="float">
            <text:p>118,394764149052</text:p>
          </table:table-cell>
          <table:table-cell table:style-name="ce1" table:formula="of:=[.C19]*[.$E$2]+[.C20]*[.$E$3]+[.C21]*[.$E$4]+[.C22]*[.$E$5]+[.C23]*[.$E$6]" office:value-type="float" office:value="8.62665485156605" calcext:value-type="float">
            <text:p>8,62665485156605</text:p>
          </table:table-cell>
          <table:table-cell table:style-name="ce1" table:formula="of:=([.D21]-[.D20]+[.D22]-[.D21])/2 + ([.D21]-[.D19]+[.D23]-[.D21])/4" office:value-type="float" office:value="32.6344500563768" calcext:value-type="float">
            <text:p>32,6344500563768</text:p>
          </table:table-cell>
          <table:table-cell table:style-name="ce1" table:formula="of:=([.E21]-[.E20]+[.E22]-[.E21])/2 + ([.E21]-[.E19]+[.E23]-[.E21])/4" office:value-type="float" office:value="89.3030884095219" calcext:value-type="float">
            <text:p>89,3030884095219</text:p>
          </table:table-cell>
          <table:table-cell table:style-name="ce1" table:formula="of:=([.F21]-[.F20]+[.F22]-[.F21])/2 + ([.F21]-[.F19]+[.F23]-[.F21])/4" office:value-type="float" office:value="6.441933482769" calcext:value-type="float">
            <text:p>6,441933482769</text:p>
          </table:table-cell>
          <table:table-cell table:style-name="ce1" table:formula="of:=([.G21]-[.G20]+[.G22]-[.G21])/2 + ([.G21]-[.G19]+[.G23]-[.G21])/4" office:value-type="float" office:value="19.8347038296175" calcext:value-type="float">
            <text:p>19,8347038296175</text:p>
          </table:table-cell>
          <table:table-cell/>
          <table:table-cell table:style-name="ce1" table:formula="of:=([.I21]-[.I20]+[.I22]-[.I21])/2 + ([.I21]-[.I19]+[.I23]-[.I21])/4" office:value-type="float" office:value="3.74497955778823" calcext:value-type="float">
            <text:p>3,74497955778823</text:p>
          </table:table-cell>
          <table:table-cell>
            <draw:frame draw:z-index="1" draw:style-name="gr2" draw:text-style-name="P2" svg:width="16.022cm" svg:height="8.998cm" svg:x="0.358cm" svg:y="0.35cm">
              <draw:object draw:notify-on-update-of-ranges="'Graphs Death'.G7:'Graphs Death'.G7 'Graphs Death'.G11:'Graphs Death'.G36 'Graphs Death'.H7:'Graphs Death'.H7 'Graphs Death'.H11:'Graphs Death'.H36 'Graphs Death'.I7:'Graphs Death'.I7 'Graphs Death'.I11:'Graphs Death'.I3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A20]*[.$E$2]+[.A21]*[.$E$3]+[.A22]*[.$E$4]+[.A23]*[.$E$5]+[.A24]*[.$E$6]" office:value-type="float" office:value="66.6136470206775" calcext:value-type="float">
            <text:p>66,6136470206775</text:p>
          </table:table-cell>
          <table:table-cell table:style-name="ce1" table:formula="of:=[.B20]*[.$E$2]+[.B21]*[.$E$3]+[.B22]*[.$E$4]+[.B23]*[.$E$5]+[.B24]*[.$E$6]" office:value-type="float" office:value="166.044025790615" calcext:value-type="float">
            <text:p>166,044025790615</text:p>
          </table:table-cell>
          <table:table-cell table:style-name="ce1" table:formula="of:=[.C20]*[.$E$2]+[.C21]*[.$E$3]+[.C22]*[.$E$4]+[.C23]*[.$E$5]+[.C24]*[.$E$6]" office:value-type="float" office:value="12.5969112215158" calcext:value-type="float">
            <text:p>12,5969112215158</text:p>
          </table:table-cell>
          <table:table-cell table:style-name="ce1" table:formula="of:=([.D22]-[.D21]+[.D23]-[.D22])/2 + ([.D22]-[.D20]+[.D24]-[.D22])/4" office:value-type="float" office:value="43.3007749978119" calcext:value-type="float">
            <text:p>43,3007749978119</text:p>
          </table:table-cell>
          <table:table-cell table:style-name="ce1" table:formula="of:=([.E22]-[.E21]+[.E23]-[.E22])/2 + ([.E22]-[.E20]+[.E24]-[.E22])/4" office:value-type="float" office:value="122.910723698403" calcext:value-type="float">
            <text:p>122,910723698403</text:p>
          </table:table-cell>
          <table:table-cell table:style-name="ce1" table:formula="of:=([.F22]-[.F21]+[.F23]-[.F22])/2 + ([.F22]-[.F20]+[.F24]-[.F22])/4" office:value-type="float" office:value="8.36520878034961" calcext:value-type="float">
            <text:p>8,36520878034961</text:p>
          </table:table-cell>
          <table:table-cell table:style-name="ce1" table:formula="of:=([.G22]-[.G21]+[.G23]-[.G22])/2 + ([.G22]-[.G20]+[.G24]-[.G22])/4" office:value-type="float" office:value="24.3984592724917" calcext:value-type="float">
            <text:p>24,3984592724917</text:p>
          </table:table-cell>
          <table:table-cell/>
          <table:table-cell table:style-name="ce1" table:formula="of:=([.I22]-[.I21]+[.I23]-[.I22])/2 + ([.I22]-[.I20]+[.I24]-[.I22])/4" office:value-type="float" office:value="4.17064093835115" calcext:value-type="float">
            <text:p>4,17064093835115</text:p>
          </table:table-cell>
          <table:table-cell table:number-columns-repeated="5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[.A21]*[.$E$2]+[.A22]*[.$E$3]+[.A23]*[.$E$4]+[.A24]*[.$E$5]+[.A25]*[.$E$6]" office:value-type="float" office:value="91.4281817918581" calcext:value-type="float">
            <text:p>91,4281817918581</text:p>
          </table:table-cell>
          <table:table-cell table:style-name="ce1" table:formula="of:=[.B21]*[.$E$2]+[.B22]*[.$E$3]+[.B23]*[.$E$4]+[.B24]*[.$E$5]+[.B25]*[.$E$6]" office:value-type="float" office:value="233.926339383482" calcext:value-type="float">
            <text:p>233,926339383482</text:p>
          </table:table-cell>
          <table:table-cell table:style-name="ce1" table:formula="of:=[.C21]*[.$E$2]+[.C22]*[.$E$3]+[.C23]*[.$E$4]+[.C24]*[.$E$5]+[.C25]*[.$E$6]" office:value-type="float" office:value="16.9688393942945" calcext:value-type="float">
            <text:p>16,9688393942945</text:p>
          </table:table-cell>
          <table:table-cell table:style-name="ce1" table:formula="of:=([.D23]-[.D22]+[.D24]-[.D23])/2 + ([.D23]-[.D21]+[.D25]-[.D23])/4" office:value-type="float" office:value="55.9946990994244" calcext:value-type="float">
            <text:p>55,9946990994244</text:p>
          </table:table-cell>
          <table:table-cell/>
          <table:table-cell table:style-name="ce1" table:formula="of:=([.F23]-[.F22]+[.F24]-[.F23])/2 + ([.F23]-[.F21]+[.F25]-[.F23])/4" office:value-type="float" office:value="10.4833097074028" calcext:value-type="float">
            <text:p>10,4833097074028</text:p>
          </table:table-cell>
          <table:table-cell table:style-name="ce1" table:formula="of:=([.G23]-[.G22]+[.G24]-[.G23])/2 + ([.G23]-[.G21]+[.G25]-[.G23])/4" office:value-type="float" office:value="32.4503058573574" calcext:value-type="float">
            <text:p>32,4503058573574</text:p>
          </table:table-cell>
          <table:table-cell/>
          <table:table-cell table:style-name="ce1" table:formula="of:=([.I23]-[.I22]+[.I24]-[.I23])/2 + ([.I23]-[.I21]+[.I25]-[.I23])/4" office:value-type="float" office:value="4.89005706629765" calcext:value-type="float">
            <text:p>4,89005706629765</text:p>
          </table:table-cell>
          <table:table-cell table:number-columns-repeated="5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A22]*[.$E$2]+[.A23]*[.$E$3]+[.A24]*[.$E$4]+[.A25]*[.$E$5]+[.A26]*[.$E$6]" office:value-type="float" office:value="120.783091442866" calcext:value-type="float">
            <text:p>120,783091442866</text:p>
          </table:table-cell>
          <table:table-cell table:style-name="ce1" table:formula="of:=[.B22]*[.$E$2]+[.B23]*[.$E$3]+[.B24]*[.$E$4]+[.B25]*[.$E$5]+[.B26]*[.$E$6]" office:value-type="float" office:value="338.89700714208" calcext:value-type="float">
            <text:p>338,89700714208</text:p>
          </table:table-cell>
          <table:table-cell table:style-name="ce1" table:formula="of:=[.C22]*[.$E$2]+[.C23]*[.$E$3]+[.C24]*[.$E$4]+[.C25]*[.$E$5]+[.C26]*[.$E$6]" office:value-type="float" office:value="22.8808958865059" calcext:value-type="float">
            <text:p>22,8808958865059</text:p>
          </table:table-cell>
          <table:table-cell table:style-name="ce1" table:formula="of:=([.D24]-[.D23]+[.D25]-[.D24])/2 + ([.D24]-[.D22]+[.D26]-[.D24])/4" office:value-type="float" office:value="74.3039705802394" calcext:value-type="float">
            <text:p>74,3039705802394</text:p>
          </table:table-cell>
          <table:table-cell/>
          <table:table-cell table:style-name="ce1" table:formula="of:=([.F24]-[.F23]+[.F25]-[.F24])/2 + ([.F24]-[.F22]+[.F26]-[.F24])/4" office:value-type="float" office:value="13.1895870665348" calcext:value-type="float">
            <text:p>13,1895870665348</text:p>
          </table:table-cell>
          <table:table-cell table:style-name="ce1" table:formula="of:=([.G24]-[.G23]+[.G25]-[.G24])/2 + ([.G24]-[.G22]+[.G26]-[.G24])/4" office:value-type="float" office:value="45.1135057600672" calcext:value-type="float">
            <text:p>45,1135057600672</text:p>
          </table:table-cell>
          <table:table-cell/>
          <table:table-cell table:style-name="ce1" table:formula="of:=([.I24]-[.I23]+[.I25]-[.I24])/2 + ([.I24]-[.I22]+[.I26]-[.I24])/4" office:value-type="float" office:value="5.83593454903055" calcext:value-type="float">
            <text:p>5,83593454903055</text:p>
          </table:table-cell>
          <table:table-cell table:number-columns-repeated="5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[.A23]*[.$E$2]+[.A24]*[.$E$3]+[.A25]*[.$E$4]+[.A26]*[.$E$5]+[.A27]*[.$E$6]" office:value-type="float" office:value="163.590335716918" calcext:value-type="float">
            <text:p>163,590335716918</text:p>
          </table:table-cell>
          <table:table-cell/>
          <table:table-cell table:style-name="ce1" table:formula="of:=[.C23]*[.$E$2]+[.C24]*[.$E$3]+[.C25]*[.$E$4]+[.C26]*[.$E$5]+[.C27]*[.$E$6]" office:value-type="float" office:value="29.9919243511971" calcext:value-type="float">
            <text:p>29,9919243511971</text:p>
          </table:table-cell>
          <table:table-cell table:style-name="ce1" table:formula="of:=([.D25]-[.D24]+[.D26]-[.D25])/2 + ([.D25]-[.D23]+[.D27]-[.D25])/4" office:value-type="float" office:value="100.429282320951" calcext:value-type="float">
            <text:p>100,429282320951</text:p>
          </table:table-cell>
          <table:table-cell/>
          <table:table-cell table:style-name="ce1" table:formula="of:=([.F25]-[.F24]+[.F26]-[.F25])/2 + ([.F25]-[.F23]+[.F27]-[.F25])/4" office:value-type="float" office:value="16.3534051755892" calcext:value-type="float">
            <text:p>16,3534051755892</text:p>
          </table:table-cell>
          <table:table-cell table:style-name="ce1" table:formula="of:=([.G25]-[.G24]+[.G26]-[.G25])/2 + ([.G25]-[.G23]+[.G27]-[.G25])/4" office:value-type="float" office:value="60.6520177183232" calcext:value-type="float">
            <text:p>60,6520177183232</text:p>
          </table:table-cell>
          <table:table-cell/>
          <table:table-cell table:style-name="ce1" table:formula="of:=([.I25]-[.I24]+[.I26]-[.I25])/2 + ([.I25]-[.I23]+[.I27]-[.I25])/4" office:value-type="float" office:value="6.9228624498738" calcext:value-type="float">
            <text:p>6,9228624498738</text:p>
          </table:table-cell>
          <table:table-cell table:number-columns-repeated="5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A24]*[.$E$2]+[.A25]*[.$E$3]+[.A26]*[.$E$4]+[.A27]*[.$E$5]+[.A28]*[.$E$6]" office:value-type="float" office:value="219.505221491516" calcext:value-type="float">
            <text:p>219,505221491516</text:p>
          </table:table-cell>
          <table:table-cell/>
          <table:table-cell table:style-name="ce1" table:formula="of:=[.C24]*[.$E$2]+[.C25]*[.$E$3]+[.C26]*[.$E$4]+[.C27]*[.$E$5]+[.C28]*[.$E$6]" office:value-type="float" office:value="39.3090895738498" calcext:value-type="float">
            <text:p>39,3090895738498</text:p>
          </table:table-cell>
          <table:table-cell table:style-name="ce1" table:formula="of:=([.D26]-[.D25]+[.D27]-[.D26])/2 + ([.D26]-[.D24]+[.D28]-[.D26])/4" office:value-type="float" office:value="134.885631595027" calcext:value-type="float">
            <text:p>134,885631595027</text:p>
          </table:table-cell>
          <table:table-cell/>
          <table:table-cell table:style-name="ce1" table:formula="of:=([.F26]-[.F25]+[.F27]-[.F26])/2 + ([.F26]-[.F24]+[.F28]-[.F26])/4" office:value-type="float" office:value="19.9687560400989" calcext:value-type="float">
            <text:p>19,9687560400989</text:p>
          </table:table-cell>
          <table:table-cell table:style-name="ce1" table:formula="of:=([.G26]-[.G25]+[.G27]-[.G26])/2 + ([.G26]-[.G24]+[.G28]-[.G26])/4" office:value-type="float" office:value="75.7706644897639" calcext:value-type="float">
            <text:p>75,7706644897639</text:p>
          </table:table-cell>
          <table:table-cell/>
          <table:table-cell table:style-name="ce1" table:formula="of:=([.I26]-[.I25]+[.I27]-[.I26])/2 + ([.I26]-[.I24]+[.I28]-[.I26])/4" office:value-type="float" office:value="8.28253483823504" calcext:value-type="float">
            <text:p>8,28253483823504</text:p>
          </table:table-cell>
          <table:table-cell table:number-columns-repeated="5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[.A25]*[.$E$2]+[.A26]*[.$E$3]+[.A27]*[.$E$4]+[.A28]*[.$E$5]+[.A29]*[.$E$6]" office:value-type="float" office:value="295.701050978364" calcext:value-type="float">
            <text:p>295,701050978364</text:p>
          </table:table-cell>
          <table:table-cell/>
          <table:table-cell table:style-name="ce1" table:formula="of:=[.C25]*[.$E$2]+[.C26]*[.$E$3]+[.C27]*[.$E$4]+[.C28]*[.$E$5]+[.C29]*[.$E$6]" office:value-type="float" office:value="49.5260727219637" calcext:value-type="float">
            <text:p>49,5260727219637</text:p>
          </table:table-cell>
          <table:table-cell table:style-name="ce1" table:formula="of:=([.D27]-[.D26]+[.D28]-[.D27])/2 + ([.D27]-[.D25]+[.D29]-[.D27])/4" office:value-type="float" office:value="177.439447943142" calcext:value-type="float">
            <text:p>177,439447943142</text:p>
          </table:table-cell>
          <table:table-cell/>
          <table:table-cell table:style-name="ce1" table:formula="of:=([.F27]-[.F26]+[.F28]-[.F27])/2 + ([.F27]-[.F25]+[.F29]-[.F27])/4" office:value-type="float" office:value="24.6164215597697" calcext:value-type="float">
            <text:p>24,6164215597697</text:p>
          </table:table-cell>
          <table:table-cell table:style-name="ce1" table:formula="of:=([.G27]-[.G26]+[.G28]-[.G27])/2 + ([.G27]-[.G25]+[.G29]-[.G27])/4" office:value-type="float" office:value="85.5089828754845" calcext:value-type="float">
            <text:p>85,5089828754845</text:p>
          </table:table-cell>
          <table:table-cell/>
          <table:table-cell table:style-name="ce1" table:formula="of:=([.I27]-[.I26]+[.I28]-[.I27])/2 + ([.I27]-[.I25]+[.I29]-[.I27])/4" office:value-type="float" office:value="9.88673776761492" calcext:value-type="float">
            <text:p>9,88673776761492</text:p>
          </table:table-cell>
          <table:table-cell table:number-columns-repeated="5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[.A26]*[.$E$2]+[.A27]*[.$E$3]+[.A28]*[.$E$4]+[.A29]*[.$E$5]+[.A30]*[.$E$6]" office:value-type="float" office:value="396.104187300081" calcext:value-type="float">
            <text:p>396,104187300081</text:p>
          </table:table-cell>
          <table:table-cell/>
          <table:table-cell table:style-name="ce1" table:formula="of:=[.C26]*[.$E$2]+[.C27]*[.$E$3]+[.C28]*[.$E$4]+[.C29]*[.$E$5]+[.C30]*[.$E$6]" office:value-type="float" office:value="63.6876233053685" calcext:value-type="float">
            <text:p>63,6876233053685</text:p>
          </table:table-cell>
          <table:table-cell table:style-name="ce1" table:formula="of:=([.D28]-[.D27]+[.D29]-[.D28])/2 + ([.D28]-[.D26]+[.D30]-[.D28])/4" office:value-type="float" office:value="223.366297294914" calcext:value-type="float">
            <text:p>223,366297294914</text:p>
          </table:table-cell>
          <table:table-cell/>
          <table:table-cell table:style-name="ce1" table:formula="of:=([.F28]-[.F27]+[.F29]-[.F28])/2 + ([.F28]-[.F26]+[.F30]-[.F28])/4" office:value-type="float" office:value="29.793693651114" calcext:value-type="float">
            <text:p>29,793693651114</text:p>
          </table:table-cell>
          <table:table-cell table:style-name="ce1" table:formula="of:=([.G28]-[.G27]+[.G29]-[.G28])/2 + ([.G28]-[.G26]+[.G30]-[.G28])/4" office:value-type="float" office:value="86.0056206102732" calcext:value-type="float">
            <text:p>86,0056206102732</text:p>
          </table:table-cell>
          <table:table-cell table:number-columns-repeated="54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[.A27]*[.$E$2]+[.A28]*[.$E$3]+[.A29]*[.$E$4]+[.A30]*[.$E$5]+[.A31]*[.$E$6]" office:value-type="float" office:value="520.150195872354" calcext:value-type="float">
            <text:p>520,150195872354</text:p>
          </table:table-cell>
          <table:table-cell/>
          <table:table-cell table:style-name="ce1" table:formula="of:=[.C27]*[.$E$2]+[.C28]*[.$E$3]+[.C29]*[.$E$4]+[.C30]*[.$E$5]+[.C31]*[.$E$6]" office:value-type="float" office:value="79.7005431272386" calcext:value-type="float">
            <text:p>79,7005431272386</text:p>
          </table:table-cell>
          <table:table-cell table:style-name="ce1" table:formula="of:=([.D29]-[.D28]+[.D30]-[.D29])/2 + ([.D29]-[.D27]+[.D31]-[.D29])/4" office:value-type="float" office:value="265.503882423115" calcext:value-type="float">
            <text:p>265,503882423115</text:p>
          </table:table-cell>
          <table:table-cell/>
          <table:table-cell table:style-name="ce1" table:formula="of:=([.F29]-[.F28]+[.F30]-[.F29])/2 + ([.F29]-[.F27]+[.F31]-[.F29])/4" office:value-type="float" office:value="36.2504810240187" calcext:value-type="float">
            <text:p>36,2504810240187</text:p>
          </table:table-cell>
          <table:table-cell table:style-name="ce1" table:formula="of:=([.G29]-[.G28]+[.G30]-[.G29])/2 + ([.G29]-[.G27]+[.G31]-[.G29])/4" office:value-type="float" office:value="81.1198443912845" calcext:value-type="float">
            <text:p>81,1198443912845</text:p>
          </table:table-cell>
          <table:table-cell table:number-columns-repeated="54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1" table:formula="of:=[.A28]*[.$E$2]+[.A29]*[.$E$3]+[.A30]*[.$E$4]+[.A31]*[.$E$5]+[.A32]*[.$E$6]" office:value-type="float" office:value="664.072120883193" calcext:value-type="float">
            <text:p>664,072120883193</text:p>
          </table:table-cell>
          <table:table-cell/>
          <table:table-cell table:style-name="ce1" table:formula="of:=[.C28]*[.$E$2]+[.C29]*[.$E$3]+[.C30]*[.$E$4]+[.C31]*[.$E$5]+[.C32]*[.$E$6]" office:value-type="float" office:value="98.1349233677561" calcext:value-type="float">
            <text:p>98,1349233677561</text:p>
          </table:table-cell>
          <table:table-cell table:style-name="ce1" table:formula="of:=([.D30]-[.D29]+[.D31]-[.D30])/2 + ([.D30]-[.D28]+[.D32]-[.D30])/4" office:value-type="float" office:value="302.779245076173" calcext:value-type="float">
            <text:p>302,779245076173</text:p>
          </table:table-cell>
          <table:table-cell table:number-columns-repeated="2"/>
          <table:table-cell table:style-name="ce1" table:formula="of:=([.G30]-[.G29]+[.G31]-[.G30])/2 + ([.G30]-[.G28]+[.G32]-[.G30])/4" office:value-type="float" office:value="80.9677566927094" calcext:value-type="float">
            <text:p>80,9677566927094</text:p>
          </table:table-cell>
          <table:table-cell table:number-columns-repeated="54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table:formula="of:=[.A29]*[.$E$2]+[.A30]*[.$E$3]+[.A31]*[.$E$4]+[.A32]*[.$E$5]+[.A33]*[.$E$6]" office:value-type="float" office:value="821.780713504601" calcext:value-type="float">
            <text:p>821,780713504601</text:p>
          </table:table-cell>
          <table:table-cell/>
          <table:table-cell table:style-name="ce1" table:formula="of:=[.C29]*[.$E$2]+[.C30]*[.$E$3]+[.C31]*[.$E$4]+[.C32]*[.$E$5]+[.C33]*[.$E$6]" office:value-type="float" office:value="125.633396693263" calcext:value-type="float">
            <text:p>125,633396693263</text:p>
          </table:table-cell>
          <table:table-cell table:style-name="ce1" table:formula="of:=([.D31]-[.D30]+[.D32]-[.D31])/2 + ([.D31]-[.D29]+[.D33]-[.D31])/4" office:value-type="float" office:value="343.092929945761" calcext:value-type="float">
            <text:p>343,092929945761</text:p>
          </table:table-cell>
          <table:table-cell table:number-columns-repeated="2"/>
          <table:table-cell table:style-name="ce1" table:formula="of:=([.G31]-[.G30]+[.G32]-[.G31])/2 + ([.G31]-[.G29]+[.G33]-[.G31])/4" office:value-type="float" office:value="90.4641625963903" calcext:value-type="float">
            <text:p>90,4641625963903</text:p>
          </table:table-cell>
          <table:table-cell table:number-columns-repeated="54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table:formula="of:=[.A30]*[.$E$2]+[.A31]*[.$E$3]+[.A32]*[.$E$4]+[.A33]*[.$E$5]+[.A34]*[.$E$6]" office:value-type="float" office:value="1003.96013234028" calcext:value-type="float">
            <text:p>1003,96013234028</text:p>
          </table:table-cell>
          <table:table-cell table:number-columns-repeated="2"/>
          <table:table-cell table:style-name="ce1" table:formula="of:=([.D32]-[.D31]+[.D33]-[.D32])/2 + ([.D32]-[.D30]+[.D34]-[.D32])/4" office:value-type="float" office:value="392.059229020459" calcext:value-type="float">
            <text:p>392,059229020459</text:p>
          </table:table-cell>
          <table:table-cell table:number-columns-repeated="57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/>
          <table:table-cell table:style-name="ce1" office:value-type="float" office:value="264" calcext:value-type="float">
            <text:p>264</text:p>
          </table:table-cell>
          <table:table-cell table:style-name="ce1" table:formula="of:=[.A31]*[.$E$2]+[.A32]*[.$E$3]+[.A33]*[.$E$4]+[.A34]*[.$E$5]+[.A35]*[.$E$6]" office:value-type="float" office:value="1212.74589274122" calcext:value-type="float">
            <text:p>1212,74589274122</text:p>
          </table:table-cell>
          <table:table-cell table:number-columns-repeated="2"/>
          <table:table-cell table:style-name="ce1" table:formula="of:=([.D33]-[.D32]+[.D34]-[.D33])/2 + ([.D33]-[.D31]+[.D35]-[.D33])/4" office:value-type="float" office:value="448.800564920106" calcext:value-type="float">
            <text:p>448,800564920106</text:p>
          </table:table-cell>
          <table:table-cell table:number-columns-repeated="57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number-columns-repeated="2"/>
          <table:table-cell table:style-name="ce1" table:formula="of:=[.A32]*[.$E$2]+[.A33]*[.$E$3]+[.A34]*[.$E$4]+[.A35]*[.$E$5]+[.A36]*[.$E$6]" office:value-type="float" office:value="1450.37867849178" calcext:value-type="float">
            <text:p>1450,37867849178</text:p>
          </table:table-cell>
          <table:table-cell table:number-columns-repeated="60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table:number-columns-repeated="2"/>
          <table:table-cell table:style-name="ce1" table:formula="of:=[.A33]*[.$E$2]+[.A34]*[.$E$3]+[.A35]*[.$E$4]+[.A36]*[.$E$5]+[.A37]*[.$E$6]" office:value-type="float" office:value="1724.14588088203" calcext:value-type="float">
            <text:p>1724,14588088203</text:p>
          </table:table-cell>
          <table:table-cell table:number-columns-repeated="60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table:number-columns-repeated="63"/>
        </table:table-row>
        <table:table-row table:style-name="ro1">
          <table:table-cell table:style-name="ce1" table:formula="of:=[.A36]+475" office:value-type="float" office:value="2978" calcext:value-type="float">
            <text:p>2978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#Death From ts-Death" table:style-name="ta4">
        <office:forms form:automatic-focus="false" form:apply-design-mode="false"/>
        <table:table-column table:style-name="co2" table:number-columns-repeated="4" table:default-cell-style-name="ce1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Hubei</text:p>
          </table:table-cell>
          <table:table-cell table:style-name="Default" table:number-columns-repeated="2"/>
          <table:table-cell office:value-type="string" calcext:value-type="string">
            <text:p>Fra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  <table:table-cell table:number-columns-repeated="4"/>
          <table:table-cell>
            <draw:frame draw:z-index="0" draw:style-name="gr2" draw:text-style-name="P2" svg:width="24.086cm" svg:height="14.556cm" svg:x="1.046cm" svg:y="0.012cm">
              <draw:object draw:notify-on-update-of-ranges="'#Death From ts-Death'.A2:'#Death From ts-Death'.A2 '#Death From ts-Death'.A3:'#Death From ts-Death'.A62 '#Death From ts-Death'.B2:'#Death From ts-Death'.B2 '#Death From ts-Death'.B3:'#Death From ts-Death'.B62 '#Death From ts-Death'.C2:'#Death From ts-Death'.C2 '#Death From ts-Death'.C3:'#Death From ts-Death'.C62 '#Death From ts-Death'.D2:'#Death From ts-Death'.D2 '#Death From ts-Death'.D3:'#Death From ts-Death'.D6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63" calcext:value-type="float">
            <text:p>4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31" calcext:value-type="float">
            <text:p>6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827" calcext:value-type="float">
            <text:p>82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27" calcext:value-type="float">
            <text:p>82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266" calcext:value-type="float">
            <text:p>1266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441" calcext:value-type="float">
            <text:p>144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809" calcext:value-type="float">
            <text:p>1809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Default" office:value-type="float" office:value="3099" calcext:value-type="float">
            <text:p>3099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11" calcext:value-type="float">
            <text:p>3111</text:p>
          </table:table-cell>
          <table:table-cell table:style-name="Default" office:value-type="float" office:value="2503" calcext:value-type="float">
            <text:p>2503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22" calcext:value-type="float">
            <text:p>312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623" calcext:value-type="float">
            <text:p>623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30" calcext:value-type="float">
            <text:p>3130</text:p>
          </table:table-cell>
          <table:table-cell table:style-name="Default" office:value-type="float" office:value="3405" calcext:value-type="float">
            <text:p>3405</text:p>
          </table:table-cell>
          <table:table-cell table:style-name="Default" office:value-type="float" office:value="830" calcext:value-type="float">
            <text:p>830</text:p>
          </table:table-cell>
          <table:table-cell table:style-name="Default" office:value-type="float" office:value="243" calcext:value-type="float">
            <text:p>243</text:p>
          </table:table-cell>
          <table:table-cell table:number-columns-repeated="60"/>
        </table:table-row>
      </table:table>
      <table:table table:name="ts-Deaths (worst datasource)" table:style-name="ta5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" table:default-cell-style-name="ce1"/>
        <table:table-column table:style-name="co14" table:number-columns-repeated="9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18" table:default-cell-style-name="ce1"/>
        <table:table-column table:style-name="co14" table:number-columns-repeated="9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6" table:default-cell-style-name="ce1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2" office:value-type="string" calcext:value-type="string">
            <text:p>1/22/20</text:p>
          </table:table-cell>
          <table:table-cell table:style-name="ce2" office:value-type="string" calcext:value-type="string">
            <text:p>1/23/20</text:p>
          </table:table-cell>
          <table:table-cell table:style-name="ce2" office:value-type="string" calcext:value-type="string">
            <text:p>1/24/20</text:p>
          </table:table-cell>
          <table:table-cell table:style-name="ce2" office:value-type="string" calcext:value-type="string">
            <text:p>1/25/20</text:p>
          </table:table-cell>
          <table:table-cell table:style-name="ce2" office:value-type="string" calcext:value-type="string">
            <text:p>1/26/20</text:p>
          </table:table-cell>
          <table:table-cell table:style-name="ce2" office:value-type="string" calcext:value-type="string">
            <text:p>1/27/20</text:p>
          </table:table-cell>
          <table:table-cell table:style-name="ce2" office:value-type="string" calcext:value-type="string">
            <text:p>1/28/20</text:p>
          </table:table-cell>
          <table:table-cell table:style-name="ce2" office:value-type="string" calcext:value-type="string">
            <text:p>1/29/20</text:p>
          </table:table-cell>
          <table:table-cell table:style-name="ce2" office:value-type="string" calcext:value-type="string">
            <text:p>1/30/20</text:p>
          </table:table-cell>
          <table:table-cell table:style-name="ce2" office:value-type="string" calcext:value-type="string">
            <text:p>1/31/20</text:p>
          </table:table-cell>
          <table:table-cell table:style-name="ce2" office:value-type="string" calcext:value-type="string">
            <text:p>2/1/20</text:p>
          </table:table-cell>
          <table:table-cell table:style-name="ce2" office:value-type="string" calcext:value-type="string">
            <text:p>2/2/20</text:p>
          </table:table-cell>
          <table:table-cell table:style-name="ce2" office:value-type="string" calcext:value-type="string">
            <text:p>2/3/20</text:p>
          </table:table-cell>
          <table:table-cell table:style-name="ce2" office:value-type="string" calcext:value-type="string">
            <text:p>2/4/20</text:p>
          </table:table-cell>
          <table:table-cell table:style-name="ce2" office:value-type="string" calcext:value-type="string">
            <text:p>2/5/20</text:p>
          </table:table-cell>
          <table:table-cell table:style-name="ce2" office:value-type="string" calcext:value-type="string">
            <text:p>2/6/20</text:p>
          </table:table-cell>
          <table:table-cell table:style-name="ce2" office:value-type="string" calcext:value-type="string">
            <text:p>2/7/20</text:p>
          </table:table-cell>
          <table:table-cell table:style-name="ce2" office:value-type="string" calcext:value-type="string">
            <text:p>2/8/20</text:p>
          </table:table-cell>
          <table:table-cell table:style-name="ce2" office:value-type="string" calcext:value-type="string">
            <text:p>2/9/20</text:p>
          </table:table-cell>
          <table:table-cell table:style-name="ce2" office:value-type="string" calcext:value-type="string">
            <text:p>2/10/20</text:p>
          </table:table-cell>
          <table:table-cell table:style-name="ce2" office:value-type="string" calcext:value-type="string">
            <text:p>2/11/20</text:p>
          </table:table-cell>
          <table:table-cell table:style-name="ce2" office:value-type="string" calcext:value-type="string">
            <text:p>2/12/20</text:p>
          </table:table-cell>
          <table:table-cell table:style-name="ce2" office:value-type="string" calcext:value-type="string">
            <text:p>2/13/20</text:p>
          </table:table-cell>
          <table:table-cell table:style-name="ce2" office:value-type="string" calcext:value-type="string">
            <text:p>2/14/20</text:p>
          </table:table-cell>
          <table:table-cell table:style-name="ce2" office:value-type="string" calcext:value-type="string">
            <text:p>2/15/20</text:p>
          </table:table-cell>
          <table:table-cell table:style-name="ce2" office:value-type="string" calcext:value-type="string">
            <text:p>2/16/20</text:p>
          </table:table-cell>
          <table:table-cell table:style-name="ce2" office:value-type="string" calcext:value-type="string">
            <text:p>2/17/20</text:p>
          </table:table-cell>
          <table:table-cell table:style-name="ce2" office:value-type="string" calcext:value-type="string">
            <text:p>2/18/20</text:p>
          </table:table-cell>
          <table:table-cell table:style-name="ce2" office:value-type="string" calcext:value-type="string">
            <text:p>2/19/20</text:p>
          </table:table-cell>
          <table:table-cell table:style-name="ce2" office:value-type="string" calcext:value-type="string">
            <text:p>2/20/20</text:p>
          </table:table-cell>
          <table:table-cell table:style-name="ce2" office:value-type="string" calcext:value-type="string">
            <text:p>2/21/20</text:p>
          </table:table-cell>
          <table:table-cell table:style-name="ce2" office:value-type="string" calcext:value-type="string">
            <text:p>2/22/20</text:p>
          </table:table-cell>
          <table:table-cell table:style-name="ce2" office:value-type="string" calcext:value-type="string">
            <text:p>2/23/20</text:p>
          </table:table-cell>
          <table:table-cell table:style-name="ce2" office:value-type="string" calcext:value-type="string">
            <text:p>2/24/20</text:p>
          </table:table-cell>
          <table:table-cell table:style-name="ce2" office:value-type="string" calcext:value-type="string">
            <text:p>2/25/20</text:p>
          </table:table-cell>
          <table:table-cell table:style-name="ce2" office:value-type="string" calcext:value-type="string">
            <text:p>2/26/20</text:p>
          </table:table-cell>
          <table:table-cell table:style-name="ce2" office:value-type="string" calcext:value-type="string">
            <text:p>2/27/20</text:p>
          </table:table-cell>
          <table:table-cell table:style-name="ce2" office:value-type="string" calcext:value-type="string">
            <text:p>2/28/20</text:p>
          </table:table-cell>
          <table:table-cell table:style-name="ce2" office:value-type="string" calcext:value-type="string">
            <text:p>2/29/20</text:p>
          </table:table-cell>
          <table:table-cell table:style-name="ce2" office:value-type="string" calcext:value-type="string">
            <text:p>3/1/20</text:p>
          </table:table-cell>
          <table:table-cell table:style-name="ce2" office:value-type="string" calcext:value-type="string">
            <text:p>3/2/20</text:p>
          </table:table-cell>
          <table:table-cell table:style-name="ce2" office:value-type="string" calcext:value-type="string">
            <text:p>3/3/20</text:p>
          </table:table-cell>
          <table:table-cell table:style-name="ce2" office:value-type="string" calcext:value-type="string">
            <text:p>3/4/20</text:p>
          </table:table-cell>
          <table:table-cell table:style-name="ce2" office:value-type="string" calcext:value-type="string">
            <text:p>3/5/20</text:p>
          </table:table-cell>
          <table:table-cell table:style-name="ce2" office:value-type="string" calcext:value-type="string">
            <text:p>3/6/20</text:p>
          </table:table-cell>
          <table:table-cell table:style-name="ce2" office:value-type="string" calcext:value-type="string">
            <text:p>3/7/20</text:p>
          </table:table-cell>
          <table:table-cell table:style-name="ce2" office:value-type="string" calcext:value-type="string">
            <text:p>3/8/20</text:p>
          </table:table-cell>
          <table:table-cell table:style-name="ce2" office:value-type="string" calcext:value-type="string">
            <text:p>3/9/20</text:p>
          </table:table-cell>
          <table:table-cell table:style-name="ce2" office:value-type="string" calcext:value-type="string">
            <text:p>3/10/20</text:p>
          </table:table-cell>
          <table:table-cell table:style-name="ce2" office:value-type="string" calcext:value-type="string">
            <text:p>3/11/20</text:p>
          </table:table-cell>
          <table:table-cell table:style-name="ce2" office:value-type="string" calcext:value-type="string">
            <text:p>3/12/20</text:p>
          </table:table-cell>
          <table:table-cell table:style-name="ce2" office:value-type="string" calcext:value-type="string">
            <text:p>3/13/20</text:p>
          </table:table-cell>
          <table:table-cell table:style-name="ce2" office:value-type="string" calcext:value-type="string">
            <text:p>3/14/20</text:p>
          </table:table-cell>
          <table:table-cell table:style-name="ce2" office:value-type="string" calcext:value-type="string">
            <text:p>3/15/20</text:p>
          </table:table-cell>
          <table:table-cell table:style-name="ce2" office:value-type="string" calcext:value-type="string">
            <text:p>3/16/20</text:p>
          </table:table-cell>
          <table:table-cell table:style-name="ce2" office:value-type="string" calcext:value-type="string">
            <text:p>3/17/2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able:cell-range-source table:name="CSV_all" xlink:type="simple" xlink:href="../../../gitlab/COVID-19/csse_covid_19_data/csse_covid_19_time_series/time_series_19-covid-Deaths.csv" table:filter-name="Text - txt - csv (StarCalc)" table:filter-options="44,34,12,1,,1033,false,false,true,false,false" table:last-column-spanned="62" table:last-row-spanned="469"/>
            <text:p>Province/State</text:p>
          </table:table-cell>
          <table:table-cell table:style-name="Default" office:value-type="string" calcext:value-type="string">
            <text:p>Country/Region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ce5" office:value-type="string" calcext:value-type="string">
            <text:p>1/22/20</text:p>
          </table:table-cell>
          <table:table-cell table:style-name="ce5" office:value-type="string" calcext:value-type="string">
            <text:p>1/23/20</text:p>
          </table:table-cell>
          <table:table-cell table:style-name="ce5" office:value-type="string" calcext:value-type="string">
            <text:p>1/24/20</text:p>
          </table:table-cell>
          <table:table-cell table:style-name="ce5" office:value-type="string" calcext:value-type="string">
            <text:p>1/25/20</text:p>
          </table:table-cell>
          <table:table-cell table:style-name="ce5" office:value-type="string" calcext:value-type="string">
            <text:p>1/26/20</text:p>
          </table:table-cell>
          <table:table-cell table:style-name="ce5" office:value-type="string" calcext:value-type="string">
            <text:p>1/27/20</text:p>
          </table:table-cell>
          <table:table-cell table:style-name="ce5" office:value-type="string" calcext:value-type="string">
            <text:p>1/28/20</text:p>
          </table:table-cell>
          <table:table-cell table:style-name="ce5" office:value-type="string" calcext:value-type="string">
            <text:p>1/29/20</text:p>
          </table:table-cell>
          <table:table-cell table:style-name="ce5" office:value-type="string" calcext:value-type="string">
            <text:p>1/30/20</text:p>
          </table:table-cell>
          <table:table-cell table:style-name="ce5" office:value-type="string" calcext:value-type="string">
            <text:p>1/31/20</text:p>
          </table:table-cell>
          <table:table-cell table:style-name="ce5" office:value-type="string" calcext:value-type="string">
            <text:p>2/1/20</text:p>
          </table:table-cell>
          <table:table-cell table:style-name="ce5" office:value-type="string" calcext:value-type="string">
            <text:p>2/2/20</text:p>
          </table:table-cell>
          <table:table-cell table:style-name="ce5" office:value-type="string" calcext:value-type="string">
            <text:p>2/3/20</text:p>
          </table:table-cell>
          <table:table-cell table:style-name="ce5" office:value-type="string" calcext:value-type="string">
            <text:p>2/4/20</text:p>
          </table:table-cell>
          <table:table-cell table:style-name="ce5" office:value-type="string" calcext:value-type="string">
            <text:p>2/5/20</text:p>
          </table:table-cell>
          <table:table-cell table:style-name="ce5" office:value-type="string" calcext:value-type="string">
            <text:p>2/6/20</text:p>
          </table:table-cell>
          <table:table-cell table:style-name="ce5" office:value-type="string" calcext:value-type="string">
            <text:p>2/7/20</text:p>
          </table:table-cell>
          <table:table-cell table:style-name="ce5" office:value-type="string" calcext:value-type="string">
            <text:p>2/8/20</text:p>
          </table:table-cell>
          <table:table-cell table:style-name="ce5" office:value-type="string" calcext:value-type="string">
            <text:p>2/9/20</text:p>
          </table:table-cell>
          <table:table-cell table:style-name="ce5" office:value-type="string" calcext:value-type="string">
            <text:p>2/10/20</text:p>
          </table:table-cell>
          <table:table-cell table:style-name="ce5" office:value-type="string" calcext:value-type="string">
            <text:p>2/11/20</text:p>
          </table:table-cell>
          <table:table-cell table:style-name="ce5" office:value-type="string" calcext:value-type="string">
            <text:p>2/12/20</text:p>
          </table:table-cell>
          <table:table-cell table:style-name="ce5" office:value-type="string" calcext:value-type="string">
            <text:p>2/13/20</text:p>
          </table:table-cell>
          <table:table-cell table:style-name="ce5" office:value-type="string" calcext:value-type="string">
            <text:p>2/14/20</text:p>
          </table:table-cell>
          <table:table-cell table:style-name="ce5" office:value-type="string" calcext:value-type="string">
            <text:p>2/15/20</text:p>
          </table:table-cell>
          <table:table-cell table:style-name="ce5" office:value-type="string" calcext:value-type="string">
            <text:p>2/16/20</text:p>
          </table:table-cell>
          <table:table-cell table:style-name="ce5" office:value-type="string" calcext:value-type="string">
            <text:p>2/17/20</text:p>
          </table:table-cell>
          <table:table-cell table:style-name="ce5" office:value-type="string" calcext:value-type="string">
            <text:p>2/18/20</text:p>
          </table:table-cell>
          <table:table-cell table:style-name="ce5" office:value-type="string" calcext:value-type="string">
            <text:p>2/19/20</text:p>
          </table:table-cell>
          <table:table-cell table:style-name="ce5" office:value-type="string" calcext:value-type="string">
            <text:p>2/20/20</text:p>
          </table:table-cell>
          <table:table-cell table:style-name="ce5" office:value-type="string" calcext:value-type="string">
            <text:p>2/21/20</text:p>
          </table:table-cell>
          <table:table-cell table:style-name="ce5" office:value-type="string" calcext:value-type="string">
            <text:p>2/22/20</text:p>
          </table:table-cell>
          <table:table-cell table:style-name="ce5" office:value-type="string" calcext:value-type="string">
            <text:p>2/23/20</text:p>
          </table:table-cell>
          <table:table-cell table:style-name="ce5" office:value-type="string" calcext:value-type="string">
            <text:p>2/24/20</text:p>
          </table:table-cell>
          <table:table-cell table:style-name="ce5" office:value-type="string" calcext:value-type="string">
            <text:p>2/25/20</text:p>
          </table:table-cell>
          <table:table-cell table:style-name="ce5" office:value-type="string" calcext:value-type="string">
            <text:p>2/26/20</text:p>
          </table:table-cell>
          <table:table-cell table:style-name="ce5" office:value-type="string" calcext:value-type="string">
            <text:p>2/27/20</text:p>
          </table:table-cell>
          <table:table-cell table:style-name="ce5" office:value-type="string" calcext:value-type="string">
            <text:p>2/28/20</text:p>
          </table:table-cell>
          <table:table-cell table:style-name="ce5" office:value-type="string" calcext:value-type="string">
            <text:p>2/29/20</text:p>
          </table:table-cell>
          <table:table-cell table:style-name="ce5" office:value-type="string" calcext:value-type="string">
            <text:p>3/1/20</text:p>
          </table:table-cell>
          <table:table-cell table:style-name="ce5" office:value-type="string" calcext:value-type="string">
            <text:p>3/2/20</text:p>
          </table:table-cell>
          <table:table-cell table:style-name="ce5" office:value-type="string" calcext:value-type="string">
            <text:p>3/3/20</text:p>
          </table:table-cell>
          <table:table-cell table:style-name="ce5" office:value-type="string" calcext:value-type="string">
            <text:p>3/4/20</text:p>
          </table:table-cell>
          <table:table-cell table:style-name="ce5" office:value-type="string" calcext:value-type="string">
            <text:p>3/5/20</text:p>
          </table:table-cell>
          <table:table-cell table:style-name="ce5" office:value-type="string" calcext:value-type="string">
            <text:p>3/6/20</text:p>
          </table:table-cell>
          <table:table-cell table:style-name="ce5" office:value-type="string" calcext:value-type="string">
            <text:p>3/7/20</text:p>
          </table:table-cell>
          <table:table-cell table:style-name="ce5" office:value-type="string" calcext:value-type="string">
            <text:p>3/8/20</text:p>
          </table:table-cell>
          <table:table-cell table:style-name="ce5" office:value-type="string" calcext:value-type="string">
            <text:p>3/9/20</text:p>
          </table:table-cell>
          <table:table-cell table:style-name="ce5" office:value-type="string" calcext:value-type="string">
            <text:p>3/10/20</text:p>
          </table:table-cell>
          <table:table-cell table:style-name="ce5" office:value-type="string" calcext:value-type="string">
            <text:p>3/11/20</text:p>
          </table:table-cell>
          <table:table-cell table:style-name="ce5" office:value-type="string" calcext:value-type="string">
            <text:p>3/12/20</text:p>
          </table:table-cell>
          <table:table-cell table:style-name="ce5" office:value-type="string" calcext:value-type="string">
            <text:p>3/13/20</text:p>
          </table:table-cell>
          <table:table-cell table:style-name="ce5" office:value-type="string" calcext:value-type="string">
            <text:p>3/14/20</text:p>
          </table:table-cell>
          <table:table-cell table:style-name="ce5" office:value-type="string" calcext:value-type="string">
            <text:p>3/15/20</text:p>
          </table:table-cell>
          <table:table-cell table:style-name="ce5" office:value-type="string" calcext:value-type="string">
            <text:p>3/16/20</text:p>
          </table:table-cell>
          <table:table-cell table:style-name="ce5" office:value-type="string" calcext:value-type="string">
            <text:p>3/17/20</text:p>
          </table:table-cell>
          <table:table-cell table:style-name="ce5" office:value-type="string" calcext:value-type="string">
            <text:p>3/18/20</text:p>
          </table:table-cell>
          <table:table-cell table:style-name="ce5" office:value-type="string" calcext:value-type="string">
            <text:p>3/19/2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hailan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39"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apan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1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ingapore</text:p>
          </table:table-cell>
          <table:table-cell table:style-name="Default" office:value-type="float" office:value="1.2833" calcext:value-type="float">
            <text:p>1,2833</text:p>
          </table:table-cell>
          <table:table-cell table:style-name="Default" office:value-type="float" office:value="103.8333" calcext:value-type="float">
            <text:p>103,83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epal</text:p>
          </table:table-cell>
          <table:table-cell table:style-name="Default" office:value-type="float" office:value="28.1667" calcext:value-type="float">
            <text:p>28,1667</text:p>
          </table:table-cell>
          <table:table-cell table:style-name="Default" office:value-type="float" office:value="84.25" calcext:value-type="float">
            <text:p>84,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aysia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12.5" calcext:value-type="float">
            <text:p>112,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itish Columbi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9.2827" calcext:value-type="float">
            <text:p>49,2827</text:p>
          </table:table-cell>
          <table:table-cell table:style-name="Default" office:value-type="float" office:value="-123.1207" calcext:value-type="float">
            <text:p>-123,1207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outh Wales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3.8688" calcext:value-type="float">
            <text:p>-33,8688</text:p>
          </table:table-cell>
          <table:table-cell table:style-name="Default" office:value-type="float" office:value="151.2093" calcext:value-type="float">
            <text:p>151,2093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ctor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7.8136" calcext:value-type="float">
            <text:p>-37,8136</text:p>
          </table:table-cell>
          <table:table-cell table:style-name="Default" office:value-type="float" office:value="144.9631" calcext:value-type="float">
            <text:p>144,96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ensland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28.0167" calcext:value-type="float">
            <text:p>-28,0167</text:p>
          </table:table-cell>
          <table:table-cell table:style-name="Default" office:value-type="float" office:value="153.4" calcext:value-type="float">
            <text:p>153,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ambodia</text:p>
          </table:table-cell>
          <table:table-cell table:style-name="Default" office:value-type="float" office:value="11.55" calcext:value-type="float">
            <text:p>11,55</text:p>
          </table:table-cell>
          <table:table-cell table:style-name="Default" office:value-type="float" office:value="104.9167" calcext:value-type="float">
            <text:p>104,9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ri Lanka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ermany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nland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nited Arab Emirate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hilippines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9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ndi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aly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463" calcext:value-type="float">
            <text:p>463</text:p>
          </table:table-cell>
          <table:table-cell table:style-name="Default" office:value-type="float" office:value="631" calcext:value-type="float">
            <text:p>631</text:p>
          </table:table-cell>
          <table:table-cell table:number-columns-repeated="2" table:style-name="Default" office:value-type="float" office:value="827" calcext:value-type="float">
            <text:p>827</text:p>
          </table:table-cell>
          <table:table-cell table:style-name="Default" office:value-type="float" office:value="1266" calcext:value-type="float">
            <text:p>1266</text:p>
          </table:table-cell>
          <table:table-cell table:style-name="Default" office:value-type="float" office:value="1441" calcext:value-type="float">
            <text:p>1441</text:p>
          </table:table-cell>
          <table:table-cell table:style-name="Default" office:value-type="float" office:value="1809" calcext:value-type="float">
            <text:p>1809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2503" calcext:value-type="float">
            <text:p>2503</text:p>
          </table:table-cell>
          <table:table-cell office:value-type="float" office:value="2978" calcext:value-type="float">
            <text:p>2978</text:p>
          </table:table-cell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weden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pa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533" calcext:value-type="float">
            <text:p>533</text:p>
          </table:table-cell>
          <table:table-cell office:value-type="float" office:value="623" calcext:value-type="float">
            <text:p>623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Austral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4.9285" calcext:value-type="float">
            <text:p>-34,9285</text:p>
          </table:table-cell>
          <table:table-cell table:style-name="Default" office:value-type="float" office:value="138.6007" calcext:value-type="float">
            <text:p>138,60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lgium</text:p>
          </table:table-cell>
          <table:table-cell table:style-name="Default" office:value-type="float" office:value="50.8333" calcext:value-type="float">
            <text:p>50,833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gypt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om Diamond Princess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ebanon</text:p>
          </table:table-cell>
          <table:table-cell table:style-name="Default" office:value-type="float" office:value="33.8547" calcext:value-type="float">
            <text:p>33,8547</text:p>
          </table:table-cell>
          <table:table-cell table:style-name="Default" office:value-type="float" office:value="35.8623" calcext:value-type="float">
            <text:p>35,8623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aq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man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fghanistan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hrain</text:p>
          </table:table-cell>
          <table:table-cell table:style-name="Default" office:value-type="float" office:value="26.0275" calcext:value-type="float">
            <text:p>26,0275</text:p>
          </table:table-cell>
          <table:table-cell table:style-name="Default" office:value-type="float" office:value="50.55" calcext:value-type="float">
            <text:p>50,55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uwait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47.75" calcext:value-type="float">
            <text:p>47,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lgeria</text:p>
          </table:table-cell>
          <table:table-cell table:style-name="Default" office:value-type="float" office:value="28.0339" calcext:value-type="float">
            <text:p>28,0339</text:p>
          </table:table-cell>
          <table:table-cell table:style-name="Default" office:value-type="float" office:value="1.6596" calcext:value-type="float">
            <text:p>1,6596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roatia</text:p>
          </table:table-cell>
          <table:table-cell table:style-name="Default" office:value-type="float" office:value="45.1" calcext:value-type="float">
            <text:p>45,1</text:p>
          </table:table-cell>
          <table:table-cell table:style-name="Default" office:value-type="float" office:value="15.2" calcext:value-type="float">
            <text:p>15,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witzerland</text:p>
          </table:table-cell>
          <table:table-cell table:style-name="Default" office:value-type="float" office:value="46.8182" calcext:value-type="float">
            <text:p>46,8182</text:p>
          </table:table-cell>
          <table:table-cell table:style-name="Default" office:value-type="float" office:value="8.2275" calcext:value-type="float">
            <text:p>8,2275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ustria</text:p>
          </table:table-cell>
          <table:table-cell table:style-name="Default" office:value-type="float" office:value="47.5162" calcext:value-type="float">
            <text:p>47,5162</text:p>
          </table:table-cell>
          <table:table-cell table:style-name="Default" office:value-type="float" office:value="14.5501" calcext:value-type="float">
            <text:p>14,550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srael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kistan</text:p>
          </table:table-cell>
          <table:table-cell table:style-name="Default" office:value-type="float" office:value="30.3753" calcext:value-type="float">
            <text:p>30,3753</text:p>
          </table:table-cell>
          <table:table-cell table:style-name="Default" office:value-type="float" office:value="69.3451" calcext:value-type="float">
            <text:p>69,34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azil</text:p>
          </table:table-cell>
          <table:table-cell table:style-name="Default" office:value-type="float" office:value="-14.235" calcext:value-type="float">
            <text:p>-14,235</text:p>
          </table:table-cell>
          <table:table-cell table:style-name="Default" office:value-type="float" office:value="-51.9253" calcext:value-type="float">
            <text:p>-51,9253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eorgia</text:p>
          </table:table-cell>
          <table:table-cell table:style-name="Default" office:value-type="float" office:value="42.3154" calcext:value-type="float">
            <text:p>42,3154</text:p>
          </table:table-cell>
          <table:table-cell table:style-name="Default" office:value-type="float" office:value="43.3569" calcext:value-type="float">
            <text:p>43,356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eece</text:p>
          </table:table-cell>
          <table:table-cell table:style-name="Default" office:value-type="float" office:value="39.0742" calcext:value-type="float">
            <text:p>39,0742</text:p>
          </table:table-cell>
          <table:table-cell table:style-name="Default" office:value-type="float" office:value="21.8243" calcext:value-type="float">
            <text:p>21,824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rth Macedonia</text:p>
          </table:table-cell>
          <table:table-cell table:style-name="Default" office:value-type="float" office:value="41.6086" calcext:value-type="float">
            <text:p>41,6086</text:p>
          </table:table-cell>
          <table:table-cell table:style-name="Default" office:value-type="float" office:value="21.7453" calcext:value-type="float">
            <text:p>21,74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rway</text:p>
          </table:table-cell>
          <table:table-cell table:style-name="Default" office:value-type="float" office:value="60.472" calcext:value-type="float">
            <text:p>60,472</text:p>
          </table:table-cell>
          <table:table-cell table:style-name="Default" office:value-type="float" office:value="8.4689" calcext:value-type="float">
            <text:p>8,4689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omania</text:p>
          </table:table-cell>
          <table:table-cell table:style-name="Default" office:value-type="float" office:value="45.9432" calcext:value-type="float">
            <text:p>45,9432</text:p>
          </table:table-cell>
          <table:table-cell table:style-name="Default" office:value-type="float" office:value="24.9668" calcext:value-type="float">
            <text:p>24,96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stonia</text:p>
          </table:table-cell>
          <table:table-cell table:style-name="Default" office:value-type="float" office:value="58.5953" calcext:value-type="float">
            <text:p>58,5953</text:p>
          </table:table-cell>
          <table:table-cell table:style-name="Default" office:value-type="float" office:value="25.0136" calcext:value-type="float">
            <text:p>25,01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n Marino</text:p>
          </table:table-cell>
          <table:table-cell table:style-name="Default" office:value-type="float" office:value="43.9424" calcext:value-type="float">
            <text:p>43,9424</text:p>
          </table:table-cell>
          <table:table-cell table:style-name="Default" office:value-type="float" office:value="12.4578" calcext:value-type="float">
            <text:p>12,4578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larus</text:p>
          </table:table-cell>
          <table:table-cell table:style-name="Default" office:value-type="float" office:value="53.7098" calcext:value-type="float">
            <text:p>53,7098</text:p>
          </table:table-cell>
          <table:table-cell table:style-name="Default" office:value-type="float" office:value="27.9534" calcext:value-type="float">
            <text:p>27,9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celand</text:p>
          </table:table-cell>
          <table:table-cell table:style-name="Default" office:value-type="float" office:value="64.9631" calcext:value-type="float">
            <text:p>64,9631</text:p>
          </table:table-cell>
          <table:table-cell table:style-name="Default" office:value-type="float" office:value="-19.0208" calcext:value-type="float">
            <text:p>-19,0208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thuania</text:p>
          </table:table-cell>
          <table:table-cell table:style-name="Default" office:value-type="float" office:value="55.1694" calcext:value-type="float">
            <text:p>55,1694</text:p>
          </table:table-cell>
          <table:table-cell table:style-name="Default" office:value-type="float" office:value="23.8813" calcext:value-type="float">
            <text:p>23,88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exico</text:p>
          </table:table-cell>
          <table:table-cell table:style-name="Default" office:value-type="float" office:value="23.6345" calcext:value-type="float">
            <text:p>23,6345</text:p>
          </table:table-cell>
          <table:table-cell table:style-name="Default" office:value-type="float" office:value="-102.5528" calcext:value-type="float">
            <text:p>-102,552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ew Zealand</text:p>
          </table:table-cell>
          <table:table-cell table:style-name="Default" office:value-type="float" office:value="-40.9006" calcext:value-type="float">
            <text:p>-40,9006</text:p>
          </table:table-cell>
          <table:table-cell table:style-name="Default" office:value-type="float" office:value="174.886" calcext:value-type="float">
            <text:p>174,88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igeria</text:p>
          </table:table-cell>
          <table:table-cell table:style-name="Default" office:value-type="float" office:value="9.082" calcext:value-type="float">
            <text:p>9,082</text:p>
          </table:table-cell>
          <table:table-cell table:style-name="Default" office:value-type="float" office:value="8.6753" calcext:value-type="float">
            <text:p>8,67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ern Austral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1.9505" calcext:value-type="float">
            <text:p>-31,9505</text:p>
          </table:table-cell>
          <table:table-cell table:style-name="Default" office:value-type="float" office:value="115.8605" calcext:value-type="float">
            <text:p>115,8605</text:p>
          </table:table-cell>
          <table:table-cell table:number-columns-repeated="39"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eland</text:p>
          </table:table-cell>
          <table:table-cell table:style-name="Default" office:value-type="float" office:value="53.1424" calcext:value-type="float">
            <text:p>53,1424</text:p>
          </table:table-cell>
          <table:table-cell table:style-name="Default" office:value-type="float" office:value="-7.6921" calcext:value-type="float">
            <text:p>-7,6921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uxembourg</text:p>
          </table:table-cell>
          <table:table-cell table:style-name="Default" office:value-type="float" office:value="49.8153" calcext:value-type="float">
            <text:p>49,8153</text:p>
          </table:table-cell>
          <table:table-cell table:style-name="Default" office:value-type="float" office:value="6.1296" calcext:value-type="float">
            <text:p>6,1296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aco</text:p>
          </table:table-cell>
          <table:table-cell table:style-name="Default" office:value-type="float" office:value="43.7333" calcext:value-type="float">
            <text:p>43,7333</text:p>
          </table:table-cell>
          <table:table-cell table:style-name="Default" office:value-type="float" office:value="7.4167" calcext:value-type="float">
            <text:p>7,4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Qatar</text:p>
          </table:table-cell>
          <table:table-cell table:style-name="Default" office:value-type="float" office:value="25.3548" calcext:value-type="float">
            <text:p>25,3548</text:p>
          </table:table-cell>
          <table:table-cell table:style-name="Default" office:value-type="float" office:value="51.1839" calcext:value-type="float">
            <text:p>51,18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cuador</text:p>
          </table:table-cell>
          <table:table-cell table:style-name="Default" office:value-type="float" office:value="-1.8312" calcext:value-type="float">
            <text:p>-1,8312</text:p>
          </table:table-cell>
          <table:table-cell table:style-name="Default" office:value-type="float" office:value="-78.1834" calcext:value-type="float">
            <text:p>-78,1834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zerbaijan</text:p>
          </table:table-cell>
          <table:table-cell table:style-name="Default" office:value-type="float" office:value="40.1431" calcext:value-type="float">
            <text:p>40,1431</text:p>
          </table:table-cell>
          <table:table-cell table:style-name="Default" office:value-type="float" office:value="47.5769" calcext:value-type="float">
            <text:p>47,5769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menia</text:p>
          </table:table-cell>
          <table:table-cell table:style-name="Default" office:value-type="float" office:value="40.0691" calcext:value-type="float">
            <text:p>40,0691</text:p>
          </table:table-cell>
          <table:table-cell table:style-name="Default" office:value-type="float" office:value="45.0382" calcext:value-type="float">
            <text:p>45,038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minican Republic</text:p>
          </table:table-cell>
          <table:table-cell table:style-name="Default" office:value-type="float" office:value="18.7357" calcext:value-type="float">
            <text:p>18,7357</text:p>
          </table:table-cell>
          <table:table-cell table:style-name="Default" office:value-type="float" office:value="-70.1627" calcext:value-type="float">
            <text:p>-70,1627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ndonesia</text:p>
          </table:table-cell>
          <table:table-cell table:style-name="Default" office:value-type="float" office:value="-0.7893" calcext:value-type="float">
            <text:p>-0,7893</text:p>
          </table:table-cell>
          <table:table-cell table:style-name="Default" office:value-type="float" office:value="113.9213" calcext:value-type="float">
            <text:p>113,921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ortugal</text:p>
          </table:table-cell>
          <table:table-cell table:style-name="Default" office:value-type="float" office:value="39.3999" calcext:value-type="float">
            <text:p>39,3999</text:p>
          </table:table-cell>
          <table:table-cell table:style-name="Default" office:value-type="float" office:value="-8.2245" calcext:value-type="float">
            <text:p>-8,224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dorra</text:p>
          </table:table-cell>
          <table:table-cell table:style-name="Default" office:value-type="float" office:value="42.5063" calcext:value-type="float">
            <text:p>42,5063</text:p>
          </table:table-cell>
          <table:table-cell table:style-name="Default" office:value-type="float" office:value="1.5218" calcext:value-type="float">
            <text:p>1,52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sman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41.4545" calcext:value-type="float">
            <text:p>-41,4545</text:p>
          </table:table-cell>
          <table:table-cell table:style-name="Default" office:value-type="float" office:value="145.9707" calcext:value-type="float">
            <text:p>145,97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tvia</text:p>
          </table:table-cell>
          <table:table-cell table:style-name="Default" office:value-type="float" office:value="56.8796" calcext:value-type="float">
            <text:p>56,8796</text:p>
          </table:table-cell>
          <table:table-cell table:style-name="Default" office:value-type="float" office:value="24.6032" calcext:value-type="float">
            <text:p>24,60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rocco</text:p>
          </table:table-cell>
          <table:table-cell table:style-name="Default" office:value-type="float" office:value="31.7917" calcext:value-type="float">
            <text:p>31,7917</text:p>
          </table:table-cell>
          <table:table-cell table:style-name="Default" office:value-type="float" office:value="-7.0926" calcext:value-type="float">
            <text:p>-7,0926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udi Arabia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negal</text:p>
          </table:table-cell>
          <table:table-cell table:style-name="Default" office:value-type="float" office:value="14.4974" calcext:value-type="float">
            <text:p>14,4974</text:p>
          </table:table-cell>
          <table:table-cell table:style-name="Default" office:value-type="float" office:value="-14.4524" calcext:value-type="float">
            <text:p>-14,45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gentina</text:p>
          </table:table-cell>
          <table:table-cell table:style-name="Default" office:value-type="float" office:value="-38.4161" calcext:value-type="float">
            <text:p>-38,4161</text:p>
          </table:table-cell>
          <table:table-cell table:style-name="Default" office:value-type="float" office:value="-63.6167" calcext:value-type="float">
            <text:p>-63,6167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hile</text:p>
          </table:table-cell>
          <table:table-cell table:style-name="Default" office:value-type="float" office:value="-35.6751" calcext:value-type="float">
            <text:p>-35,6751</text:p>
          </table:table-cell>
          <table:table-cell table:style-name="Default" office:value-type="float" office:value="-71.543" calcext:value-type="float">
            <text:p>-71,5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ordan</text:p>
          </table:table-cell>
          <table:table-cell table:style-name="Default" office:value-type="float" office:value="31.24" calcext:value-type="float">
            <text:p>31,24</text:p>
          </table:table-cell>
          <table:table-cell table:style-name="Default" office:value-type="float" office:value="36.51" calcext:value-type="float">
            <text:p>36,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kraine</text:p>
          </table:table-cell>
          <table:table-cell table:style-name="Default" office:value-type="float" office:value="48.3794" calcext:value-type="float">
            <text:p>48,3794</text:p>
          </table:table-cell>
          <table:table-cell table:style-name="Default" office:value-type="float" office:value="31.1656" calcext:value-type="float">
            <text:p>31,1656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ungary</text:p>
          </table:table-cell>
          <table:table-cell table:style-name="Default" office:value-type="float" office:value="47.1625" calcext:value-type="float">
            <text:p>47,1625</text:p>
          </table:table-cell>
          <table:table-cell table:style-name="Default" office:value-type="float" office:value="19.5033" calcext:value-type="float">
            <text:p>19,5033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ern Territory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12.4634" calcext:value-type="float">
            <text:p>-12,4634</text:p>
          </table:table-cell>
          <table:table-cell table:style-name="Default" office:value-type="float" office:value="130.8456" calcext:value-type="float">
            <text:p>130,845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echtenstein</text:p>
          </table:table-cell>
          <table:table-cell table:style-name="Default" office:value-type="float" office:value="47.14" calcext:value-type="float">
            <text:p>47,14</text:p>
          </table:table-cell>
          <table:table-cell table:style-name="Default" office:value-type="float" office:value="9.55" calcext:value-type="float">
            <text:p>9,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oland</text:p>
          </table:table-cell>
          <table:table-cell table:style-name="Default" office:value-type="float" office:value="51.9194" calcext:value-type="float">
            <text:p>51,9194</text:p>
          </table:table-cell>
          <table:table-cell table:style-name="Default" office:value-type="float" office:value="19.1451" calcext:value-type="float">
            <text:p>19,145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unisia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osnia and Herzegovina</text:p>
          </table:table-cell>
          <table:table-cell table:style-name="Default" office:value-type="float" office:value="43.9159" calcext:value-type="float">
            <text:p>43,9159</text:p>
          </table:table-cell>
          <table:table-cell table:style-name="Default" office:value-type="float" office:value="17.6791" calcext:value-type="float">
            <text:p>17,67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lovenia</text:p>
          </table:table-cell>
          <table:table-cell table:style-name="Default" office:value-type="float" office:value="46.1512" calcext:value-type="float">
            <text:p>46,1512</text:p>
          </table:table-cell>
          <table:table-cell table:style-name="Default" office:value-type="float" office:value="14.9955" calcext:value-type="float">
            <text:p>14,9955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outh Africa</text:p>
          </table:table-cell>
          <table:table-cell table:style-name="Default" office:value-type="float" office:value="-30.5595" calcext:value-type="float">
            <text:p>-30,5595</text:p>
          </table:table-cell>
          <table:table-cell table:style-name="Default" office:value-type="float" office:value="22.9375" calcext:value-type="float">
            <text:p>22,93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hutan</text:p>
          </table:table-cell>
          <table:table-cell table:style-name="Default" office:value-type="float" office:value="27.5142" calcext:value-type="float">
            <text:p>27,5142</text:p>
          </table:table-cell>
          <table:table-cell table:style-name="Default" office:value-type="float" office:value="90.4336" calcext:value-type="float">
            <text:p>90,43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ameroon</text:p>
          </table:table-cell>
          <table:table-cell table:style-name="Default" office:value-type="float" office:value="3.848" calcext:value-type="float">
            <text:p>3,848</text:p>
          </table:table-cell>
          <table:table-cell table:style-name="Default" office:value-type="float" office:value="11.5021" calcext:value-type="float">
            <text:p>11,50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lombia</text:p>
          </table:table-cell>
          <table:table-cell table:style-name="Default" office:value-type="float" office:value="4.5709" calcext:value-type="float">
            <text:p>4,5709</text:p>
          </table:table-cell>
          <table:table-cell table:style-name="Default" office:value-type="float" office:value="-74.2973" calcext:value-type="float">
            <text:p>-74,297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sta Rica</text:p>
          </table:table-cell>
          <table:table-cell table:style-name="Default" office:value-type="float" office:value="9.7489" calcext:value-type="float">
            <text:p>9,7489</text:p>
          </table:table-cell>
          <table:table-cell table:style-name="Default" office:value-type="float" office:value="-83.7534" calcext:value-type="float">
            <text:p>-83,7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eru</text:p>
          </table:table-cell>
          <table:table-cell table:style-name="Default" office:value-type="float" office:value="-9.19" calcext:value-type="float">
            <text:p>-9,19</text:p>
          </table:table-cell>
          <table:table-cell table:style-name="Default" office:value-type="float" office:value="-75.0152" calcext:value-type="float">
            <text:p>-75,01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rbia</text:p>
          </table:table-cell>
          <table:table-cell table:style-name="Default" office:value-type="float" office:value="44.0165" calcext:value-type="float">
            <text:p>44,0165</text:p>
          </table:table-cell>
          <table:table-cell table:style-name="Default" office:value-type="float" office:value="21.0059" calcext:value-type="float">
            <text:p>21,00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lovakia</text:p>
          </table:table-cell>
          <table:table-cell table:style-name="Default" office:value-type="float" office:value="48.669" calcext:value-type="float">
            <text:p>48,669</text:p>
          </table:table-cell>
          <table:table-cell table:style-name="Default" office:value-type="float" office:value="19.699" calcext:value-type="float">
            <text:p>19,6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ogo</text:p>
          </table:table-cell>
          <table:table-cell table:style-name="Default" office:value-type="float" office:value="8.6195" calcext:value-type="float">
            <text:p>8,6195</text:p>
          </table:table-cell>
          <table:table-cell table:style-name="Default" office:value-type="float" office:value="0.8248" calcext:value-type="float">
            <text:p>0,82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ta</text:p>
          </table:table-cell>
          <table:table-cell table:style-name="Default" office:value-type="float" office:value="35.9375" calcext:value-type="float">
            <text:p>35,9375</text:p>
          </table:table-cell>
          <table:table-cell table:style-name="Default" office:value-type="float" office:value="14.3754" calcext:value-type="float">
            <text:p>14,37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rtinique</text:p>
          </table:table-cell>
          <table:table-cell table:style-name="Default" office:value-type="float" office:value="14.6415" calcext:value-type="float">
            <text:p>14,6415</text:p>
          </table:table-cell>
          <table:table-cell table:style-name="Default" office:value-type="float" office:value="-61.0242" calcext:value-type="float">
            <text:p>-61,0242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ulgaria</text:p>
          </table:table-cell>
          <table:table-cell table:style-name="Default" office:value-type="float" office:value="42.7339" calcext:value-type="float">
            <text:p>42,7339</text:p>
          </table:table-cell>
          <table:table-cell table:style-name="Default" office:value-type="float" office:value="25.4858" calcext:value-type="float">
            <text:p>25,485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dives</text:p>
          </table:table-cell>
          <table:table-cell table:style-name="Default" office:value-type="float" office:value="3.2028" calcext:value-type="float">
            <text:p>3,2028</text:p>
          </table:table-cell>
          <table:table-cell table:style-name="Default" office:value-type="float" office:value="73.2207" calcext:value-type="float">
            <text:p>73,22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ngladesh</text:p>
          </table:table-cell>
          <table:table-cell table:style-name="Default" office:value-type="float" office:value="23.685" calcext:value-type="float">
            <text:p>23,685</text:p>
          </table:table-cell>
          <table:table-cell table:style-name="Default" office:value-type="float" office:value="90.3563" calcext:value-type="float">
            <text:p>90,35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raguay</text:p>
          </table:table-cell>
          <table:table-cell table:style-name="Default" office:value-type="float" office:value="-23.4425" calcext:value-type="float">
            <text:p>-23,4425</text:p>
          </table:table-cell>
          <table:table-cell table:style-name="Default" office:value-type="float" office:value="-58.4438" calcext:value-type="float">
            <text:p>-58,44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ntario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1.2538" calcext:value-type="float">
            <text:p>51,2538</text:p>
          </table:table-cell>
          <table:table-cell table:style-name="Default" office:value-type="float" office:value="-85.3232" calcext:value-type="float">
            <text:p>-85,3232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bert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9333" calcext:value-type="float">
            <text:p>53,9333</text:p>
          </table:table-cell>
          <table:table-cell table:style-name="Default" office:value-type="float" office:value="-116.5765" calcext:value-type="float">
            <text:p>-116,57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bec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2.9399" calcext:value-type="float">
            <text:p>52,9399</text:p>
          </table:table-cell>
          <table:table-cell table:style-name="Default" office:value-type="float" office:value="-73.5491" calcext:value-type="float">
            <text:p>-73,54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lbania</text:p>
          </table:table-cell>
          <table:table-cell table:style-name="Default" office:value-type="float" office:value="41.1533" calcext:value-type="float">
            <text:p>41,1533</text:p>
          </table:table-cell>
          <table:table-cell table:style-name="Default" office:value-type="float" office:value="20.1683" calcext:value-type="float">
            <text:p>20,168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yprus</text:p>
          </table:table-cell>
          <table:table-cell table:style-name="Default" office:value-type="float" office:value="35.1264" calcext:value-type="float">
            <text:p>35,1264</text:p>
          </table:table-cell>
          <table:table-cell table:style-name="Default" office:value-type="float" office:value="33.4299" calcext:value-type="float">
            <text:p>33,42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unei</text:p>
          </table:table-cell>
          <table:table-cell table:style-name="Default" office:value-type="float" office:value="4.5353" calcext:value-type="float">
            <text:p>4,5353</text:p>
          </table:table-cell>
          <table:table-cell table:style-name="Default" office:value-type="float" office:value="114.7277" calcext:value-type="float">
            <text:p>114,72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4009" calcext:value-type="float">
            <text:p>47,4009</text:p>
          </table:table-cell>
          <table:table-cell table:style-name="Default" office:value-type="float" office:value="-121.4905" calcext:value-type="float">
            <text:p>-121,4905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1657" calcext:value-type="float">
            <text:p>42,1657</text:p>
          </table:table-cell>
          <table:table-cell table:style-name="Default" office:value-type="float" office:value="-74.9481" calcext:value-type="float">
            <text:p>-74,9481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162" calcext:value-type="float">
            <text:p>36,1162</text:p>
          </table:table-cell>
          <table:table-cell table:style-name="Default" office:value-type="float" office:value="-119.6816" calcext:value-type="float">
            <text:p>-119,6816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ssachusett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2302" calcext:value-type="float">
            <text:p>42,2302</text:p>
          </table:table-cell>
          <table:table-cell table:style-name="Default" office:value-type="float" office:value="-71.5301" calcext:value-type="float">
            <text:p>-71,53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mond Princes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d Princes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489" calcext:value-type="float">
            <text:p>37,6489</text:p>
          </table:table-cell>
          <table:table-cell table:style-name="Default" office:value-type="float" office:value="-122.6655" calcext:value-type="float">
            <text:p>-122,6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org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0406" calcext:value-type="float">
            <text:p>33,0406</text:p>
          </table:table-cell>
          <table:table-cell table:style-name="Default" office:value-type="float" office:value="-83.6431" calcext:value-type="float">
            <text:p>-83,643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orad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598" calcext:value-type="float">
            <text:p>39,0598</text:p>
          </table:table-cell>
          <table:table-cell table:style-name="Default" office:value-type="float" office:value="-105.3111" calcext:value-type="float">
            <text:p>-105,3111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orid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7663" calcext:value-type="float">
            <text:p>27,7663</text:p>
          </table:table-cell>
          <table:table-cell table:style-name="Default" office:value-type="float" office:value="-81.6868" calcext:value-type="float">
            <text:p>-81,6868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Jerse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989" calcext:value-type="float">
            <text:p>40,2989</text:p>
          </table:table-cell>
          <table:table-cell table:style-name="Default" office:value-type="float" office:value="-74.521" calcext:value-type="float">
            <text:p>-74,521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ego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572" calcext:value-type="float">
            <text:p>44,572</text:p>
          </table:table-cell>
          <table:table-cell table:style-name="Default" office:value-type="float" office:value="-122.0709" calcext:value-type="float">
            <text:p>-122,0709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x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1.0545" calcext:value-type="float">
            <text:p>31,0545</text:p>
          </table:table-cell>
          <table:table-cell table:style-name="Default" office:value-type="float" office:value="-97.5635" calcext:value-type="float">
            <text:p>-97,563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llinoi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3495" calcext:value-type="float">
            <text:p>40,3495</text:p>
          </table:table-cell>
          <table:table-cell table:style-name="Default" office:value-type="float" office:value="-88.9861" calcext:value-type="float">
            <text:p>-88,9861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nnsylva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908" calcext:value-type="float">
            <text:p>40,5908</text:p>
          </table:table-cell>
          <table:table-cell table:style-name="Default" office:value-type="float" office:value="-77.2098" calcext:value-type="float">
            <text:p>-77,20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o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0115" calcext:value-type="float">
            <text:p>42,0115</text:p>
          </table:table-cell>
          <table:table-cell table:style-name="Default" office:value-type="float" office:value="-93.2105" calcext:value-type="float">
            <text:p>-93,21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ylan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639" calcext:value-type="float">
            <text:p>39,0639</text:p>
          </table:table-cell>
          <table:table-cell table:style-name="Default" office:value-type="float" office:value="-76.8021" calcext:value-type="float">
            <text:p>-76,80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 Caroli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6301" calcext:value-type="float">
            <text:p>35,6301</text:p>
          </table:table-cell>
          <table:table-cell table:style-name="Default" office:value-type="float" office:value="-79.8064" calcext:value-type="float">
            <text:p>-79,80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Caroli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569" calcext:value-type="float">
            <text:p>33,8569</text:p>
          </table:table-cell>
          <table:table-cell table:style-name="Default" office:value-type="float" office:value="-80.945" calcext:value-type="float">
            <text:p>-80,945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nnesse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7478" calcext:value-type="float">
            <text:p>35,7478</text:p>
          </table:table-cell>
          <table:table-cell table:style-name="Default" office:value-type="float" office:value="-86.6923" calcext:value-type="float">
            <text:p>-86,69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i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693" calcext:value-type="float">
            <text:p>37,7693</text:p>
          </table:table-cell>
          <table:table-cell table:style-name="Default" office:value-type="float" office:value="-78.17" calcext:value-type="float">
            <text:p>-78,17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izo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298" calcext:value-type="float">
            <text:p>33,7298</text:p>
          </table:table-cell>
          <table:table-cell table:style-name="Default" office:value-type="float" office:value="-111.4312" calcext:value-type="float">
            <text:p>-111,431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di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494" calcext:value-type="float">
            <text:p>39,8494</text:p>
          </table:table-cell>
          <table:table-cell table:style-name="Default" office:value-type="float" office:value="-86.2583" calcext:value-type="float">
            <text:p>-86,2583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ntuc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681" calcext:value-type="float">
            <text:p>37,6681</text:p>
          </table:table-cell>
          <table:table-cell table:style-name="Default" office:value-type="float" office:value="-84.6701" calcext:value-type="float">
            <text:p>-84,6701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strict of Columb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974" calcext:value-type="float">
            <text:p>38,8974</text:p>
          </table:table-cell>
          <table:table-cell table:style-name="Default" office:value-type="float" office:value="-77.0268" calcext:value-type="float">
            <text:p>-77,02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vad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3135" calcext:value-type="float">
            <text:p>38,3135</text:p>
          </table:table-cell>
          <table:table-cell table:style-name="Default" office:value-type="float" office:value="-117.0554" calcext:value-type="float">
            <text:p>-117,0554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Hampshir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4525" calcext:value-type="float">
            <text:p>43,4525</text:p>
          </table:table-cell>
          <table:table-cell table:style-name="Default" office:value-type="float" office:value="-71.5639" calcext:value-type="float">
            <text:p>-71,56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nes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6945" calcext:value-type="float">
            <text:p>45,6945</text:p>
          </table:table-cell>
          <table:table-cell table:style-name="Default" office:value-type="float" office:value="-93.9002" calcext:value-type="float">
            <text:p>-93,900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brask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254" calcext:value-type="float">
            <text:p>41,1254</text:p>
          </table:table-cell>
          <table:table-cell table:style-name="Default" office:value-type="float" office:value="-98.2681" calcext:value-type="float">
            <text:p>-98,26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hi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3888" calcext:value-type="float">
            <text:p>40,3888</text:p>
          </table:table-cell>
          <table:table-cell table:style-name="Default" office:value-type="float" office:value="-82.7649" calcext:value-type="float">
            <text:p>-82,76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hode Islan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809" calcext:value-type="float">
            <text:p>41,6809</text:p>
          </table:table-cell>
          <table:table-cell table:style-name="Default" office:value-type="float" office:value="-71.5118" calcext:value-type="float">
            <text:p>-71,5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scons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685" calcext:value-type="float">
            <text:p>44,2685</text:p>
          </table:table-cell>
          <table:table-cell table:style-name="Default" office:value-type="float" office:value="-89.6165" calcext:value-type="float">
            <text:p>-89,61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nectic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5978" calcext:value-type="float">
            <text:p>41,5978</text:p>
          </table:table-cell>
          <table:table-cell table:style-name="Default" office:value-type="float" office:value="-72.7554" calcext:value-type="float">
            <text:p>-72,75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wai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1.0943" calcext:value-type="float">
            <text:p>21,0943</text:p>
          </table:table-cell>
          <table:table-cell table:style-name="Default" office:value-type="float" office:value="-157.4983" calcext:value-type="float">
            <text:p>-157,49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klaho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5653" calcext:value-type="float">
            <text:p>35,5653</text:p>
          </table:table-cell>
          <table:table-cell table:style-name="Default" office:value-type="float" office:value="-96.9289" calcext:value-type="float">
            <text:p>-96,92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ta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15" calcext:value-type="float">
            <text:p>40,15</text:p>
          </table:table-cell>
          <table:table-cell table:style-name="Default" office:value-type="float" office:value="-111.8624" calcext:value-type="float">
            <text:p>-111,86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urkina Faso</text:p>
          </table:table-cell>
          <table:table-cell table:style-name="Default" office:value-type="float" office:value="12.2383" calcext:value-type="float">
            <text:p>12,2383</text:p>
          </table:table-cell>
          <table:table-cell table:style-name="Default" office:value-type="float" office:value="-1.5616" calcext:value-type="float">
            <text:p>-1,56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oly See</text:p>
          </table:table-cell>
          <table:table-cell table:style-name="Default" office:value-type="float" office:value="41.9029" calcext:value-type="float">
            <text:p>41,9029</text:p>
          </table:table-cell>
          <table:table-cell table:style-name="Default" office:value-type="float" office:value="12.4534" calcext:value-type="float">
            <text:p>12,4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golia</text:p>
          </table:table-cell>
          <table:table-cell table:style-name="Default" office:value-type="float" office:value="46.8625" calcext:value-type="float">
            <text:p>46,8625</text:p>
          </table:table-cell>
          <table:table-cell table:style-name="Default" office:value-type="float" office:value="103.8467" calcext:value-type="float">
            <text:p>103,84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nama</text:p>
          </table:table-cell>
          <table:table-cell table:style-name="Default" office:value-type="float" office:value="8.538" calcext:value-type="float">
            <text:p>8,538</text:p>
          </table:table-cell>
          <table:table-cell table:style-name="Default" office:value-type="float" office:value="-80.7821" calcext:value-type="float">
            <text:p>-80,7821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ns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266" calcext:value-type="float">
            <text:p>38,5266</text:p>
          </table:table-cell>
          <table:table-cell table:style-name="Default" office:value-type="float" office:value="-96.7265" calcext:value-type="float">
            <text:p>-96,7265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isi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1.1695" calcext:value-type="float">
            <text:p>31,1695</text:p>
          </table:table-cell>
          <table:table-cell table:style-name="Default" office:value-type="float" office:value="-91.8678" calcext:value-type="float">
            <text:p>-91,8678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sour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561" calcext:value-type="float">
            <text:p>38,4561</text:p>
          </table:table-cell>
          <table:table-cell table:style-name="Default" office:value-type="float" office:value="-92.2884" calcext:value-type="float">
            <text:p>-92,28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ermon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0459" calcext:value-type="float">
            <text:p>44,0459</text:p>
          </table:table-cell>
          <table:table-cell table:style-name="Default" office:value-type="float" office:value="-72.7107" calcext:value-type="float">
            <text:p>-72,71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sk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61.3707" calcext:value-type="float">
            <text:p>61,3707</text:p>
          </table:table-cell>
          <table:table-cell table:style-name="Default" office:value-type="float" office:value="-152.4044" calcext:value-type="float">
            <text:p>-152,40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kans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9697" calcext:value-type="float">
            <text:p>34,9697</text:p>
          </table:table-cell>
          <table:table-cell table:style-name="Default" office:value-type="float" office:value="-92.3731" calcext:value-type="float">
            <text:p>-92,37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awar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3185" calcext:value-type="float">
            <text:p>39,3185</text:p>
          </table:table-cell>
          <table:table-cell table:style-name="Default" office:value-type="float" office:value="-75.5071" calcext:value-type="float">
            <text:p>-75,50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dah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405" calcext:value-type="float">
            <text:p>44,2405</text:p>
          </table:table-cell>
          <table:table-cell table:style-name="Default" office:value-type="float" office:value="-114.4788" calcext:value-type="float">
            <text:p>-114,47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i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6939" calcext:value-type="float">
            <text:p>44,6939</text:p>
          </table:table-cell>
          <table:table-cell table:style-name="Default" office:value-type="float" office:value="-69.3819" calcext:value-type="float">
            <text:p>-69,38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iga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3266" calcext:value-type="float">
            <text:p>43,3266</text:p>
          </table:table-cell>
          <table:table-cell table:style-name="Default" office:value-type="float" office:value="-84.5361" calcext:value-type="float">
            <text:p>-84,53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sissipp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416" calcext:value-type="float">
            <text:p>32,7416</text:p>
          </table:table-cell>
          <table:table-cell table:style-name="Default" office:value-type="float" office:value="-89.6787" calcext:value-type="float">
            <text:p>-89,67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6.9219" calcext:value-type="float">
            <text:p>46,9219</text:p>
          </table:table-cell>
          <table:table-cell table:style-name="Default" office:value-type="float" office:value="-110.4544" calcext:value-type="float">
            <text:p>-110,45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Mexi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8405" calcext:value-type="float">
            <text:p>34,8405</text:p>
          </table:table-cell>
          <table:table-cell table:style-name="Default" office:value-type="float" office:value="-106.2485" calcext:value-type="float">
            <text:p>-106,248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 Dak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5289" calcext:value-type="float">
            <text:p>47,5289</text:p>
          </table:table-cell>
          <table:table-cell table:style-name="Default" office:value-type="float" office:value="-99.784" calcext:value-type="float">
            <text:p>-99,7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Dak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998" calcext:value-type="float">
            <text:p>44,2998</text:p>
          </table:table-cell>
          <table:table-cell table:style-name="Default" office:value-type="float" office:value="-99.4388" calcext:value-type="float">
            <text:p>-99,438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 Virgi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912" calcext:value-type="float">
            <text:p>38,4912</text:p>
          </table:table-cell>
          <table:table-cell table:style-name="Default" office:value-type="float" office:value="-80.9545" calcext:value-type="float">
            <text:p>-80,95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yoming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756" calcext:value-type="float">
            <text:p>42,756</text:p>
          </table:table-cell>
          <table:table-cell table:style-name="Default" office:value-type="float" office:value="-107.3025" calcext:value-type="float">
            <text:p>-107,30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be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9756" calcext:value-type="float">
            <text:p>30,9756</text:p>
          </table:table-cell>
          <table:table-cell table:style-name="Default" office:value-type="float" office:value="112.2707" calcext:value-type="float">
            <text:p>112,270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125" calcext:value-type="float">
            <text:p>12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479" calcext:value-type="float">
            <text:p>479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8" calcext:value-type="float">
            <text:p>618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974" calcext:value-type="float">
            <text:p>974</text:p>
          </table:table-cell>
          <table:table-cell table:number-columns-repeated="2" table:style-name="Default" office:value-type="float" office:value="1068" calcext:value-type="float">
            <text:p>1068</text:p>
          </table:table-cell>
          <table:table-cell table:style-name="Default" office:value-type="float" office:value="1310" calcext:value-type="float">
            <text:p>1310</text:p>
          </table:table-cell>
          <table:table-cell table:style-name="Default" office:value-type="float" office:value="1457" calcext:value-type="float">
            <text:p>1457</text:p>
          </table:table-cell>
          <table:table-cell table:style-name="Default" office:value-type="float" office:value="1596" calcext:value-type="float">
            <text:p>1596</text:p>
          </table:table-cell>
          <table:table-cell table:style-name="Default" office:value-type="float" office:value="1696" calcext:value-type="float">
            <text:p>1696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office:value-type="float" office:value="1921" calcext:value-type="float">
            <text:p>1921</text:p>
          </table:table-cell>
          <table:table-cell table:style-name="Default" office:value-type="float" office:value="2029" calcext:value-type="float">
            <text:p>2029</text:p>
          </table:table-cell>
          <table:table-cell table:number-columns-repeated="2" table:style-name="Default" office:value-type="float" office:value="2144" calcext:value-type="float">
            <text:p>2144</text:p>
          </table:table-cell>
          <table:table-cell table:number-columns-repeated="2" table:style-name="Default" office:value-type="float" office:value="2346" calcext:value-type="float">
            <text:p>2346</text:p>
          </table:table-cell>
          <table:table-cell table:style-name="Default" office:value-type="float" office:value="2495" calcext:value-type="float">
            <text:p>2495</text:p>
          </table:table-cell>
          <table:table-cell table:style-name="Default" office:value-type="float" office:value="2563" calcext:value-type="float">
            <text:p>2563</text:p>
          </table:table-cell>
          <table:table-cell table:style-name="Default" office:value-type="float" office:value="2615" calcext:value-type="float">
            <text:p>2615</text:p>
          </table:table-cell>
          <table:table-cell table:style-name="Default" office:value-type="float" office:value="2641" calcext:value-type="float">
            <text:p>2641</text:p>
          </table:table-cell>
          <table:table-cell table:style-name="Default" office:value-type="float" office:value="2682" calcext:value-type="float">
            <text:p>2682</text:p>
          </table:table-cell>
          <table:table-cell table:style-name="Default" office:value-type="float" office:value="2727" calcext:value-type="float">
            <text:p>2727</text:p>
          </table:table-cell>
          <table:table-cell table:style-name="Default" office:value-type="float" office:value="2761" calcext:value-type="float">
            <text:p>2761</text:p>
          </table:table-cell>
          <table:table-cell table:style-name="Default" office:value-type="float" office:value="2803" calcext:value-type="float">
            <text:p>2803</text:p>
          </table:table-cell>
          <table:table-cell table:style-name="Default" office:value-type="float" office:value="2835" calcext:value-type="float">
            <text:p>2835</text:p>
          </table:table-cell>
          <table:table-cell table:style-name="Default" office:value-type="float" office:value="2871" calcext:value-type="float">
            <text:p>2871</text:p>
          </table:table-cell>
          <table:table-cell table:style-name="Default" office:value-type="float" office:value="2902" calcext:value-type="float">
            <text:p>2902</text:p>
          </table:table-cell>
          <table:table-cell table:style-name="Default" office:value-type="float" office:value="2931" calcext:value-type="float">
            <text:p>2931</text:p>
          </table:table-cell>
          <table:table-cell table:style-name="Default" office:value-type="float" office:value="2959" calcext:value-type="float">
            <text:p>2959</text:p>
          </table:table-cell>
          <table:table-cell table:style-name="Default" office:value-type="float" office:value="2986" calcext:value-type="float">
            <text:p>2986</text:p>
          </table:table-cell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24" calcext:value-type="float">
            <text:p>3024</text:p>
          </table:table-cell>
          <table:table-cell table:style-name="Default" office:value-type="float" office:value="3046" calcext:value-type="float">
            <text:p>3046</text:p>
          </table:table-cell>
          <table:table-cell table:style-name="Default" office:value-type="float" office:value="3056" calcext:value-type="float">
            <text:p>3056</text:p>
          </table:table-cell>
          <table:table-cell table:style-name="Default" office:value-type="float" office:value="3062" calcext:value-type="float">
            <text:p>306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085" calcext:value-type="float">
            <text:p>3085</text:p>
          </table:table-cell>
          <table:table-cell table:style-name="Default" office:value-type="float" office:value="3099" calcext:value-type="float">
            <text:p>3099</text:p>
          </table:table-cell>
          <table:table-cell table:style-name="Default" office:value-type="float" office:value="3111" calcext:value-type="float">
            <text:p>3111</text:p>
          </table:table-cell>
          <table:table-cell office:value-type="float" office:value="3122" calcext:value-type="float">
            <text:p>3122</text:p>
          </table:table-cell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an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354" calcext:value-type="float">
            <text:p>354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853" calcext:value-type="float">
            <text:p>853</text:p>
          </table:table-cell>
          <table:table-cell table:style-name="Default" office:value-type="float" office:value="988" calcext:value-type="float">
            <text:p>988</text:p>
          </table:table-cell>
          <table:table-cell office:value-type="float" office:value="1135" calcext:value-type="float">
            <text:p>1135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orea, South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75" calcext:value-type="float">
            <text:p>75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float" office:value="46.2276" calcext:value-type="float">
            <text:p>46,2276</text:p>
          </table:table-cell>
          <table:table-cell table:style-name="Default" office:value-type="float" office:value="2.2137" calcext:value-type="float">
            <text:p>2,2137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 table:number-columns-repeated="11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2" table:style-name="Default" office:value-type="float" office:value="91" calcext:value-type="float">
            <text:p>91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ngd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3.3417" calcext:value-type="float">
            <text:p>23,3417</text:p>
          </table:table-cell>
          <table:table-cell table:style-name="Default" office:value-type="float" office:value="113.4244" calcext:value-type="float">
            <text:p>113,4244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3" table:style-name="Default" office:value-type="float" office:value="7" calcext:value-type="float">
            <text:p>7</text:p>
          </table:table-cell>
          <table:table-cell table:number-columns-repeated="9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3.882" calcext:value-type="float">
            <text:p>33,882</text:p>
          </table:table-cell>
          <table:table-cell table:style-name="Default" office:value-type="float" office:value="113.614" calcext:value-type="float">
            <text:p>113,6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9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7" table:style-name="Default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he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9.1832" calcext:value-type="float">
            <text:p>29,1832</text:p>
          </table:table-cell>
          <table:table-cell table:style-name="Default" office:value-type="float" office:value="120.0934" calcext:value-type="float">
            <text:p>120,0934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7.6104" calcext:value-type="float">
            <text:p>27,6104</text:p>
          </table:table-cell>
          <table:table-cell table:style-name="Default" office:value-type="float" office:value="111.7088" calcext:value-type="float">
            <text:p>111,7088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9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hu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8257" calcext:value-type="float">
            <text:p>31,8257</text:p>
          </table:table-cell>
          <table:table-cell table:style-name="Default" office:value-type="float" office:value="117.2264" calcext:value-type="float">
            <text:p>117,2264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3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ang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7.614" calcext:value-type="float">
            <text:p>27,614</text:p>
          </table:table-cell>
          <table:table-cell table:style-name="Default" office:value-type="float" office:value="115.7221" calcext:value-type="float">
            <text:p>115,7221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number-columns-repeated="3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d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6.3427" calcext:value-type="float">
            <text:p>36,3427</text:p>
          </table:table-cell>
          <table:table-cell table:style-name="Default" office:value-type="float" office:value="118.1498" calcext:value-type="float">
            <text:p>118,1498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7" table:style-name="Default" office:value-type="float" office:value="6" calcext:value-type="float">
            <text:p>6</text:p>
          </table:table-cell>
          <table:table-cell table:number-columns-repeated="5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mond Princess</text:p>
          </table:table-cell>
          <table:table-cell table:style-name="Default" office:value-type="string" calcext:value-type="string">
            <text:p>Cruise Ship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12" table:style-name="Default" office:value-type="float" office:value="6" calcext:value-type="float">
            <text:p>6</text:p>
          </table:table-cell>
          <table:table-cell table:number-columns-repeated="7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angs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2.9711" calcext:value-type="float">
            <text:p>32,9711</text:p>
          </table:table-cell>
          <table:table-cell table:style-name="Default" office:value-type="float" office:value="119.455" calcext:value-type="float">
            <text:p>119,4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ongq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0572" calcext:value-type="float">
            <text:p>30,0572</text:p>
          </table:table-cell>
          <table:table-cell table:style-name="Default" office:value-type="float" office:value="107.874" calcext:value-type="float">
            <text:p>107,87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 table:style-name="Default" office:value-type="float" office:value="5" calcext:value-type="float">
            <text:p>5</text:p>
          </table:table-cell>
          <table:table-cell table:number-columns-repeated="27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chu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6171" calcext:value-type="float">
            <text:p>30,6171</text:p>
          </table:table-cell>
          <table:table-cell table:style-name="Default" office:value-type="float" office:value="102.7103" calcext:value-type="float">
            <text:p>102,71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" calcext:value-type="float">
            <text:p>1</text:p>
          </table:table-cell>
          <table:table-cell table:number-columns-repeated="31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ilong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7.862" calcext:value-type="float">
            <text:p>47,862</text:p>
          </table:table-cell>
          <table:table-cell table:style-name="Default" office:value-type="float" office:value="127.7615" calcext:value-type="float">
            <text:p>127,76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float" office:value="11" calcext:value-type="float">
            <text:p>11</text:p>
          </table:table-cell>
          <table:table-cell table:number-columns-repeated="8" table:style-name="Default" office:value-type="float" office:value="12" calcext:value-type="float">
            <text:p>12</text:p>
          </table:table-cell>
          <table:table-cell table:number-columns-repeated="20" table:style-name="Default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enmark</text:p>
          </table:table-cell>
          <table:table-cell table:style-name="Default" office:value-type="float" office:value="56.2639" calcext:value-type="float">
            <text:p>56,2639</text:p>
          </table:table-cell>
          <table:table-cell table:style-name="Default" office:value-type="float" office:value="9.5018" calcext:value-type="float">
            <text:p>9,5018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ij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0.1824" calcext:value-type="float">
            <text:p>40,1824</text:p>
          </table:table-cell>
          <table:table-cell table:style-name="Default" office:value-type="float" office:value="116.4142" calcext:value-type="float">
            <text:p>116,414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table:number-columns-repeated="1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8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202" calcext:value-type="float">
            <text:p>31,202</text:p>
          </table:table-cell>
          <table:table-cell table:style-name="Default" office:value-type="float" office:value="121.4491" calcext:value-type="float">
            <text:p>121,449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4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5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be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9.549" calcext:value-type="float">
            <text:p>39,549</text:p>
          </table:table-cell>
          <table:table-cell table:style-name="Default" office:value-type="float" office:value="116.1306" calcext:value-type="float">
            <text:p>116,1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5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ji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6.0789" calcext:value-type="float">
            <text:p>26,0789</text:p>
          </table:table-cell>
          <table:table-cell table:style-name="Default" office:value-type="float" office:value="117.9874" calcext:value-type="float">
            <text:p>117,9874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ng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3.8298" calcext:value-type="float">
            <text:p>23,8298</text:p>
          </table:table-cell>
          <table:table-cell table:style-name="Default" office:value-type="float" office:value="108.7881" calcext:value-type="float">
            <text:p>108,788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34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an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5.1917" calcext:value-type="float">
            <text:p>35,1917</text:p>
          </table:table-cell>
          <table:table-cell table:style-name="Default" office:value-type="float" office:value="108.8701" calcext:value-type="float">
            <text:p>108,8701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1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un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4.974" calcext:value-type="float">
            <text:p>24,974</text:p>
          </table:table-cell>
          <table:table-cell table:style-name="Default" office:value-type="float" office:value="101.487" calcext:value-type="float">
            <text:p>101,487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7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i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19.1959" calcext:value-type="float">
            <text:p>19,1959</text:p>
          </table:table-cell>
          <table:table-cell table:style-name="Default" office:value-type="float" office:value="109.7453" calcext:value-type="float">
            <text:p>109,745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1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11" table:style-name="Default" office:value-type="float" office:value="4" calcext:value-type="float">
            <text:p>4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number-columns-repeated="13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izho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6.8154" calcext:value-type="float">
            <text:p>26,8154</text:p>
          </table:table-cell>
          <table:table-cell table:style-name="Default" office:value-type="float" office:value="106.8748" calcext:value-type="float">
            <text:p>106,874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3" table:style-name="Default" office:value-type="float" office:value="1" calcext:value-type="float">
            <text:p>1</text:p>
          </table:table-cell>
          <table:table-cell table:number-columns-repeated="29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anji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9.3054" calcext:value-type="float">
            <text:p>39,3054</text:p>
          </table:table-cell>
          <table:table-cell table:style-name="Default" office:value-type="float" office:value="117.323" calcext:value-type="float">
            <text:p>117,323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4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5777" calcext:value-type="float">
            <text:p>37,5777</text:p>
          </table:table-cell>
          <table:table-cell table:style-name="Default" office:value-type="float" office:value="112.2922" calcext:value-type="float">
            <text:p>112,29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ns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8099" calcext:value-type="float">
            <text:p>37,8099</text:p>
          </table:table-cell>
          <table:table-cell table:style-name="Default" office:value-type="float" office:value="101.0583" calcext:value-type="float">
            <text:p>101,058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ng K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2.3" calcext:value-type="float">
            <text:p>22,3</text:p>
          </table:table-cell>
          <table:table-cell table:style-name="Default" office:value-type="float" office:value="114.2" calcext:value-type="float">
            <text:p>114,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5" table:style-name="Default" office:value-type="float" office:value="1" calcext:value-type="float">
            <text:p>1</text:p>
          </table:table-cell>
          <table:table-cell table:number-columns-repeated="18"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aon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1.2956" calcext:value-type="float">
            <text:p>41,2956</text:p>
          </table:table-cell>
          <table:table-cell table:style-name="Default" office:value-type="float" office:value="122.6085" calcext:value-type="float">
            <text:p>122,6085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3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li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3.6661" calcext:value-type="float">
            <text:p>43,6661</text:p>
          </table:table-cell>
          <table:table-cell table:style-name="Default" office:value-type="float" office:value="126.1923" calcext:value-type="float">
            <text:p>126,192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40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zechia</text:p>
          </table:table-cell>
          <table:table-cell table:style-name="Default" office:value-type="float" office:value="49.8175" calcext:value-type="float">
            <text:p>49,8175</text:p>
          </table:table-cell>
          <table:table-cell table:style-name="Default" office:value-type="float" office:value="15.473" calcext:value-type="float">
            <text:p>15,47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in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1.1129" calcext:value-type="float">
            <text:p>41,1129</text:p>
          </table:table-cell>
          <table:table-cell table:style-name="Default" office:value-type="float" office:value="85.2401" calcext:value-type="float">
            <text:p>85,240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19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ner Mongolia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4.0935" calcext:value-type="float">
            <text:p>44,0935</text:p>
          </table:table-cell>
          <table:table-cell table:style-name="Default" office:value-type="float" office:value="113.9448" calcext:value-type="float">
            <text:p>113,9448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number-columns-repeated="1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ingxia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2692" calcext:value-type="float">
            <text:p>37,2692</text:p>
          </table:table-cell>
          <table:table-cell table:style-name="Default" office:value-type="float" office:value="106.1655" calcext:value-type="float">
            <text:p>106,1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wan*</text:p>
          </table:table-cell>
          <table:table-cell table:style-name="Default" office:value-type="float" office:value="23.7" calcext:value-type="float">
            <text:p>23,7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25" table:style-name="Default" office:value-type="float" office:value="0" calcext:value-type="float">
            <text:p>0</text:p>
          </table:table-cell>
          <table:table-cell table:number-columns-repeated="31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Vietnam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ussia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ingha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5.7452" calcext:value-type="float">
            <text:p>35,7452</text:p>
          </table:table-cell>
          <table:table-cell table:style-name="Default" office:value-type="float" office:value="95.9956" calcext:value-type="float">
            <text:p>95,995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ca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2.1667" calcext:value-type="float">
            <text:p>22,1667</text:p>
          </table:table-cell>
          <table:table-cell table:style-name="Default" office:value-type="float" office:value="113.55" calcext:value-type="float">
            <text:p>113,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ldova</text:p>
          </table:table-cell>
          <table:table-cell table:style-name="Default" office:value-type="float" office:value="47.4116" calcext:value-type="float">
            <text:p>47,4116</text:p>
          </table:table-cell>
          <table:table-cell table:style-name="Default" office:value-type="float" office:value="28.3699" calcext:value-type="float">
            <text:p>28,36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olivia</text:p>
          </table:table-cell>
          <table:table-cell table:style-name="Default" office:value-type="float" office:value="-16.2902" calcext:value-type="float">
            <text:p>-16,2902</text:p>
          </table:table-cell>
          <table:table-cell table:style-name="Default" office:value-type="float" office:value="-63.5887" calcext:value-type="float">
            <text:p>-63,58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roe Islands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float" office:value="61.8926" calcext:value-type="float">
            <text:p>61,8926</text:p>
          </table:table-cell>
          <table:table-cell table:style-name="Default" office:value-type="float" office:value="-6.9118" calcext:value-type="float">
            <text:p>-6,9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 Martin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8.0708" calcext:value-type="float">
            <text:p>18,0708</text:p>
          </table:table-cell>
          <table:table-cell table:style-name="Default" office:value-type="float" office:value="-63.0501" calcext:value-type="float">
            <text:p>-63,05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onduras</text:p>
          </table:table-cell>
          <table:table-cell table:style-name="Default" office:value-type="float" office:value="15.2" calcext:value-type="float">
            <text:p>15,2</text:p>
          </table:table-cell>
          <table:table-cell table:style-name="Default" office:value-type="float" office:value="-86.2419" calcext:value-type="float">
            <text:p>-86,24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nnel Islands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49.3723" calcext:value-type="float">
            <text:p>49,3723</text:p>
          </table:table-cell>
          <table:table-cell table:style-name="Default" office:value-type="float" office:value="-2.3644" calcext:value-type="float">
            <text:p>-2,36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Brunswick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6.5653" calcext:value-type="float">
            <text:p>46,5653</text:p>
          </table:table-cell>
          <table:table-cell table:style-name="Default" office:value-type="float" office:value="-66.4619" calcext:value-type="float">
            <text:p>-66,46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bet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6927" calcext:value-type="float">
            <text:p>31,6927</text:p>
          </table:table-cell>
          <table:table-cell table:style-name="Default" office:value-type="float" office:value="88.0924" calcext:value-type="float">
            <text:p>88,09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ngo (Kinshasa)</text:p>
          </table:table-cell>
          <table:table-cell table:style-name="Default" office:value-type="float" office:value="-4.0383" calcext:value-type="float">
            <text:p>-4,0383</text:p>
          </table:table-cell>
          <table:table-cell table:style-name="Default" office:value-type="float" office:value="21.7587" calcext:value-type="float">
            <text:p>21,75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te d'Ivoire</text:p>
          </table:table-cell>
          <table:table-cell table:style-name="Default" office:value-type="float" office:value="7.54" calcext:value-type="float">
            <text:p>7,54</text:p>
          </table:table-cell>
          <table:table-cell table:style-name="Default" office:value-type="float" office:value="-5.5471" calcext:value-type="float">
            <text:p>-5,54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int Barthelemy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7.9" calcext:value-type="float">
            <text:p>17,9</text:p>
          </table:table-cell>
          <table:table-cell table:style-name="Default" office:value-type="float" office:value="-62.8333" calcext:value-type="float">
            <text:p>-62,83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amaica</text:p>
          </table:table-cell>
          <table:table-cell table:style-name="Default" office:value-type="float" office:value="18.1096" calcext:value-type="float">
            <text:p>18,1096</text:p>
          </table:table-cell>
          <table:table-cell table:style-name="Default" office:value-type="float" office:value="-77.2975" calcext:value-type="float">
            <text:p>-77,29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urkey</text:p>
          </table:table-cell>
          <table:table-cell table:style-name="Default" office:value-type="float" office:value="38.9637" calcext:value-type="float">
            <text:p>38,9637</text:p>
          </table:table-cell>
          <table:table-cell table:style-name="Default" office:value-type="float" office:value="35.2433" calcext:value-type="float">
            <text:p>35,2433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braltar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36.1408" calcext:value-type="float">
            <text:p>36,1408</text:p>
          </table:table-cell>
          <table:table-cell table:style-name="Default" office:value-type="float" office:value="-5.3536" calcext:value-type="float">
            <text:p>-5,35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tsap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6477" calcext:value-type="float">
            <text:p>47,6477</text:p>
          </table:table-cell>
          <table:table-cell table:style-name="Default" office:value-type="float" office:value="-122.6413" calcext:value-type="float">
            <text:p>-122,64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an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3105" calcext:value-type="float">
            <text:p>38,3105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Cruz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0454" calcext:value-type="float">
            <text:p>37,0454</text:p>
          </table:table-cell>
          <table:table-cell table:style-name="Default" office:value-type="float" office:value="-121.958" calcext:value-type="float">
            <text:p>-121,9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pa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025" calcext:value-type="float">
            <text:p>38,5025</text:p>
          </table:table-cell>
          <table:table-cell table:style-name="Default" office:value-type="float" office:value="-122.2654" calcext:value-type="float">
            <text:p>-122,26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entura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3705" calcext:value-type="float">
            <text:p>34,3705</text:p>
          </table:table-cell>
          <table:table-cell table:style-name="Default" office:value-type="float" office:value="-119.1391" calcext:value-type="float">
            <text:p>-119,13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orcester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4097" calcext:value-type="float">
            <text:p>42,4097</text:p>
          </table:table-cell>
          <table:table-cell table:style-name="Default" office:value-type="float" office:value="-71.8571" calcext:value-type="float">
            <text:p>-71,85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winnett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9191" calcext:value-type="float">
            <text:p>33,9191</text:p>
          </table:table-cell>
          <table:table-cell table:style-name="Default" office:value-type="float" office:value="-84.0167" calcext:value-type="float">
            <text:p>-84,0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Kalb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956" calcext:value-type="float">
            <text:p>33,7956</text:p>
          </table:table-cell>
          <table:table-cell table:style-name="Default" office:value-type="float" office:value="-84.2279" calcext:value-type="float">
            <text:p>-84,22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oyd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455" calcext:value-type="float">
            <text:p>37,5455</text:p>
          </table:table-cell>
          <table:table-cell table:style-name="Default" office:value-type="float" office:value="-82.7779" calcext:value-type="float">
            <text:p>-82,77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yette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4502" calcext:value-type="float">
            <text:p>33,4502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gg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4893" calcext:value-type="float">
            <text:p>32,4893</text:p>
          </table:table-cell>
          <table:table-cell table:style-name="Default" office:value-type="float" office:value="-94.8521" calcext:value-type="float">
            <text:p>-94,85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mouth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589" calcext:value-type="float">
            <text:p>40,2589</text:p>
          </table:table-cell>
          <table:table-cell table:style-name="Default" office:value-type="float" office:value="-74.124" calcext:value-type="float">
            <text:p>-74,1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rlingto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0712" calcext:value-type="float">
            <text:p>40,0712</text:p>
          </table:table-cell>
          <table:table-cell table:style-name="Default" office:value-type="float" office:value="-74.8649" calcext:value-type="float">
            <text:p>-74,86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de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259" calcext:value-type="float">
            <text:p>39,9259</text:p>
          </table:table-cell>
          <table:table-cell table:style-name="Default" office:value-type="float" office:value="-75.1196" calcext:value-type="float">
            <text:p>-75,11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ssaic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568" calcext:value-type="float">
            <text:p>40,8568</text:p>
          </table:table-cell>
          <table:table-cell table:style-name="Default" office:value-type="float" office:value="-74.1285" calcext:value-type="float">
            <text:p>-74,128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nio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976" calcext:value-type="float">
            <text:p>40,6976</text:p>
          </table:table-cell>
          <table:table-cell table:style-name="Default" office:value-type="float" office:value="-74.2632" calcext:value-type="float">
            <text:p>-74,26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agle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6553" calcext:value-type="float">
            <text:p>39,6553</text:p>
          </table:table-cell>
          <table:table-cell table:style-name="Default" office:value-type="float" office:value="-106.8287" calcext:value-type="float">
            <text:p>-106,82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rimer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956" calcext:value-type="float">
            <text:p>40,6956</text:p>
          </table:table-cell>
          <table:table-cell table:style-name="Default" office:value-type="float" office:value="-105.5943" calcext:value-type="float">
            <text:p>-105,59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apahoe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6203" calcext:value-type="float">
            <text:p>39,6203</text:p>
          </table:table-cell>
          <table:table-cell table:style-name="Default" office:value-type="float" office:value="-104.3326" calcext:value-type="float">
            <text:p>-104,33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nnison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458" calcext:value-type="float">
            <text:p>38,5458</text:p>
          </table:table-cell>
          <table:table-cell table:style-name="Default" office:value-type="float" office:value="-106.9253" calcext:value-type="float">
            <text:p>-106,92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ne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9879" calcext:value-type="float">
            <text:p>41,9879</text:p>
          </table:table-cell>
          <table:table-cell table:style-name="Default" office:value-type="float" office:value="-88.4016" calcext:value-type="float">
            <text:p>-88,40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roe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0458" calcext:value-type="float">
            <text:p>41,0458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hiladelphia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526" calcext:value-type="float">
            <text:p>39,9526</text:p>
          </table:table-cell>
          <table:table-cell table:style-name="Default" office:value-type="float" office:value="-75.1652" calcext:value-type="float">
            <text:p>-75,16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folk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8508" calcext:value-type="float">
            <text:p>36,8508</text:p>
          </table:table-cell>
          <table:table-cell table:style-name="Default" office:value-type="float" office:value="-76.2859" calcext:value-type="float">
            <text:p>-76,28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lington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816" calcext:value-type="float">
            <text:p>38,8816</text:p>
          </table:table-cell>
          <table:table-cell table:style-name="Default" office:value-type="float" office:value="-77.091" calcext:value-type="float">
            <text:p>-77,0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otsylvania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2042" calcext:value-type="float">
            <text:p>38,2042</text:p>
          </table:table-cell>
          <table:table-cell table:style-name="Default" office:value-type="float" office:value="-77.6078" calcext:value-type="float">
            <text:p>-77,60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doun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768" calcext:value-type="float">
            <text:p>39,0768</text:p>
          </table:table-cell>
          <table:table-cell table:style-name="Default" office:value-type="float" office:value="-77.6536" calcext:value-type="float">
            <text:p>-77,65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 George's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7849" calcext:value-type="float">
            <text:p>38,7849</text:p>
          </table:table-cell>
          <table:table-cell table:style-name="Default" office:value-type="float" office:value="-76.8721" calcext:value-type="float">
            <text:p>-76,87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ttawattamie, 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3912" calcext:value-type="float">
            <text:p>41,3912</text:p>
          </table:table-cell>
          <table:table-cell table:style-name="Default" office:value-type="float" office:value="-95.4778" calcext:value-type="float">
            <text:p>-95,47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den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2465" calcext:value-type="float">
            <text:p>34,2465</text:p>
          </table:table-cell>
          <table:table-cell table:style-name="Default" office:value-type="float" office:value="-80.607" calcext:value-type="float">
            <text:p>-80,6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ma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0575" calcext:value-type="float">
            <text:p>32,0575</text:p>
          </table:table-cell>
          <table:table-cell table:style-name="Default" office:value-type="float" office:value="-111.6661" calcext:value-type="float">
            <text:p>-111,6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ble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4277" calcext:value-type="float">
            <text:p>41,4277</text:p>
          </table:table-cell>
          <table:table-cell table:style-name="Default" office:value-type="float" office:value="-85.355" calcext:value-type="float">
            <text:p>-85,3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s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522" calcext:value-type="float">
            <text:p>39,8522</text:p>
          </table:table-cell>
          <table:table-cell table:style-name="Default" office:value-type="float" office:value="-77.2865" calcext:value-type="float">
            <text:p>-77,28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one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0106" calcext:value-type="float">
            <text:p>40,0106</text:p>
          </table:table-cell>
          <table:table-cell table:style-name="Default" office:value-type="float" office:value="-86.4997" calcext:value-type="float">
            <text:p>-86,49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ne, W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186" calcext:value-type="float">
            <text:p>43,0186</text:p>
          </table:table-cell>
          <table:table-cell table:style-name="Default" office:value-type="float" office:value="-89.5498" calcext:value-type="float">
            <text:p>-89,54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rce, W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7509" calcext:value-type="float">
            <text:p>44,7509</text:p>
          </table:table-cell>
          <table:table-cell table:style-name="Default" office:value-type="float" office:value="-92.3814" calcext:value-type="float">
            <text:p>-92,38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yahoga, O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4339" calcext:value-type="float">
            <text:p>41,4339</text:p>
          </table:table-cell>
          <table:table-cell table:style-name="Default" office:value-type="float" office:value="-81.6758" calcext:value-type="float">
            <text:p>-81,67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ber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2603" calcext:value-type="float">
            <text:p>41,2603</text:p>
          </table:table-cell>
          <table:table-cell table:style-name="Default" office:value-type="float" office:value="-111.9522" calcext:value-type="float">
            <text:p>-111,95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nington County, V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279" calcext:value-type="float">
            <text:p>43,0279</text:p>
          </table:table-cell>
          <table:table-cell table:style-name="Default" office:value-type="float" office:value="-73.135" calcext:value-type="float">
            <text:p>-73,1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ver County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8254" calcext:value-type="float">
            <text:p>44,8254</text:p>
          </table:table-cell>
          <table:table-cell table:style-name="Default" office:value-type="float" office:value="-93.7842" calcext:value-type="float">
            <text:p>-93,78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ott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8946" calcext:value-type="float">
            <text:p>26,8946</text:p>
          </table:table-cell>
          <table:table-cell table:style-name="Default" office:value-type="float" office:value="-81.9098" calcext:value-type="float">
            <text:p>-81,90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erokee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2515" calcext:value-type="float">
            <text:p>34,2515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in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1795" calcext:value-type="float">
            <text:p>33,1795</text:p>
          </table:table-cell>
          <table:table-cell table:style-name="Default" office:value-type="float" office:value="-96.493" calcext:value-type="float">
            <text:p>-96,49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1938" calcext:value-type="float">
            <text:p>38,1938</text:p>
          </table:table-cell>
          <table:table-cell table:style-name="Default" office:value-type="float" office:value="-85.6435" calcext:value-type="float">
            <text:p>-85,64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Parish, L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6499" calcext:value-type="float">
            <text:p>29,6499</text:p>
          </table:table-cell>
          <table:table-cell table:style-name="Default" office:value-type="float" office:value="-90.1121" calcext:value-type="float">
            <text:p>-90,11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st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909" calcext:value-type="float">
            <text:p>40,7909</text:p>
          </table:table-cell>
          <table:table-cell table:style-name="Default" office:value-type="float" office:value="-121.8474" calcext:value-type="float">
            <text:p>-121,84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artanburg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8606" calcext:value-type="float">
            <text:p>34,8606</text:p>
          </table:table-cell>
          <table:table-cell table:style-name="Default" office:value-type="float" office:value="-81.9535" calcext:value-type="float">
            <text:p>-81,95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rison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333" calcext:value-type="float">
            <text:p>38,4333</text:p>
          </table:table-cell>
          <table:table-cell table:style-name="Default" office:value-type="float" office:value="-84.3542" calcext:value-type="float">
            <text:p>-84,35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 County, 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699" calcext:value-type="float">
            <text:p>41,6699</text:p>
          </table:table-cell>
          <table:table-cell table:style-name="Default" office:value-type="float" office:value="-91.5984" calcext:value-type="float">
            <text:p>-91,59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kshire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118" calcext:value-type="float">
            <text:p>42,3118</text:p>
          </table:table-cell>
          <table:table-cell table:style-name="Default" office:value-type="float" office:value="-73.1822" calcext:value-type="float">
            <text:p>-73,18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dson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343" calcext:value-type="float">
            <text:p>36,1343</text:p>
          </table:table-cell>
          <table:table-cell table:style-name="Default" office:value-type="float" office:value="-86.822" calcext:value-type="float">
            <text:p>-86,8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1261" calcext:value-type="float">
            <text:p>43,1261</text:p>
          </table:table-cell>
          <table:table-cell table:style-name="Default" office:value-type="float" office:value="-123.2492" calcext:value-type="float">
            <text:p>-123,249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sn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9859" calcext:value-type="float">
            <text:p>36,9859</text:p>
          </table:table-cell>
          <table:table-cell table:style-name="Default" office:value-type="float" office:value="-119.2321" calcext:value-type="float">
            <text:p>-119,23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ford County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839" calcext:value-type="float">
            <text:p>39,5839</text:p>
          </table:table-cell>
          <table:table-cell table:style-name="Default" office:value-type="float" office:value="-76.3637" calcext:value-type="float">
            <text:p>-76,36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dricks County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065" calcext:value-type="float">
            <text:p>39,8065</text:p>
          </table:table-cell>
          <table:table-cell table:style-name="Default" office:value-type="float" office:value="-86.5401" calcext:value-type="float">
            <text:p>-86,54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dson County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453" calcext:value-type="float">
            <text:p>40,7453</text:p>
          </table:table-cell>
          <table:table-cell table:style-name="Default" office:value-type="float" office:value="-74.0535" calcext:value-type="float">
            <text:p>-74,05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 County, K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454" calcext:value-type="float">
            <text:p>38,8454</text:p>
          </table:table-cell>
          <table:table-cell table:style-name="Default" office:value-type="float" office:value="-94.8521" calcext:value-type="float">
            <text:p>-94,85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ttitas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175" calcext:value-type="float">
            <text:p>47,175</text:p>
          </table:table-cell>
          <table:table-cell table:style-name="Default" office:value-type="float" office:value="-120.9319" calcext:value-type="float">
            <text:p>-120,93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ate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4799" calcext:value-type="float">
            <text:p>27,4799</text:p>
          </table:table-cell>
          <table:table-cell table:style-name="Default" office:value-type="float" office:value="-82.3452" calcext:value-type="float">
            <text:p>-82,34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on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8446" calcext:value-type="float">
            <text:p>44,8446</text:p>
          </table:table-cell>
          <table:table-cell table:style-name="Default" office:value-type="float" office:value="-122.5927" calcext:value-type="float">
            <text:p>-122,592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kaloos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5773" calcext:value-type="float">
            <text:p>30,5773</text:p>
          </table:table-cell>
          <table:table-cell table:style-name="Default" office:value-type="float" office:value="-86.6611" calcext:value-type="float">
            <text:p>-86,661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lk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0132" calcext:value-type="float">
            <text:p>34,0132</text:p>
          </table:table-cell>
          <table:table-cell table:style-name="Default" office:value-type="float" office:value="-85.1479" calcext:value-type="float">
            <text:p>-85,1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verside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9533" calcext:value-type="float">
            <text:p>33,9533</text:p>
          </table:table-cell>
          <table:table-cell table:style-name="Default" office:value-type="float" office:value="-117.3961" calcext:value-type="float">
            <text:p>-117,39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elby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1269" calcext:value-type="float">
            <text:p>35,1269</text:p>
          </table:table-cell>
          <table:table-cell table:style-name="Default" office:value-type="float" office:value="-89.9253" calcext:value-type="float">
            <text:p>-89,92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. Louis County, M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6103" calcext:value-type="float">
            <text:p>38,6103</text:p>
          </table:table-cell>
          <table:table-cell table:style-name="Default" office:value-type="float" office:value="-90.4125" calcext:value-type="float">
            <text:p>-90,41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ffolk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849" calcext:value-type="float">
            <text:p>40,9849</text:p>
          </table:table-cell>
          <table:table-cell table:style-name="Default" office:value-type="float" office:value="-72.6151" calcext:value-type="float">
            <text:p>-72,61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lster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8586" calcext:value-type="float">
            <text:p>41,8586</text:p>
          </table:table-cell>
          <table:table-cell table:style-name="Default" office:value-type="float" office:value="-74.3118" calcext:value-type="float">
            <text:p>-74,3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olusi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028" calcext:value-type="float">
            <text:p>29,028</text:p>
          </table:table-cell>
          <table:table-cell table:style-name="Default" office:value-type="float" office:value="-81.0755" calcext:value-type="float">
            <text:p>-81,07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irfax County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085" calcext:value-type="float">
            <text:p>38,9085</text:p>
          </table:table-cell>
          <table:table-cell table:style-name="Default" office:value-type="float" office:value="-77.2405" calcext:value-type="float">
            <text:p>-77,24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ckingham County, N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9931" calcext:value-type="float">
            <text:p>42,9931</text:p>
          </table:table-cell>
          <table:table-cell table:style-name="Default" office:value-type="float" office:value="-71.0498" calcext:value-type="float">
            <text:p>-71,04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, D.C.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072" calcext:value-type="float">
            <text:p>38,9072</text:p>
          </table:table-cell>
          <table:table-cell table:style-name="Default" office:value-type="float" office:value="-77.0369" calcext:value-type="float">
            <text:p>-77,036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29" calcext:value-type="float">
            <text:p>40,229</text:p>
          </table:table-cell>
          <table:table-cell table:style-name="Default" office:value-type="float" office:value="-75.3879" calcext:value-type="float">
            <text:p>-75,38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med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017" calcext:value-type="float">
            <text:p>37,6017</text:p>
          </table:table-cell>
          <table:table-cell table:style-name="Default" office:value-type="float" office:value="-121.7195" calcext:value-type="float">
            <text:p>-121,71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oward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1901" calcext:value-type="float">
            <text:p>26,1901</text:p>
          </table:table-cell>
          <table:table-cell table:style-name="Default" office:value-type="float" office:value="-80.3659" calcext:value-type="float">
            <text:p>-80,36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663" calcext:value-type="float">
            <text:p>26,663</text:p>
          </table:table-cell>
          <table:table-cell table:style-name="Default" office:value-type="float" office:value="-81.9535" calcext:value-type="float">
            <text:p>-81,9535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nal County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8162" calcext:value-type="float">
            <text:p>32,8162</text:p>
          </table:table-cell>
          <table:table-cell table:style-name="Default" office:value-type="float" office:value="-111.2845" calcext:value-type="float">
            <text:p>-111,28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ckland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489" calcext:value-type="float">
            <text:p>41,1489</text:p>
          </table:table-cell>
          <table:table-cell table:style-name="Default" office:value-type="float" office:value="-73.983" calcext:value-type="float">
            <text:p>-73,9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atoga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324" calcext:value-type="float">
            <text:p>43,0324</text:p>
          </table:table-cell>
          <table:table-cell table:style-name="Default" office:value-type="float" office:value="-73.936" calcext:value-type="float">
            <text:p>-73,9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ton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957" calcext:value-type="float">
            <text:p>32,7957</text:p>
          </table:table-cell>
          <table:table-cell table:style-name="Default" office:value-type="float" office:value="-79.7848" calcext:value-type="float">
            <text:p>-79,78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rk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7466" calcext:value-type="float">
            <text:p>45,7466</text:p>
          </table:table-cell>
          <table:table-cell table:style-name="Default" office:value-type="float" office:value="-122.5194" calcext:value-type="float">
            <text:p>-122,51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bb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999" calcext:value-type="float">
            <text:p>33,8999</text:p>
          </table:table-cell>
          <table:table-cell table:style-name="Default" office:value-type="float" office:value="-84.5641" calcext:value-type="float">
            <text:p>-84,564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s County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629" calcext:value-type="float">
            <text:p>40,9629</text:p>
          </table:table-cell>
          <table:table-cell table:style-name="Default" office:value-type="float" office:value="-112.0953" calcext:value-type="float">
            <text:p>-112,09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 Paso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108" calcext:value-type="float">
            <text:p>38,9108</text:p>
          </table:table-cell>
          <table:table-cell table:style-name="Default" office:value-type="float" office:value="-104.4723" calcext:value-type="float">
            <text:p>-104,47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nolulu County, H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1.307" calcext:value-type="float">
            <text:p>21,307</text:p>
          </table:table-cell>
          <table:table-cell table:style-name="Default" office:value-type="float" office:value="-157.8584" calcext:value-type="float">
            <text:p>-157,85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ckson County, OR 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345" calcext:value-type="float">
            <text:p>42,3345</text:p>
          </table:table-cell>
          <table:table-cell table:style-name="Default" office:value-type="float" office:value="-122.7647" calcext:value-type="float">
            <text:p>-122,764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7425" calcext:value-type="float">
            <text:p>47,7425</text:p>
          </table:table-cell>
          <table:table-cell table:style-name="Default" office:value-type="float" office:value="-123.304" calcext:value-type="float">
            <text:p>-123,3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rshaw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3672" calcext:value-type="float">
            <text:p>34,3672</text:p>
          </table:table-cell>
          <table:table-cell table:style-name="Default" office:value-type="float" office:value="-80.5883" calcext:value-type="float">
            <text:p>-80,58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lamath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953" calcext:value-type="float">
            <text:p>42,6953</text:p>
          </table:table-cell>
          <table:table-cell table:style-name="Default" office:value-type="float" office:value="-121.6142" calcext:value-type="float">
            <text:p>-121,61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er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2519" calcext:value-type="float">
            <text:p>37,2519</text:p>
          </table:table-cell>
          <table:table-cell table:style-name="Default" office:value-type="float" office:value="-119.6963" calcext:value-type="float">
            <text:p>-119,6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rce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0676" calcext:value-type="float">
            <text:p>47,0676</text:p>
          </table:table-cell>
          <table:table-cell table:style-name="Default" office:value-type="float" office:value="-122.1295" calcext:value-type="float">
            <text:p>-122,12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ulsa County, OK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593" calcext:value-type="float">
            <text:p>36,1593</text:p>
          </table:table-cell>
          <table:table-cell table:style-name="Default" office:value-type="float" office:value="-95.941" calcext:value-type="float">
            <text:p>-95,94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2587" calcext:value-type="float">
            <text:p>39,2587</text:p>
          </table:table-cell>
          <table:table-cell table:style-name="Default" office:value-type="float" office:value="-104.9389" calcext:value-type="float">
            <text:p>-104,93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ovidence County, R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8882" calcext:value-type="float">
            <text:p>41,8882</text:p>
          </table:table-cell>
          <table:table-cell table:style-name="Default" office:value-type="float" office:value="-71.4774" calcext:value-type="float">
            <text:p>-71,47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tham County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7211" calcext:value-type="float">
            <text:p>35,7211</text:p>
          </table:table-cell>
          <table:table-cell table:style-name="Default" office:value-type="float" office:value="-79.1781" calcext:value-type="float">
            <text:p>-79,17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aware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078" calcext:value-type="float">
            <text:p>39,9078</text:p>
          </table:table-cell>
          <table:table-cell table:style-name="Default" office:value-type="float" office:value="-75.3879" calcext:value-type="float">
            <text:p>-75,38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3148" calcext:value-type="float">
            <text:p>41,3148</text:p>
          </table:table-cell>
          <table:table-cell table:style-name="Default" office:value-type="float" office:value="-96.1951" calcext:value-type="float">
            <text:p>-96,19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yette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0606" calcext:value-type="float">
            <text:p>38,0606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on County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362" calcext:value-type="float">
            <text:p>39,8362</text:p>
          </table:table-cell>
          <table:table-cell table:style-name="Default" office:value-type="float" office:value="-86.1752" calcext:value-type="float">
            <text:p>-86,17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ddlesex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4672" calcext:value-type="float">
            <text:p>42,4672</text:p>
          </table:table-cell>
          <table:table-cell table:style-name="Default" office:value-type="float" office:value="-71.2874" calcext:value-type="float">
            <text:p>-71,28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ssau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546" calcext:value-type="float">
            <text:p>40,6546</text:p>
          </table:table-cell>
          <table:table-cell table:style-name="Default" office:value-type="float" office:value="-73.5594" calcext:value-type="float">
            <text:p>-73,55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msey County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9964" calcext:value-type="float">
            <text:p>44,9964</text:p>
          </table:table-cell>
          <table:table-cell table:style-name="Default" office:value-type="float" office:value="-93.0616" calcext:value-type="float">
            <text:p>-93,06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oe County, NV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608" calcext:value-type="float">
            <text:p>40,5608</text:p>
          </table:table-cell>
          <table:table-cell table:style-name="Default" office:value-type="float" office:value="-119.6035" calcext:value-type="float">
            <text:p>-119,60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yne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739" calcext:value-type="float">
            <text:p>41,6739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ol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7646" calcext:value-type="float">
            <text:p>38,7646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Clar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3541" calcext:value-type="float">
            <text:p>37,3541</text:p>
          </table:table-cell>
          <table:table-cell table:style-name="Default" office:value-type="float" office:value="-121.9552" calcext:value-type="float">
            <text:p>-121,95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rk County, NV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0796" calcext:value-type="float">
            <text:p>36,0796</text:p>
          </table:table-cell>
          <table:table-cell table:style-name="Default" office:value-type="float" office:value="-115.094" calcext:value-type="float">
            <text:p>-115,0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rt Bend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5693" calcext:value-type="float">
            <text:p>29,5693</text:p>
          </table:table-cell>
          <table:table-cell table:style-name="Default" office:value-type="float" office:value="-95.8143" calcext:value-type="float">
            <text:p>-95,81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t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1981" calcext:value-type="float">
            <text:p>47,1981</text:p>
          </table:table-cell>
          <table:table-cell table:style-name="Default" office:value-type="float" office:value="-119.3732" calcext:value-type="float">
            <text:p>-119,3732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Ros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769" calcext:value-type="float">
            <text:p>30,769</text:p>
          </table:table-cell>
          <table:table-cell table:style-name="Default" office:value-type="float" office:value="-86.9824" calcext:value-type="float">
            <text:p>-86,9824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lliamson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9179" calcext:value-type="float">
            <text:p>35,9179</text:p>
          </table:table-cell>
          <table:table-cell table:style-name="Default" office:value-type="float" office:value="-86.8622" calcext:value-type="float">
            <text:p>-86,86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York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128" calcext:value-type="float">
            <text:p>40,7128</text:p>
          </table:table-cell>
          <table:table-cell table:style-name="Default" office:value-type="float" office:value="-74.006" calcext:value-type="float">
            <text:p>-74,00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 County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1547" calcext:value-type="float">
            <text:p>39,1547</text:p>
          </table:table-cell>
          <table:table-cell table:style-name="Default" office:value-type="float" office:value="-77.2405" calcext:value-type="float">
            <text:p>-77,24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ffolk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601" calcext:value-type="float">
            <text:p>42,3601</text:p>
          </table:table-cell>
          <table:table-cell table:style-name="Default" office:value-type="float" office:value="-71.0589" calcext:value-type="float">
            <text:p>-71,05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nver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7392" calcext:value-type="float">
            <text:p>39,7392</text:p>
          </table:table-cell>
          <table:table-cell table:style-name="Default" office:value-type="float" office:value="-104.9903" calcext:value-type="float">
            <text:p>-104,9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mmit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912" calcext:value-type="float">
            <text:p>39,5912</text:p>
          </table:table-cell>
          <table:table-cell table:style-name="Default" office:value-type="float" office:value="-106.064" calcext:value-type="float">
            <text:p>-106,0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gen County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263" calcext:value-type="float">
            <text:p>40,9263</text:p>
          </table:table-cell>
          <table:table-cell table:style-name="Default" office:value-type="float" office:value="-74.077" calcext:value-type="float">
            <text:p>-74,0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ris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7752" calcext:value-type="float">
            <text:p>29,7752</text:p>
          </table:table-cell>
          <table:table-cell table:style-name="Default" office:value-type="float" office:value="-95.3103" calcext:value-type="float">
            <text:p>-95,31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Francisc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749" calcext:value-type="float">
            <text:p>37,7749</text:p>
          </table:table-cell>
          <table:table-cell table:style-name="Default" office:value-type="float" office:value="-122.4194" calcext:value-type="float">
            <text:p>-122,41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tra Cost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8534" calcext:value-type="float">
            <text:p>37,8534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ange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879" calcext:value-type="float">
            <text:p>33,7879</text:p>
          </table:table-cell>
          <table:table-cell table:style-name="Default" office:value-type="float" office:value="-117.8531" calcext:value-type="float">
            <text:p>-117,85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folk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1767" calcext:value-type="float">
            <text:p>42,1767</text:p>
          </table:table-cell>
          <table:table-cell table:style-name="Default" office:value-type="float" office:value="-71.1449" calcext:value-type="float">
            <text:p>-71,14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copa County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2918" calcext:value-type="float">
            <text:p>33,2918</text:p>
          </table:table-cell>
          <table:table-cell table:style-name="Default" office:value-type="float" office:value="-112.4291" calcext:value-type="float">
            <text:p>-112,42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ke County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8032" calcext:value-type="float">
            <text:p>35,8032</text:p>
          </table:table-cell>
          <table:table-cell table:style-name="Default" office:value-type="float" office:value="-78.5661" calcext:value-type="float">
            <text:p>-78,5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chester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22" calcext:value-type="float">
            <text:p>41,122</text:p>
          </table:table-cell>
          <table:table-cell table:style-name="Default" office:value-type="float" office:value="-73.7949" calcext:value-type="float">
            <text:p>-73,79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fton County, N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9088" calcext:value-type="float">
            <text:p>43,9088</text:p>
          </table:table-cell>
          <table:table-cell table:style-name="Default" office:value-type="float" office:value="-71.826" calcext:value-type="float">
            <text:p>-71,8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llsborough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9904" calcext:value-type="float">
            <text:p>27,9904</text:p>
          </table:table-cell>
          <table:table-cell table:style-name="Default" office:value-type="float" office:value="-82.3018" calcext:value-type="float">
            <text:p>-82,3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acer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916" calcext:value-type="float">
            <text:p>39,0916</text:p>
          </table:table-cell>
          <table:table-cell table:style-name="Default" office:value-type="float" office:value="-120.8039" calcext:value-type="float">
            <text:p>-120,8039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Mate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63" calcext:value-type="float">
            <text:p>37,563</text:p>
          </table:table-cell>
          <table:table-cell table:style-name="Default" office:value-type="float" office:value="-122.3255" calcext:value-type="float">
            <text:p>-122,32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nom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78" calcext:value-type="float">
            <text:p>38,578</text:p>
          </table:table-cell>
          <table:table-cell table:style-name="Default" office:value-type="float" office:value="-122.9888" calcext:value-type="float">
            <text:p>-122,98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matilla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775" calcext:value-type="float">
            <text:p>45,775</text:p>
          </table:table-cell>
          <table:table-cell table:style-name="Default" office:value-type="float" office:value="-118.7606" calcext:value-type="float">
            <text:p>-118,760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ton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034" calcext:value-type="float">
            <text:p>33,8034</text:p>
          </table:table-cell>
          <table:table-cell table:style-name="Default" office:value-type="float" office:value="-84.3963" calcext:value-type="float">
            <text:p>-84,3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547" calcext:value-type="float">
            <text:p>45,547</text:p>
          </table:table-cell>
          <table:table-cell table:style-name="Default" office:value-type="float" office:value="-123.1386" calcext:value-type="float">
            <text:p>-123,138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nohomish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033" calcext:value-type="float">
            <text:p>48,033</text:p>
          </table:table-cell>
          <table:table-cell table:style-name="Default" office:value-type="float" office:value="-121.8339" calcext:value-type="float">
            <text:p>-121,8339</text:p>
          </table:table-cell>
          <table:table-cell table:number-columns-repeated="40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mboldt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45" calcext:value-type="float">
            <text:p>40,745</text:p>
          </table:table-cell>
          <table:table-cell table:style-name="Default" office:value-type="float" office:value="-123.8695" calcext:value-type="float">
            <text:p>-123,86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crament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747" calcext:value-type="float">
            <text:p>38,4747</text:p>
          </table:table-cell>
          <table:table-cell table:style-name="Default" office:value-type="float" office:value="-121.3542" calcext:value-type="float">
            <text:p>-121,35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Dieg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157" calcext:value-type="float">
            <text:p>32,7157</text:p>
          </table:table-cell>
          <table:table-cell table:style-name="Default" office:value-type="float" office:value="-117.1611" calcext:value-type="float">
            <text:p>-117,161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Benit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5761" calcext:value-type="float">
            <text:p>36,5761</text:p>
          </table:table-cell>
          <table:table-cell table:style-name="Default" office:value-type="float" office:value="-120.9876" calcext:value-type="float">
            <text:p>-120,98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s Angele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0522" calcext:value-type="float">
            <text:p>34,0522</text:p>
          </table:table-cell>
          <table:table-cell table:style-name="Default" office:value-type="float" office:value="-118.2437" calcext:value-type="float">
            <text:p>-118,24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ng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6062" calcext:value-type="float">
            <text:p>47,6062</text:p>
          </table:table-cell>
          <table:table-cell table:style-name="Default" office:value-type="float" office:value="-122.3321" calcext:value-type="float">
            <text:p>-122,3321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ok County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7377" calcext:value-type="float">
            <text:p>41,7377</text:p>
          </table:table-cell>
          <table:table-cell table:style-name="Default" office:value-type="float" office:value="-87.6976" calcext:value-type="float">
            <text:p>-87,69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kagit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4242" calcext:value-type="float">
            <text:p>48,4242</text:p>
          </table:table-cell>
          <table:table-cell table:style-name="Default" office:value-type="float" office:value="-121.7114" calcext:value-type="float">
            <text:p>-121,71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hurston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6.8646" calcext:value-type="float">
            <text:p>46,8646</text:p>
          </table:table-cell>
          <table:table-cell table:style-name="Default" office:value-type="float" office:value="-122.7696" calcext:value-type="float">
            <text:p>-122,76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sland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1976" calcext:value-type="float">
            <text:p>48,1976</text:p>
          </table:table-cell>
          <table:table-cell table:style-name="Default" office:value-type="float" office:value="-122.5795" calcext:value-type="float">
            <text:p>-122,57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hatcom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8787" calcext:value-type="float">
            <text:p>48,8787</text:p>
          </table:table-cell>
          <table:table-cell table:style-name="Default" office:value-type="float" office:value="-121.9719" calcext:value-type="float">
            <text:p>-121,97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n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0834" calcext:value-type="float">
            <text:p>38,0834</text:p>
          </table:table-cell>
          <table:table-cell table:style-name="Default" office:value-type="float" office:value="-122.7633" calcext:value-type="float">
            <text:p>-122,76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avera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196" calcext:value-type="float">
            <text:p>38,196</text:p>
          </table:table-cell>
          <table:table-cell table:style-name="Default" office:value-type="float" office:value="-120.6805" calcext:value-type="float">
            <text:p>-120,68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islau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091" calcext:value-type="float">
            <text:p>37,5091</text:p>
          </table:table-cell>
          <table:table-cell table:style-name="Default" office:value-type="float" office:value="-120.9876" calcext:value-type="float">
            <text:p>-120,98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Joaquin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6066" calcext:value-type="float">
            <text:p>36,6066</text:p>
          </table:table-cell>
          <table:table-cell table:style-name="Default" office:value-type="float" office:value="-120.189" calcext:value-type="float">
            <text:p>-120,1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ssex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32" calcext:value-type="float">
            <text:p>42,632</text:p>
          </table:table-cell>
          <table:table-cell table:style-name="Default" office:value-type="float" office:value="-70.7829" calcext:value-type="float">
            <text:p>-70,782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ton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7917" calcext:value-type="float">
            <text:p>30,7917</text:p>
          </table:table-cell>
          <table:table-cell table:style-name="Default" office:value-type="float" office:value="-82.0843" calcext:value-type="float">
            <text:p>-82,08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ier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07" calcext:value-type="float">
            <text:p>26,07</text:p>
          </table:table-cell>
          <table:table-cell table:style-name="Default" office:value-type="float" office:value="-81.4279" calcext:value-type="float">
            <text:p>-81,42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nellas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8764" calcext:value-type="float">
            <text:p>27,8764</text:p>
          </table:table-cell>
          <table:table-cell table:style-name="Default" office:value-type="float" office:value="-82.7779" calcext:value-type="float">
            <text:p>-82,77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chua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7938" calcext:value-type="float">
            <text:p>29,7938</text:p>
          </table:table-cell>
          <table:table-cell table:style-name="Default" office:value-type="float" office:value="-82.4944" calcext:value-type="float">
            <text:p>-82,49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ssau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5927" calcext:value-type="float">
            <text:p>30,5927</text:p>
          </table:table-cell>
          <table:table-cell table:style-name="Default" office:value-type="float" office:value="-81.8224" calcext:value-type="float">
            <text:p>-81,82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sco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8.3232" calcext:value-type="float">
            <text:p>28,3232</text:p>
          </table:table-cell>
          <table:table-cell table:style-name="Default" office:value-type="float" office:value="-82.4319" calcext:value-type="float">
            <text:p>-82,43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llas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767" calcext:value-type="float">
            <text:p>32,7767</text:p>
          </table:table-cell>
          <table:table-cell table:style-name="Default" office:value-type="float" office:value="-96.797" calcext:value-type="float">
            <text:p>-96,7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rrant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732" calcext:value-type="float">
            <text:p>32,7732</text:p>
          </table:table-cell>
          <table:table-cell table:style-name="Default" office:value-type="float" office:value="-97.3517" calcext:value-type="float">
            <text:p>-97,351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3883" calcext:value-type="float">
            <text:p>30,3883</text:p>
          </table:table-cell>
          <table:table-cell table:style-name="Default" office:value-type="float" office:value="-95.6963" calcext:value-type="float">
            <text:p>-95,6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ddlesex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726" calcext:value-type="float">
            <text:p>40,5726</text:p>
          </table:table-cell>
          <table:table-cell table:style-name="Default" office:value-type="float" office:value="-74.4927" calcext:value-type="float">
            <text:p>-74,492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8" calcext:value-type="float">
            <text:p>39,58</text:p>
          </table:table-cell>
          <table:table-cell table:style-name="Default" office:value-type="float" office:value="-105.2663" calcext:value-type="float">
            <text:p>-105,26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ultnomah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5146" calcext:value-type="float">
            <text:p>45,5146</text:p>
          </table:table-cell>
          <table:table-cell table:style-name="Default" office:value-type="float" office:value="-122.5863" calcext:value-type="float">
            <text:p>-122,58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lk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9267" calcext:value-type="float">
            <text:p>44,9267</text:p>
          </table:table-cell>
          <table:table-cell table:style-name="Default" office:value-type="float" office:value="-123.4919" calcext:value-type="float">
            <text:p>-123,49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schutes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8325" calcext:value-type="float">
            <text:p>43,8325</text:p>
          </table:table-cell>
          <table:table-cell table:style-name="Default" office:value-type="float" office:value="-121.2617" calcext:value-type="float">
            <text:p>-121,261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cHenry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334" calcext:value-type="float">
            <text:p>42,3334</text:p>
          </table:table-cell>
          <table:table-cell table:style-name="Default" office:value-type="float" office:value="-88.2668" calcext:value-type="float">
            <text:p>-88,26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ke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689" calcext:value-type="float">
            <text:p>42,3689</text:p>
          </table:table-cell>
          <table:table-cell table:style-name="Default" office:value-type="float" office:value="-87.8272" calcext:value-type="float">
            <text:p>-87,82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cks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4108" calcext:value-type="float">
            <text:p>40,4108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nover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772" calcext:value-type="float">
            <text:p>37,7772</text:p>
          </table:table-cell>
          <table:table-cell table:style-name="Default" office:value-type="float" office:value="-77.5161" calcext:value-type="float">
            <text:p>-77,51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ncaster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7253" calcext:value-type="float">
            <text:p>34,7253</text:p>
          </table:table-cell>
          <table:table-cell table:style-name="Default" office:value-type="float" office:value="-80.6771" calcext:value-type="float">
            <text:p>-80,67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llivan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4933" calcext:value-type="float">
            <text:p>36,4933</text:p>
          </table:table-cell>
          <table:table-cell table:style-name="Default" office:value-type="float" office:value="-82.3452" calcext:value-type="float">
            <text:p>-82,34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4638" calcext:value-type="float">
            <text:p>39,4638</text:p>
          </table:table-cell>
          <table:table-cell table:style-name="Default" office:value-type="float" office:value="-86.1345" calcext:value-type="float">
            <text:p>-86,13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ward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4483" calcext:value-type="float">
            <text:p>40,4483</text:p>
          </table:table-cell>
          <table:table-cell table:style-name="Default" office:value-type="float" office:value="-86.1345" calcext:value-type="float">
            <text:p>-86,13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. Joseph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228" calcext:value-type="float">
            <text:p>41,6228</text:p>
          </table:table-cell>
          <table:table-cell table:style-name="Default" office:value-type="float" office:value="-86.3377" calcext:value-type="float">
            <text:p>-86,33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nox, 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712" calcext:value-type="float">
            <text:p>42,6712</text:p>
          </table:table-cell>
          <table:table-cell table:style-name="Default" office:value-type="float" office:value="-97.8722" calcext:value-type="float">
            <text:p>-97,87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rk, O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685" calcext:value-type="float">
            <text:p>40,8685</text:p>
          </table:table-cell>
          <table:table-cell table:style-name="Default" office:value-type="float" office:value="-81.2519" calcext:value-type="float">
            <text:p>-81,25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oka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3293" calcext:value-type="float">
            <text:p>45,3293</text:p>
          </table:table-cell>
          <table:table-cell table:style-name="Default" office:value-type="float" office:value="-93.2197" calcext:value-type="float">
            <text:p>-93,21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lmsted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9952" calcext:value-type="float">
            <text:p>43,9952</text:p>
          </table:table-cell>
          <table:table-cell table:style-name="Default" office:value-type="float" office:value="-92.3814" calcext:value-type="float">
            <text:p>-92,38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mmit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298" calcext:value-type="float">
            <text:p>40,8298</text:p>
          </table:table-cell>
          <table:table-cell table:style-name="Default" office:value-type="float" office:value="-110.9984" calcext:value-type="float">
            <text:p>-110,99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irfield, C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256" calcext:value-type="float">
            <text:p>41,256</text:p>
          </table:table-cell>
          <table:table-cell table:style-name="Default" office:value-type="float" office:value="-73.3709" calcext:value-type="float">
            <text:p>-73,370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tchfield, C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7866" calcext:value-type="float">
            <text:p>41,7866</text:p>
          </table:table-cell>
          <table:table-cell table:style-name="Default" office:value-type="float" office:value="-73.2765" calcext:value-type="float">
            <text:p>-73,27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leans, L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9511" calcext:value-type="float">
            <text:p>29,9511</text:p>
          </table:table-cell>
          <table:table-cell table:style-name="Default" office:value-type="float" office:value="-90.0715" calcext:value-type="float">
            <text:p>-90,071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nnington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8901" calcext:value-type="float">
            <text:p>43,8901</text:p>
          </table:table-cell>
          <table:table-cell table:style-name="Default" office:value-type="float" office:value="-102.2548" calcext:value-type="float">
            <text:p>-102,25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adle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4797" calcext:value-type="float">
            <text:p>44,4797</text:p>
          </table:table-cell>
          <table:table-cell table:style-name="Default" office:value-type="float" office:value="-98.2213" calcext:value-type="float">
            <text:p>-98,22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 Mix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985" calcext:value-type="float">
            <text:p>43,0985</text:p>
          </table:table-cell>
          <table:table-cell table:style-name="Default" office:value-type="float" office:value="-98.3965" calcext:value-type="float">
            <text:p>-98,39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son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7242" calcext:value-type="float">
            <text:p>43,7242</text:p>
          </table:table-cell>
          <table:table-cell table:style-name="Default" office:value-type="float" office:value="-98.2213" calcext:value-type="float">
            <text:p>-98,22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nehaha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6632" calcext:value-type="float">
            <text:p>43,6632</text:p>
          </table:table-cell>
          <table:table-cell table:style-name="Default" office:value-type="float" office:value="-96.8351" calcext:value-type="float">
            <text:p>-96,83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n Homme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9815" calcext:value-type="float">
            <text:p>42,9815</text:p>
          </table:table-cell>
          <table:table-cell table:style-name="Default" office:value-type="float" office:value="-97.8722" calcext:value-type="float">
            <text:p>-97,87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corro, N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837" calcext:value-type="float">
            <text:p>33,8837</text:p>
          </table:table-cell>
          <table:table-cell table:style-name="Default" office:value-type="float" office:value="-106.7235" calcext:value-type="float">
            <text:p>-106,72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nalillo, N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0178" calcext:value-type="float">
            <text:p>35,0178</text:p>
          </table:table-cell>
          <table:table-cell table:style-name="Default" office:value-type="float" office:value="-106.6291" calcext:value-type="float">
            <text:p>-106,62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akland, M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5922" calcext:value-type="float">
            <text:p>42,5922</text:p>
          </table:table-cell>
          <table:table-cell table:style-name="Default" office:value-type="float" office:value="-83.3362" calcext:value-type="float">
            <text:p>-83,33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yne, M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2791" calcext:value-type="float">
            <text:p>42,2791</text:p>
          </table:table-cell>
          <table:table-cell table:style-name="Default" office:value-type="float" office:value="-83.3362" calcext:value-type="float">
            <text:p>-83,33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Castle, D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393" calcext:value-type="float">
            <text:p>39,5393</text:p>
          </table:table-cell>
          <table:table-cell table:style-name="Default" office:value-type="float" office:value="-75.6674" calcext:value-type="float">
            <text:p>-75,66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uba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-80" calcext:value-type="float">
            <text:p>-8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yan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8.75" calcext:value-type="float">
            <text:p>-58,75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stralian Capital Territory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5.4735" calcext:value-type="float">
            <text:p>-35,4735</text:p>
          </table:table-cell>
          <table:table-cell table:style-name="Default" office:value-type="float" office:value="149.0124" calcext:value-type="float">
            <text:p>149,01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United Kingdom</text:p>
          </table:table-cell>
          <table:table-cell table:style-name="Default" office:value-type="float" office:value="55.3781" calcext:value-type="float">
            <text:p>55,3781</text:p>
          </table:table-cell>
          <table:table-cell table:style-name="Default" office:value-type="float" office:value="-3.436" calcext:value-type="float">
            <text:p>-3,436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azakhstan</text:p>
          </table:table-cell>
          <table:table-cell table:style-name="Default" office:value-type="float" office:value="48.0196" calcext:value-type="float">
            <text:p>48,0196</text:p>
          </table:table-cell>
          <table:table-cell table:style-name="Default" office:value-type="float" office:value="66.9237" calcext:value-type="float">
            <text:p>66,92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nch Polynesi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17.6797" calcext:value-type="float">
            <text:p>-17,6797</text:p>
          </table:table-cell>
          <table:table-cell table:style-name="Default" office:value-type="float" office:value="149.4068" calcext:value-type="float">
            <text:p>149,40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itob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7609" calcext:value-type="float">
            <text:p>53,7609</text:p>
          </table:table-cell>
          <table:table-cell table:style-name="Default" office:value-type="float" office:value="-98.8139" calcext:value-type="float">
            <text:p>-98,81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skatchewan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2.9399" calcext:value-type="float">
            <text:p>52,9399</text:p>
          </table:table-cell>
          <table:table-cell table:style-name="Default" office:value-type="float" office:value="-106.4509" calcext:value-type="float">
            <text:p>-106,450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thiopia</text:p>
          </table:table-cell>
          <table:table-cell table:style-name="Default" office:value-type="float" office:value="9.145" calcext:value-type="float">
            <text:p>9,145</text:p>
          </table:table-cell>
          <table:table-cell table:style-name="Default" office:value-type="float" office:value="40.4897" calcext:value-type="float">
            <text:p>40,48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dan</text:p>
          </table:table-cell>
          <table:table-cell table:style-name="Default" office:value-type="float" office:value="12.8628" calcext:value-type="float">
            <text:p>12,8628</text:p>
          </table:table-cell>
          <table:table-cell table:style-name="Default" office:value-type="float" office:value="30.2176" calcext:value-type="float">
            <text:p>30,2176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inea</text:p>
          </table:table-cell>
          <table:table-cell table:style-name="Default" office:value-type="float" office:value="9.9456" calcext:value-type="float">
            <text:p>9,9456</text:p>
          </table:table-cell>
          <table:table-cell table:style-name="Default" office:value-type="float" office:value="-9.6966" calcext:value-type="float">
            <text:p>-9,696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d Princess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37.6489" calcext:value-type="float">
            <text:p>37,6489</text:p>
          </table:table-cell>
          <table:table-cell table:style-name="Default" office:value-type="float" office:value="-122.6655" calcext:value-type="float">
            <text:p>-122,6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enya</text:p>
          </table:table-cell>
          <table:table-cell table:style-name="Default" office:value-type="float" office:value="-0.0236" calcext:value-type="float">
            <text:p>-0,0236</text:p>
          </table:table-cell>
          <table:table-cell table:style-name="Default" office:value-type="float" office:value="37.9062" calcext:value-type="float">
            <text:p>37,90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tigua and Barbuda</text:p>
          </table:table-cell>
          <table:table-cell table:style-name="Default" office:value-type="float" office:value="17.0608" calcext:value-type="float">
            <text:p>17,0608</text:p>
          </table:table-cell>
          <table:table-cell table:style-name="Default" office:value-type="float" office:value="-61.7964" calcext:value-type="float">
            <text:p>-61,79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ba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3182" calcext:value-type="float">
            <text:p>32,3182</text:p>
          </table:table-cell>
          <table:table-cell table:style-name="Default" office:value-type="float" office:value="-86.9023" calcext:value-type="float">
            <text:p>-86,90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ruguay</text:p>
          </table:table-cell>
          <table:table-cell table:style-name="Default" office:value-type="float" office:value="-32.5228" calcext:value-type="float">
            <text:p>-32,5228</text:p>
          </table:table-cell>
          <table:table-cell table:style-name="Default" office:value-type="float" office:value="-55.7658" calcext:value-type="float">
            <text:p>-55,76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hana</text:p>
          </table:table-cell>
          <table:table-cell table:style-name="Default" office:value-type="float" office:value="7.9465" calcext:value-type="float">
            <text:p>7,9465</text:p>
          </table:table-cell>
          <table:table-cell table:style-name="Default" office:value-type="float" office:value="-1.0232" calcext:value-type="float">
            <text:p>-1,02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erto Ri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8.2208" calcext:value-type="float">
            <text:p>18,2208</text:p>
          </table:table-cell>
          <table:table-cell table:style-name="Default" office:value-type="float" office:value="-66.5901" calcext:value-type="float">
            <text:p>-66,59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amibia</text:p>
          </table:table-cell>
          <table:table-cell table:style-name="Default" office:value-type="float" office:value="-22.9576" calcext:value-type="float">
            <text:p>-22,9576</text:p>
          </table:table-cell>
          <table:table-cell table:style-name="Default" office:value-type="float" office:value="18.4904" calcext:value-type="float">
            <text:p>18,49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ychelles</text:p>
          </table:table-cell>
          <table:table-cell table:style-name="Default" office:value-type="float" office:value="-4.6796" calcext:value-type="float">
            <text:p>-4,6796</text:p>
          </table:table-cell>
          <table:table-cell table:style-name="Default" office:value-type="float" office:value="55.492" calcext:value-type="float">
            <text:p>55,49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rinidad and Tobago</text:p>
          </table:table-cell>
          <table:table-cell table:style-name="Default" office:value-type="float" office:value="10.6918" calcext:value-type="float">
            <text:p>10,6918</text:p>
          </table:table-cell>
          <table:table-cell table:style-name="Default" office:value-type="float" office:value="-61.2225" calcext:value-type="float">
            <text:p>-61,22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Venezuela</text:p>
          </table:table-cell>
          <table:table-cell table:style-name="Default" office:value-type="float" office:value="6.4238" calcext:value-type="float">
            <text:p>6,4238</text:p>
          </table:table-cell>
          <table:table-cell table:style-name="Default" office:value-type="float" office:value="-66.5897" calcext:value-type="float">
            <text:p>-66,58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swatini</text:p>
          </table:table-cell>
          <table:table-cell table:style-name="Default" office:value-type="float" office:value="-26.5225" calcext:value-type="float">
            <text:p>-26,5225</text:p>
          </table:table-cell>
          <table:table-cell table:style-name="Default" office:value-type="float" office:value="31.4659" calcext:value-type="float">
            <text:p>31,46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bon</text:p>
          </table:table-cell>
          <table:table-cell table:style-name="Default" office:value-type="float" office:value="-0.8037" calcext:value-type="float">
            <text:p>-0,8037</text:p>
          </table:table-cell>
          <table:table-cell table:style-name="Default" office:value-type="float" office:value="11.6094" calcext:value-type="float">
            <text:p>11,60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atemala</text:p>
          </table:table-cell>
          <table:table-cell table:style-name="Default" office:value-type="float" office:value="15.7835" calcext:value-type="float">
            <text:p>15,7835</text:p>
          </table:table-cell>
          <table:table-cell table:style-name="Default" office:value-type="float" office:value="-90.2308" calcext:value-type="float">
            <text:p>-90,2308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uritania</text:p>
          </table:table-cell>
          <table:table-cell table:style-name="Default" office:value-type="float" office:value="21.0079" calcext:value-type="float">
            <text:p>21,0079</text:p>
          </table:table-cell>
          <table:table-cell table:style-name="Default" office:value-type="float" office:value="10.9408" calcext:value-type="float">
            <text:p>10,940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wanda</text:p>
          </table:table-cell>
          <table:table-cell table:style-name="Default" office:value-type="float" office:value="-1.9403" calcext:value-type="float">
            <text:p>-1,9403</text:p>
          </table:table-cell>
          <table:table-cell table:style-name="Default" office:value-type="float" office:value="29.8739" calcext:value-type="float">
            <text:p>29,87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int Lucia</text:p>
          </table:table-cell>
          <table:table-cell table:style-name="Default" office:value-type="float" office:value="13.9094" calcext:value-type="float">
            <text:p>13,9094</text:p>
          </table:table-cell>
          <table:table-cell table:style-name="Default" office:value-type="float" office:value="-60.9789" calcext:value-type="float">
            <text:p>-60,97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int Vincent and the Grenadines</text:p>
          </table:table-cell>
          <table:table-cell table:style-name="Default" office:value-type="float" office:value="12.9843" calcext:value-type="float">
            <text:p>12,9843</text:p>
          </table:table-cell>
          <table:table-cell table:style-name="Default" office:value-type="float" office:value="-61.2872" calcext:value-type="float">
            <text:p>-61,28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riname</text:p>
          </table:table-cell>
          <table:table-cell table:style-name="Default" office:value-type="float" office:value="3.9193" calcext:value-type="float">
            <text:p>3,9193</text:p>
          </table:table-cell>
          <table:table-cell table:style-name="Default" office:value-type="float" office:value="-56.0278" calcext:value-type="float">
            <text:p>-56,02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nch Guian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3.9339" calcext:value-type="float">
            <text:p>3,9339</text:p>
          </table:table-cell>
          <table:table-cell table:style-name="Default" office:value-type="float" office:value="-53.1258" calcext:value-type="float">
            <text:p>-53,12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3.4443" calcext:value-type="float">
            <text:p>13,4443</text:p>
          </table:table-cell>
          <table:table-cell table:style-name="Default" office:value-type="float" office:value="144.7937" calcext:value-type="float">
            <text:p>144,79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osovo</text:p>
          </table:table-cell>
          <table:table-cell table:style-name="Default" office:value-type="float" office:value="42.6026" calcext:value-type="float">
            <text:p>42,6026</text:p>
          </table:table-cell>
          <table:table-cell table:style-name="Default" office:value-type="float" office:value="20.903" calcext:value-type="float">
            <text:p>20,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foundland and Labrador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1355" calcext:value-type="float">
            <text:p>53,1355</text:p>
          </table:table-cell>
          <table:table-cell table:style-name="Default" office:value-type="float" office:value="-57.6604" calcext:value-type="float">
            <text:p>-57,66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 Edward Island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6.5107" calcext:value-type="float">
            <text:p>46,5107</text:p>
          </table:table-cell>
          <table:table-cell table:style-name="Default" office:value-type="float" office:value="-63.4168" calcext:value-type="float">
            <text:p>-63,41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entral African Republic</text:p>
          </table:table-cell>
          <table:table-cell table:style-name="Default" office:value-type="float" office:value="6.6111" calcext:value-type="float">
            <text:p>6,6111</text:p>
          </table:table-cell>
          <table:table-cell table:style-name="Default" office:value-type="float" office:value="20.9394" calcext:value-type="float">
            <text:p>20,93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ngo (Brazzaville)</text:p>
          </table:table-cell>
          <table:table-cell table:style-name="Default" office:value-type="float" office:value="-4.0383" calcext:value-type="float">
            <text:p>-4,0383</text:p>
          </table:table-cell>
          <table:table-cell table:style-name="Default" office:value-type="float" office:value="21.7587" calcext:value-type="float">
            <text:p>21,75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quatorial Guinea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yott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12.8275" calcext:value-type="float">
            <text:p>-12,8275</text:p>
          </table:table-cell>
          <table:table-cell table:style-name="Default" office:value-type="float" office:value="45.1662" calcext:value-type="float">
            <text:p>45,16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zbekistan</text:p>
          </table:table-cell>
          <table:table-cell table:style-name="Default" office:value-type="float" office:value="41.3775" calcext:value-type="float">
            <text:p>41,3775</text:p>
          </table:table-cell>
          <table:table-cell table:style-name="Default" office:value-type="float" office:value="64.5853" calcext:value-type="float">
            <text:p>64,58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therlands</text:p>
          </table:table-cell>
          <table:table-cell table:style-name="Default" office:value-type="float" office:value="52.1326" calcext:value-type="float">
            <text:p>52,1326</text:p>
          </table:table-cell>
          <table:table-cell table:style-name="Default" office:value-type="float" office:value="5.2913" calcext:value-type="float">
            <text:p>5,2913</text:p>
          </table:table-cell>
          <table:table-cell table:number-columns-repeated="4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va Scoti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682" calcext:value-type="float">
            <text:p>44,682</text:p>
          </table:table-cell>
          <table:table-cell table:style-name="Default" office:value-type="float" office:value="-63.7443" calcext:value-type="float">
            <text:p>-63,74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deloup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6.25" calcext:value-type="float">
            <text:p>16,25</text:p>
          </table:table-cell>
          <table:table-cell table:style-name="Default" office:value-type="float" office:value="-61.5833" calcext:value-type="float">
            <text:p>-61,58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nin</text:p>
          </table:table-cell>
          <table:table-cell table:style-name="Default" office:value-type="float" office:value="9.3077" calcext:value-type="float">
            <text:p>9,3077</text:p>
          </table:table-cell>
          <table:table-cell table:style-name="Default" office:value-type="float" office:value="2.3158" calcext:value-type="float">
            <text:p>2,31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beria</text:p>
          </table:table-cell>
          <table:table-cell table:style-name="Default" office:value-type="float" office:value="6.4281" calcext:value-type="float">
            <text:p>6,4281</text:p>
          </table:table-cell>
          <table:table-cell table:style-name="Default" office:value-type="float" office:value="-9.4295" calcext:value-type="float">
            <text:p>-9,42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racao</text:p>
          </table:table-cell>
          <table:table-cell table:style-name="Default" office:value-type="string" calcext:value-type="string">
            <text:p>Netherlands</text:p>
          </table:table-cell>
          <table:table-cell table:style-name="Default" office:value-type="float" office:value="12.1696" calcext:value-type="float">
            <text:p>12,1696</text:p>
          </table:table-cell>
          <table:table-cell table:style-name="Default" office:value-type="float" office:value="-68.99" calcext:value-type="float">
            <text:p>-68,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omalia</text:p>
          </table:table-cell>
          <table:table-cell table:style-name="Default" office:value-type="float" office:value="5.1521" calcext:value-type="float">
            <text:p>5,1521</text:p>
          </table:table-cell>
          <table:table-cell table:style-name="Default" office:value-type="float" office:value="46.1996" calcext:value-type="float">
            <text:p>46,19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nzania</text:p>
          </table:table-cell>
          <table:table-cell table:style-name="Default" office:value-type="float" office:value="-6.369" calcext:value-type="float">
            <text:p>-6,369</text:p>
          </table:table-cell>
          <table:table-cell table:style-name="Default" office:value-type="float" office:value="34.8888" calcext:value-type="float">
            <text:p>34,88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in Island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8.3358" calcext:value-type="float">
            <text:p>18,3358</text:p>
          </table:table-cell>
          <table:table-cell table:style-name="Default" office:value-type="float" office:value="-64.8963" calcext:value-type="float">
            <text:p>-64,8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yman Islands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19.3133" calcext:value-type="float">
            <text:p>19,3133</text:p>
          </table:table-cell>
          <table:table-cell table:style-name="Default" office:value-type="float" office:value="-81.2546" calcext:value-type="float">
            <text:p>-81,2546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union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21.1351" calcext:value-type="float">
            <text:p>-21,1351</text:p>
          </table:table-cell>
          <table:table-cell table:style-name="Default" office:value-type="float" office:value="55.2471" calcext:value-type="float">
            <text:p>55,24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rbados</text:p>
          </table:table-cell>
          <table:table-cell table:style-name="Default" office:value-type="float" office:value="13.1939" calcext:value-type="float">
            <text:p>13,1939</text:p>
          </table:table-cell>
          <table:table-cell table:style-name="Default" office:value-type="float" office:value="-59.5432" calcext:value-type="float">
            <text:p>-59,54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tenegro</text:p>
          </table:table-cell>
          <table:table-cell table:style-name="Default" office:value-type="float" office:value="42.5" calcext:value-type="float">
            <text:p>42,5</text:p>
          </table:table-cell>
          <table:table-cell table:style-name="Default" office:value-type="float" office:value="19.3" calcext:value-type="float">
            <text:p>19,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yrgyzstan</text:p>
          </table:table-cell>
          <table:table-cell table:style-name="Default" office:value-type="float" office:value="41.2044" calcext:value-type="float">
            <text:p>41,2044</text:p>
          </table:table-cell>
          <table:table-cell table:style-name="Default" office:value-type="float" office:value="74.7661" calcext:value-type="float">
            <text:p>74,7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uritius</text:p>
          </table:table-cell>
          <table:table-cell table:style-name="Default" office:value-type="float" office:value="-20.2" calcext:value-type="float">
            <text:p>-20,2</text:p>
          </table:table-cell>
          <table:table-cell table:style-name="Default" office:value-type="float" office:value="57.5" calcext:value-type="float">
            <text:p>57,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uba</text:p>
          </table:table-cell>
          <table:table-cell table:style-name="Default" office:value-type="string" calcext:value-type="string">
            <text:p>Netherlands</text:p>
          </table:table-cell>
          <table:table-cell table:style-name="Default" office:value-type="float" office:value="12.5186" calcext:value-type="float">
            <text:p>12,5186</text:p>
          </table:table-cell>
          <table:table-cell table:style-name="Default" office:value-type="float" office:value="-70.0358" calcext:value-type="float">
            <text:p>-70,03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Zambia</text:p>
          </table:table-cell>
          <table:table-cell table:style-name="Default" office:value-type="float" office:value="-15.4167" calcext:value-type="float">
            <text:p>-15,4167</text:p>
          </table:table-cell>
          <table:table-cell table:style-name="Default" office:value-type="float" office:value="28.2833" calcext:value-type="float">
            <text:p>28,28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jibouti</text:p>
          </table:table-cell>
          <table:table-cell table:style-name="Default" office:value-type="float" office:value="11.8251" calcext:value-type="float">
            <text:p>11,8251</text:p>
          </table:table-cell>
          <table:table-cell table:style-name="Default" office:value-type="float" office:value="42.5903" calcext:value-type="float">
            <text:p>42,5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mbia, The</text:p>
          </table:table-cell>
          <table:table-cell table:style-name="Default" office:value-type="float" office:value="13.4432" calcext:value-type="float">
            <text:p>13,4432</text:p>
          </table:table-cell>
          <table:table-cell table:style-name="Default" office:value-type="float" office:value="-15.3101" calcext:value-type="float">
            <text:p>-15,31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serrat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16.7425" calcext:value-type="float">
            <text:p>16,7425</text:p>
          </table:table-cell>
          <table:table-cell table:style-name="Default" office:value-type="float" office:value="-62.1874" calcext:value-type="float">
            <text:p>-62,18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hamas, The</text:p>
          </table:table-cell>
          <table:table-cell table:style-name="Default" office:value-type="float" office:value="25.0343" calcext:value-type="float">
            <text:p>25,0343</text:p>
          </table:table-cell>
          <table:table-cell table:style-name="Default" office:value-type="float" office:value="-77.3963" calcext:value-type="float">
            <text:p>-77,3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enland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float" office:value="71.7069" calcext:value-type="float">
            <text:p>71,7069</text:p>
          </table:table-cell>
          <table:table-cell table:style-name="Default" office:value-type="float" office:value="-42.6043" calcext:value-type="float">
            <text:p>-42,60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Caledoni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20.9043" calcext:value-type="float">
            <text:p>-20,9043</text:p>
          </table:table-cell>
          <table:table-cell table:style-name="Default" office:value-type="float" office:value="165.618" calcext:value-type="float">
            <text:p>165,6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muda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32.3078" calcext:value-type="float">
            <text:p>32,3078</text:p>
          </table:table-cell>
          <table:table-cell table:style-name="Default" office:value-type="float" office:value="-64.7505" calcext:value-type="float">
            <text:p>-64,75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had</text:p>
          </table:table-cell>
          <table:table-cell table:style-name="Default" office:value-type="float" office:value="15.4542" calcext:value-type="float">
            <text:p>15,4542</text:p>
          </table:table-cell>
          <table:table-cell table:style-name="Default" office:value-type="float" office:value="18.7322" calcext:value-type="float">
            <text:p>18,73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l Salvador</text:p>
          </table:table-cell>
          <table:table-cell table:style-name="Default" office:value-type="float" office:value="13.7942" calcext:value-type="float">
            <text:p>13,7942</text:p>
          </table:table-cell>
          <table:table-cell table:style-name="Default" office:value-type="float" office:value="-88.8965" calcext:value-type="float">
            <text:p>-88,89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ji</text:p>
          </table:table-cell>
          <table:table-cell table:style-name="Default" office:value-type="float" office:value="-17.7134" calcext:value-type="float">
            <text:p>-17,7134</text:p>
          </table:table-cell>
          <table:table-cell table:style-name="Default" office:value-type="float" office:value="178.065" calcext:value-type="float">
            <text:p>178,0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icaragua</text:p>
          </table:table-cell>
          <table:table-cell table:style-name="Default" office:value-type="float" office:value="12.8654" calcext:value-type="float">
            <text:p>12,8654</text:p>
          </table:table-cell>
          <table:table-cell table:style-name="Default" office:value-type="float" office:value="-85.2072" calcext:value-type="float">
            <text:p>-85,20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1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italie" table:target-range-address="'ts-Deaths (worst datasource)'.AI18:'ts-Deaths (worst datasource)'.BH18" table:orientation="column"/>
        <table:database-range table:name="spain" table:target-range-address="'ts-Deaths (worst datasource)'.AT20:'ts-Deaths (worst datasource)'.BH2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ource Han Sans SC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8:12:31.592183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u_20_France" style:display-name="PageStyle_Simu Fra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rtVariance" style:display-name="PageStyle_MortVaria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_23_Morts" style:display-name="PageStyle_#Mor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a" style:display-name="PageStyle_Chi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_20_Death" style:display-name="PageStyle_Graphs Death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ts-Deaths" style:display-name="PageStyle_ts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6:22:49</meta:creation-date>
    <dc:language>fr-FR</dc:language>
    <dc:date>2020-03-20T08:35:17.060314261</dc:date>
    <meta:editing-cycles>22</meta:editing-cycles>
    <meta:editing-duration>PT6H20M56S</meta:editing-duration>
    <meta:generator>LibreOffice/6.4.1.2$Linux_X86_64 LibreOffice_project/40$Build-2</meta:generator>
    <meta:document-statistic meta:table-count="5" meta:cell-count="30548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00000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083cm" svg:height="12.513cm" xlink:href=".." xlink:type="simple" chart:class="chart:line" chart:style-name="ch1">
        <chart:legend chart:legend-position="end" svg:x="17.204cm" svg:y="5.708cm" style:legend-expansion="high" chart:style-name="ch2"/>
        <chart:plot-area chart:style-name="ch3" table:cell-range-address="'France Simulation'.D1:'France Simulation'.D1 'France Simulation'.D42:'France Simulation'.D140 'France Simulation'.G1:'France Simulation'.G1 'France Simulation'.G42:'France Simulation'.G140" chart:data-source-has-labels="row" svg:x="0.401cm" svg:y="0.25cm" svg:width="16.402cm" svg:height="12.013cm">
          <chartooo:coordinate-region svg:x="2.134cm" svg:y="0.25cm" svg:width="13.306cm" svg:height="11.021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France Simulation'.D42:'France Simulation'.D140" chart:label-cell-address="'France Simulation'.D1:'France Simulation'.D1" chart:class="chart:line">
            <chart:data-point chart:repeated="99"/>
          </chart:series>
          <chart:series chart:attached-axis="secondary-y" chart:style-name="ch10" chart:values-cell-range-address="'France Simulation'.G42:'France Simulation'.G140" chart:label-cell-address="'France Simulation'.G1:'France Simulation'.G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Infected</text:p>
                <draw:g>
                  <svg:desc>'France Simulation'.D1:'France Simulation'.D1</svg:desc>
                </draw:g>
              </table:table-cell>
              <table:table-cell office:value-type="string">
                <text:p>#Death</text:p>
                <draw:g>
                  <svg:desc>'France Simulation'.G1:'France Simulatio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.999175452461">
                <text:p>255.999175452461</text:p>
                <draw:g>
                  <svg:desc>'France Simulation'.D42:'France Simulation'.D140</svg:desc>
                </draw:g>
              </table:table-cell>
              <table:table-cell office:value-type="float" office:value="0.00485403083979447">
                <text:p>0.00485403083979447</text:p>
                <draw:g>
                  <svg:desc>'France Simulation'.G42:'France Simulation'.G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7.792588175262">
                <text:p>337.792588175262</text:p>
              </table:table-cell>
              <table:table-cell office:value-type="float" office:value="0.0065613487191876">
                <text:p>0.0065613487191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719384679746">
                <text:p>445.719384679746</text:p>
              </table:table-cell>
              <table:table-cell office:value-type="float" office:value="0.00880505881097446">
                <text:p>0.00880505881097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.129196148315">
                <text:p>588.129196148315</text:p>
              </table:table-cell>
              <table:table-cell office:value-type="float" office:value="0.0117516332287189">
                <text:p>0.0117516332287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039284932629">
                <text:p>776.039284932629</text:p>
              </table:table-cell>
              <table:table-cell office:value-type="float" office:value="0.0156222472477761">
                <text:p>0.0156222472477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3.98676854781">
                <text:p>1023.98676854781</text:p>
              </table:table-cell>
              <table:table-cell office:value-type="float" office:value="0.0207104629674253">
                <text:p>0.0207104629674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.15305796437">
                <text:p>1351.15305796437</text:p>
              </table:table-cell>
              <table:table-cell office:value-type="float" office:value="0.0274052869174272">
                <text:p>0.0274052869174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2.84742701044">
                <text:p>1782.84742701044</text:p>
              </table:table-cell>
              <table:table-cell office:value-type="float" office:value="0.0362213712894724">
                <text:p>0.0362213712894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2.46435747016">
                <text:p>2352.46435747016</text:p>
              </table:table-cell>
              <table:table-cell office:value-type="float" office:value="0.0478387323837493">
                <text:p>0.0478387323837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4.06585974147">
                <text:p>3104.06585974147</text:p>
              </table:table-cell>
              <table:table-cell office:value-type="float" office:value="0.0631551277450202">
                <text:p>0.063155127745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.78814864532">
                <text:p>4095.78814864532</text:p>
              </table:table-cell>
              <table:table-cell office:value-type="float" office:value="0.0833552206465741">
                <text:p>0.0833552206465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4.33553134012">
                <text:p>5404.33553134012</text:p>
              </table:table-cell>
              <table:table-cell office:value-type="float" office:value="0.110001947266505">
                <text:p>0.110001947266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30.90795578441">
                <text:p>7130.90795578441</text:p>
              </table:table-cell>
              <table:table-cell office:value-type="float" office:value="0.145157196129639">
                <text:p>0.145157196129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9.01867649997">
                <text:p>9409.01867649997</text:p>
              </table:table-cell>
              <table:table-cell office:value-type="float" office:value="0.191541151304648">
                <text:p>0.191541151304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14.8031442786">
                <text:p>12414.8031442786</text:p>
              </table:table-cell>
              <table:table-cell office:value-type="float" office:value="0.252742620350308">
                <text:p>0.252742620350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0.610211159">
                <text:p>16380.610211159</text:p>
              </table:table-cell>
              <table:table-cell office:value-type="float" office:value="0.333496597254592">
                <text:p>0.333496597254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12.9158941286">
                <text:p>21612.9158941286</text:p>
              </table:table-cell>
              <table:table-cell office:value-type="float" office:value="0.440050502182983">
                <text:p>0.44005050218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15.9260314821">
                <text:p>28515.9260314821</text:p>
              </table:table-cell>
              <table:table-cell office:value-type="float" office:value="0.58064739117011">
                <text:p>0.58064739117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22.6598077221">
                <text:p>37622.6598077221</text:p>
              </table:table-cell>
              <table:table-cell office:value-type="float" office:value="0.766163463829491">
                <text:p>0.766163463829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635.8597052298">
                <text:p>49635.8597052298</text:p>
              </table:table-cell>
              <table:table-cell office:value-type="float" office:value="1.01094910654225">
                <text:p>1.01094910654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81.7899126355">
                <text:p>65481.7899126355</text:p>
              </table:table-cell>
              <table:table-cell office:value-type="float" office:value="1.33393834864731">
                <text:p>1.33393834864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380.9063554578">
                <text:p>86380.9063554578</text:p>
              </table:table-cell>
              <table:table-cell office:value-type="float" office:value="1.76011261678161">
                <text:p>1.76011261678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940.554946572">
                <text:p>113940.554946572</text:p>
              </table:table-cell>
              <table:table-cell office:value-type="float" office:value="2.32243101499537">
                <text:p>2.32243101499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276.330350438">
                <text:p>150276.330350438</text:p>
              </table:table-cell>
              <table:table-cell office:value-type="float" office:value="3.06437643377839">
                <text:p>3.06437643377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170.549375496">
                <text:p>198170.549375496</text:p>
              </table:table-cell>
              <table:table-cell office:value-type="float" office:value="4.04331286998272">
                <text:p>4.04331286998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278.481309528">
                <text:p>261278.481309528</text:p>
              </table:table-cell>
              <table:table-cell office:value-type="float" office:value="5.33491165605796">
                <text:p>5.33491165605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395.495177383">
                <text:p>344395.495177383</text:p>
              </table:table-cell>
              <table:table-cell office:value-type="float" office:value="7.03898533231463">
                <text:p>7.03898533231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800.97570348">
                <text:p>453800.97570348</text:p>
              </table:table-cell>
              <table:table-cell office:value-type="float" office:value="9.28717406937176">
                <text:p>9.28717406937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7697.344578578">
                <text:p>597697.344578578</text:p>
              </table:table-cell>
              <table:table-cell office:value-type="float" office:value="12.2530681398753">
                <text:p>12.2530681398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764.013020471">
                <text:p>786764.013020471</text:p>
              </table:table-cell>
              <table:table-cell office:value-type="float" office:value="16.1655302147585">
                <text:p>16.1655302147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4845.09513963">
                <text:p>1034845.09513963</text:p>
              </table:table-cell>
              <table:table-cell office:value-type="float" office:value="21.326214665787">
                <text:p>21.326214665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9783.58239631">
                <text:p>1359783.58239631</text:p>
              </table:table-cell>
              <table:table-cell office:value-type="float" office:value="28.1325813742729">
                <text:p>28.13258137427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4398.96430495">
                <text:p>1784398.96430495</text:p>
              </table:table-cell>
              <table:table-cell office:value-type="float" office:value="37.1080847409677">
                <text:p>37.1080847409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7572.90507409">
                <text:p>2337572.90507409</text:p>
              </table:table-cell>
              <table:table-cell office:value-type="float" office:value="48.9417020477751">
                <text:p>48.9417020477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5348.10359257">
                <text:p>3055348.10359257</text:p>
              </table:table-cell>
              <table:table-cell office:value-type="float" office:value="64.5395659598613">
                <text:p>64.5395659598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1845.07664065">
                <text:p>3981845.07664065</text:p>
              </table:table-cell>
              <table:table-cell office:value-type="float" office:value="85.092196483348">
                <text:p>85.092196483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9645.63086713">
                <text:p>5169645.63086713</text:p>
              </table:table-cell>
              <table:table-cell office:value-type="float" office:value="112.161689916091">
                <text:p>112.161689916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79072.89840153">
                <text:p>6679072.89840153</text:p>
              </table:table-cell>
              <table:table-cell office:value-type="float" office:value="147.794196255799">
                <text:p>147.794196255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75535.31173381">
                <text:p>8575535.31173381</text:p>
              </table:table-cell>
              <table:table-cell office:value-type="float" office:value="194.664044046997">
                <text:p>194.664044046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3877.5141473">
                <text:p>10923877.5141473</text:p>
              </table:table-cell>
              <table:table-cell office:value-type="float" office:value="256.25683431897">
                <text:p>256.25683431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78688.9450845">
                <text:p>13778688.9450845</text:p>
              </table:table-cell>
              <table:table-cell office:value-type="float" office:value="337.099517614986">
                <text:p>337.099517614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70100.6822984">
                <text:p>17170100.6822984</text:p>
              </table:table-cell>
              <table:table-cell office:value-type="float" office:value="443.045570454107">
                <text:p>443.045570454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86168.9796317">
                <text:p>21086168.9796317</text:p>
              </table:table-cell>
              <table:table-cell office:value-type="float" office:value="581.622444477507">
                <text:p>581.622444477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55671.8838174">
                <text:p>25455671.8838174</text:p>
              </table:table-cell>
              <table:table-cell office:value-type="float" office:value="762.445870584345">
                <text:p>762.445870584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38321.6266582">
                <text:p>30138321.6266582</text:p>
              </table:table-cell>
              <table:table-cell office:value-type="float" office:value="997.700610787159">
                <text:p>997.700610787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30838.3225682">
                <text:p>34930838.3225682</text:p>
              </table:table-cell>
              <table:table-cell office:value-type="float" office:value="1302.67897544156">
                <text:p>1302.67897544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593986.0583208">
                <text:p>39593986.0583208</text:p>
              </table:table-cell>
              <table:table-cell office:value-type="float" office:value="1696.35590803069">
                <text:p>1696.35590803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896455.1178563">
                <text:p>43896455.1178563</text:p>
              </table:table-cell>
              <table:table-cell office:value-type="float" office:value="2201.96189750668">
                <text:p>2201.96189750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60729.5971307">
                <text:p>47660729.5971307</text:p>
              </table:table-cell>
              <table:table-cell office:value-type="float" office:value="2847.49231175581">
                <text:p>2847.49231175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792432.1393711">
                <text:p>50792432.1393711</text:p>
              </table:table-cell>
              <table:table-cell office:value-type="float" office:value="3666.06526914174">
                <text:p>3666.06526914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82861.6990599">
                <text:p>53282861.6990599</text:p>
              </table:table-cell>
              <table:table-cell office:value-type="float" office:value="4696.01318100563">
                <text:p>4696.01318100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188770.6055687">
                <text:p>55188770.6055687</text:p>
              </table:table-cell>
              <table:table-cell office:value-type="float" office:value="5980.57102434232">
                <text:p>5980.57102434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02730.4172223">
                <text:p>56602730.4172223</text:p>
              </table:table-cell>
              <table:table-cell office:value-type="float" office:value="7567.01447463093">
                <text:p>7567.01447463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26724.946611">
                <text:p>57626724.946611</text:p>
              </table:table-cell>
              <table:table-cell office:value-type="float" office:value="9505.11162067674">
                <text:p>9505.11162067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355011.3496609">
                <text:p>58355011.3496609</text:p>
              </table:table-cell>
              <table:table-cell office:value-type="float" office:value="11844.791283928">
                <text:p>11844.791283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866188.193285">
                <text:p>58866188.193285</text:p>
              </table:table-cell>
              <table:table-cell office:value-type="float" office:value="14633.0047026666">
                <text:p>14633.004702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21604.1147599">
                <text:p>59221604.1147599</text:p>
              </table:table-cell>
              <table:table-cell office:value-type="float" office:value="17909.8658418698">
                <text:p>17909.8658418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67080.9483291">
                <text:p>59467080.9483291</text:p>
              </table:table-cell>
              <table:table-cell office:value-type="float" office:value="21704.2909875397">
                <text:p>21704.2909875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635840.1353767">
                <text:p>59635840.1353767</text:p>
              </table:table-cell>
              <table:table-cell office:value-type="float" office:value="26029.5029969532">
                <text:p>26029.5029969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751485.5987168">
                <text:p>59751485.5987168</text:p>
              </table:table-cell>
              <table:table-cell office:value-type="float" office:value="30878.8930976625">
                <text:p>30878.8930976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830558.7220127">
                <text:p>59830558.7220127</text:p>
              </table:table-cell>
              <table:table-cell office:value-type="float" office:value="36222.811831495">
                <text:p>36222.811831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84543.3466538">
                <text:p>59884543.3466538</text:p>
              </table:table-cell>
              <table:table-cell office:value-type="float" office:value="42006.8605820125">
                <text:p>42006.8605820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21361.3571906">
                <text:p>59921361.3571906</text:p>
              </table:table-cell>
              <table:table-cell office:value-type="float" office:value="48152.1560698754">
                <text:p>48152.1560698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46453.7761819">
                <text:p>59946453.7761819</text:p>
              </table:table-cell>
              <table:table-cell office:value-type="float" office:value="54557.8401690535">
                <text:p>54557.8401690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63546.6311381">
                <text:p>59963546.6311381</text:p>
              </table:table-cell>
              <table:table-cell office:value-type="float" office:value="61105.8270281876">
                <text:p>61105.8270281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75186.3754527">
                <text:p>59975186.3754527</text:p>
              </table:table-cell>
              <table:table-cell office:value-type="float" office:value="67667.4614228372">
                <text:p>67667.4614228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83110.9267781">
                <text:p>59983110.9267781</text:p>
              </table:table-cell>
              <table:table-cell office:value-type="float" office:value="74111.4640390063">
                <text:p>74111.4640390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88505.2810052">
                <text:p>59988505.2810052</text:p>
              </table:table-cell>
              <table:table-cell office:value-type="float" office:value="80312.3209373961">
                <text:p>80312.3209373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92176.9116686">
                <text:p>59992176.9116686</text:p>
              </table:table-cell>
              <table:table-cell office:value-type="float" office:value="86158.1834259792">
                <text:p>86158.1834259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94675.8049507">
                <text:p>59994675.8049507</text:p>
              </table:table-cell>
              <table:table-cell office:value-type="float" office:value="91557.4036353129">
                <text:p>91557.4036353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96376.4569845">
                <text:p>59996376.4569845</text:p>
              </table:table-cell>
              <table:table-cell office:value-type="float" office:value="96443.0312021351">
                <text:p>96443.0312021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997533.8182543">
                <text:p>59997533.8182543</text:p>
              </table:table-cell>
              <table:table-cell office:value-type="float" office:value="100774.898476844">
                <text:p>100774.898476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8321.4309621">
                <text:p>59998321.4309621</text:p>
              </table:table-cell>
              <table:table-cell office:value-type="float" office:value="104539.265957337">
                <text:p>104539.2659573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998857.4125544">
                <text:p>59998857.4125544</text:p>
              </table:table-cell>
              <table:table-cell office:value-type="float" office:value="107746.32090541">
                <text:p>107746.32090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99222.1518343">
                <text:p>59999222.1518343</text:p>
              </table:table-cell>
              <table:table-cell office:value-type="float" office:value="110426.064849814">
                <text:p>110426.064849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99470.357755">
                <text:p>59999470.357755</text:p>
              </table:table-cell>
              <table:table-cell office:value-type="float" office:value="112623.256103025">
                <text:p>112623.256103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99639.2616461">
                <text:p>59999639.2616461</text:p>
              </table:table-cell>
              <table:table-cell office:value-type="float" office:value="114392.084487358">
                <text:p>114392.084487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99754.2002068">
                <text:p>59999754.2002068</text:p>
              </table:table-cell>
              <table:table-cell office:value-type="float" office:value="115791.164748621">
                <text:p>115791.164748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99832.4153582">
                <text:p>59999832.4153582</text:p>
              </table:table-cell>
              <table:table-cell office:value-type="float" office:value="116879.276901596">
                <text:p>116879.276901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99885.6403213">
                <text:p>59999885.6403213</text:p>
              </table:table-cell>
              <table:table-cell office:value-type="float" office:value="117712.096423291">
                <text:p>117712.096423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999921.859567">
                <text:p>59999921.859567</text:p>
              </table:table-cell>
              <table:table-cell office:value-type="float" office:value="118339.981444725">
                <text:p>118339.981444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999946.5065139">
                <text:p>59999946.5065139</text:p>
              </table:table-cell>
              <table:table-cell office:value-type="float" office:value="118806.743944588">
                <text:p>118806.743944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99963.2785833">
                <text:p>59999963.2785833</text:p>
              </table:table-cell>
              <table:table-cell office:value-type="float" office:value="119149.240149271">
                <text:p>119149.240149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99974.6918517">
                <text:p>59999974.6918517</text:p>
              </table:table-cell>
              <table:table-cell office:value-type="float" office:value="119397.572347201">
                <text:p>119397.572347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999982.4584942">
                <text:p>59999982.4584942</text:p>
              </table:table-cell>
              <table:table-cell office:value-type="float" office:value="119575.691841965">
                <text:p>119575.691841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99987.7436347">
                <text:p>59999987.7436347</text:p>
              </table:table-cell>
              <table:table-cell office:value-type="float" office:value="119702.21818852">
                <text:p>119702.21818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99991.3401318">
                <text:p>59999991.3401318</text:p>
              </table:table-cell>
              <table:table-cell office:value-type="float" office:value="119791.330162436">
                <text:p>119791.330162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99993.78752">
                <text:p>59999993.78752</text:p>
              </table:table-cell>
              <table:table-cell office:value-type="float" office:value="119853.628216272">
                <text:p>119853.628216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99995.4529484">
                <text:p>59999995.4529484</text:p>
              </table:table-cell>
              <table:table-cell office:value-type="float" office:value="119896.908737327">
                <text:p>119896.908737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99996.5862594">
                <text:p>59999996.5862594</text:p>
              </table:table-cell>
              <table:table-cell office:value-type="float" office:value="119926.822669872">
                <text:p>119926.822669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99997.3574686">
                <text:p>59999997.3574686</text:p>
              </table:table-cell>
              <table:table-cell office:value-type="float" office:value="119947.413356094">
                <text:p>119947.413356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999997.8822704">
                <text:p>59999997.8822704</text:p>
              </table:table-cell>
              <table:table-cell office:value-type="float" office:value="119961.54162945">
                <text:p>119961.54162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999998.2393938">
                <text:p>59999998.2393938</text:p>
              </table:table-cell>
              <table:table-cell office:value-type="float" office:value="119971.212625638">
                <text:p>119971.2126256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999998.4824135">
                <text:p>59999998.4824135</text:p>
              </table:table-cell>
              <table:table-cell office:value-type="float" office:value="119977.820986205">
                <text:p>119977.820986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999998.6477865">
                <text:p>59999998.6477865</text:p>
              </table:table-cell>
              <table:table-cell office:value-type="float" office:value="119982.330922077">
                <text:p>119982.330922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99998.7603215">
                <text:p>59999998.7603215</text:p>
              </table:table-cell>
              <table:table-cell office:value-type="float" office:value="119985.406032413">
                <text:p>119985.406032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99998.8369007">
                <text:p>59999998.8369007</text:p>
              </table:table-cell>
              <table:table-cell office:value-type="float" office:value="119987.501499252">
                <text:p>119987.501499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999998.8890122">
                <text:p>59999998.8890122</text:p>
              </table:table-cell>
              <table:table-cell office:value-type="float" office:value="119988.928793092">
                <text:p>119988.928793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99998.9244737">
                <text:p>59999998.9244737</text:p>
              </table:table-cell>
              <table:table-cell office:value-type="float" office:value="119989.900682131">
                <text:p>119989.900682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168cm" svg:height="9.92cm" xlink:href=".." xlink:type="simple" chart:class="chart:line" chart:style-name="ch1">
        <chart:legend chart:legend-position="end" svg:x="19.072cm" svg:y="4.412cm" style:legend-expansion="high" chart:style-name="ch2"/>
        <chart:plot-area chart:style-name="ch3" table:cell-range-address="'France Simulation'.H1:'France Simulation'.I1 'France Simulation'.H57:'France Simulation'.I159" chart:data-source-has-labels="row" svg:x="0.463cm" svg:y="0.198cm" svg:width="18.146cm" svg:height="9.524cm">
          <chartooo:coordinate-region svg:x="1.561cm" svg:y="0.397cm" svg:width="17.048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rance Simulation'.H57:'France Simulation'.H159" chart:label-cell-address="'France Simulation'.H1:'France Simulation'.H1" chart:class="chart:line">
            <chart:data-point chart:repeated="103"/>
          </chart:series>
          <chart:series chart:style-name="ch8" chart:values-cell-range-address="'France Simulation'.I57:'France Simulation'.I159" chart:label-cell-address="'France Simulation'.I1:'France Simulation'.I1" chart:class="chart:line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eath/Day</text:p>
                <draw:g>
                  <svg:desc>'France Simulation'.H1:'France Simulation'.H1</svg:desc>
                </draw:g>
              </table:table-cell>
              <table:table-cell office:value-type="string">
                <text:p>deriv(#Death/Day)</text:p>
                <draw:g>
                  <svg:desc>'France Simulation'.I1:'France Simulation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7539769042837">
                <text:p>0.0807539769042837</text:p>
                <draw:g>
                  <svg:desc>'France Simulation'.H57:'France Simulation'.H159</svg:desc>
                </draw:g>
              </table:table-cell>
              <table:table-cell office:value-type="float" office:value="0.0331737525430158">
                <text:p>0.0331737525430158</text:p>
                <draw:g>
                  <svg:desc>'France Simulation'.I57:'France Simulation'.I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553904928391">
                <text:p>0.106553904928391</text:p>
              </table:table-cell>
              <table:table-cell office:value-type="float" office:value="0.0437741045534069">
                <text:p>0.0437741045534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0596888987127">
                <text:p>0.140596888987127</text:p>
              </table:table-cell>
              <table:table-cell office:value-type="float" office:value="0.0577604386943482">
                <text:p>0.0577604386943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5516072659381">
                <text:p>0.185516072659381</text:p>
              </table:table-cell>
              <table:table-cell office:value-type="float" office:value="0.0762144823861137">
                <text:p>0.076214482386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785642712762">
                <text:p>0.244785642712762</text:p>
              </table:table-cell>
              <table:table-cell office:value-type="float" office:value="0.100563353854462">
                <text:p>0.100563353854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2989242105054">
                <text:p>0.322989242105054</text:p>
              </table:table-cell>
              <table:table-cell office:value-type="float" office:value="0.132689707318631">
                <text:p>0.132689707318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6174268134306">
                <text:p>0.426174268134306</text:p>
              </table:table-cell>
              <table:table-cell office:value-type="float" office:value="0.175077282308573">
                <text:p>0.175077282308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2318398213755">
                <text:p>0.562318398213755</text:p>
              </table:table-cell>
              <table:table-cell office:value-type="float" office:value="0.231002013896381">
                <text:p>0.231002013896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1945418783019">
                <text:p>0.741945418783019</text:p>
              </table:table-cell>
              <table:table-cell office:value-type="float" office:value="0.304784782631981">
                <text:p>0.304784782631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936436204335">
                <text:p>0.978936436204335</text:p>
              </table:table-cell>
              <table:table-cell office:value-type="float" office:value="0.402123741160642">
                <text:p>0.402123741160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159878607524">
                <text:p>1.29159878607524</text:p>
              </table:table-cell>
              <table:table-cell office:value-type="float" office:value="0.530532035008205">
                <text:p>0.530532035008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407367625667">
                <text:p>1.70407367625667</text:p>
              </table:table-cell>
              <table:table-cell office:value-type="float" office:value="0.699913462569138">
                <text:p>0.699913462569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4818873705713">
                <text:p>2.24818873705713</text:p>
              </table:table-cell>
              <table:table-cell office:value-type="float" office:value="0.923319104211715">
                <text:p>0.923319104211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589407050349">
                <text:p>2.96589407050349</text:p>
              </table:table-cell>
              <table:table-cell office:value-type="float" office:value="1.21794033737381">
                <text:p>1.21794033737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246207488325">
                <text:p>3.91246207488325</text:p>
              </table:table-cell>
              <table:table-cell office:value-type="float" office:value="1.60640991361082">
                <text:p>1.60640991361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068445102851">
                <text:p>5.16068445102851</text:p>
              </table:table-cell>
              <table:table-cell office:value-type="float" office:value="2.11850282354722">
                <text:p>2.11850282354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0636670848585">
                <text:p>6.80636670848585</text:p>
              </table:table-cell>
              <table:table-cell office:value-type="float" office:value="2.79335317634744">
                <text:p>2.79335317634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7550336669485">
                <text:p>8.97550336669485</text:p>
              </table:table-cell>
              <table:table-cell office:value-type="float" office:value="3.68233228856231">
                <text:p>3.68233228856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336173068074">
                <text:p>11.8336173068074</text:p>
              </table:table-cell>
              <table:table-cell office:value-type="float" office:value="4.85276579807095">
                <text:p>4.85276579807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978639120862">
                <text:p>15.5978639120862</text:p>
              </table:table-cell>
              <table:table-cell office:value-type="float" office:value="6.39270145142353">
                <text:p>6.39270145142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526305234867">
                <text:p>20.5526305234867</text:p>
              </table:table-cell>
              <table:table-cell office:value-type="float" office:value="8.41696899495721">
                <text:p>8.41696899495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0694934327429">
                <text:p>27.0694934327429</text:p>
              </table:table-cell>
              <table:table-cell office:value-type="float" office:value="11.0747895186162">
                <text:p>11.0747895186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6325063397076">
                <text:p>35.6325063397076</text:p>
              </table:table-cell>
              <table:table-cell office:value-type="float" office:value="14.559177050269">
                <text:p>14.559177050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8698477911987">
                <text:p>46.8698477911987</text:p>
              </table:table-cell>
              <table:table-cell office:value-type="float" office:value="19.1183043592196">
                <text:p>19.1183043592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5927902719732">
                <text:p>61.5927902719732</text:p>
              </table:table-cell>
              <table:table-cell office:value-type="float" office:value="25.0688410840901">
                <text:p>25.0688410840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8426832960158">
                <text:p>80.8426832960158</text:p>
              </table:table-cell>
              <table:table-cell office:value-type="float" office:value="32.8109684950559">
                <text:p>32.8109684950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946052839121">
                <text:p>105.946052839121</text:p>
              </table:table-cell>
              <table:table-cell office:value-type="float" office:value="42.8442790527249">
                <text:p>42.8442790527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5768740234">
                <text:p>138.5768740234</text:p>
              </table:table-cell>
              <table:table-cell office:value-type="float" office:value="55.7830318876971">
                <text:p>55.7830318876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.823426106837">
                <text:p>180.823426106837</text:p>
              </table:table-cell>
              <table:table-cell office:value-type="float" office:value="72.3682227206583">
                <text:p>72.3682227206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.254740202815">
                <text:p>235.254740202815</text:p>
              </table:table-cell>
              <table:table-cell office:value-type="float" office:value="93.472622546362">
                <text:p>93.472622546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.978364654396">
                <text:p>304.978364654396</text:p>
              </table:table-cell>
              <table:table-cell office:value-type="float" office:value="120.093351210045">
                <text:p>120.09335121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3.676932589133">
                <text:p>393.676932589133</text:p>
              </table:table-cell>
              <table:table-cell office:value-type="float" office:value="153.324755601117">
                <text:p>153.324755601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5.605989475988">
                <text:p>505.605989475988</text:p>
              </table:table-cell>
              <table:table-cell office:value-type="float" office:value="194.30264366054">
                <text:p>194.30264366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5.530414249137">
                <text:p>645.530414249137</text:p>
              </table:table-cell>
              <table:table-cell office:value-type="float" office:value="244.109985342632">
                <text:p>244.109985342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8.572957385929">
                <text:p>818.572957385929</text:p>
              </table:table-cell>
              <table:table-cell office:value-type="float" office:value="303.63517861451">
                <text:p>303.63517861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9.94791186389">
                <text:p>1029.94791186389</text:p>
              </table:table-cell>
              <table:table-cell office:value-type="float" office:value="373.37812482687">
                <text:p>373.37812482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4.55784333669">
                <text:p>1284.55784333669</text:p>
              </table:table-cell>
              <table:table-cell office:value-type="float" office:value="453.207415503706">
                <text:p>453.207415503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6.44345028861">
                <text:p>1586.44345028861</text:p>
              </table:table-cell>
              <table:table-cell office:value-type="float" office:value="542.083879426441">
                <text:p>542.083879426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.09714604581">
                <text:p>1938.09714604581</text:p>
              </table:table-cell>
              <table:table-cell office:value-type="float" office:value="637.780744216082">
                <text:p>637.780744216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9.67966325122">
                <text:p>2339.67966325122</text:p>
              </table:table-cell>
              <table:table-cell office:value-type="float" office:value="736.646850027521">
                <text:p>736.646850027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8.21341873868">
                <text:p>2788.21341873868</text:p>
              </table:table-cell>
              <table:table-cell office:value-type="float" office:value="833.473332210129">
                <text:p>833.473332210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76.86113920313">
                <text:p>3276.86113920313</text:p>
              </table:table-cell>
              <table:table-cell office:value-type="float" office:value="921.531063191226">
                <text:p>921.531063191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4.42514566995">
                <text:p>3794.42514566995</text:p>
              </table:table-cell>
              <table:table-cell office:value-type="float" office:value="992.840405272271">
                <text:p>992.840405272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5.21200941345">
                <text:p>4325.21200941345</text:p>
              </table:table-cell>
              <table:table-cell office:value-type="float" office:value="1038.71210820953">
                <text:p>1038.71210820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9.39010070934">
                <text:p>4849.39010070934</text:p>
              </table:table-cell>
              <table:table-cell office:value-type="float" office:value="1050.55733594716">
                <text:p>1050.55733594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43.91873383253">
                <text:p>5343.91873383253</text:p>
              </table:table-cell>
              <table:table-cell office:value-type="float" office:value="1020.90964856828">
                <text:p>1020.90964856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4.04875051747">
                <text:p>5784.04875051747</text:p>
              </table:table-cell>
              <table:table-cell office:value-type="float" office:value="944.541802532363">
                <text:p>944.541802532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45.29548786288">
                <text:p>6145.29548786288</text:p>
              </table:table-cell>
              <table:table-cell office:value-type="float" office:value="819.509626176437">
                <text:p>819.509626176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5.68409917812">
                <text:p>6405.68409917812</text:p>
              </table:table-cell>
              <table:table-cell office:value-type="float" office:value="647.929775107162">
                <text:p>647.929775107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47.98685913411">
                <text:p>6547.98685913411</text:p>
              </table:table-cell>
              <table:table-cell office:value-type="float" office:value="436.310746614618">
                <text:p>436.3107466146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61.63439464955">
                <text:p>6561.63439464955</text:p>
              </table:table-cell>
              <table:table-cell office:value-type="float" office:value="195.312245924511">
                <text:p>195.312245924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44.00261616915">
                <text:p>6444.00261616915</text:p>
              </table:table-cell>
              <table:table-cell office:value-type="float" office:value="-61.0991681514424">
                <text:p>-61.0991681514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.85689838982">
                <text:p>6200.85689838982</text:p>
              </table:table-cell>
              <table:table-cell office:value-type="float" office:value="-317.017724927787">
                <text:p>-317.017724927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45.86248858307">
                <text:p>5845.86248858307</text:p>
              </table:table-cell>
              <table:table-cell office:value-type="float" office:value="-556.302147819773">
                <text:p>-556.302147819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99.22020933373">
                <text:p>5399.22020933373</text:p>
              </table:table-cell>
              <table:table-cell office:value-type="float" office:value="-764.353791713617">
                <text:p>-764.353791713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85.62756682215">
                <text:p>4885.62756682215</text:p>
              </table:table-cell>
              <table:table-cell office:value-type="float" office:value="-929.685631946719">
                <text:p>-929.685631946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1.86727470908">
                <text:p>4331.86727470908</text:p>
              </table:table-cell>
              <table:table-cell office:value-type="float" office:value="-1045.03614687057">
                <text:p>-1045.03614687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4.36748049302">
                <text:p>3764.36748049302</text:p>
              </table:table-cell>
              <table:table-cell office:value-type="float" office:value="-1107.8708697953">
                <text:p>-1107.8708697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07.05494807319">
                <text:p>3207.05494807319</text:p>
              </table:table-cell>
              <table:table-cell office:value-type="float" office:value="-1120.23249260156">
                <text:p>-1120.23249260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79.74394440374">
                <text:p>2679.74394440374</text:p>
              </table:table-cell>
              <table:table-cell office:value-type="float" office:value="-1088.01929002135">
                <text:p>-1088.01929002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7.19125321071">
                <text:p>2197.19125321071</text:p>
              </table:table-cell>
              <table:table-cell office:value-type="float" office:value="-1019.86420444594">
                <text:p>-1019.864204445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8.82838433314">
                <text:p>1768.82838433314</text:p>
              </table:table-cell>
              <table:table-cell office:value-type="float" office:value="-925.834997562735">
                <text:p>-925.834997562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9.0802612632">
                <text:p>1399.0802612632</text:p>
              </table:table-cell>
              <table:table-cell office:value-type="float" office:value="-816.17426605267">
                <text:p>-816.17426605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8.11215297476">
                <text:p>1088.11215297476</text:p>
              </table:table-cell>
              <table:table-cell office:value-type="float" office:value="-700.254479960922">
                <text:p>-700.254479960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2.819521695244">
                <text:p>832.819521695244</text:p>
              </table:table-cell>
              <table:table-cell office:value-type="float" office:value="-585.854077828456">
                <text:p>-585.854077828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7.885021433933">
                <text:p>627.885021433933</text:p>
              </table:table-cell>
              <table:table-cell office:value-type="float" office:value="-478.785623877135">
                <text:p>-478.785623877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.762499863267">
                <text:p>466.762499863267</text:p>
              </table:table-cell>
              <table:table-cell office:value-type="float" office:value="-382.843065504712">
                <text:p>-382.843065504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2.496204683106">
                <text:p>342.496204683106</text:p>
              </table:table-cell>
              <table:table-cell office:value-type="float" office:value="-299.992809647709">
                <text:p>-299.9928096477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8.332197929121">
                <text:p>248.332197929121</text:p>
              </table:table-cell>
              <table:table-cell office:value-type="float" office:value="-230.715710730981">
                <text:p>-230.715710730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.119494764178">
                <text:p>178.119494764178</text:p>
              </table:table-cell>
              <table:table-cell office:value-type="float" office:value="-174.410806060987">
                <text:p>-174.410806060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526346555256">
                <text:p>126.526346555256</text:p>
              </table:table-cell>
              <table:table-cell office:value-type="float" office:value="-129.789619236879">
                <text:p>-129.789619236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1119739156275">
                <text:p>89.1119739156275</text:p>
              </table:table-cell>
              <table:table-cell office:value-type="float" office:value="-95.2140391672243">
                <text:p>-95.2140391672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2980538364063">
                <text:p>62.2980538364063</text:p>
              </table:table-cell>
              <table:table-cell office:value-type="float" office:value="-68.9545512419475">
                <text:p>-68.9545512419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80521054854">
                <text:p>43.280521054854</text:p>
              </table:table-cell>
              <table:table-cell office:value-type="float" office:value="-49.364937047576">
                <text:p>-49.364937047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9139325455617">
                <text:p>29.9139325455617</text:p>
              </table:table-cell>
              <table:table-cell office:value-type="float" office:value="-34.9829170567342">
                <text:p>-34.9829170567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5906862215779">
                <text:p>20.5906862215779</text:p>
              </table:table-cell>
              <table:table-cell office:value-type="float" office:value="-24.5734829240294">
                <text:p>-24.57348292402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282733558037">
                <text:p>14.1282733558037</text:p>
              </table:table-cell>
              <table:table-cell office:value-type="float" office:value="-17.1334399181942">
                <text:p>-17.13343991819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7099618766224">
                <text:p>9.67099618766224</text:p>
              </table:table-cell>
              <table:table-cell office:value-type="float" office:value="-11.8733011866522">
                <text:p>-11.87330118665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0836056766857">
                <text:p>6.60836056766857</text:p>
              </table:table-cell>
              <table:table-cell office:value-type="float" office:value="-8.18829135401271">
                <text:p>-8.188291354012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993587204721">
                <text:p>4.50993587204721</text:p>
              </table:table-cell>
              <table:table-cell office:value-type="float" office:value="-5.62594083166429">
                <text:p>-5.62594083166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7511033570336">
                <text:p>3.07511033570336</text:p>
              </table:table-cell>
              <table:table-cell office:value-type="float" office:value="-3.85465387342265">
                <text:p>-3.85465387342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9546683898952">
                <text:p>2.09546683898952</text:p>
              </table:table-cell>
              <table:table-cell office:value-type="float" office:value="-2.63566875281685">
                <text:p>-2.63566875281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2729384051927">
                <text:p>1.42729384051927</text:p>
              </table:table-cell>
              <table:table-cell office:value-type="float" office:value="-1.79954384172743">
                <text:p>-1.79954384172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1889038803056">
                <text:p>0.971889038803056</text:p>
              </table:table-cell>
              <table:table-cell office:value-type="float" office:value="-1.22740129960099">
                <text:p>-1.227401299600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1654343814007">
                <text:p>0.661654343814007</text:p>
              </table:table-cell>
              <table:table-cell office:value-type="float" office:value="-0.836562228956609">
                <text:p>-0.836562228956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5038595009828">
                <text:p>0.45038595009828</text:p>
              </table:table-cell>
              <table:table-cell office:value-type="float" office:value="-0.569893124280497">
                <text:p>-0.569893124280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654690405936">
                <text:p>0.30654690405936</text:p>
              </table:table-cell>
              <table:table-cell office:value-type="float" office:value="-0.388096206845754">
                <text:p>-0.388096206845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8631876885192">
                <text:p>0.208631876885192</text:p>
              </table:table-cell>
              <table:table-cell office:value-type="float" office:value="-0.26423052243869">
                <text:p>-0.26423052243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1985845431918">
                <text:p>0.141985845431918</text:p>
              </table:table-cell>
              <table:table-cell office:value-type="float" office:value="-0.179869064915692">
                <text:p>-0.179869064915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66265016468242">
                <text:p>0.0966265016468242</text:p>
              </table:table-cell>
              <table:table-cell office:value-type="float" office:value="-0.122428373811999">
                <text:p>-0.122428373811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7564687426202">
                <text:p>0.0657564687426202</text:p>
              </table:table-cell>
              <table:table-cell office:value-type="float" office:value="-0.0833249392453581">
                <text:p>-0.0833249392453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47480995353544">
                <text:p>0.0447480995353544</text:p>
              </table:table-cell>
              <table:table-cell office:value-type="float" office:value="-0.0567081724050998">
                <text:p>-0.0567081724050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4513496521395">
                <text:p>0.0304513496521395</text:p>
              </table:table-cell>
              <table:table-cell office:value-type="float" office:value="-0.0385923403227935">
                <text:p>-0.0385923403227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7221904856851">
                <text:p>0.0207221904856851</text:p>
              </table:table-cell>
              <table:table-cell office:value-type="float" office:value="-0.0262631154910196">
                <text:p>-0.0262631154910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014201799408">
                <text:p>0.0141014201799408</text:p>
              </table:table-cell>
              <table:table-cell office:value-type="float" office:value="-0.0178724597111189">
                <text:p>-0.0178724597111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9596659231465">
                <text:p>0.00959596659231465</text:p>
              </table:table-cell>
              <table:table-cell office:value-type="float" office:value="-0.0121623535136071">
                <text:p>-0.0121623535136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53000797319692">
                <text:p>0.00653000797319692</text:p>
              </table:table-cell>
              <table:table-cell office:value-type="float" office:value="-0.00827651777944993">
                <text:p>-0.00827651777944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44363198766951">
                <text:p>0.00444363198766951</text:p>
              </table:table-cell>
              <table:table-cell office:value-type="float" office:value="-0.00563216626081461">
                <text:p>-0.00563216626081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02386257681064">
                <text:p>0.00302386257681064</text:p>
              </table:table-cell>
              <table:table-cell office:value-type="float" office:value="-0.00383267294091638">
                <text:p>-0.00383267294091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5771741457283">
                <text:p>0.00205771741457283</text:p>
              </table:table-cell>
              <table:table-cell office:value-type="float" office:value="-0.00260811676465285">
                <text:p>-0.002608116764652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4002617681399">
                <text:p>0.0014002617681399</text:p>
              </table:table-cell>
              <table:table-cell office:value-type="float" office:value="-0.00177480889154443">
                <text:p>-0.00177480889154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52867572777905">
                <text:p>0.000952867572777905</text:p>
              </table:table-cell>
              <table:table-cell office:value-type="float" office:value="-0.00120774634706322">
                <text:p>-0.00120774634706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48419198114425">
                <text:p>0.000648419198114425</text:p>
              </table:table-cell>
              <table:table-cell office:value-type="float" office:value="-0.000821863053715788">
                <text:p>-0.000821863053715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71cm" svg:height="8.997cm" xlink:href=".." xlink:type="simple" chart:class="chart:line" chart:style-name="ch1">
        <chart:legend chart:legend-position="end" svg:x="14.542cm" svg:y="4.199cm" style:legend-expansion="high" chart:style-name="ch2"/>
        <chart:plot-area chart:style-name="ch3" table:cell-range-address="DeathVariance.D7:DeathVariance.D47" chart:data-source-has-labels="row" svg:x="0.321cm" svg:y="0.179cm" svg:width="13.9cm" svg:height="8.639cm">
          <chartooo:coordinate-region svg:x="1.233cm" svg:y="0.179cm" svg:width="12.988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athVariance.D8:DeathVariance.D47" chart:label-cell-address="DeathVariance.D7:DeathVariance.D7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DeathVariance.D7:DeathVarianc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3893851582921">
                <text:p>0.0000583893851582921</text:p>
                <draw:g>
                  <svg:desc>DeathVariance.D8:DeathVariance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7884560802866">
                <text:p>0.0797884560802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83893851582921">
                <text:p>0.0000583893851582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67660451529771">
                <text:p>0.0000267660451529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1cm" svg:height="8.999cm" xlink:href=".." xlink:type="simple" chart:class="chart:line" chart:style-name="ch1">
        <chart:legend chart:legend-position="end" svg:x="13.063cm" svg:y="3.702cm" style:legend-expansion="high" chart:style-name="ch2"/>
        <chart:plot-area chart:style-name="ch3" table:cell-range-address="'Graphs Death'.D7:'Graphs Death'.F7 'Graphs Death'.D11:'Graphs Death'.F41" chart:data-source-has-labels="row" svg:x="0.32cm" svg:y="0.179cm" svg:width="12.423cm" svg:height="8.641cm">
          <chartooo:coordinate-region svg:x="1.127cm" svg:y="0.378cm" svg:width="11.24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D11:'Graphs Death'.D41" chart:label-cell-address="'Graphs Death'.D7:'Graphs Death'.D7" chart:class="chart:line">
            <chart:data-point chart:repeated="31"/>
          </chart:series>
          <chart:series chart:style-name="ch8" chart:values-cell-range-address="'Graphs Death'.E11:'Graphs Death'.E41" chart:label-cell-address="'Graphs Death'.E7:'Graphs Death'.E7" chart:class="chart:line">
            <chart:data-point chart:repeated="31"/>
          </chart:series>
          <chart:series chart:style-name="ch9" chart:values-cell-range-address="'Graphs Death'.F11:'Graphs Death'.F41" chart:label-cell-address="'Graphs Death'.F7:'Graphs Death'.F7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mean 4</text:p>
                <draw:g>
                  <svg:desc>'Graphs Death'.D7:'Graphs Death'.D7</svg:desc>
                </draw:g>
              </table:table-cell>
              <table:table-cell office:value-type="string">
                <text:p>sp mean 4</text:p>
                <draw:g>
                  <svg:desc>'Graphs Death'.E7:'Graphs Death'.E7</svg:desc>
                </draw:g>
              </table:table-cell>
              <table:table-cell office:value-type="string">
                <text:p>fr mean 4</text:p>
                <draw:g>
                  <svg:desc>'Graphs Death'.F7:'Graphs Death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4492553743731">
                <text:p>0.914492553743731</text:p>
                <draw:g>
                  <svg:desc>'Graphs Death'.D11:'Graphs Death'.D41</svg:desc>
                </draw:g>
              </table:table-cell>
              <table:table-cell office:value-type="float" office:value="0.914492553743731">
                <text:p>0.914492553743731</text:p>
                <draw:g>
                  <svg:desc>'Graphs Death'.E11:'Graphs Death'.E41</svg:desc>
                </draw:g>
              </table:table-cell>
              <table:table-cell office:value-type="float" office:value="0.793507191484159">
                <text:p>0.793507191484159</text:p>
                <draw:g>
                  <svg:desc>'Graphs Death'.F11:'Graphs Death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97046974703">
                <text:p>1.94997046974703</text:p>
              </table:table-cell>
              <table:table-cell office:value-type="float" office:value="2.07095583200661">
                <text:p>2.07095583200661</text:p>
              </table:table-cell>
              <table:table-cell office:value-type="float" office:value="1.16901099506703">
                <text:p>1.16901099506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453173815636">
                <text:p>3.63453173815636</text:p>
              </table:table-cell>
              <table:table-cell office:value-type="float" office:value="3.68957903927893">
                <text:p>3.68957903927893</text:p>
              </table:table-cell>
              <table:table-cell office:value-type="float" office:value="1.46602902070875">
                <text:p>1.4660290207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5455034038912">
                <text:p>5.55455034038912</text:p>
              </table:table-cell>
              <table:table-cell office:value-type="float" office:value="6.18291562850554">
                <text:p>6.18291562850554</text:p>
              </table:table-cell>
              <table:table-cell office:value-type="float" office:value="1.58701438296832">
                <text:p>1.58701438296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851039166016">
                <text:p>7.95851039166016</text:p>
              </table:table-cell>
              <table:table-cell office:value-type="float" office:value="10.3880449411268">
                <text:p>10.3880449411268</text:p>
              </table:table-cell>
              <table:table-cell office:value-type="float" office:value="1.70799974522789">
                <text:p>1.70799974522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01584003768">
                <text:p>10.7101584003768</text:p>
              </table:table-cell>
              <table:table-cell office:value-type="float" office:value="15.7556718581193">
                <text:p>15.7556718581193</text:p>
              </table:table-cell>
              <table:table-cell office:value-type="float" office:value="2.00501777086961">
                <text:p>2.0050177708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39501765406">
                <text:p>14.039501765406</text:p>
              </table:table-cell>
              <table:table-cell office:value-type="float" office:value="23.1779139121476">
                <text:p>23.1779139121476</text:p>
              </table:table-cell>
              <table:table-cell office:value-type="float" office:value="2.38052157445248">
                <text:p>2.38052157445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986206595512">
                <text:p>18.6986206595512</text:p>
              </table:table-cell>
              <table:table-cell office:value-type="float" office:value="34.6052297474444">
                <text:p>34.6052297474444</text:p>
              </table:table-cell>
              <table:table-cell office:value-type="float" office:value="3.11898146481406">
                <text:p>3.1189814648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0466781914245">
                <text:p>25.0466781914245</text:p>
              </table:table-cell>
              <table:table-cell office:value-type="float" office:value="52.1675116919719">
                <text:p>52.1675116919719</text:p>
              </table:table-cell>
              <table:table-cell office:value-type="float" office:value="4.18606820512137">
                <text:p>4.1860682051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354987081407">
                <text:p>34.5354987081407</text:p>
              </table:table-cell>
              <table:table-cell office:value-type="float" office:value="78.3172628173264">
                <text:p>78.3172628173264</text:p>
              </table:table-cell>
              <table:table-cell office:value-type="float" office:value="6.1044298505644">
                <text:p>6.104429850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950428163597">
                <text:p>47.950428163597</text:p>
              </table:table-cell>
              <table:table-cell office:value-type="float" office:value="118.394764149052">
                <text:p>118.394764149052</text:p>
              </table:table-cell>
              <table:table-cell office:value-type="float" office:value="8.62665485156604">
                <text:p>8.62665485156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6136470206775">
                <text:p>66.6136470206775</text:p>
              </table:table-cell>
              <table:table-cell office:value-type="float" office:value="166.044025790615">
                <text:p>166.044025790615</text:p>
              </table:table-cell>
              <table:table-cell office:value-type="float" office:value="12.5969112215158">
                <text:p>12.596911221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28181791858">
                <text:p>91.428181791858</text:p>
              </table:table-cell>
              <table:table-cell office:value-type="float" office:value="233.926339383482">
                <text:p>233.926339383482</text:p>
              </table:table-cell>
              <table:table-cell office:value-type="float" office:value="16.9688393942945">
                <text:p>16.9688393942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.783091442866">
                <text:p>120.783091442866</text:p>
              </table:table-cell>
              <table:table-cell office:value-type="float" office:value="338.89700714208">
                <text:p>338.89700714208</text:p>
              </table:table-cell>
              <table:table-cell office:value-type="float" office:value="22.8808958865059">
                <text:p>22.8808958865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590335716918">
                <text:p>163.590335716918</text:p>
              </table:table-cell>
              <table:table-cell office:value-type="float" office:value="NaN">
                <text:p>NaN</text:p>
              </table:table-cell>
              <table:table-cell office:value-type="float" office:value="29.9919243511971">
                <text:p>29.991924351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.505221491516">
                <text:p>219.505221491516</text:p>
              </table:table-cell>
              <table:table-cell office:value-type="float" office:value="NaN">
                <text:p>NaN</text:p>
              </table:table-cell>
              <table:table-cell office:value-type="float" office:value="39.3090895738498">
                <text:p>39.309089573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.701050978364">
                <text:p>295.701050978364</text:p>
              </table:table-cell>
              <table:table-cell office:value-type="float" office:value="NaN">
                <text:p>NaN</text:p>
              </table:table-cell>
              <table:table-cell office:value-type="float" office:value="49.5260727219636">
                <text:p>49.5260727219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.104187300081">
                <text:p>396.104187300081</text:p>
              </table:table-cell>
              <table:table-cell office:value-type="float" office:value="NaN">
                <text:p>NaN</text:p>
              </table:table-cell>
              <table:table-cell office:value-type="float" office:value="63.6876233053684">
                <text:p>63.687623305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0.150195872353">
                <text:p>520.150195872353</text:p>
              </table:table-cell>
              <table:table-cell office:value-type="float" office:value="NaN">
                <text:p>NaN</text:p>
              </table:table-cell>
              <table:table-cell office:value-type="float" office:value="79.7005431272385">
                <text:p>79.7005431272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4.072120883193">
                <text:p>664.072120883193</text:p>
              </table:table-cell>
              <table:table-cell office:value-type="float" office:value="NaN">
                <text:p>NaN</text:p>
              </table:table-cell>
              <table:table-cell office:value-type="float" office:value="98.134923367756">
                <text:p>98.13492336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7807135046">
                <text:p>821.7807135046</text:p>
              </table:table-cell>
              <table:table-cell office:value-type="float" office:value="NaN">
                <text:p>NaN</text:p>
              </table:table-cell>
              <table:table-cell office:value-type="float" office:value="125.633396693263">
                <text:p>125.63339669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96013234028">
                <text:p>1003.960132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2.74589274122">
                <text:p>1212.7458927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0.37867849178">
                <text:p>1450.3786784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.14588088202">
                <text:p>1724.145880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668cm" svg:y="3.702cm" style:legend-expansion="high" chart:style-name="ch2"/>
        <chart:plot-area chart:style-name="ch3" table:cell-range-address="'Graphs Death'.G7:'Graphs Death'.I7 'Graphs Death'.G11:'Graphs Death'.I36" chart:data-source-has-labels="row" svg:x="0.32cm" svg:y="0.179cm" svg:width="12.028cm" svg:height="8.641cm">
          <chartooo:coordinate-region svg:x="1.127cm" svg:y="0.378cm" svg:width="11.03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G11:'Graphs Death'.G36" chart:label-cell-address="'Graphs Death'.G7:'Graphs Death'.G7" chart:class="chart:line">
            <chart:data-point chart:repeated="26"/>
          </chart:series>
          <chart:series chart:style-name="ch8" chart:values-cell-range-address="'Graphs Death'.H11:'Graphs Death'.H36" chart:label-cell-address="'Graphs Death'.H7:'Graphs Death'.H7" chart:class="chart:line">
            <chart:data-point chart:repeated="26"/>
          </chart:series>
          <chart:series chart:style-name="ch9" chart:values-cell-range-address="'Graphs Death'.I11:'Graphs Death'.I36" chart:label-cell-address="'Graphs Death'.I7:'Graphs Death'.I7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it mean 2)</text:p>
                <draw:g>
                  <svg:desc>'Graphs Death'.G7:'Graphs Death'.G7</svg:desc>
                </draw:g>
              </table:table-cell>
              <table:table-cell office:value-type="string">
                <text:p>d(sp mean 2)</text:p>
                <draw:g>
                  <svg:desc>'Graphs Death'.H7:'Graphs Death'.H7</svg:desc>
                </draw:g>
              </table:table-cell>
              <table:table-cell office:value-type="string">
                <text:p>d(fr mean 2)</text:p>
                <draw:g>
                  <svg:desc>'Graphs Death'.I7:'Graphs Death'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461647546196">
                <text:p>1.67461647546196</text:p>
                <draw:g>
                  <svg:desc>'Graphs Death'.G11:'Graphs Death'.G36</svg:desc>
                </draw:g>
              </table:table-cell>
              <table:table-cell office:value-type="float" office:value="1.74887098187239">
                <text:p>1.74887098187239</text:p>
                <draw:g>
                  <svg:desc>'Graphs Death'.H11:'Graphs Death'.H36</svg:desc>
                </draw:g>
              </table:table-cell>
              <table:table-cell office:value-type="float" office:value="0.742011058760053">
                <text:p>0.742011058760053</text:p>
                <draw:g>
                  <svg:desc>'Graphs Death'.I11:'Graphs Death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415633032827">
                <text:p>2.64415633032827</text:p>
              </table:table-cell>
              <table:table-cell office:value-type="float" office:value="2.82877130291866">
                <text:p>2.82877130291866</text:p>
              </table:table-cell>
              <table:table-cell office:value-type="float" office:value="0.62851366337905">
                <text:p>0.6285136633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6329439480015">
                <text:p>3.56329439480015</text:p>
              </table:table-cell>
              <table:table-cell office:value-type="float" office:value="4.42436799509523">
                <text:p>4.42436799509523</text:p>
              </table:table-cell>
              <table:table-cell office:value-type="float" office:value="0.437624832386579">
                <text:p>0.437624832386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203630940934">
                <text:p>4.35203630940934</text:p>
              </table:table-cell>
              <table:table-cell office:value-type="float" office:value="6.7704119574521">
                <text:p>6.7704119574521</text:p>
              </table:table-cell>
              <table:table-cell office:value-type="float" office:value="0.329987056210218">
                <text:p>0.329987056210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7904653680625">
                <text:p>5.17904653680625</text:p>
              </table:table-cell>
              <table:table-cell office:value-type="float" office:value="9.65846183302406">
                <text:p>9.65846183302406</text:p>
              </table:table-cell>
              <table:table-cell office:value-type="float" office:value="0.437624832386579">
                <text:p>0.4376248323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651326666344">
                <text:p>6.32651326666344</text:p>
              </table:table-cell>
              <table:table-cell office:value-type="float" office:value="13.5005130152451">
                <text:p>13.5005130152451</text:p>
              </table:table-cell>
              <table:table-cell office:value-type="float" office:value="0.719252685073729">
                <text:p>0.71925268507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62730795283">
                <text:p>8.2662730795283</text:p>
              </table:table-cell>
              <table:table-cell office:value-type="float" office:value="19.8696456323738">
                <text:p>19.8696456323738</text:p>
              </table:table-cell>
              <table:table-cell office:value-type="float" office:value="1.17649896194559">
                <text:p>1.1764989619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599232899502">
                <text:p>11.4599232899502</text:p>
              </table:table-cell>
              <table:table-cell office:value-type="float" office:value="30.1351966297139">
                <text:p>30.1351966297139</text:p>
              </table:table-cell>
              <table:table-cell office:value-type="float" office:value="1.92762633525814">
                <text:p>1.92762633525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961706238425">
                <text:p>16.3961706238425</text:p>
              </table:table-cell>
              <table:table-cell office:value-type="float" office:value="45.6602290941671">
                <text:p>45.6602290941671</text:p>
              </table:table-cell>
              <table:table-cell office:value-type="float" office:value="3.05425751215356">
                <text:p>3.05425751215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306315763678">
                <text:p>23.4306315763678</text:p>
              </table:table-cell>
              <table:table-cell office:value-type="float" office:value="65.9733252393327">
                <text:p>65.9733252393327</text:p>
              </table:table-cell>
              <table:table-cell office:value-type="float" office:value="4.58977576239777">
                <text:p>4.58977576239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344500563768">
                <text:p>32.6344500563768</text:p>
              </table:table-cell>
              <table:table-cell office:value-type="float" office:value="89.3030884095218">
                <text:p>89.3030884095218</text:p>
              </table:table-cell>
              <table:table-cell office:value-type="float" office:value="6.44193348276899">
                <text:p>6.4419334827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007749978118">
                <text:p>43.3007749978118</text:p>
              </table:table-cell>
              <table:table-cell office:value-type="float" office:value="122.910723698403">
                <text:p>122.910723698403</text:p>
              </table:table-cell>
              <table:table-cell office:value-type="float" office:value="8.3652087803496">
                <text:p>8.3652087803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946990994244">
                <text:p>55.9946990994244</text:p>
              </table:table-cell>
              <table:table-cell office:value-type="float" office:value="NaN">
                <text:p>NaN</text:p>
              </table:table-cell>
              <table:table-cell office:value-type="float" office:value="10.4833097074028">
                <text:p>10.483309707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3039705802393">
                <text:p>74.3039705802393</text:p>
              </table:table-cell>
              <table:table-cell office:value-type="float" office:value="NaN">
                <text:p>NaN</text:p>
              </table:table-cell>
              <table:table-cell office:value-type="float" office:value="13.1895870665348">
                <text:p>13.1895870665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429282320951">
                <text:p>100.429282320951</text:p>
              </table:table-cell>
              <table:table-cell office:value-type="float" office:value="NaN">
                <text:p>NaN</text:p>
              </table:table-cell>
              <table:table-cell office:value-type="float" office:value="16.3534051755892">
                <text:p>16.353405175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885631595027">
                <text:p>134.885631595027</text:p>
              </table:table-cell>
              <table:table-cell office:value-type="float" office:value="NaN">
                <text:p>NaN</text:p>
              </table:table-cell>
              <table:table-cell office:value-type="float" office:value="19.9687560400989">
                <text:p>19.9687560400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439447943142">
                <text:p>177.439447943142</text:p>
              </table:table-cell>
              <table:table-cell office:value-type="float" office:value="NaN">
                <text:p>NaN</text:p>
              </table:table-cell>
              <table:table-cell office:value-type="float" office:value="24.6164215597697">
                <text:p>24.6164215597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.366297294914">
                <text:p>223.366297294914</text:p>
              </table:table-cell>
              <table:table-cell office:value-type="float" office:value="NaN">
                <text:p>NaN</text:p>
              </table:table-cell>
              <table:table-cell office:value-type="float" office:value="29.793693651114">
                <text:p>29.79369365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.503882423115">
                <text:p>265.503882423115</text:p>
              </table:table-cell>
              <table:table-cell office:value-type="float" office:value="NaN">
                <text:p>NaN</text:p>
              </table:table-cell>
              <table:table-cell office:value-type="float" office:value="36.2504810240187">
                <text:p>36.2504810240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779245076173">
                <text:p>302.7792450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.092929945761">
                <text:p>343.09292994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.059229020458">
                <text:p>392.05922902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800564920105">
                <text:p>448.80056492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483cm" svg:y="3.702cm" style:legend-expansion="high" chart:style-name="ch2"/>
        <chart:plot-area chart:style-name="ch3" table:cell-range-address="'Graphs Death'.J7:'Graphs Death'.L7 'Graphs Death'.J11:'Graphs Death'.L37" chart:data-source-has-labels="row" svg:x="0.32cm" svg:y="0.179cm" svg:width="11.843cm" svg:height="8.641cm">
          <chartooo:coordinate-region svg:x="1.047cm" svg:y="0.378cm" svg:width="10.84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J11:'Graphs Death'.J37" chart:label-cell-address="'Graphs Death'.J7:'Graphs Death'.J7" chart:class="chart:line">
            <chart:data-point chart:repeated="27"/>
          </chart:series>
          <chart:series chart:style-name="ch8" chart:values-cell-range-address="'Graphs Death'.K11:'Graphs Death'.K37" chart:label-cell-address="'Graphs Death'.K7:'Graphs Death'.K7" chart:class="chart:line">
            <chart:data-point chart:repeated="27"/>
          </chart:series>
          <chart:series chart:style-name="ch9" chart:values-cell-range-address="'Graphs Death'.L11:'Graphs Death'.L37" chart:label-cell-address="'Graphs Death'.L7:'Graphs Death'.L7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(it mean 2)</text:p>
                <draw:g>
                  <svg:desc>'Graphs Death'.J7:'Graphs Death'.J7</svg:desc>
                </draw:g>
              </table:table-cell>
              <table:table-cell office:value-type="string">
                <text:p>d2(sp mean 2)</text:p>
                <draw:g>
                  <svg:desc>'Graphs Death'.K7:'Graphs Death'.K7</svg:desc>
                </draw:g>
              </table:table-cell>
              <table:table-cell office:value-type="string">
                <text:p>d2(fr mean 2)</text:p>
                <draw:g>
                  <svg:desc>'Graphs Death'.L7:'Graphs Death'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053231670986">
                <text:p>1.74053231670986</text:p>
                <draw:g>
                  <svg:desc>'Graphs Death'.J11:'Graphs Death'.J37</svg:desc>
                </draw:g>
              </table:table-cell>
              <table:table-cell office:value-type="float" office:value="2.03298503279638">
                <text:p>2.03298503279638</text:p>
                <draw:g>
                  <svg:desc>'Graphs Death'.K11:'Graphs Death'.K37</svg:desc>
                </draw:g>
              </table:table-cell>
              <table:table-cell office:value-type="float" office:value="0.0791598675317519">
                <text:p>0.0791598675317519</text:p>
                <draw:g>
                  <svg:desc>'Graphs Death'.L11:'Graphs Death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616331344427">
                <text:p>1.79616331344427</text:p>
              </table:table-cell>
              <table:table-cell office:value-type="float" office:value="2.78660518725607">
                <text:p>2.78660518725607</text:p>
              </table:table-cell>
              <table:table-cell office:value-type="float" office:value="-0.241947935261391">
                <text:p>-0.241947935261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004750487661">
                <text:p>1.73004750487661</text:p>
              </table:table-cell>
              <table:table-cell office:value-type="float" office:value="3.94821804005464">
                <text:p>3.94821804005464</text:p>
              </table:table-cell>
              <table:table-cell office:value-type="float" office:value="-0.225359860177784">
                <text:p>-0.22535986017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846530508684">
                <text:p>1.72846530508684</text:p>
              </table:table-cell>
              <table:table-cell office:value-type="float" office:value="5.28498234704603">
                <text:p>5.28498234704603</text:p>
              </table:table-cell>
              <table:table-cell office:value-type="float" office:value="0.0226847554236697">
                <text:p>0.0226847554236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298314980909">
                <text:p>2.16298314980909</text:p>
              </table:table-cell>
              <table:table-cell office:value-type="float" office:value="7.22636993821614">
                <text:p>7.22636993821614</text:p>
              </table:table-cell>
              <table:table-cell office:value-type="float" office:value="0.379351346821509">
                <text:p>0.379351346821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058501649625">
                <text:p>3.32058501649625</text:p>
              </table:table-cell>
              <table:table-cell office:value-type="float" office:value="10.9467880677403">
                <text:p>10.9467880677403</text:p>
              </table:table-cell>
              <table:table-cell office:value-type="float" office:value="0.768846884541489">
                <text:p>0.768846884541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7098603340245">
                <text:p>5.37098603340245</text:p>
              </table:table-cell>
              <table:table-cell office:value-type="float" office:value="17.3177836225202">
                <text:p>17.3177836225202</text:p>
              </table:table-cell>
              <table:table-cell office:value-type="float" office:value="1.25834499503395">
                <text:p>1.2583449950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4097834958317">
                <text:p>8.34097834958317</text:p>
              </table:table-cell>
              <table:table-cell office:value-type="float" office:value="26.0134947869185">
                <text:p>26.0134947869185</text:p>
              </table:table-cell>
              <table:table-cell office:value-type="float" office:value="1.90651004443499">
                <text:p>1.90651004443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773983874209">
                <text:p>12.0773983874209</text:p>
              </table:table-cell>
              <table:table-cell office:value-type="float" office:value="35.2774249990964">
                <text:p>35.2774249990964</text:p>
              </table:table-cell>
              <table:table-cell office:value-type="float" office:value="2.64743334377566">
                <text:p>2.64743334377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793526432326">
                <text:p>16.0793526432326</text:p>
              </table:table-cell>
              <table:table-cell office:value-type="float" office:value="45.0153114248496">
                <text:p>45.0153114248496</text:p>
              </table:table-cell>
              <table:table-cell office:value-type="float" office:value="3.30323359658058">
                <text:p>3.30323359658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347038296175">
                <text:p>19.8347038296175</text:p>
              </table:table-cell>
              <table:table-cell office:value-type="float" office:value="NaN">
                <text:p>NaN</text:p>
              </table:table-cell>
              <table:table-cell office:value-type="float" office:value="3.74497955778822">
                <text:p>3.74497955778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984592724917">
                <text:p>24.3984592724917</text:p>
              </table:table-cell>
              <table:table-cell office:value-type="float" office:value="NaN">
                <text:p>NaN</text:p>
              </table:table-cell>
              <table:table-cell office:value-type="float" office:value="4.17064093835115">
                <text:p>4.1706409383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503058573573">
                <text:p>32.4503058573573</text:p>
              </table:table-cell>
              <table:table-cell office:value-type="float" office:value="NaN">
                <text:p>NaN</text:p>
              </table:table-cell>
              <table:table-cell office:value-type="float" office:value="4.89005706629764">
                <text:p>4.89005706629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135057600672">
                <text:p>45.1135057600672</text:p>
              </table:table-cell>
              <table:table-cell office:value-type="float" office:value="NaN">
                <text:p>NaN</text:p>
              </table:table-cell>
              <table:table-cell office:value-type="float" office:value="5.83593454903055">
                <text:p>5.8359345490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6520177183231">
                <text:p>60.6520177183231</text:p>
              </table:table-cell>
              <table:table-cell office:value-type="float" office:value="NaN">
                <text:p>NaN</text:p>
              </table:table-cell>
              <table:table-cell office:value-type="float" office:value="6.9228624498738">
                <text:p>6.9228624498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7706644897639">
                <text:p>75.7706644897639</text:p>
              </table:table-cell>
              <table:table-cell office:value-type="float" office:value="NaN">
                <text:p>NaN</text:p>
              </table:table-cell>
              <table:table-cell office:value-type="float" office:value="8.28253483823504">
                <text:p>8.28253483823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089828754845">
                <text:p>85.5089828754845</text:p>
              </table:table-cell>
              <table:table-cell office:value-type="float" office:value="NaN">
                <text:p>NaN</text:p>
              </table:table-cell>
              <table:table-cell office:value-type="float" office:value="9.88673776761491">
                <text:p>9.88673776761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0056206102732">
                <text:p>86.005620610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1198443912844">
                <text:p>81.119844391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677566927093">
                <text:p>80.96775669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4641625963903">
                <text:p>90.464162596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87cm" svg:height="14.557cm" xlink:href=".." xlink:type="simple" chart:class="chart:line" chart:style-name="ch1">
        <chart:legend chart:legend-position="end" svg:x="21.685cm" svg:y="6.232cm" style:legend-expansion="high" chart:style-name="ch2"/>
        <chart:plot-area chart:style-name="ch3" table:cell-range-address="'#Death From ts-Death'.A2:'#Death From ts-Death'.D62" chart:data-source-has-labels="row" svg:x="0.481cm" svg:y="0.291cm" svg:width="20.723cm" svg:height="13.975cm">
          <chartooo:coordinate-region svg:x="1.473cm" svg:y="0.291cm" svg:width="19.731cm" svg:height="12.9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#Death From ts-Death'.A3:'#Death From ts-Death'.A62" chart:label-cell-address="'#Death From ts-Death'.A2:'#Death From ts-Death'.A2" chart:class="chart:line">
            <chart:data-point chart:repeated="60"/>
          </chart:series>
          <chart:series chart:style-name="ch8" chart:values-cell-range-address="'#Death From ts-Death'.B3:'#Death From ts-Death'.B62" chart:label-cell-address="'#Death From ts-Death'.B2:'#Death From ts-Death'.B2" chart:class="chart:line">
            <chart:data-point chart:repeated="60"/>
          </chart:series>
          <chart:series chart:style-name="ch9" chart:values-cell-range-address="'#Death From ts-Death'.C3:'#Death From ts-Death'.C62" chart:label-cell-address="'#Death From ts-Death'.C2:'#Death From ts-Death'.C2" chart:class="chart:line">
            <chart:data-point chart:repeated="60"/>
          </chart:series>
          <chart:series chart:style-name="ch10" chart:values-cell-range-address="'#Death From ts-Death'.D3:'#Death From ts-Death'.D62" chart:label-cell-address="'#Death From ts-Death'.D2:'#Death From ts-Death'.D2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na</text:p>
                <draw:g>
                  <svg:desc>'#Death From ts-Death'.A2:'#Death From ts-Death'.A2</svg:desc>
                </draw:g>
              </table:table-cell>
              <table:table-cell office:value-type="string">
                <text:p>Italy</text:p>
                <draw:g>
                  <svg:desc>'#Death From ts-Death'.B2:'#Death From ts-Death'.B2</svg:desc>
                </draw:g>
              </table:table-cell>
              <table:table-cell office:value-type="string">
                <text:p>Spain</text:p>
                <draw:g>
                  <svg:desc>'#Death From ts-Death'.C2:'#Death From ts-Death'.C2</svg:desc>
                </draw:g>
              </table:table-cell>
              <table:table-cell office:value-type="string">
                <text:p>France</text:p>
                <draw:g>
                  <svg:desc>'#Death From ts-Death'.D2:'#Death From ts-Death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#Death From ts-Death'.A3:'#Death From ts-Death'.A62</svg:desc>
                </draw:g>
              </table:table-cell>
              <table:table-cell office:value-type="float" office:value="0">
                <text:p>0</text:p>
                <draw:g>
                  <svg:desc>'#Death From ts-Death'.B3:'#Death From ts-Death'.B62</svg:desc>
                </draw:g>
              </table:table-cell>
              <table:table-cell office:value-type="float" office:value="0">
                <text:p>0</text:p>
                <draw:g>
                  <svg:desc>'#Death From ts-Death'.C3:'#Death From ts-Death'.C62</svg:desc>
                </draw:g>
              </table:table-cell>
              <table:table-cell office:value-type="float" office:value="0">
                <text:p>0</text:p>
                <draw:g>
                  <svg:desc>'#Death From ts-Death'.D3:'#Death From ts-Death'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4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4">
                <text:p>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6">
                <text:p>2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6">
                <text:p>2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5">
                <text:p>24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3">
                <text:p>25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5">
                <text:p>26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1">
                <text:p>2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2">
                <text:p>26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1">
                <text:p>276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3">
                <text:p>280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5">
                <text:p>283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2">
                <text:p>2902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1">
                <text:p>2931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9">
                <text:p>2959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6">
                <text:p>2986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">
                <text:p>3008</text:p>
              </table:table-cell>
              <table:table-cell office:value-type="float" office:value="463">
                <text:p>46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4">
                <text:p>3024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6">
                <text:p>3046</text:p>
              </table:table-cell>
              <table:table-cell office:value-type="float" office:value="827">
                <text:p>82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6">
                <text:p>3056</text:p>
              </table:table-cell>
              <table:table-cell office:value-type="float" office:value="827">
                <text:p>82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2">
                <text:p>3062</text:p>
              </table:table-cell>
              <table:table-cell office:value-type="float" office:value="1266">
                <text:p>1266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5">
                <text:p>3075</text:p>
              </table:table-cell>
              <table:table-cell office:value-type="float" office:value="1441">
                <text:p>1441</text:p>
              </table:table-cell>
              <table:table-cell office:value-type="float" office:value="195">
                <text:p>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5">
                <text:p>3085</text:p>
              </table:table-cell>
              <table:table-cell office:value-type="float" office:value="1809">
                <text:p>1809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9">
                <text:p>3099</text:p>
              </table:table-cell>
              <table:table-cell office:value-type="float" office:value="2158">
                <text:p>2158</text:p>
              </table:table-cell>
              <table:table-cell office:value-type="float" office:value="342">
                <text:p>3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1">
                <text:p>3111</text:p>
              </table:table-cell>
              <table:table-cell office:value-type="float" office:value="2503">
                <text:p>2503</text:p>
              </table:table-cell>
              <table:table-cell office:value-type="float" office:value="533">
                <text:p>5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2">
                <text:p>3122</text:p>
              </table:table-cell>
              <table:table-cell office:value-type="float" office:value="2978">
                <text:p>2978</text:p>
              </table:table-cell>
              <table:table-cell office:value-type="float" office:value="623">
                <text:p>6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0">
                <text:p>3130</text:p>
              </table:table-cell>
              <table:table-cell office:value-type="float" office:value="3405">
                <text:p>3405</text:p>
              </table:table-cell>
              <table:table-cell office:value-type="float" office:value="830">
                <text:p>8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77cm" svg:height="14.647cm" xlink:href=".." xlink:type="simple" chart:class="chart:bar" chart:style-name="ch1">
        <chart:legend chart:legend-position="end" svg:x="19.467cm" svg:y="7.024cm" style:legend-expansion="high" chart:style-name="ch2"/>
        <chart:plot-area chart:style-name="ch3" table:cell-range-address="'France Simulation'.I61:'France Simulation'.I146" svg:x="0.433cm" svg:y="0.292cm" svg:width="18.601cm" svg:height="14.063cm">
          <chartooo:coordinate-region svg:x="1.531cm" svg:y="0.491cm" svg:width="17.503cm" svg:height="13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rance Simulation'.I61:'France Simulation'.I146" chart:class="chart:bar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563353854462">
                <text:p>0.100563353854462</text:p>
                <draw:g>
                  <svg:desc>'France Simulation'.I61:'France Simulation'.I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689707318631">
                <text:p>0.132689707318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077282308573">
                <text:p>0.175077282308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002013896381">
                <text:p>0.231002013896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784782631981">
                <text:p>0.304784782631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2123741160642">
                <text:p>0.402123741160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0532035008205">
                <text:p>0.53053203500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913462569138">
                <text:p>0.699913462569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3319104211715">
                <text:p>0.92331910421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1794033737381">
                <text:p>1.21794033737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640991361082">
                <text:p>1.60640991361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850282354722">
                <text:p>2.11850282354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335317634744">
                <text:p>2.79335317634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8233228856231">
                <text:p>3.68233228856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5276579807095">
                <text:p>4.85276579807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9270145142353">
                <text:p>6.39270145142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1696899495721">
                <text:p>8.41696899495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747895186162">
                <text:p>11.0747895186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59177050269">
                <text:p>14.559177050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1183043592196">
                <text:p>19.1183043592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0688410840901">
                <text:p>25.0688410840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109684950559">
                <text:p>32.8109684950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8442790527249">
                <text:p>42.8442790527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7830318876971">
                <text:p>55.7830318876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3682227206583">
                <text:p>72.3682227206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472622546362">
                <text:p>93.47262254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.093351210045">
                <text:p>120.093351210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324755601117">
                <text:p>153.324755601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.30264366054">
                <text:p>194.30264366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4.109985342632">
                <text:p>244.109985342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.63517861451">
                <text:p>303.63517861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3.37812482687">
                <text:p>373.37812482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3.207415503706">
                <text:p>453.207415503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2.083879426441">
                <text:p>542.083879426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7.780744216082">
                <text:p>637.780744216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.646850027521">
                <text:p>736.6468500275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3.473332210129">
                <text:p>833.473332210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1.531063191226">
                <text:p>921.531063191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2.840405272271">
                <text:p>992.840405272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8.71210820953">
                <text:p>1038.71210820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0.55733594716">
                <text:p>1050.55733594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0.90964856828">
                <text:p>1020.90964856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4.541802532363">
                <text:p>944.541802532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9.509626176437">
                <text:p>819.509626176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7.929775107162">
                <text:p>647.929775107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.310746614618">
                <text:p>436.310746614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.312245924511">
                <text:p>195.312245924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1.0991681514424">
                <text:p>-61.0991681514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17.017724927787">
                <text:p>-317.017724927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56.302147819773">
                <text:p>-556.302147819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64.353791713617">
                <text:p>-764.353791713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9.685631946719">
                <text:p>-929.685631946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45.03614687057">
                <text:p>-1045.03614687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07.8708697953">
                <text:p>-1107.8708697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20.23249260156">
                <text:p>-1120.23249260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88.01929002135">
                <text:p>-1088.01929002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19.86420444594">
                <text:p>-1019.86420444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25.834997562735">
                <text:p>-925.834997562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16.17426605267">
                <text:p>-816.17426605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00.254479960922">
                <text:p>-700.254479960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85.854077828456">
                <text:p>-585.854077828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78.785623877135">
                <text:p>-478.785623877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2.843065504712">
                <text:p>-382.843065504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99.992809647709">
                <text:p>-299.992809647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30.715710730981">
                <text:p>-230.715710730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4.410806060987">
                <text:p>-174.41080606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9.789619236879">
                <text:p>-129.789619236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.2140391672243">
                <text:p>-95.21403916722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8.9545512419475">
                <text:p>-68.9545512419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9.364937047576">
                <text:p>-49.364937047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4.9829170567342">
                <text:p>-34.9829170567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4.5734829240294">
                <text:p>-24.5734829240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7.1334399181942">
                <text:p>-17.13343991819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8733011866522">
                <text:p>-11.8733011866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18829135401271">
                <text:p>-8.18829135401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62594083166429">
                <text:p>-5.62594083166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85465387342265">
                <text:p>-3.85465387342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63566875281685">
                <text:p>-2.63566875281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9954384172743">
                <text:p>-1.79954384172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2740129960099">
                <text:p>-1.227401299600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36562228956609">
                <text:p>-0.8365622289566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69893124280497">
                <text:p>-0.569893124280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88096206845754">
                <text:p>-0.388096206845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6423052243869">
                <text:p>-0.26423052243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79869064915692">
                <text:p>-0.1798690649156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22428373811999">
                <text:p>-0.122428373811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